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svg="urn:oasis:names:tc:opendocument:xmlns:svg-compatible:1.0" xmlns:manifest="urn:oasis:names:tc:opendocument:xmlns:manifest:1.0" office:version="1.2">
  <office:automatic-styles/>
  <office:body>
    <office:spreadsheet>
      <table:table table:name="Sheet 1">
        <table:table-row>
          <table:table-cell office:value-type="string">
            <text:p>Dzień</text:p>
          </table:table-cell>
          <table:table-cell office:value-type="string">
            <text:p>Waga</text:p>
          </table:table-cell>
          <table:table-cell office:value-type="string">
            <text:p>%tłuszczu</text:p>
          </table:table-cell>
          <table:table-cell office:value-type="string">
            <text:p>%mięśni</text:p>
          </table:table-cell>
        </table:table-row>
        <table:table-row>
          <table:table-cell office:value-type="string">
            <text:p>27.02.2018</text:p>
          </table:table-cell>
          <table:table-cell office:value-type="float" office:value="96.6">
            <text:p>96.6</text:p>
          </table:table-cell>
          <table:table-cell office:value-type="float" office:value="34.3">
            <text:p>34.3</text:p>
          </table:table-cell>
          <table:table-cell office:value-type="float" office:value="25.6">
            <text:p>25.6</text:p>
          </table:table-cell>
        </table:table-row>
        <table:table-row>
          <table:table-cell office:value-type="string">
            <text:p>28.02.2018</text:p>
          </table:table-cell>
          <table:table-cell office:value-type="float" office:value="97">
            <text:p>97</text:p>
          </table:table-cell>
          <table:table-cell office:value-type="float" office:value="34.7">
            <text:p>34.7</text:p>
          </table:table-cell>
          <table:table-cell office:value-type="float" office:value="25.3">
            <text:p>25.3</text:p>
          </table:table-cell>
        </table:table-row>
        <table:table-row>
          <table:table-cell office:value-type="string">
            <text:p>01.03.2018</text:p>
          </table:table-cell>
          <table:table-cell office:value-type="float" office:value="96.2">
            <text:p>96.2</text:p>
          </table:table-cell>
          <table:table-cell office:value-type="float" office:value="34.1">
            <text:p>34.1</text:p>
          </table:table-cell>
          <table:table-cell office:value-type="float" office:value="25.8">
            <text:p>25.8</text:p>
          </table:table-cell>
        </table:table-row>
        <table:table-row>
          <table:table-cell office:value-type="string">
            <text:p>02.03.2018</text:p>
          </table:table-cell>
          <table:table-cell office:value-type="float" office:value="96.5">
            <text:p>96.5</text:p>
          </table:table-cell>
          <table:table-cell office:value-type="float" office:value="34.25">
            <text:p>34.25</text:p>
          </table:table-cell>
          <table:table-cell office:value-type="float" office:value="25.7">
            <text:p>25.7</text:p>
          </table:table-cell>
        </table:table-row>
        <table:table-row>
          <table:table-cell office:value-type="string">
            <text:p>03.03.2018</text:p>
          </table:table-cell>
          <table:table-cell office:value-type="float" office:value="96.5">
            <text:p>96.5</text:p>
          </table:table-cell>
          <table:table-cell office:value-type="float" office:value="34.25">
            <text:p>34.25</text:p>
          </table:table-cell>
          <table:table-cell office:value-type="float" office:value="25.7">
            <text:p>25.7</text:p>
          </table:table-cell>
        </table:table-row>
        <table:table-row>
          <table:table-cell office:value-type="string">
            <text:p>04.03.2018</text:p>
          </table:table-cell>
          <table:table-cell office:value-type="float" office:value="96.8">
            <text:p>96.8</text:p>
          </table:table-cell>
          <table:table-cell office:value-type="float" office:value="34.4">
            <text:p>34.4</text:p>
          </table:table-cell>
          <table:table-cell office:value-type="float" office:value="25.6">
            <text:p>25.6</text:p>
          </table:table-cell>
        </table:table-row>
        <table:table-row>
          <table:table-cell office:value-type="string">
            <text:p>05.03.2018</text:p>
          </table:table-cell>
          <table:table-cell office:value-type="float" office:value="97.3">
            <text:p>97.3</text:p>
          </table:table-cell>
          <table:table-cell office:value-type="float" office:value="34.7">
            <text:p>34.7</text:p>
          </table:table-cell>
          <table:table-cell office:value-type="float" office:value="25.5">
            <text:p>25.5</text:p>
          </table:table-cell>
        </table:table-row>
        <table:table-row>
          <table:table-cell office:value-type="string">
            <text:p>06.03.2018</text:p>
          </table:table-cell>
          <table:table-cell office:value-type="float" office:value="96.425">
            <text:p>96.425</text:p>
          </table:table-cell>
          <table:table-cell office:value-type="float" office:value="34.175">
            <text:p>34.175</text:p>
          </table:table-cell>
          <table:table-cell office:value-type="float" office:value="25.75">
            <text:p>25.75</text:p>
          </table:table-cell>
        </table:table-row>
        <table:table-row>
          <table:table-cell office:value-type="string">
            <text:p>07.03.2018</text:p>
          </table:table-cell>
          <table:table-cell office:value-type="float" office:value="95.55">
            <text:p>95.55</text:p>
          </table:table-cell>
          <table:table-cell office:value-type="float" office:value="33.65">
            <text:p>33.65</text:p>
          </table:table-cell>
          <table:table-cell office:value-type="float" office:value="26">
            <text:p>26</text:p>
          </table:table-cell>
        </table:table-row>
        <table:table-row>
          <table:table-cell office:value-type="string">
            <text:p>08.03.2018</text:p>
          </table:table-cell>
          <table:table-cell office:value-type="float" office:value="94.675">
            <text:p>94.675</text:p>
          </table:table-cell>
          <table:table-cell office:value-type="float" office:value="33.125">
            <text:p>33.125</text:p>
          </table:table-cell>
          <table:table-cell office:value-type="float" office:value="26.25">
            <text:p>26.25</text:p>
          </table:table-cell>
        </table:table-row>
        <table:table-row>
          <table:table-cell office:value-type="string">
            <text:p>09.03.2018</text:p>
          </table:table-cell>
          <table:table-cell office:value-type="float" office:value="93.8">
            <text:p>93.8</text:p>
          </table:table-cell>
          <table:table-cell office:value-type="float" office:value="32.6">
            <text:p>32.6</text:p>
          </table:table-cell>
          <table:table-cell office:value-type="float" office:value="26.5">
            <text:p>26.5</text:p>
          </table:table-cell>
        </table:table-row>
        <table:table-row>
          <table:table-cell office:value-type="string">
            <text:p>10.03.2018</text:p>
          </table:table-cell>
          <table:table-cell office:value-type="float" office:value="94">
            <text:p>94</text:p>
          </table:table-cell>
          <table:table-cell office:value-type="float" office:value="32.7">
            <text:p>32.7</text:p>
          </table:table-cell>
          <table:table-cell office:value-type="float" office:value="26.5">
            <text:p>26.5</text:p>
          </table:table-cell>
        </table:table-row>
        <table:table-row>
          <table:table-cell office:value-type="string">
            <text:p>11.03.2018</text:p>
          </table:table-cell>
          <table:table-cell office:value-type="float" office:value="93.8">
            <text:p>93.8</text:p>
          </table:table-cell>
          <table:table-cell office:value-type="float" office:value="32.6">
            <text:p>32.6</text:p>
          </table:table-cell>
          <table:table-cell office:value-type="float" office:value="26.5">
            <text:p>26.5</text:p>
          </table:table-cell>
        </table:table-row>
        <table:table-row>
          <table:table-cell office:value-type="string">
            <text:p>12.03.2018</text:p>
          </table:table-cell>
          <table:table-cell office:value-type="float" office:value="94.5">
            <text:p>94.5</text:p>
          </table:table-cell>
          <table:table-cell office:value-type="float" office:value="33">
            <text:p>33</text:p>
          </table:table-cell>
          <table:table-cell office:value-type="float" office:value="26.3">
            <text:p>26.3</text:p>
          </table:table-cell>
        </table:table-row>
        <table:table-row>
          <table:table-cell office:value-type="string">
            <text:p>13.03.2018</text:p>
          </table:table-cell>
          <table:table-cell office:value-type="float" office:value="94.2666666666667">
            <text:p>94.2666666666667</text:p>
          </table:table-cell>
          <table:table-cell office:value-type="float" office:value="32.8666666666667">
            <text:p>32.8666666666667</text:p>
          </table:table-cell>
          <table:table-cell office:value-type="float" office:value="26.3666666666667">
            <text:p>26.3666666666667</text:p>
          </table:table-cell>
        </table:table-row>
        <table:table-row>
          <table:table-cell office:value-type="string">
            <text:p>14.03.2018</text:p>
          </table:table-cell>
          <table:table-cell office:value-type="float" office:value="94.0333333333333">
            <text:p>94.0333333333333</text:p>
          </table:table-cell>
          <table:table-cell office:value-type="float" office:value="32.7333333333333">
            <text:p>32.7333333333333</text:p>
          </table:table-cell>
          <table:table-cell office:value-type="float" office:value="26.4333333333333">
            <text:p>26.4333333333333</text:p>
          </table:table-cell>
        </table:table-row>
        <table:table-row>
          <table:table-cell office:value-type="string">
            <text:p>15.03.2018</text:p>
          </table:table-cell>
          <table:table-cell office:value-type="float" office:value="93.8">
            <text:p>93.8</text:p>
          </table:table-cell>
          <table:table-cell office:value-type="float" office:value="32.6">
            <text:p>32.6</text:p>
          </table:table-cell>
          <table:table-cell office:value-type="float" office:value="26.5">
            <text:p>26.5</text:p>
          </table:table-cell>
        </table:table-row>
        <table:table-row>
          <table:table-cell office:value-type="string">
            <text:p>16.03.2018</text:p>
          </table:table-cell>
          <table:table-cell office:value-type="float" office:value="93.5666666666667">
            <text:p>93.5666666666667</text:p>
          </table:table-cell>
          <table:table-cell office:value-type="float" office:value="32.4666666666667">
            <text:p>32.4666666666667</text:p>
          </table:table-cell>
          <table:table-cell office:value-type="float" office:value="26.5666666666667">
            <text:p>26.5666666666667</text:p>
          </table:table-cell>
        </table:table-row>
        <table:table-row>
          <table:table-cell office:value-type="string">
            <text:p>17.03.2018</text:p>
          </table:table-cell>
          <table:table-cell office:value-type="float" office:value="93.3333333333333">
            <text:p>93.3333333333333</text:p>
          </table:table-cell>
          <table:table-cell office:value-type="float" office:value="32.3333333333333">
            <text:p>32.3333333333333</text:p>
          </table:table-cell>
          <table:table-cell office:value-type="float" office:value="26.6333333333333">
            <text:p>26.6333333333333</text:p>
          </table:table-cell>
        </table:table-row>
        <table:table-row>
          <table:table-cell office:value-type="string">
            <text:p>18.03.2018</text:p>
          </table:table-cell>
          <table:table-cell office:value-type="float" office:value="93.1">
            <text:p>93.1</text:p>
          </table:table-cell>
          <table:table-cell office:value-type="float" office:value="32.2">
            <text:p>32.2</text:p>
          </table:table-cell>
          <table:table-cell office:value-type="float" office:value="26.7">
            <text:p>26.7</text:p>
          </table:table-cell>
        </table:table-row>
        <table:table-row>
          <table:table-cell office:value-type="string">
            <text:p>19.03.2018</text:p>
          </table:table-cell>
          <table:table-cell office:value-type="float" office:value="92.9142857142857">
            <text:p>92.9142857142857</text:p>
          </table:table-cell>
          <table:table-cell office:value-type="float" office:value="32.0857142857143">
            <text:p>32.0857142857143</text:p>
          </table:table-cell>
          <table:table-cell office:value-type="float" office:value="26.7714285714286">
            <text:p>26.7714285714286</text:p>
          </table:table-cell>
        </table:table-row>
        <table:table-row>
          <table:table-cell office:value-type="string">
            <text:p>20.03.2018</text:p>
          </table:table-cell>
          <table:table-cell office:value-type="float" office:value="92.7285714285714">
            <text:p>92.7285714285714</text:p>
          </table:table-cell>
          <table:table-cell office:value-type="float" office:value="31.9714285714286">
            <text:p>31.9714285714286</text:p>
          </table:table-cell>
          <table:table-cell office:value-type="float" office:value="26.8428571428571">
            <text:p>26.8428571428571</text:p>
          </table:table-cell>
        </table:table-row>
        <table:table-row>
          <table:table-cell office:value-type="string">
            <text:p>21.03.2018</text:p>
          </table:table-cell>
          <table:table-cell office:value-type="float" office:value="92.5428571428571">
            <text:p>92.5428571428571</text:p>
          </table:table-cell>
          <table:table-cell office:value-type="float" office:value="31.8571428571429">
            <text:p>31.8571428571429</text:p>
          </table:table-cell>
          <table:table-cell office:value-type="float" office:value="26.9142857142857">
            <text:p>26.9142857142857</text:p>
          </table:table-cell>
        </table:table-row>
        <table:table-row>
          <table:table-cell office:value-type="string">
            <text:p>22.03.2018</text:p>
          </table:table-cell>
          <table:table-cell office:value-type="float" office:value="92.3571428571429">
            <text:p>92.3571428571429</text:p>
          </table:table-cell>
          <table:table-cell office:value-type="float" office:value="31.7428571428571">
            <text:p>31.7428571428571</text:p>
          </table:table-cell>
          <table:table-cell office:value-type="float" office:value="26.9857142857143">
            <text:p>26.9857142857143</text:p>
          </table:table-cell>
        </table:table-row>
        <table:table-row>
          <table:table-cell office:value-type="string">
            <text:p>23.03.2018</text:p>
          </table:table-cell>
          <table:table-cell office:value-type="float" office:value="92.1714285714286">
            <text:p>92.1714285714286</text:p>
          </table:table-cell>
          <table:table-cell office:value-type="float" office:value="31.6285714285714">
            <text:p>31.6285714285714</text:p>
          </table:table-cell>
          <table:table-cell office:value-type="float" office:value="27.0571428571429">
            <text:p>27.0571428571429</text:p>
          </table:table-cell>
        </table:table-row>
        <table:table-row>
          <table:table-cell office:value-type="string">
            <text:p>24.03.2018</text:p>
          </table:table-cell>
          <table:table-cell office:value-type="float" office:value="91.9857142857143">
            <text:p>91.9857142857143</text:p>
          </table:table-cell>
          <table:table-cell office:value-type="float" office:value="31.5142857142857">
            <text:p>31.5142857142857</text:p>
          </table:table-cell>
          <table:table-cell office:value-type="float" office:value="27.1285714285714">
            <text:p>27.1285714285714</text:p>
          </table:table-cell>
        </table:table-row>
        <table:table-row>
          <table:table-cell office:value-type="string">
            <text:p>25.03.2018</text:p>
          </table:table-cell>
          <table:table-cell office:value-type="float" office:value="91.8">
            <text:p>91.8</text:p>
          </table:table-cell>
          <table:table-cell office:value-type="float" office:value="31.4">
            <text:p>31.4</text:p>
          </table:table-cell>
          <table:table-cell office:value-type="float" office:value="27.2">
            <text:p>27.2</text:p>
          </table:table-cell>
        </table:table-row>
        <table:table-row>
          <table:table-cell office:value-type="string">
            <text:p>26.03.2018</text:p>
          </table:table-cell>
          <table:table-cell office:value-type="float" office:value="91.7625">
            <text:p>91.7625</text:p>
          </table:table-cell>
          <table:table-cell office:value-type="float" office:value="31.3791666666667">
            <text:p>31.3791666666667</text:p>
          </table:table-cell>
          <table:table-cell office:value-type="float" office:value="27.2125">
            <text:p>27.2125</text:p>
          </table:table-cell>
        </table:table-row>
        <table:table-row>
          <table:table-cell office:value-type="string">
            <text:p>27.03.2018</text:p>
          </table:table-cell>
          <table:table-cell office:value-type="float" office:value="91.725">
            <text:p>91.725</text:p>
          </table:table-cell>
          <table:table-cell office:value-type="float" office:value="31.3583333333333">
            <text:p>31.3583333333333</text:p>
          </table:table-cell>
          <table:table-cell office:value-type="float" office:value="27.225">
            <text:p>27.225</text:p>
          </table:table-cell>
        </table:table-row>
        <table:table-row>
          <table:table-cell office:value-type="string">
            <text:p>28.03.2018</text:p>
          </table:table-cell>
          <table:table-cell office:value-type="float" office:value="91.6875">
            <text:p>91.6875</text:p>
          </table:table-cell>
          <table:table-cell office:value-type="float" office:value="31.3375">
            <text:p>31.3375</text:p>
          </table:table-cell>
          <table:table-cell office:value-type="float" office:value="27.2375">
            <text:p>27.2375</text:p>
          </table:table-cell>
        </table:table-row>
        <table:table-row>
          <table:table-cell office:value-type="string">
            <text:p>29.03.2018</text:p>
          </table:table-cell>
          <table:table-cell office:value-type="float" office:value="91.65">
            <text:p>91.65</text:p>
          </table:table-cell>
          <table:table-cell office:value-type="float" office:value="31.3166666666667">
            <text:p>31.3166666666667</text:p>
          </table:table-cell>
          <table:table-cell office:value-type="float" office:value="27.25">
            <text:p>27.25</text:p>
          </table:table-cell>
        </table:table-row>
        <table:table-row>
          <table:table-cell office:value-type="string">
            <text:p>30.03.2018</text:p>
          </table:table-cell>
          <table:table-cell office:value-type="float" office:value="91.6125">
            <text:p>91.6125</text:p>
          </table:table-cell>
          <table:table-cell office:value-type="float" office:value="31.2958333333333">
            <text:p>31.2958333333333</text:p>
          </table:table-cell>
          <table:table-cell office:value-type="float" office:value="27.2625">
            <text:p>27.2625</text:p>
          </table:table-cell>
        </table:table-row>
        <table:table-row>
          <table:table-cell office:value-type="string">
            <text:p>31.03.2018</text:p>
          </table:table-cell>
          <table:table-cell office:value-type="float" office:value="91.575">
            <text:p>91.575</text:p>
          </table:table-cell>
          <table:table-cell office:value-type="float" office:value="31.275">
            <text:p>31.275</text:p>
          </table:table-cell>
          <table:table-cell office:value-type="float" office:value="27.275">
            <text:p>27.275</text:p>
          </table:table-cell>
        </table:table-row>
        <table:table-row>
          <table:table-cell office:value-type="string">
            <text:p>01.04.2018</text:p>
          </table:table-cell>
          <table:table-cell office:value-type="float" office:value="91.5375">
            <text:p>91.5375</text:p>
          </table:table-cell>
          <table:table-cell office:value-type="float" office:value="31.2541666666667">
            <text:p>31.2541666666667</text:p>
          </table:table-cell>
          <table:table-cell office:value-type="float" office:value="27.2875">
            <text:p>27.2875</text:p>
          </table:table-cell>
        </table:table-row>
        <table:table-row>
          <table:table-cell office:value-type="string">
            <text:p>02.04.2018</text:p>
          </table:table-cell>
          <table:table-cell office:value-type="float" office:value="91.5">
            <text:p>91.5</text:p>
          </table:table-cell>
          <table:table-cell office:value-type="float" office:value="31.2333333333333">
            <text:p>31.2333333333333</text:p>
          </table:table-cell>
          <table:table-cell office:value-type="float" office:value="27.3">
            <text:p>27.3</text:p>
          </table:table-cell>
        </table:table-row>
        <table:table-row>
          <table:table-cell office:value-type="string">
            <text:p>03.04.2018</text:p>
          </table:table-cell>
          <table:table-cell office:value-type="float" office:value="91.4625000000001">
            <text:p>91.4625000000001</text:p>
          </table:table-cell>
          <table:table-cell office:value-type="float" office:value="31.2125">
            <text:p>31.2125</text:p>
          </table:table-cell>
          <table:table-cell office:value-type="float" office:value="27.3125">
            <text:p>27.3125</text:p>
          </table:table-cell>
        </table:table-row>
        <table:table-row>
          <table:table-cell office:value-type="string">
            <text:p>04.04.2018</text:p>
          </table:table-cell>
          <table:table-cell office:value-type="float" office:value="91.4250000000001">
            <text:p>91.4250000000001</text:p>
          </table:table-cell>
          <table:table-cell office:value-type="float" office:value="31.1916666666667">
            <text:p>31.1916666666667</text:p>
          </table:table-cell>
          <table:table-cell office:value-type="float" office:value="27.325">
            <text:p>27.325</text:p>
          </table:table-cell>
        </table:table-row>
        <table:table-row>
          <table:table-cell office:value-type="string">
            <text:p>05.04.2018</text:p>
          </table:table-cell>
          <table:table-cell office:value-type="float" office:value="91.3875000000001">
            <text:p>91.3875000000001</text:p>
          </table:table-cell>
          <table:table-cell office:value-type="float" office:value="31.1708333333333">
            <text:p>31.1708333333333</text:p>
          </table:table-cell>
          <table:table-cell office:value-type="float" office:value="27.3375">
            <text:p>27.3375</text:p>
          </table:table-cell>
        </table:table-row>
        <table:table-row>
          <table:table-cell office:value-type="string">
            <text:p>06.04.2018</text:p>
          </table:table-cell>
          <table:table-cell office:value-type="float" office:value="91.3500000000001">
            <text:p>91.3500000000001</text:p>
          </table:table-cell>
          <table:table-cell office:value-type="float" office:value="31.15">
            <text:p>31.15</text:p>
          </table:table-cell>
          <table:table-cell office:value-type="float" office:value="27.35">
            <text:p>27.35</text:p>
          </table:table-cell>
        </table:table-row>
        <table:table-row>
          <table:table-cell office:value-type="string">
            <text:p>07.04.2018</text:p>
          </table:table-cell>
          <table:table-cell office:value-type="float" office:value="91.3125000000001">
            <text:p>91.3125000000001</text:p>
          </table:table-cell>
          <table:table-cell office:value-type="float" office:value="31.1291666666667">
            <text:p>31.1291666666667</text:p>
          </table:table-cell>
          <table:table-cell office:value-type="float" office:value="27.3625">
            <text:p>27.3625</text:p>
          </table:table-cell>
        </table:table-row>
        <table:table-row>
          <table:table-cell office:value-type="string">
            <text:p>08.04.2018</text:p>
          </table:table-cell>
          <table:table-cell office:value-type="float" office:value="91.2750000000001">
            <text:p>91.2750000000001</text:p>
          </table:table-cell>
          <table:table-cell office:value-type="float" office:value="31.1083333333333">
            <text:p>31.1083333333333</text:p>
          </table:table-cell>
          <table:table-cell office:value-type="float" office:value="27.375">
            <text:p>27.375</text:p>
          </table:table-cell>
        </table:table-row>
        <table:table-row>
          <table:table-cell office:value-type="string">
            <text:p>09.04.2018</text:p>
          </table:table-cell>
          <table:table-cell office:value-type="float" office:value="91.2375000000001">
            <text:p>91.2375000000001</text:p>
          </table:table-cell>
          <table:table-cell office:value-type="float" office:value="31.0875">
            <text:p>31.0875</text:p>
          </table:table-cell>
          <table:table-cell office:value-type="float" office:value="27.3875">
            <text:p>27.3875</text:p>
          </table:table-cell>
        </table:table-row>
        <table:table-row>
          <table:table-cell office:value-type="string">
            <text:p>10.04.2018</text:p>
          </table:table-cell>
          <table:table-cell office:value-type="float" office:value="91.2000000000001">
            <text:p>91.2000000000001</text:p>
          </table:table-cell>
          <table:table-cell office:value-type="float" office:value="31.0666666666667">
            <text:p>31.0666666666667</text:p>
          </table:table-cell>
          <table:table-cell office:value-type="float" office:value="27.4">
            <text:p>27.4</text:p>
          </table:table-cell>
        </table:table-row>
        <table:table-row>
          <table:table-cell office:value-type="string">
            <text:p>11.04.2018</text:p>
          </table:table-cell>
          <table:table-cell office:value-type="float" office:value="91.1625000000001">
            <text:p>91.1625000000001</text:p>
          </table:table-cell>
          <table:table-cell office:value-type="float" office:value="31.0458333333333">
            <text:p>31.0458333333333</text:p>
          </table:table-cell>
          <table:table-cell office:value-type="float" office:value="27.4125">
            <text:p>27.4125</text:p>
          </table:table-cell>
        </table:table-row>
        <table:table-row>
          <table:table-cell office:value-type="string">
            <text:p>12.04.2018</text:p>
          </table:table-cell>
          <table:table-cell office:value-type="float" office:value="91.1250000000001">
            <text:p>91.1250000000001</text:p>
          </table:table-cell>
          <table:table-cell office:value-type="float" office:value="31.025">
            <text:p>31.025</text:p>
          </table:table-cell>
          <table:table-cell office:value-type="float" office:value="27.425">
            <text:p>27.425</text:p>
          </table:table-cell>
        </table:table-row>
        <table:table-row>
          <table:table-cell office:value-type="string">
            <text:p>13.04.2018</text:p>
          </table:table-cell>
          <table:table-cell office:value-type="float" office:value="91.0875000000001">
            <text:p>91.0875000000001</text:p>
          </table:table-cell>
          <table:table-cell office:value-type="float" office:value="31.0041666666667">
            <text:p>31.0041666666667</text:p>
          </table:table-cell>
          <table:table-cell office:value-type="float" office:value="27.4375">
            <text:p>27.4375</text:p>
          </table:table-cell>
        </table:table-row>
        <table:table-row>
          <table:table-cell office:value-type="string">
            <text:p>14.04.2018</text:p>
          </table:table-cell>
          <table:table-cell office:value-type="float" office:value="91.0500000000001">
            <text:p>91.0500000000001</text:p>
          </table:table-cell>
          <table:table-cell office:value-type="float" office:value="30.9833333333334">
            <text:p>30.9833333333334</text:p>
          </table:table-cell>
          <table:table-cell office:value-type="float" office:value="27.45">
            <text:p>27.45</text:p>
          </table:table-cell>
        </table:table-row>
        <table:table-row>
          <table:table-cell office:value-type="string">
            <text:p>15.04.2018</text:p>
          </table:table-cell>
          <table:table-cell office:value-type="float" office:value="91.0125000000001">
            <text:p>91.0125000000001</text:p>
          </table:table-cell>
          <table:table-cell office:value-type="float" office:value="30.9625">
            <text:p>30.9625</text:p>
          </table:table-cell>
          <table:table-cell office:value-type="float" office:value="27.4625">
            <text:p>27.4625</text:p>
          </table:table-cell>
        </table:table-row>
        <table:table-row>
          <table:table-cell office:value-type="string">
            <text:p>16.04.2018</text:p>
          </table:table-cell>
          <table:table-cell office:value-type="float" office:value="90.9750000000001">
            <text:p>90.9750000000001</text:p>
          </table:table-cell>
          <table:table-cell office:value-type="float" office:value="30.9416666666667">
            <text:p>30.9416666666667</text:p>
          </table:table-cell>
          <table:table-cell office:value-type="float" office:value="27.475">
            <text:p>27.475</text:p>
          </table:table-cell>
        </table:table-row>
        <table:table-row>
          <table:table-cell office:value-type="string">
            <text:p>17.04.2018</text:p>
          </table:table-cell>
          <table:table-cell office:value-type="float" office:value="90.9375000000001">
            <text:p>90.9375000000001</text:p>
          </table:table-cell>
          <table:table-cell office:value-type="float" office:value="30.9208333333334">
            <text:p>30.9208333333334</text:p>
          </table:table-cell>
          <table:table-cell office:value-type="float" office:value="27.4875">
            <text:p>27.4875</text:p>
          </table:table-cell>
        </table:table-row>
        <table:table-row>
          <table:table-cell office:value-type="string">
            <text:p>18.04.2018</text:p>
          </table:table-cell>
          <table:table-cell office:value-type="float" office:value="90.9">
            <text:p>90.9</text:p>
          </table:table-cell>
          <table:table-cell office:value-type="float" office:value="30.9">
            <text:p>30.9</text:p>
          </table:table-cell>
          <table:table-cell office:value-type="float" office:value="27.5">
            <text:p>27.5</text:p>
          </table:table-cell>
        </table:table-row>
        <table:table-row>
          <table:table-cell office:value-type="string">
            <text:p>19.04.2018</text:p>
          </table:table-cell>
          <table:table-cell office:value-type="float" office:value="90.74">
            <text:p>90.74</text:p>
          </table:table-cell>
          <table:table-cell office:value-type="float" office:value="30.8">
            <text:p>30.8</text:p>
          </table:table-cell>
          <table:table-cell office:value-type="float" office:value="27.56">
            <text:p>27.56</text:p>
          </table:table-cell>
        </table:table-row>
        <table:table-row>
          <table:table-cell office:value-type="string">
            <text:p>20.04.2018</text:p>
          </table:table-cell>
          <table:table-cell office:value-type="float" office:value="90.58">
            <text:p>90.58</text:p>
          </table:table-cell>
          <table:table-cell office:value-type="float" office:value="30.7">
            <text:p>30.7</text:p>
          </table:table-cell>
          <table:table-cell office:value-type="float" office:value="27.62">
            <text:p>27.62</text:p>
          </table:table-cell>
        </table:table-row>
        <table:table-row>
          <table:table-cell office:value-type="string">
            <text:p>21.04.2018</text:p>
          </table:table-cell>
          <table:table-cell office:value-type="float" office:value="90.42">
            <text:p>90.42</text:p>
          </table:table-cell>
          <table:table-cell office:value-type="float" office:value="30.6">
            <text:p>30.6</text:p>
          </table:table-cell>
          <table:table-cell office:value-type="float" office:value="27.68">
            <text:p>27.68</text:p>
          </table:table-cell>
        </table:table-row>
        <table:table-row>
          <table:table-cell office:value-type="string">
            <text:p>22.04.2018</text:p>
          </table:table-cell>
          <table:table-cell office:value-type="float" office:value="90.26">
            <text:p>90.26</text:p>
          </table:table-cell>
          <table:table-cell office:value-type="float" office:value="30.5">
            <text:p>30.5</text:p>
          </table:table-cell>
          <table:table-cell office:value-type="float" office:value="27.74">
            <text:p>27.74</text:p>
          </table:table-cell>
        </table:table-row>
        <table:table-row>
          <table:table-cell office:value-type="string">
            <text:p>23.04.2018</text:p>
          </table:table-cell>
          <table:table-cell office:value-type="float" office:value="90.1">
            <text:p>90.1</text:p>
          </table:table-cell>
          <table:table-cell office:value-type="float" office:value="30.4">
            <text:p>30.4</text:p>
          </table:table-cell>
          <table:table-cell office:value-type="float" office:value="27.8">
            <text:p>27.8</text:p>
          </table:table-cell>
        </table:table-row>
        <table:table-row>
          <table:table-cell office:value-type="string">
            <text:p>24.04.2018</text:p>
          </table:table-cell>
          <table:table-cell office:value-type="float" office:value="89.94">
            <text:p>89.94</text:p>
          </table:table-cell>
          <table:table-cell office:value-type="float" office:value="30.3">
            <text:p>30.3</text:p>
          </table:table-cell>
          <table:table-cell office:value-type="float" office:value="27.86">
            <text:p>27.86</text:p>
          </table:table-cell>
        </table:table-row>
        <table:table-row>
          <table:table-cell office:value-type="string">
            <text:p>25.04.2018</text:p>
          </table:table-cell>
          <table:table-cell office:value-type="float" office:value="89.78">
            <text:p>89.78</text:p>
          </table:table-cell>
          <table:table-cell office:value-type="float" office:value="30.2">
            <text:p>30.2</text:p>
          </table:table-cell>
          <table:table-cell office:value-type="float" office:value="27.92">
            <text:p>27.92</text:p>
          </table:table-cell>
        </table:table-row>
        <table:table-row>
          <table:table-cell office:value-type="string">
            <text:p>26.04.2018</text:p>
          </table:table-cell>
          <table:table-cell office:value-type="float" office:value="89.62">
            <text:p>89.62</text:p>
          </table:table-cell>
          <table:table-cell office:value-type="float" office:value="30.1">
            <text:p>30.1</text:p>
          </table:table-cell>
          <table:table-cell office:value-type="float" office:value="27.98">
            <text:p>27.98</text:p>
          </table:table-cell>
        </table:table-row>
        <table:table-row>
          <table:table-cell office:value-type="string">
            <text:p>27.04.2018</text:p>
          </table:table-cell>
          <table:table-cell office:value-type="float" office:value="89.46">
            <text:p>89.46</text:p>
          </table:table-cell>
          <table:table-cell office:value-type="float" office:value="30">
            <text:p>30</text:p>
          </table:table-cell>
          <table:table-cell office:value-type="float" office:value="28.04">
            <text:p>28.04</text:p>
          </table:table-cell>
        </table:table-row>
        <table:table-row>
          <table:table-cell office:value-type="string">
            <text:p>28.04.2018</text:p>
          </table:table-cell>
          <table:table-cell office:value-type="float" office:value="89.3">
            <text:p>89.3</text:p>
          </table:table-cell>
          <table:table-cell office:value-type="float" office:value="29.9">
            <text:p>29.9</text:p>
          </table:table-cell>
          <table:table-cell office:value-type="float" office:value="28.1">
            <text:p>28.1</text:p>
          </table:table-cell>
        </table:table-row>
        <table:table-row>
          <table:table-cell office:value-type="string">
            <text:p>29.04.2018</text:p>
          </table:table-cell>
          <table:table-cell office:value-type="float" office:value="89.2846153846154">
            <text:p>89.2846153846154</text:p>
          </table:table-cell>
          <table:table-cell office:value-type="float" office:value="29.874358974359">
            <text:p>29.874358974359</text:p>
          </table:table-cell>
          <table:table-cell office:value-type="float" office:value="28.1102564102564">
            <text:p>28.1102564102564</text:p>
          </table:table-cell>
        </table:table-row>
        <table:table-row>
          <table:table-cell office:value-type="string">
            <text:p>30.04.2018</text:p>
          </table:table-cell>
          <table:table-cell office:value-type="float" office:value="89.2692307692308">
            <text:p>89.2692307692308</text:p>
          </table:table-cell>
          <table:table-cell office:value-type="float" office:value="29.8487179487179">
            <text:p>29.8487179487179</text:p>
          </table:table-cell>
          <table:table-cell office:value-type="float" office:value="28.1205128205128">
            <text:p>28.1205128205128</text:p>
          </table:table-cell>
        </table:table-row>
        <table:table-row>
          <table:table-cell office:value-type="string">
            <text:p>01.05.2018</text:p>
          </table:table-cell>
          <table:table-cell office:value-type="float" office:value="89.2538461538461">
            <text:p>89.2538461538461</text:p>
          </table:table-cell>
          <table:table-cell office:value-type="float" office:value="29.8230769230769">
            <text:p>29.8230769230769</text:p>
          </table:table-cell>
          <table:table-cell office:value-type="float" office:value="28.1307692307692">
            <text:p>28.1307692307692</text:p>
          </table:table-cell>
        </table:table-row>
        <table:table-row>
          <table:table-cell office:value-type="string">
            <text:p>02.05.2018</text:p>
          </table:table-cell>
          <table:table-cell office:value-type="float" office:value="89.2384615384615">
            <text:p>89.2384615384615</text:p>
          </table:table-cell>
          <table:table-cell office:value-type="float" office:value="29.7974358974359">
            <text:p>29.7974358974359</text:p>
          </table:table-cell>
          <table:table-cell office:value-type="float" office:value="28.1410256410256">
            <text:p>28.1410256410256</text:p>
          </table:table-cell>
        </table:table-row>
        <table:table-row>
          <table:table-cell office:value-type="string">
            <text:p>03.05.2018</text:p>
          </table:table-cell>
          <table:table-cell office:value-type="float" office:value="89.2230769230769">
            <text:p>89.2230769230769</text:p>
          </table:table-cell>
          <table:table-cell office:value-type="float" office:value="29.7717948717949">
            <text:p>29.7717948717949</text:p>
          </table:table-cell>
          <table:table-cell office:value-type="float" office:value="28.1512820512821">
            <text:p>28.1512820512821</text:p>
          </table:table-cell>
        </table:table-row>
        <table:table-row>
          <table:table-cell office:value-type="string">
            <text:p>04.05.2018</text:p>
          </table:table-cell>
          <table:table-cell office:value-type="float" office:value="89.2076923076923">
            <text:p>89.2076923076923</text:p>
          </table:table-cell>
          <table:table-cell office:value-type="float" office:value="29.7461538461538">
            <text:p>29.7461538461538</text:p>
          </table:table-cell>
          <table:table-cell office:value-type="float" office:value="28.1615384615385">
            <text:p>28.1615384615385</text:p>
          </table:table-cell>
        </table:table-row>
        <table:table-row>
          <table:table-cell office:value-type="string">
            <text:p>05.05.2018</text:p>
          </table:table-cell>
          <table:table-cell office:value-type="float" office:value="89.1923076923077">
            <text:p>89.1923076923077</text:p>
          </table:table-cell>
          <table:table-cell office:value-type="float" office:value="29.7205128205128">
            <text:p>29.7205128205128</text:p>
          </table:table-cell>
          <table:table-cell office:value-type="float" office:value="28.1717948717949">
            <text:p>28.1717948717949</text:p>
          </table:table-cell>
        </table:table-row>
        <table:table-row>
          <table:table-cell office:value-type="string">
            <text:p>06.05.2018</text:p>
          </table:table-cell>
          <table:table-cell office:value-type="float" office:value="89.176923076923">
            <text:p>89.176923076923</text:p>
          </table:table-cell>
          <table:table-cell office:value-type="float" office:value="29.6948717948718">
            <text:p>29.6948717948718</text:p>
          </table:table-cell>
          <table:table-cell office:value-type="float" office:value="28.1820512820513">
            <text:p>28.1820512820513</text:p>
          </table:table-cell>
        </table:table-row>
        <table:table-row>
          <table:table-cell office:value-type="string">
            <text:p>07.05.2018</text:p>
          </table:table-cell>
          <table:table-cell office:value-type="float" office:value="89.1615384615384">
            <text:p>89.1615384615384</text:p>
          </table:table-cell>
          <table:table-cell office:value-type="float" office:value="29.6692307692308">
            <text:p>29.6692307692308</text:p>
          </table:table-cell>
          <table:table-cell office:value-type="float" office:value="28.1923076923077">
            <text:p>28.1923076923077</text:p>
          </table:table-cell>
        </table:table-row>
        <table:table-row>
          <table:table-cell office:value-type="string">
            <text:p>08.05.2018</text:p>
          </table:table-cell>
          <table:table-cell office:value-type="float" office:value="89.1461538461538">
            <text:p>89.1461538461538</text:p>
          </table:table-cell>
          <table:table-cell office:value-type="float" office:value="29.6435897435897">
            <text:p>29.6435897435897</text:p>
          </table:table-cell>
          <table:table-cell office:value-type="float" office:value="28.2025641025641">
            <text:p>28.2025641025641</text:p>
          </table:table-cell>
        </table:table-row>
        <table:table-row>
          <table:table-cell office:value-type="string">
            <text:p>09.05.2018</text:p>
          </table:table-cell>
          <table:table-cell office:value-type="float" office:value="89.1307692307692">
            <text:p>89.1307692307692</text:p>
          </table:table-cell>
          <table:table-cell office:value-type="float" office:value="29.6179487179487">
            <text:p>29.6179487179487</text:p>
          </table:table-cell>
          <table:table-cell office:value-type="float" office:value="28.2128205128205">
            <text:p>28.2128205128205</text:p>
          </table:table-cell>
        </table:table-row>
        <table:table-row>
          <table:table-cell office:value-type="string">
            <text:p>10.05.2018</text:p>
          </table:table-cell>
          <table:table-cell office:value-type="float" office:value="89.1153846153846">
            <text:p>89.1153846153846</text:p>
          </table:table-cell>
          <table:table-cell office:value-type="float" office:value="29.5923076923077">
            <text:p>29.5923076923077</text:p>
          </table:table-cell>
          <table:table-cell office:value-type="float" office:value="28.2230769230769">
            <text:p>28.2230769230769</text:p>
          </table:table-cell>
        </table:table-row>
        <table:table-row>
          <table:table-cell office:value-type="string">
            <text:p>11.05.2018</text:p>
          </table:table-cell>
          <table:table-cell office:value-type="float" office:value="89.1">
            <text:p>89.1</text:p>
          </table:table-cell>
          <table:table-cell office:value-type="float" office:value="29.5666666666667">
            <text:p>29.5666666666667</text:p>
          </table:table-cell>
          <table:table-cell office:value-type="float" office:value="28.2333333333333">
            <text:p>28.2333333333333</text:p>
          </table:table-cell>
        </table:table-row>
        <table:table-row>
          <table:table-cell office:value-type="string">
            <text:p>12.05.2018</text:p>
          </table:table-cell>
          <table:table-cell office:value-type="float" office:value="89.0846153846153">
            <text:p>89.0846153846153</text:p>
          </table:table-cell>
          <table:table-cell office:value-type="float" office:value="29.5410256410256">
            <text:p>29.5410256410256</text:p>
          </table:table-cell>
          <table:table-cell office:value-type="float" office:value="28.2435897435897">
            <text:p>28.2435897435897</text:p>
          </table:table-cell>
        </table:table-row>
        <table:table-row>
          <table:table-cell office:value-type="string">
            <text:p>13.05.2018</text:p>
          </table:table-cell>
          <table:table-cell office:value-type="float" office:value="89.0692307692307">
            <text:p>89.0692307692307</text:p>
          </table:table-cell>
          <table:table-cell office:value-type="float" office:value="29.5153846153846">
            <text:p>29.5153846153846</text:p>
          </table:table-cell>
          <table:table-cell office:value-type="float" office:value="28.2538461538462">
            <text:p>28.2538461538462</text:p>
          </table:table-cell>
        </table:table-row>
        <table:table-row>
          <table:table-cell office:value-type="string">
            <text:p>14.05.2018</text:p>
          </table:table-cell>
          <table:table-cell office:value-type="float" office:value="89.0538461538461">
            <text:p>89.0538461538461</text:p>
          </table:table-cell>
          <table:table-cell office:value-type="float" office:value="29.4897435897436">
            <text:p>29.4897435897436</text:p>
          </table:table-cell>
          <table:table-cell office:value-type="float" office:value="28.2641025641026">
            <text:p>28.2641025641026</text:p>
          </table:table-cell>
        </table:table-row>
        <table:table-row>
          <table:table-cell office:value-type="string">
            <text:p>15.05.2018</text:p>
          </table:table-cell>
          <table:table-cell office:value-type="float" office:value="89.0384615384615">
            <text:p>89.0384615384615</text:p>
          </table:table-cell>
          <table:table-cell office:value-type="float" office:value="29.4641025641026">
            <text:p>29.4641025641026</text:p>
          </table:table-cell>
          <table:table-cell office:value-type="float" office:value="28.274358974359">
            <text:p>28.274358974359</text:p>
          </table:table-cell>
        </table:table-row>
        <table:table-row>
          <table:table-cell office:value-type="string">
            <text:p>16.05.2018</text:p>
          </table:table-cell>
          <table:table-cell office:value-type="float" office:value="89.0230769230769">
            <text:p>89.0230769230769</text:p>
          </table:table-cell>
          <table:table-cell office:value-type="float" office:value="29.4384615384615">
            <text:p>29.4384615384615</text:p>
          </table:table-cell>
          <table:table-cell office:value-type="float" office:value="28.2846153846154">
            <text:p>28.2846153846154</text:p>
          </table:table-cell>
        </table:table-row>
        <table:table-row>
          <table:table-cell office:value-type="string">
            <text:p>17.05.2018</text:p>
          </table:table-cell>
          <table:table-cell office:value-type="float" office:value="89.0076923076922">
            <text:p>89.0076923076922</text:p>
          </table:table-cell>
          <table:table-cell office:value-type="float" office:value="29.4128205128205">
            <text:p>29.4128205128205</text:p>
          </table:table-cell>
          <table:table-cell office:value-type="float" office:value="28.2948717948718">
            <text:p>28.2948717948718</text:p>
          </table:table-cell>
        </table:table-row>
        <table:table-row>
          <table:table-cell office:value-type="string">
            <text:p>18.05.2018</text:p>
          </table:table-cell>
          <table:table-cell office:value-type="float" office:value="88.9923076923076">
            <text:p>88.9923076923076</text:p>
          </table:table-cell>
          <table:table-cell office:value-type="float" office:value="29.3871794871795">
            <text:p>29.3871794871795</text:p>
          </table:table-cell>
          <table:table-cell office:value-type="float" office:value="28.3051282051282">
            <text:p>28.3051282051282</text:p>
          </table:table-cell>
        </table:table-row>
        <table:table-row>
          <table:table-cell office:value-type="string">
            <text:p>19.05.2018</text:p>
          </table:table-cell>
          <table:table-cell office:value-type="float" office:value="88.976923076923">
            <text:p>88.976923076923</text:p>
          </table:table-cell>
          <table:table-cell office:value-type="float" office:value="29.3615384615385">
            <text:p>29.3615384615385</text:p>
          </table:table-cell>
          <table:table-cell office:value-type="float" office:value="28.3153846153846">
            <text:p>28.3153846153846</text:p>
          </table:table-cell>
        </table:table-row>
        <table:table-row>
          <table:table-cell office:value-type="string">
            <text:p>20.05.2018</text:p>
          </table:table-cell>
          <table:table-cell office:value-type="float" office:value="88.9615384615384">
            <text:p>88.9615384615384</text:p>
          </table:table-cell>
          <table:table-cell office:value-type="float" office:value="29.3358974358974">
            <text:p>29.3358974358974</text:p>
          </table:table-cell>
          <table:table-cell office:value-type="float" office:value="28.325641025641">
            <text:p>28.325641025641</text:p>
          </table:table-cell>
        </table:table-row>
        <table:table-row>
          <table:table-cell office:value-type="string">
            <text:p>21.05.2018</text:p>
          </table:table-cell>
          <table:table-cell office:value-type="float" office:value="88.9461538461538">
            <text:p>88.9461538461538</text:p>
          </table:table-cell>
          <table:table-cell office:value-type="float" office:value="29.3102564102564">
            <text:p>29.3102564102564</text:p>
          </table:table-cell>
          <table:table-cell office:value-type="float" office:value="28.3358974358974">
            <text:p>28.3358974358974</text:p>
          </table:table-cell>
        </table:table-row>
        <table:table-row>
          <table:table-cell office:value-type="string">
            <text:p>22.05.2018</text:p>
          </table:table-cell>
          <table:table-cell office:value-type="float" office:value="88.9307692307692">
            <text:p>88.9307692307692</text:p>
          </table:table-cell>
          <table:table-cell office:value-type="float" office:value="29.2846153846154">
            <text:p>29.2846153846154</text:p>
          </table:table-cell>
          <table:table-cell office:value-type="float" office:value="28.3461538461538">
            <text:p>28.3461538461538</text:p>
          </table:table-cell>
        </table:table-row>
        <table:table-row>
          <table:table-cell office:value-type="string">
            <text:p>23.05.2018</text:p>
          </table:table-cell>
          <table:table-cell office:value-type="float" office:value="88.9153846153845">
            <text:p>88.9153846153845</text:p>
          </table:table-cell>
          <table:table-cell office:value-type="float" office:value="29.2589743589744">
            <text:p>29.2589743589744</text:p>
          </table:table-cell>
          <table:table-cell office:value-type="float" office:value="28.3564102564103">
            <text:p>28.3564102564103</text:p>
          </table:table-cell>
        </table:table-row>
        <table:table-row>
          <table:table-cell office:value-type="string">
            <text:p>24.05.2018</text:p>
          </table:table-cell>
          <table:table-cell office:value-type="float" office:value="88.8999999999999">
            <text:p>88.8999999999999</text:p>
          </table:table-cell>
          <table:table-cell office:value-type="float" office:value="29.2333333333333">
            <text:p>29.2333333333333</text:p>
          </table:table-cell>
          <table:table-cell office:value-type="float" office:value="28.3666666666667">
            <text:p>28.3666666666667</text:p>
          </table:table-cell>
        </table:table-row>
        <table:table-row>
          <table:table-cell office:value-type="string">
            <text:p>25.05.2018</text:p>
          </table:table-cell>
          <table:table-cell office:value-type="float" office:value="88.8846153846153">
            <text:p>88.8846153846153</text:p>
          </table:table-cell>
          <table:table-cell office:value-type="float" office:value="29.2076923076923">
            <text:p>29.2076923076923</text:p>
          </table:table-cell>
          <table:table-cell office:value-type="float" office:value="28.3769230769231">
            <text:p>28.3769230769231</text:p>
          </table:table-cell>
        </table:table-row>
        <table:table-row>
          <table:table-cell office:value-type="string">
            <text:p>26.05.2018</text:p>
          </table:table-cell>
          <table:table-cell office:value-type="float" office:value="88.8692307692307">
            <text:p>88.8692307692307</text:p>
          </table:table-cell>
          <table:table-cell office:value-type="float" office:value="29.1820512820513">
            <text:p>29.1820512820513</text:p>
          </table:table-cell>
          <table:table-cell office:value-type="float" office:value="28.3871794871795">
            <text:p>28.3871794871795</text:p>
          </table:table-cell>
        </table:table-row>
        <table:table-row>
          <table:table-cell office:value-type="string">
            <text:p>27.05.2018</text:p>
          </table:table-cell>
          <table:table-cell office:value-type="float" office:value="88.8538461538461">
            <text:p>88.8538461538461</text:p>
          </table:table-cell>
          <table:table-cell office:value-type="float" office:value="29.1564102564103">
            <text:p>29.1564102564103</text:p>
          </table:table-cell>
          <table:table-cell office:value-type="float" office:value="28.3974358974359">
            <text:p>28.3974358974359</text:p>
          </table:table-cell>
        </table:table-row>
        <table:table-row>
          <table:table-cell office:value-type="string">
            <text:p>28.05.2018</text:p>
          </table:table-cell>
          <table:table-cell office:value-type="float" office:value="88.8384615384614">
            <text:p>88.8384615384614</text:p>
          </table:table-cell>
          <table:table-cell office:value-type="float" office:value="29.1307692307692">
            <text:p>29.1307692307692</text:p>
          </table:table-cell>
          <table:table-cell office:value-type="float" office:value="28.4076923076923">
            <text:p>28.4076923076923</text:p>
          </table:table-cell>
        </table:table-row>
        <table:table-row>
          <table:table-cell office:value-type="string">
            <text:p>29.05.2018</text:p>
          </table:table-cell>
          <table:table-cell office:value-type="float" office:value="88.8230769230768">
            <text:p>88.8230769230768</text:p>
          </table:table-cell>
          <table:table-cell office:value-type="float" office:value="29.1051282051282">
            <text:p>29.1051282051282</text:p>
          </table:table-cell>
          <table:table-cell office:value-type="float" office:value="28.4179487179487">
            <text:p>28.4179487179487</text:p>
          </table:table-cell>
        </table:table-row>
        <table:table-row>
          <table:table-cell office:value-type="string">
            <text:p>30.05.2018</text:p>
          </table:table-cell>
          <table:table-cell office:value-type="float" office:value="88.8076923076922">
            <text:p>88.8076923076922</text:p>
          </table:table-cell>
          <table:table-cell office:value-type="float" office:value="29.0794871794872">
            <text:p>29.0794871794872</text:p>
          </table:table-cell>
          <table:table-cell office:value-type="float" office:value="28.4282051282051">
            <text:p>28.4282051282051</text:p>
          </table:table-cell>
        </table:table-row>
        <table:table-row>
          <table:table-cell office:value-type="string">
            <text:p>31.05.2018</text:p>
          </table:table-cell>
          <table:table-cell office:value-type="float" office:value="88.7923076923076">
            <text:p>88.7923076923076</text:p>
          </table:table-cell>
          <table:table-cell office:value-type="float" office:value="29.0538461538462">
            <text:p>29.0538461538462</text:p>
          </table:table-cell>
          <table:table-cell office:value-type="float" office:value="28.4384615384615">
            <text:p>28.4384615384615</text:p>
          </table:table-cell>
        </table:table-row>
        <table:table-row>
          <table:table-cell office:value-type="string">
            <text:p>01.06.2018</text:p>
          </table:table-cell>
          <table:table-cell office:value-type="float" office:value="88.776923076923">
            <text:p>88.776923076923</text:p>
          </table:table-cell>
          <table:table-cell office:value-type="float" office:value="29.0282051282051">
            <text:p>29.0282051282051</text:p>
          </table:table-cell>
          <table:table-cell office:value-type="float" office:value="28.4487179487179">
            <text:p>28.4487179487179</text:p>
          </table:table-cell>
        </table:table-row>
        <table:table-row>
          <table:table-cell office:value-type="string">
            <text:p>02.06.2018</text:p>
          </table:table-cell>
          <table:table-cell office:value-type="float" office:value="88.7615384615383">
            <text:p>88.7615384615383</text:p>
          </table:table-cell>
          <table:table-cell office:value-type="float" office:value="29.0025641025641">
            <text:p>29.0025641025641</text:p>
          </table:table-cell>
          <table:table-cell office:value-type="float" office:value="28.4589743589744">
            <text:p>28.4589743589744</text:p>
          </table:table-cell>
        </table:table-row>
        <table:table-row>
          <table:table-cell office:value-type="string">
            <text:p>03.06.2018</text:p>
          </table:table-cell>
          <table:table-cell office:value-type="float" office:value="88.7461538461537">
            <text:p>88.7461538461537</text:p>
          </table:table-cell>
          <table:table-cell office:value-type="float" office:value="28.9769230769231">
            <text:p>28.9769230769231</text:p>
          </table:table-cell>
          <table:table-cell office:value-type="float" office:value="28.4692307692308">
            <text:p>28.4692307692308</text:p>
          </table:table-cell>
        </table:table-row>
        <table:table-row>
          <table:table-cell office:value-type="string">
            <text:p>04.06.2018</text:p>
          </table:table-cell>
          <table:table-cell office:value-type="float" office:value="88.7307692307691">
            <text:p>88.7307692307691</text:p>
          </table:table-cell>
          <table:table-cell office:value-type="float" office:value="28.9512820512821">
            <text:p>28.9512820512821</text:p>
          </table:table-cell>
          <table:table-cell office:value-type="float" office:value="28.4794871794872">
            <text:p>28.4794871794872</text:p>
          </table:table-cell>
        </table:table-row>
        <table:table-row>
          <table:table-cell office:value-type="string">
            <text:p>05.06.2018</text:p>
          </table:table-cell>
          <table:table-cell office:value-type="float" office:value="88.7153846153845">
            <text:p>88.7153846153845</text:p>
          </table:table-cell>
          <table:table-cell office:value-type="float" office:value="28.925641025641">
            <text:p>28.925641025641</text:p>
          </table:table-cell>
          <table:table-cell office:value-type="float" office:value="28.4897435897436">
            <text:p>28.4897435897436</text:p>
          </table:table-cell>
        </table:table-row>
        <table:table-row>
          <table:table-cell office:value-type="string">
            <text:p>06.06.2018</text:p>
          </table:table-cell>
          <table:table-cell office:value-type="float" office:value="88.7">
            <text:p>88.7</text:p>
          </table:table-cell>
          <table:table-cell office:value-type="float" office:value="28.9">
            <text:p>28.9</text:p>
          </table:table-cell>
          <table:table-cell office:value-type="float" office:value="28.5">
            <text:p>28.5</text:p>
          </table:table-cell>
        </table:table-row>
        <table:table-row>
          <table:table-cell office:value-type="string">
            <text:p>07.06.2018</text:p>
          </table:table-cell>
          <table:table-cell office:value-type="float" office:value="88.7066473988439">
            <text:p>88.7066473988439</text:p>
          </table:table-cell>
          <table:table-cell office:value-type="float" office:value="28.9040462427746">
            <text:p>28.9040462427746</text:p>
          </table:table-cell>
          <table:table-cell office:value-type="float" office:value="28.4975433526012">
            <text:p>28.4975433526012</text:p>
          </table:table-cell>
        </table:table-row>
        <table:table-row>
          <table:table-cell office:value-type="string">
            <text:p>08.06.2018</text:p>
          </table:table-cell>
          <table:table-cell office:value-type="float" office:value="88.7132947976879">
            <text:p>88.7132947976879</text:p>
          </table:table-cell>
          <table:table-cell office:value-type="float" office:value="28.9080924855491">
            <text:p>28.9080924855491</text:p>
          </table:table-cell>
          <table:table-cell office:value-type="float" office:value="28.4950867052023">
            <text:p>28.4950867052023</text:p>
          </table:table-cell>
        </table:table-row>
        <table:table-row>
          <table:table-cell office:value-type="string">
            <text:p>09.06.2018</text:p>
          </table:table-cell>
          <table:table-cell office:value-type="float" office:value="88.7199421965318">
            <text:p>88.7199421965318</text:p>
          </table:table-cell>
          <table:table-cell office:value-type="float" office:value="28.9121387283237">
            <text:p>28.9121387283237</text:p>
          </table:table-cell>
          <table:table-cell office:value-type="float" office:value="28.4926300578035">
            <text:p>28.4926300578035</text:p>
          </table:table-cell>
        </table:table-row>
        <table:table-row>
          <table:table-cell office:value-type="string">
            <text:p>10.06.2018</text:p>
          </table:table-cell>
          <table:table-cell office:value-type="float" office:value="88.7265895953757">
            <text:p>88.7265895953757</text:p>
          </table:table-cell>
          <table:table-cell office:value-type="float" office:value="28.9161849710983">
            <text:p>28.9161849710983</text:p>
          </table:table-cell>
          <table:table-cell office:value-type="float" office:value="28.4901734104046">
            <text:p>28.4901734104046</text:p>
          </table:table-cell>
        </table:table-row>
        <table:table-row>
          <table:table-cell office:value-type="string">
            <text:p>11.06.2018</text:p>
          </table:table-cell>
          <table:table-cell office:value-type="float" office:value="88.7332369942196">
            <text:p>88.7332369942196</text:p>
          </table:table-cell>
          <table:table-cell office:value-type="float" office:value="28.9202312138728">
            <text:p>28.9202312138728</text:p>
          </table:table-cell>
          <table:table-cell office:value-type="float" office:value="28.4877167630058">
            <text:p>28.4877167630058</text:p>
          </table:table-cell>
        </table:table-row>
        <table:table-row>
          <table:table-cell office:value-type="string">
            <text:p>12.06.2018</text:p>
          </table:table-cell>
          <table:table-cell office:value-type="float" office:value="88.7398843930636">
            <text:p>88.7398843930636</text:p>
          </table:table-cell>
          <table:table-cell office:value-type="float" office:value="28.9242774566474">
            <text:p>28.9242774566474</text:p>
          </table:table-cell>
          <table:table-cell office:value-type="float" office:value="28.4852601156069">
            <text:p>28.4852601156069</text:p>
          </table:table-cell>
        </table:table-row>
        <table:table-row>
          <table:table-cell office:value-type="string">
            <text:p>13.06.2018</text:p>
          </table:table-cell>
          <table:table-cell office:value-type="float" office:value="88.7465317919075">
            <text:p>88.7465317919075</text:p>
          </table:table-cell>
          <table:table-cell office:value-type="float" office:value="28.928323699422">
            <text:p>28.928323699422</text:p>
          </table:table-cell>
          <table:table-cell office:value-type="float" office:value="28.4828034682081">
            <text:p>28.4828034682081</text:p>
          </table:table-cell>
        </table:table-row>
        <table:table-row>
          <table:table-cell office:value-type="string">
            <text:p>14.06.2018</text:p>
          </table:table-cell>
          <table:table-cell office:value-type="float" office:value="88.7531791907514">
            <text:p>88.7531791907514</text:p>
          </table:table-cell>
          <table:table-cell office:value-type="float" office:value="28.9323699421965">
            <text:p>28.9323699421965</text:p>
          </table:table-cell>
          <table:table-cell office:value-type="float" office:value="28.4803468208092">
            <text:p>28.4803468208092</text:p>
          </table:table-cell>
        </table:table-row>
        <table:table-row>
          <table:table-cell office:value-type="string">
            <text:p>15.06.2018</text:p>
          </table:table-cell>
          <table:table-cell office:value-type="float" office:value="88.7598265895953">
            <text:p>88.7598265895953</text:p>
          </table:table-cell>
          <table:table-cell office:value-type="float" office:value="28.9364161849711">
            <text:p>28.9364161849711</text:p>
          </table:table-cell>
          <table:table-cell office:value-type="float" office:value="28.4778901734104">
            <text:p>28.4778901734104</text:p>
          </table:table-cell>
        </table:table-row>
        <table:table-row>
          <table:table-cell office:value-type="string">
            <text:p>16.06.2018</text:p>
          </table:table-cell>
          <table:table-cell office:value-type="float" office:value="88.7664739884393">
            <text:p>88.7664739884393</text:p>
          </table:table-cell>
          <table:table-cell office:value-type="float" office:value="28.9404624277457">
            <text:p>28.9404624277457</text:p>
          </table:table-cell>
          <table:table-cell office:value-type="float" office:value="28.4754335260116">
            <text:p>28.4754335260116</text:p>
          </table:table-cell>
        </table:table-row>
        <table:table-row>
          <table:table-cell office:value-type="string">
            <text:p>17.06.2018</text:p>
          </table:table-cell>
          <table:table-cell office:value-type="float" office:value="88.7731213872832">
            <text:p>88.7731213872832</text:p>
          </table:table-cell>
          <table:table-cell office:value-type="float" office:value="28.9445086705202">
            <text:p>28.9445086705202</text:p>
          </table:table-cell>
          <table:table-cell office:value-type="float" office:value="28.4729768786127">
            <text:p>28.4729768786127</text:p>
          </table:table-cell>
        </table:table-row>
        <table:table-row>
          <table:table-cell office:value-type="string">
            <text:p>18.06.2018</text:p>
          </table:table-cell>
          <table:table-cell office:value-type="float" office:value="88.7797687861271">
            <text:p>88.7797687861271</text:p>
          </table:table-cell>
          <table:table-cell office:value-type="float" office:value="28.9485549132948">
            <text:p>28.9485549132948</text:p>
          </table:table-cell>
          <table:table-cell office:value-type="float" office:value="28.4705202312139">
            <text:p>28.4705202312139</text:p>
          </table:table-cell>
        </table:table-row>
        <table:table-row>
          <table:table-cell office:value-type="string">
            <text:p>19.06.2018</text:p>
          </table:table-cell>
          <table:table-cell office:value-type="float" office:value="88.786416184971">
            <text:p>88.786416184971</text:p>
          </table:table-cell>
          <table:table-cell office:value-type="float" office:value="28.9526011560694">
            <text:p>28.9526011560694</text:p>
          </table:table-cell>
          <table:table-cell office:value-type="float" office:value="28.468063583815">
            <text:p>28.468063583815</text:p>
          </table:table-cell>
        </table:table-row>
        <table:table-row>
          <table:table-cell office:value-type="string">
            <text:p>20.06.2018</text:p>
          </table:table-cell>
          <table:table-cell office:value-type="float" office:value="88.793063583815">
            <text:p>88.793063583815</text:p>
          </table:table-cell>
          <table:table-cell office:value-type="float" office:value="28.9566473988439">
            <text:p>28.9566473988439</text:p>
          </table:table-cell>
          <table:table-cell office:value-type="float" office:value="28.4656069364162">
            <text:p>28.4656069364162</text:p>
          </table:table-cell>
        </table:table-row>
        <table:table-row>
          <table:table-cell office:value-type="string">
            <text:p>21.06.2018</text:p>
          </table:table-cell>
          <table:table-cell office:value-type="float" office:value="88.7997109826589">
            <text:p>88.7997109826589</text:p>
          </table:table-cell>
          <table:table-cell office:value-type="float" office:value="28.9606936416185">
            <text:p>28.9606936416185</text:p>
          </table:table-cell>
          <table:table-cell office:value-type="float" office:value="28.4631502890173">
            <text:p>28.4631502890173</text:p>
          </table:table-cell>
        </table:table-row>
        <table:table-row>
          <table:table-cell office:value-type="string">
            <text:p>22.06.2018</text:p>
          </table:table-cell>
          <table:table-cell office:value-type="float" office:value="88.8063583815028">
            <text:p>88.8063583815028</text:p>
          </table:table-cell>
          <table:table-cell office:value-type="float" office:value="28.9647398843931">
            <text:p>28.9647398843931</text:p>
          </table:table-cell>
          <table:table-cell office:value-type="float" office:value="28.4606936416185">
            <text:p>28.4606936416185</text:p>
          </table:table-cell>
        </table:table-row>
        <table:table-row>
          <table:table-cell office:value-type="string">
            <text:p>23.06.2018</text:p>
          </table:table-cell>
          <table:table-cell office:value-type="float" office:value="88.8130057803467">
            <text:p>88.8130057803467</text:p>
          </table:table-cell>
          <table:table-cell office:value-type="float" office:value="28.9687861271676">
            <text:p>28.9687861271676</text:p>
          </table:table-cell>
          <table:table-cell office:value-type="float" office:value="28.4582369942196">
            <text:p>28.4582369942196</text:p>
          </table:table-cell>
        </table:table-row>
        <table:table-row>
          <table:table-cell office:value-type="string">
            <text:p>24.06.2018</text:p>
          </table:table-cell>
          <table:table-cell office:value-type="float" office:value="88.8196531791906">
            <text:p>88.8196531791906</text:p>
          </table:table-cell>
          <table:table-cell office:value-type="float" office:value="28.9728323699422">
            <text:p>28.9728323699422</text:p>
          </table:table-cell>
          <table:table-cell office:value-type="float" office:value="28.4557803468208">
            <text:p>28.4557803468208</text:p>
          </table:table-cell>
        </table:table-row>
        <table:table-row>
          <table:table-cell office:value-type="string">
            <text:p>25.06.2018</text:p>
          </table:table-cell>
          <table:table-cell office:value-type="float" office:value="88.8263005780346">
            <text:p>88.8263005780346</text:p>
          </table:table-cell>
          <table:table-cell office:value-type="float" office:value="28.9768786127168">
            <text:p>28.9768786127168</text:p>
          </table:table-cell>
          <table:table-cell office:value-type="float" office:value="28.453323699422">
            <text:p>28.453323699422</text:p>
          </table:table-cell>
        </table:table-row>
        <table:table-row>
          <table:table-cell office:value-type="string">
            <text:p>26.06.2018</text:p>
          </table:table-cell>
          <table:table-cell office:value-type="float" office:value="88.8329479768785">
            <text:p>88.8329479768785</text:p>
          </table:table-cell>
          <table:table-cell office:value-type="float" office:value="28.9809248554913">
            <text:p>28.9809248554913</text:p>
          </table:table-cell>
          <table:table-cell office:value-type="float" office:value="28.4508670520231">
            <text:p>28.4508670520231</text:p>
          </table:table-cell>
        </table:table-row>
        <table:table-row>
          <table:table-cell office:value-type="string">
            <text:p>27.06.2018</text:p>
          </table:table-cell>
          <table:table-cell office:value-type="float" office:value="88.8395953757224">
            <text:p>88.8395953757224</text:p>
          </table:table-cell>
          <table:table-cell office:value-type="float" office:value="28.9849710982659">
            <text:p>28.9849710982659</text:p>
          </table:table-cell>
          <table:table-cell office:value-type="float" office:value="28.4484104046243">
            <text:p>28.4484104046243</text:p>
          </table:table-cell>
        </table:table-row>
        <table:table-row>
          <table:table-cell office:value-type="string">
            <text:p>28.06.2018</text:p>
          </table:table-cell>
          <table:table-cell office:value-type="float" office:value="88.8462427745663">
            <text:p>88.8462427745663</text:p>
          </table:table-cell>
          <table:table-cell office:value-type="float" office:value="28.9890173410405">
            <text:p>28.9890173410405</text:p>
          </table:table-cell>
          <table:table-cell office:value-type="float" office:value="28.4459537572254">
            <text:p>28.4459537572254</text:p>
          </table:table-cell>
        </table:table-row>
        <table:table-row>
          <table:table-cell office:value-type="string">
            <text:p>29.06.2018</text:p>
          </table:table-cell>
          <table:table-cell office:value-type="float" office:value="88.8528901734103">
            <text:p>88.8528901734103</text:p>
          </table:table-cell>
          <table:table-cell office:value-type="float" office:value="28.993063583815">
            <text:p>28.993063583815</text:p>
          </table:table-cell>
          <table:table-cell office:value-type="float" office:value="28.4434971098266">
            <text:p>28.4434971098266</text:p>
          </table:table-cell>
        </table:table-row>
        <table:table-row>
          <table:table-cell office:value-type="string">
            <text:p>30.06.2018</text:p>
          </table:table-cell>
          <table:table-cell office:value-type="float" office:value="88.8595375722542">
            <text:p>88.8595375722542</text:p>
          </table:table-cell>
          <table:table-cell office:value-type="float" office:value="28.9971098265896">
            <text:p>28.9971098265896</text:p>
          </table:table-cell>
          <table:table-cell office:value-type="float" office:value="28.4410404624277">
            <text:p>28.4410404624277</text:p>
          </table:table-cell>
        </table:table-row>
        <table:table-row>
          <table:table-cell office:value-type="string">
            <text:p>01.07.2018</text:p>
          </table:table-cell>
          <table:table-cell office:value-type="float" office:value="88.8661849710981">
            <text:p>88.8661849710981</text:p>
          </table:table-cell>
          <table:table-cell office:value-type="float" office:value="29.0011560693642">
            <text:p>29.0011560693642</text:p>
          </table:table-cell>
          <table:table-cell office:value-type="float" office:value="28.4385838150289">
            <text:p>28.4385838150289</text:p>
          </table:table-cell>
        </table:table-row>
        <table:table-row>
          <table:table-cell office:value-type="string">
            <text:p>02.07.2018</text:p>
          </table:table-cell>
          <table:table-cell office:value-type="float" office:value="88.872832369942">
            <text:p>88.872832369942</text:p>
          </table:table-cell>
          <table:table-cell office:value-type="float" office:value="29.0052023121387">
            <text:p>29.0052023121387</text:p>
          </table:table-cell>
          <table:table-cell office:value-type="float" office:value="28.43612716763">
            <text:p>28.43612716763</text:p>
          </table:table-cell>
        </table:table-row>
        <table:table-row>
          <table:table-cell office:value-type="string">
            <text:p>03.07.2018</text:p>
          </table:table-cell>
          <table:table-cell office:value-type="float" office:value="88.879479768786">
            <text:p>88.879479768786</text:p>
          </table:table-cell>
          <table:table-cell office:value-type="float" office:value="29.0092485549133">
            <text:p>29.0092485549133</text:p>
          </table:table-cell>
          <table:table-cell office:value-type="float" office:value="28.4336705202312">
            <text:p>28.4336705202312</text:p>
          </table:table-cell>
        </table:table-row>
        <table:table-row>
          <table:table-cell office:value-type="string">
            <text:p>04.07.2018</text:p>
          </table:table-cell>
          <table:table-cell office:value-type="float" office:value="88.8861271676299">
            <text:p>88.8861271676299</text:p>
          </table:table-cell>
          <table:table-cell office:value-type="float" office:value="29.0132947976879">
            <text:p>29.0132947976879</text:p>
          </table:table-cell>
          <table:table-cell office:value-type="float" office:value="28.4312138728324">
            <text:p>28.4312138728324</text:p>
          </table:table-cell>
        </table:table-row>
        <table:table-row>
          <table:table-cell office:value-type="string">
            <text:p>05.07.2018</text:p>
          </table:table-cell>
          <table:table-cell office:value-type="float" office:value="88.8927745664738">
            <text:p>88.8927745664738</text:p>
          </table:table-cell>
          <table:table-cell office:value-type="float" office:value="29.0173410404625">
            <text:p>29.0173410404625</text:p>
          </table:table-cell>
          <table:table-cell office:value-type="float" office:value="28.4287572254335">
            <text:p>28.4287572254335</text:p>
          </table:table-cell>
        </table:table-row>
        <table:table-row>
          <table:table-cell office:value-type="string">
            <text:p>06.07.2018</text:p>
          </table:table-cell>
          <table:table-cell office:value-type="float" office:value="88.8994219653177">
            <text:p>88.8994219653177</text:p>
          </table:table-cell>
          <table:table-cell office:value-type="float" office:value="29.021387283237">
            <text:p>29.021387283237</text:p>
          </table:table-cell>
          <table:table-cell office:value-type="float" office:value="28.4263005780347">
            <text:p>28.4263005780347</text:p>
          </table:table-cell>
        </table:table-row>
        <table:table-row>
          <table:table-cell office:value-type="string">
            <text:p>07.07.2018</text:p>
          </table:table-cell>
          <table:table-cell office:value-type="float" office:value="88.9060693641617">
            <text:p>88.9060693641617</text:p>
          </table:table-cell>
          <table:table-cell office:value-type="float" office:value="29.0254335260116">
            <text:p>29.0254335260116</text:p>
          </table:table-cell>
          <table:table-cell office:value-type="float" office:value="28.4238439306358">
            <text:p>28.4238439306358</text:p>
          </table:table-cell>
        </table:table-row>
        <table:table-row>
          <table:table-cell office:value-type="string">
            <text:p>08.07.2018</text:p>
          </table:table-cell>
          <table:table-cell office:value-type="float" office:value="88.9127167630056">
            <text:p>88.9127167630056</text:p>
          </table:table-cell>
          <table:table-cell office:value-type="float" office:value="29.0294797687862">
            <text:p>29.0294797687862</text:p>
          </table:table-cell>
          <table:table-cell office:value-type="float" office:value="28.421387283237">
            <text:p>28.421387283237</text:p>
          </table:table-cell>
        </table:table-row>
        <table:table-row>
          <table:table-cell office:value-type="string">
            <text:p>09.07.2018</text:p>
          </table:table-cell>
          <table:table-cell office:value-type="float" office:value="88.9193641618495">
            <text:p>88.9193641618495</text:p>
          </table:table-cell>
          <table:table-cell office:value-type="float" office:value="29.0335260115607">
            <text:p>29.0335260115607</text:p>
          </table:table-cell>
          <table:table-cell office:value-type="float" office:value="28.4189306358381">
            <text:p>28.4189306358381</text:p>
          </table:table-cell>
        </table:table-row>
        <table:table-row>
          <table:table-cell office:value-type="string">
            <text:p>10.07.2018</text:p>
          </table:table-cell>
          <table:table-cell office:value-type="float" office:value="88.9260115606934">
            <text:p>88.9260115606934</text:p>
          </table:table-cell>
          <table:table-cell office:value-type="float" office:value="29.0375722543353">
            <text:p>29.0375722543353</text:p>
          </table:table-cell>
          <table:table-cell office:value-type="float" office:value="28.4164739884393">
            <text:p>28.4164739884393</text:p>
          </table:table-cell>
        </table:table-row>
        <table:table-row>
          <table:table-cell office:value-type="string">
            <text:p>11.07.2018</text:p>
          </table:table-cell>
          <table:table-cell office:value-type="float" office:value="88.9326589595374">
            <text:p>88.9326589595374</text:p>
          </table:table-cell>
          <table:table-cell office:value-type="float" office:value="29.0416184971099">
            <text:p>29.0416184971099</text:p>
          </table:table-cell>
          <table:table-cell office:value-type="float" office:value="28.4140173410404">
            <text:p>28.4140173410404</text:p>
          </table:table-cell>
        </table:table-row>
        <table:table-row>
          <table:table-cell office:value-type="string">
            <text:p>12.07.2018</text:p>
          </table:table-cell>
          <table:table-cell office:value-type="float" office:value="88.9393063583813">
            <text:p>88.9393063583813</text:p>
          </table:table-cell>
          <table:table-cell office:value-type="float" office:value="29.0456647398844">
            <text:p>29.0456647398844</text:p>
          </table:table-cell>
          <table:table-cell office:value-type="float" office:value="28.4115606936416">
            <text:p>28.4115606936416</text:p>
          </table:table-cell>
        </table:table-row>
        <table:table-row>
          <table:table-cell office:value-type="string">
            <text:p>13.07.2018</text:p>
          </table:table-cell>
          <table:table-cell office:value-type="float" office:value="88.9459537572252">
            <text:p>88.9459537572252</text:p>
          </table:table-cell>
          <table:table-cell office:value-type="float" office:value="29.049710982659">
            <text:p>29.049710982659</text:p>
          </table:table-cell>
          <table:table-cell office:value-type="float" office:value="28.4091040462428">
            <text:p>28.4091040462428</text:p>
          </table:table-cell>
        </table:table-row>
        <table:table-row>
          <table:table-cell office:value-type="string">
            <text:p>14.07.2018</text:p>
          </table:table-cell>
          <table:table-cell office:value-type="float" office:value="88.9526011560691">
            <text:p>88.9526011560691</text:p>
          </table:table-cell>
          <table:table-cell office:value-type="float" office:value="29.0537572254336">
            <text:p>29.0537572254336</text:p>
          </table:table-cell>
          <table:table-cell office:value-type="float" office:value="28.4066473988439">
            <text:p>28.4066473988439</text:p>
          </table:table-cell>
        </table:table-row>
        <table:table-row>
          <table:table-cell office:value-type="string">
            <text:p>15.07.2018</text:p>
          </table:table-cell>
          <table:table-cell office:value-type="float" office:value="88.9592485549131">
            <text:p>88.9592485549131</text:p>
          </table:table-cell>
          <table:table-cell office:value-type="float" office:value="29.0578034682081">
            <text:p>29.0578034682081</text:p>
          </table:table-cell>
          <table:table-cell office:value-type="float" office:value="28.4041907514451">
            <text:p>28.4041907514451</text:p>
          </table:table-cell>
        </table:table-row>
        <table:table-row>
          <table:table-cell office:value-type="string">
            <text:p>16.07.2018</text:p>
          </table:table-cell>
          <table:table-cell office:value-type="float" office:value="88.965895953757">
            <text:p>88.965895953757</text:p>
          </table:table-cell>
          <table:table-cell office:value-type="float" office:value="29.0618497109827">
            <text:p>29.0618497109827</text:p>
          </table:table-cell>
          <table:table-cell office:value-type="float" office:value="28.4017341040462">
            <text:p>28.4017341040462</text:p>
          </table:table-cell>
        </table:table-row>
        <table:table-row>
          <table:table-cell office:value-type="string">
            <text:p>17.07.2018</text:p>
          </table:table-cell>
          <table:table-cell office:value-type="float" office:value="88.9725433526009">
            <text:p>88.9725433526009</text:p>
          </table:table-cell>
          <table:table-cell office:value-type="float" office:value="29.0658959537573">
            <text:p>29.0658959537573</text:p>
          </table:table-cell>
          <table:table-cell office:value-type="float" office:value="28.3992774566474">
            <text:p>28.3992774566474</text:p>
          </table:table-cell>
        </table:table-row>
        <table:table-row>
          <table:table-cell office:value-type="string">
            <text:p>18.07.2018</text:p>
          </table:table-cell>
          <table:table-cell office:value-type="float" office:value="88.9791907514448">
            <text:p>88.9791907514448</text:p>
          </table:table-cell>
          <table:table-cell office:value-type="float" office:value="29.0699421965318">
            <text:p>29.0699421965318</text:p>
          </table:table-cell>
          <table:table-cell office:value-type="float" office:value="28.3968208092485">
            <text:p>28.3968208092485</text:p>
          </table:table-cell>
        </table:table-row>
        <table:table-row>
          <table:table-cell office:value-type="string">
            <text:p>19.07.2018</text:p>
          </table:table-cell>
          <table:table-cell office:value-type="float" office:value="88.9858381502888">
            <text:p>88.9858381502888</text:p>
          </table:table-cell>
          <table:table-cell office:value-type="float" office:value="29.0739884393064">
            <text:p>29.0739884393064</text:p>
          </table:table-cell>
          <table:table-cell office:value-type="float" office:value="28.3943641618497">
            <text:p>28.3943641618497</text:p>
          </table:table-cell>
        </table:table-row>
        <table:table-row>
          <table:table-cell office:value-type="string">
            <text:p>20.07.2018</text:p>
          </table:table-cell>
          <table:table-cell office:value-type="float" office:value="88.9924855491327">
            <text:p>88.9924855491327</text:p>
          </table:table-cell>
          <table:table-cell office:value-type="float" office:value="29.078034682081">
            <text:p>29.078034682081</text:p>
          </table:table-cell>
          <table:table-cell office:value-type="float" office:value="28.3919075144508">
            <text:p>28.3919075144508</text:p>
          </table:table-cell>
        </table:table-row>
        <table:table-row>
          <table:table-cell office:value-type="string">
            <text:p>21.07.2018</text:p>
          </table:table-cell>
          <table:table-cell office:value-type="float" office:value="88.9991329479766">
            <text:p>88.9991329479766</text:p>
          </table:table-cell>
          <table:table-cell office:value-type="float" office:value="29.0820809248555">
            <text:p>29.0820809248555</text:p>
          </table:table-cell>
          <table:table-cell office:value-type="float" office:value="28.389450867052">
            <text:p>28.389450867052</text:p>
          </table:table-cell>
        </table:table-row>
        <table:table-row>
          <table:table-cell office:value-type="string">
            <text:p>22.07.2018</text:p>
          </table:table-cell>
          <table:table-cell office:value-type="float" office:value="89.0057803468205">
            <text:p>89.0057803468205</text:p>
          </table:table-cell>
          <table:table-cell office:value-type="float" office:value="29.0861271676301">
            <text:p>29.0861271676301</text:p>
          </table:table-cell>
          <table:table-cell office:value-type="float" office:value="28.3869942196532">
            <text:p>28.3869942196532</text:p>
          </table:table-cell>
        </table:table-row>
        <table:table-row>
          <table:table-cell office:value-type="string">
            <text:p>23.07.2018</text:p>
          </table:table-cell>
          <table:table-cell office:value-type="float" office:value="89.0124277456644">
            <text:p>89.0124277456644</text:p>
          </table:table-cell>
          <table:table-cell office:value-type="float" office:value="29.0901734104047">
            <text:p>29.0901734104047</text:p>
          </table:table-cell>
          <table:table-cell office:value-type="float" office:value="28.3845375722543">
            <text:p>28.3845375722543</text:p>
          </table:table-cell>
        </table:table-row>
        <table:table-row>
          <table:table-cell office:value-type="string">
            <text:p>24.07.2018</text:p>
          </table:table-cell>
          <table:table-cell office:value-type="float" office:value="89.0190751445084">
            <text:p>89.0190751445084</text:p>
          </table:table-cell>
          <table:table-cell office:value-type="float" office:value="29.0942196531792">
            <text:p>29.0942196531792</text:p>
          </table:table-cell>
          <table:table-cell office:value-type="float" office:value="28.3820809248555">
            <text:p>28.3820809248555</text:p>
          </table:table-cell>
        </table:table-row>
        <table:table-row>
          <table:table-cell office:value-type="string">
            <text:p>25.07.2018</text:p>
          </table:table-cell>
          <table:table-cell office:value-type="float" office:value="89.0257225433523">
            <text:p>89.0257225433523</text:p>
          </table:table-cell>
          <table:table-cell office:value-type="float" office:value="29.0982658959538">
            <text:p>29.0982658959538</text:p>
          </table:table-cell>
          <table:table-cell office:value-type="float" office:value="28.3796242774566">
            <text:p>28.3796242774566</text:p>
          </table:table-cell>
        </table:table-row>
        <table:table-row>
          <table:table-cell office:value-type="string">
            <text:p>26.07.2018</text:p>
          </table:table-cell>
          <table:table-cell office:value-type="float" office:value="89.0323699421962">
            <text:p>89.0323699421962</text:p>
          </table:table-cell>
          <table:table-cell office:value-type="float" office:value="29.1023121387284">
            <text:p>29.1023121387284</text:p>
          </table:table-cell>
          <table:table-cell office:value-type="float" office:value="28.3771676300578">
            <text:p>28.3771676300578</text:p>
          </table:table-cell>
        </table:table-row>
        <table:table-row>
          <table:table-cell office:value-type="string">
            <text:p>27.07.2018</text:p>
          </table:table-cell>
          <table:table-cell office:value-type="float" office:value="89.0390173410401">
            <text:p>89.0390173410401</text:p>
          </table:table-cell>
          <table:table-cell office:value-type="float" office:value="29.1063583815029">
            <text:p>29.1063583815029</text:p>
          </table:table-cell>
          <table:table-cell office:value-type="float" office:value="28.3747109826589">
            <text:p>28.3747109826589</text:p>
          </table:table-cell>
        </table:table-row>
        <table:table-row>
          <table:table-cell office:value-type="string">
            <text:p>28.07.2018</text:p>
          </table:table-cell>
          <table:table-cell office:value-type="float" office:value="89.0456647398841">
            <text:p>89.0456647398841</text:p>
          </table:table-cell>
          <table:table-cell office:value-type="float" office:value="29.1104046242775">
            <text:p>29.1104046242775</text:p>
          </table:table-cell>
          <table:table-cell office:value-type="float" office:value="28.3722543352601">
            <text:p>28.3722543352601</text:p>
          </table:table-cell>
        </table:table-row>
        <table:table-row>
          <table:table-cell office:value-type="string">
            <text:p>29.07.2018</text:p>
          </table:table-cell>
          <table:table-cell office:value-type="float" office:value="89.052312138728">
            <text:p>89.052312138728</text:p>
          </table:table-cell>
          <table:table-cell office:value-type="float" office:value="29.1144508670521">
            <text:p>29.1144508670521</text:p>
          </table:table-cell>
          <table:table-cell office:value-type="float" office:value="28.3697976878612">
            <text:p>28.3697976878612</text:p>
          </table:table-cell>
        </table:table-row>
        <table:table-row>
          <table:table-cell office:value-type="string">
            <text:p>30.07.2018</text:p>
          </table:table-cell>
          <table:table-cell office:value-type="float" office:value="89.0589595375719">
            <text:p>89.0589595375719</text:p>
          </table:table-cell>
          <table:table-cell office:value-type="float" office:value="29.1184971098266">
            <text:p>29.1184971098266</text:p>
          </table:table-cell>
          <table:table-cell office:value-type="float" office:value="28.3673410404624">
            <text:p>28.3673410404624</text:p>
          </table:table-cell>
        </table:table-row>
        <table:table-row>
          <table:table-cell office:value-type="string">
            <text:p>31.07.2018</text:p>
          </table:table-cell>
          <table:table-cell office:value-type="float" office:value="89.0656069364158">
            <text:p>89.0656069364158</text:p>
          </table:table-cell>
          <table:table-cell office:value-type="float" office:value="29.1225433526012">
            <text:p>29.1225433526012</text:p>
          </table:table-cell>
          <table:table-cell office:value-type="float" office:value="28.3648843930636">
            <text:p>28.3648843930636</text:p>
          </table:table-cell>
        </table:table-row>
        <table:table-row>
          <table:table-cell office:value-type="string">
            <text:p>01.08.2018</text:p>
          </table:table-cell>
          <table:table-cell office:value-type="float" office:value="89.0722543352598">
            <text:p>89.0722543352598</text:p>
          </table:table-cell>
          <table:table-cell office:value-type="float" office:value="29.1265895953758">
            <text:p>29.1265895953758</text:p>
          </table:table-cell>
          <table:table-cell office:value-type="float" office:value="28.3624277456647">
            <text:p>28.3624277456647</text:p>
          </table:table-cell>
        </table:table-row>
        <table:table-row>
          <table:table-cell office:value-type="string">
            <text:p>02.08.2018</text:p>
          </table:table-cell>
          <table:table-cell office:value-type="float" office:value="89.0789017341037">
            <text:p>89.0789017341037</text:p>
          </table:table-cell>
          <table:table-cell office:value-type="float" office:value="29.1306358381503">
            <text:p>29.1306358381503</text:p>
          </table:table-cell>
          <table:table-cell office:value-type="float" office:value="28.3599710982659">
            <text:p>28.3599710982659</text:p>
          </table:table-cell>
        </table:table-row>
        <table:table-row>
          <table:table-cell office:value-type="string">
            <text:p>03.08.2018</text:p>
          </table:table-cell>
          <table:table-cell office:value-type="float" office:value="89.0855491329476">
            <text:p>89.0855491329476</text:p>
          </table:table-cell>
          <table:table-cell office:value-type="float" office:value="29.1346820809249">
            <text:p>29.1346820809249</text:p>
          </table:table-cell>
          <table:table-cell office:value-type="float" office:value="28.357514450867">
            <text:p>28.357514450867</text:p>
          </table:table-cell>
        </table:table-row>
        <table:table-row>
          <table:table-cell office:value-type="string">
            <text:p>04.08.2018</text:p>
          </table:table-cell>
          <table:table-cell office:value-type="float" office:value="89.0921965317915">
            <text:p>89.0921965317915</text:p>
          </table:table-cell>
          <table:table-cell office:value-type="float" office:value="29.1387283236995">
            <text:p>29.1387283236995</text:p>
          </table:table-cell>
          <table:table-cell office:value-type="float" office:value="28.3550578034682">
            <text:p>28.3550578034682</text:p>
          </table:table-cell>
        </table:table-row>
        <table:table-row>
          <table:table-cell office:value-type="string">
            <text:p>05.08.2018</text:p>
          </table:table-cell>
          <table:table-cell office:value-type="float" office:value="89.0988439306355">
            <text:p>89.0988439306355</text:p>
          </table:table-cell>
          <table:table-cell office:value-type="float" office:value="29.142774566474">
            <text:p>29.142774566474</text:p>
          </table:table-cell>
          <table:table-cell office:value-type="float" office:value="28.3526011560693">
            <text:p>28.3526011560693</text:p>
          </table:table-cell>
        </table:table-row>
        <table:table-row>
          <table:table-cell office:value-type="string">
            <text:p>06.08.2018</text:p>
          </table:table-cell>
          <table:table-cell office:value-type="float" office:value="89.1054913294794">
            <text:p>89.1054913294794</text:p>
          </table:table-cell>
          <table:table-cell office:value-type="float" office:value="29.1468208092486">
            <text:p>29.1468208092486</text:p>
          </table:table-cell>
          <table:table-cell office:value-type="float" office:value="28.3501445086705">
            <text:p>28.3501445086705</text:p>
          </table:table-cell>
        </table:table-row>
        <table:table-row>
          <table:table-cell office:value-type="string">
            <text:p>07.08.2018</text:p>
          </table:table-cell>
          <table:table-cell office:value-type="float" office:value="89.1121387283233">
            <text:p>89.1121387283233</text:p>
          </table:table-cell>
          <table:table-cell office:value-type="float" office:value="29.1508670520232">
            <text:p>29.1508670520232</text:p>
          </table:table-cell>
          <table:table-cell office:value-type="float" office:value="28.3476878612716">
            <text:p>28.3476878612716</text:p>
          </table:table-cell>
        </table:table-row>
        <table:table-row>
          <table:table-cell office:value-type="string">
            <text:p>08.08.2018</text:p>
          </table:table-cell>
          <table:table-cell office:value-type="float" office:value="89.1187861271672">
            <text:p>89.1187861271672</text:p>
          </table:table-cell>
          <table:table-cell office:value-type="float" office:value="29.1549132947977">
            <text:p>29.1549132947977</text:p>
          </table:table-cell>
          <table:table-cell office:value-type="float" office:value="28.3452312138728">
            <text:p>28.3452312138728</text:p>
          </table:table-cell>
        </table:table-row>
        <table:table-row>
          <table:table-cell office:value-type="string">
            <text:p>09.08.2018</text:p>
          </table:table-cell>
          <table:table-cell office:value-type="float" office:value="89.1254335260112">
            <text:p>89.1254335260112</text:p>
          </table:table-cell>
          <table:table-cell office:value-type="float" office:value="29.1589595375723">
            <text:p>29.1589595375723</text:p>
          </table:table-cell>
          <table:table-cell office:value-type="float" office:value="28.342774566474">
            <text:p>28.342774566474</text:p>
          </table:table-cell>
        </table:table-row>
        <table:table-row>
          <table:table-cell office:value-type="string">
            <text:p>10.08.2018</text:p>
          </table:table-cell>
          <table:table-cell office:value-type="float" office:value="89.1320809248551">
            <text:p>89.1320809248551</text:p>
          </table:table-cell>
          <table:table-cell office:value-type="float" office:value="29.1630057803469">
            <text:p>29.1630057803469</text:p>
          </table:table-cell>
          <table:table-cell office:value-type="float" office:value="28.3403179190751">
            <text:p>28.3403179190751</text:p>
          </table:table-cell>
        </table:table-row>
        <table:table-row>
          <table:table-cell office:value-type="string">
            <text:p>11.08.2018</text:p>
          </table:table-cell>
          <table:table-cell office:value-type="float" office:value="89.138728323699">
            <text:p>89.138728323699</text:p>
          </table:table-cell>
          <table:table-cell office:value-type="float" office:value="29.1670520231214">
            <text:p>29.1670520231214</text:p>
          </table:table-cell>
          <table:table-cell office:value-type="float" office:value="28.3378612716763">
            <text:p>28.3378612716763</text:p>
          </table:table-cell>
        </table:table-row>
        <table:table-row>
          <table:table-cell office:value-type="string">
            <text:p>12.08.2018</text:p>
          </table:table-cell>
          <table:table-cell office:value-type="float" office:value="89.1453757225429">
            <text:p>89.1453757225429</text:p>
          </table:table-cell>
          <table:table-cell office:value-type="float" office:value="29.171098265896">
            <text:p>29.171098265896</text:p>
          </table:table-cell>
          <table:table-cell office:value-type="float" office:value="28.3354046242774">
            <text:p>28.3354046242774</text:p>
          </table:table-cell>
        </table:table-row>
        <table:table-row>
          <table:table-cell office:value-type="string">
            <text:p>13.08.2018</text:p>
          </table:table-cell>
          <table:table-cell office:value-type="float" office:value="89.1520231213869">
            <text:p>89.1520231213869</text:p>
          </table:table-cell>
          <table:table-cell office:value-type="float" office:value="29.1751445086706">
            <text:p>29.1751445086706</text:p>
          </table:table-cell>
          <table:table-cell office:value-type="float" office:value="28.3329479768786">
            <text:p>28.3329479768786</text:p>
          </table:table-cell>
        </table:table-row>
        <table:table-row>
          <table:table-cell office:value-type="string">
            <text:p>14.08.2018</text:p>
          </table:table-cell>
          <table:table-cell office:value-type="float" office:value="89.1586705202308">
            <text:p>89.1586705202308</text:p>
          </table:table-cell>
          <table:table-cell office:value-type="float" office:value="29.1791907514451">
            <text:p>29.1791907514451</text:p>
          </table:table-cell>
          <table:table-cell office:value-type="float" office:value="28.3304913294797">
            <text:p>28.3304913294797</text:p>
          </table:table-cell>
        </table:table-row>
        <table:table-row>
          <table:table-cell office:value-type="string">
            <text:p>15.08.2018</text:p>
          </table:table-cell>
          <table:table-cell office:value-type="float" office:value="89.1653179190747">
            <text:p>89.1653179190747</text:p>
          </table:table-cell>
          <table:table-cell office:value-type="float" office:value="29.1832369942197">
            <text:p>29.1832369942197</text:p>
          </table:table-cell>
          <table:table-cell office:value-type="float" office:value="28.3280346820809">
            <text:p>28.3280346820809</text:p>
          </table:table-cell>
        </table:table-row>
        <table:table-row>
          <table:table-cell office:value-type="string">
            <text:p>16.08.2018</text:p>
          </table:table-cell>
          <table:table-cell office:value-type="float" office:value="89.1719653179186">
            <text:p>89.1719653179186</text:p>
          </table:table-cell>
          <table:table-cell office:value-type="float" office:value="29.1872832369943">
            <text:p>29.1872832369943</text:p>
          </table:table-cell>
          <table:table-cell office:value-type="float" office:value="28.3255780346821">
            <text:p>28.3255780346821</text:p>
          </table:table-cell>
        </table:table-row>
        <table:table-row>
          <table:table-cell office:value-type="string">
            <text:p>17.08.2018</text:p>
          </table:table-cell>
          <table:table-cell office:value-type="float" office:value="89.1786127167626">
            <text:p>89.1786127167626</text:p>
          </table:table-cell>
          <table:table-cell office:value-type="float" office:value="29.1913294797688">
            <text:p>29.1913294797688</text:p>
          </table:table-cell>
          <table:table-cell office:value-type="float" office:value="28.3231213872832">
            <text:p>28.3231213872832</text:p>
          </table:table-cell>
        </table:table-row>
        <table:table-row>
          <table:table-cell office:value-type="string">
            <text:p>18.08.2018</text:p>
          </table:table-cell>
          <table:table-cell office:value-type="float" office:value="89.1852601156065">
            <text:p>89.1852601156065</text:p>
          </table:table-cell>
          <table:table-cell office:value-type="float" office:value="29.1953757225434">
            <text:p>29.1953757225434</text:p>
          </table:table-cell>
          <table:table-cell office:value-type="float" office:value="28.3206647398844">
            <text:p>28.3206647398844</text:p>
          </table:table-cell>
        </table:table-row>
        <table:table-row>
          <table:table-cell office:value-type="string">
            <text:p>19.08.2018</text:p>
          </table:table-cell>
          <table:table-cell office:value-type="float" office:value="89.1919075144504">
            <text:p>89.1919075144504</text:p>
          </table:table-cell>
          <table:table-cell office:value-type="float" office:value="29.199421965318">
            <text:p>29.199421965318</text:p>
          </table:table-cell>
          <table:table-cell office:value-type="float" office:value="28.3182080924855">
            <text:p>28.3182080924855</text:p>
          </table:table-cell>
        </table:table-row>
        <table:table-row>
          <table:table-cell office:value-type="string">
            <text:p>20.08.2018</text:p>
          </table:table-cell>
          <table:table-cell office:value-type="float" office:value="89.1985549132943">
            <text:p>89.1985549132943</text:p>
          </table:table-cell>
          <table:table-cell office:value-type="float" office:value="29.2034682080925">
            <text:p>29.2034682080925</text:p>
          </table:table-cell>
          <table:table-cell office:value-type="float" office:value="28.3157514450867">
            <text:p>28.3157514450867</text:p>
          </table:table-cell>
        </table:table-row>
        <table:table-row>
          <table:table-cell office:value-type="string">
            <text:p>21.08.2018</text:p>
          </table:table-cell>
          <table:table-cell office:value-type="float" office:value="89.2052023121383">
            <text:p>89.2052023121383</text:p>
          </table:table-cell>
          <table:table-cell office:value-type="float" office:value="29.2075144508671">
            <text:p>29.2075144508671</text:p>
          </table:table-cell>
          <table:table-cell office:value-type="float" office:value="28.3132947976878">
            <text:p>28.3132947976878</text:p>
          </table:table-cell>
        </table:table-row>
        <table:table-row>
          <table:table-cell office:value-type="string">
            <text:p>22.08.2018</text:p>
          </table:table-cell>
          <table:table-cell office:value-type="float" office:value="89.2118497109822">
            <text:p>89.2118497109822</text:p>
          </table:table-cell>
          <table:table-cell office:value-type="float" office:value="29.2115606936417">
            <text:p>29.2115606936417</text:p>
          </table:table-cell>
          <table:table-cell office:value-type="float" office:value="28.310838150289">
            <text:p>28.310838150289</text:p>
          </table:table-cell>
        </table:table-row>
        <table:table-row>
          <table:table-cell office:value-type="string">
            <text:p>23.08.2018</text:p>
          </table:table-cell>
          <table:table-cell office:value-type="float" office:value="89.2184971098261">
            <text:p>89.2184971098261</text:p>
          </table:table-cell>
          <table:table-cell office:value-type="float" office:value="29.2156069364162">
            <text:p>29.2156069364162</text:p>
          </table:table-cell>
          <table:table-cell office:value-type="float" office:value="28.3083815028901">
            <text:p>28.3083815028901</text:p>
          </table:table-cell>
        </table:table-row>
        <table:table-row>
          <table:table-cell office:value-type="string">
            <text:p>24.08.2018</text:p>
          </table:table-cell>
          <table:table-cell office:value-type="float" office:value="89.22514450867">
            <text:p>89.22514450867</text:p>
          </table:table-cell>
          <table:table-cell office:value-type="float" office:value="29.2196531791908">
            <text:p>29.2196531791908</text:p>
          </table:table-cell>
          <table:table-cell office:value-type="float" office:value="28.3059248554913">
            <text:p>28.3059248554913</text:p>
          </table:table-cell>
        </table:table-row>
        <table:table-row>
          <table:table-cell office:value-type="string">
            <text:p>25.08.2018</text:p>
          </table:table-cell>
          <table:table-cell office:value-type="float" office:value="89.2317919075139">
            <text:p>89.2317919075139</text:p>
          </table:table-cell>
          <table:table-cell office:value-type="float" office:value="29.2236994219654">
            <text:p>29.2236994219654</text:p>
          </table:table-cell>
          <table:table-cell office:value-type="float" office:value="28.3034682080925">
            <text:p>28.3034682080925</text:p>
          </table:table-cell>
        </table:table-row>
        <table:table-row>
          <table:table-cell office:value-type="string">
            <text:p>26.08.2018</text:p>
          </table:table-cell>
          <table:table-cell office:value-type="float" office:value="89.2384393063579">
            <text:p>89.2384393063579</text:p>
          </table:table-cell>
          <table:table-cell office:value-type="float" office:value="29.22774566474">
            <text:p>29.22774566474</text:p>
          </table:table-cell>
          <table:table-cell office:value-type="float" office:value="28.3010115606936">
            <text:p>28.3010115606936</text:p>
          </table:table-cell>
        </table:table-row>
        <table:table-row>
          <table:table-cell office:value-type="string">
            <text:p>27.08.2018</text:p>
          </table:table-cell>
          <table:table-cell office:value-type="float" office:value="89.2450867052018">
            <text:p>89.2450867052018</text:p>
          </table:table-cell>
          <table:table-cell office:value-type="float" office:value="29.2317919075145">
            <text:p>29.2317919075145</text:p>
          </table:table-cell>
          <table:table-cell office:value-type="float" office:value="28.2985549132948">
            <text:p>28.2985549132948</text:p>
          </table:table-cell>
        </table:table-row>
        <table:table-row>
          <table:table-cell office:value-type="string">
            <text:p>28.08.2018</text:p>
          </table:table-cell>
          <table:table-cell office:value-type="float" office:value="89.2517341040457">
            <text:p>89.2517341040457</text:p>
          </table:table-cell>
          <table:table-cell office:value-type="float" office:value="29.2358381502891">
            <text:p>29.2358381502891</text:p>
          </table:table-cell>
          <table:table-cell office:value-type="float" office:value="28.2960982658959">
            <text:p>28.2960982658959</text:p>
          </table:table-cell>
        </table:table-row>
        <table:table-row>
          <table:table-cell office:value-type="string">
            <text:p>29.08.2018</text:p>
          </table:table-cell>
          <table:table-cell office:value-type="float" office:value="89.2583815028896">
            <text:p>89.2583815028896</text:p>
          </table:table-cell>
          <table:table-cell office:value-type="float" office:value="29.2398843930637">
            <text:p>29.2398843930637</text:p>
          </table:table-cell>
          <table:table-cell office:value-type="float" office:value="28.2936416184971">
            <text:p>28.2936416184971</text:p>
          </table:table-cell>
        </table:table-row>
        <table:table-row>
          <table:table-cell office:value-type="string">
            <text:p>30.08.2018</text:p>
          </table:table-cell>
          <table:table-cell office:value-type="float" office:value="89.2650289017336">
            <text:p>89.2650289017336</text:p>
          </table:table-cell>
          <table:table-cell office:value-type="float" office:value="29.2439306358382">
            <text:p>29.2439306358382</text:p>
          </table:table-cell>
          <table:table-cell office:value-type="float" office:value="28.2911849710982">
            <text:p>28.2911849710982</text:p>
          </table:table-cell>
        </table:table-row>
        <table:table-row>
          <table:table-cell office:value-type="string">
            <text:p>31.08.2018</text:p>
          </table:table-cell>
          <table:table-cell office:value-type="float" office:value="89.2716763005775">
            <text:p>89.2716763005775</text:p>
          </table:table-cell>
          <table:table-cell office:value-type="float" office:value="29.2479768786128">
            <text:p>29.2479768786128</text:p>
          </table:table-cell>
          <table:table-cell office:value-type="float" office:value="28.2887283236994">
            <text:p>28.2887283236994</text:p>
          </table:table-cell>
        </table:table-row>
        <table:table-row>
          <table:table-cell office:value-type="string">
            <text:p>01.09.2018</text:p>
          </table:table-cell>
          <table:table-cell office:value-type="float" office:value="89.2783236994214">
            <text:p>89.2783236994214</text:p>
          </table:table-cell>
          <table:table-cell office:value-type="float" office:value="29.2520231213874">
            <text:p>29.2520231213874</text:p>
          </table:table-cell>
          <table:table-cell office:value-type="float" office:value="28.2862716763005">
            <text:p>28.2862716763005</text:p>
          </table:table-cell>
        </table:table-row>
        <table:table-row>
          <table:table-cell office:value-type="string">
            <text:p>02.09.2018</text:p>
          </table:table-cell>
          <table:table-cell office:value-type="float" office:value="89.2849710982653">
            <text:p>89.2849710982653</text:p>
          </table:table-cell>
          <table:table-cell office:value-type="float" office:value="29.2560693641619">
            <text:p>29.2560693641619</text:p>
          </table:table-cell>
          <table:table-cell office:value-type="float" office:value="28.2838150289017">
            <text:p>28.2838150289017</text:p>
          </table:table-cell>
        </table:table-row>
        <table:table-row>
          <table:table-cell office:value-type="string">
            <text:p>03.09.2018</text:p>
          </table:table-cell>
          <table:table-cell office:value-type="float" office:value="89.2916184971093">
            <text:p>89.2916184971093</text:p>
          </table:table-cell>
          <table:table-cell office:value-type="float" office:value="29.2601156069365">
            <text:p>29.2601156069365</text:p>
          </table:table-cell>
          <table:table-cell office:value-type="float" office:value="28.2813583815029">
            <text:p>28.2813583815029</text:p>
          </table:table-cell>
        </table:table-row>
        <table:table-row>
          <table:table-cell office:value-type="string">
            <text:p>04.09.2018</text:p>
          </table:table-cell>
          <table:table-cell office:value-type="float" office:value="89.2982658959532">
            <text:p>89.2982658959532</text:p>
          </table:table-cell>
          <table:table-cell office:value-type="float" office:value="29.2641618497111">
            <text:p>29.2641618497111</text:p>
          </table:table-cell>
          <table:table-cell office:value-type="float" office:value="28.278901734104">
            <text:p>28.278901734104</text:p>
          </table:table-cell>
        </table:table-row>
        <table:table-row>
          <table:table-cell office:value-type="string">
            <text:p>05.09.2018</text:p>
          </table:table-cell>
          <table:table-cell office:value-type="float" office:value="89.3049132947971">
            <text:p>89.3049132947971</text:p>
          </table:table-cell>
          <table:table-cell office:value-type="float" office:value="29.2682080924856">
            <text:p>29.2682080924856</text:p>
          </table:table-cell>
          <table:table-cell office:value-type="float" office:value="28.2764450867052">
            <text:p>28.2764450867052</text:p>
          </table:table-cell>
        </table:table-row>
        <table:table-row>
          <table:table-cell office:value-type="string">
            <text:p>06.09.2018</text:p>
          </table:table-cell>
          <table:table-cell office:value-type="float" office:value="89.311560693641">
            <text:p>89.311560693641</text:p>
          </table:table-cell>
          <table:table-cell office:value-type="float" office:value="29.2722543352602">
            <text:p>29.2722543352602</text:p>
          </table:table-cell>
          <table:table-cell office:value-type="float" office:value="28.2739884393063">
            <text:p>28.2739884393063</text:p>
          </table:table-cell>
        </table:table-row>
        <table:table-row>
          <table:table-cell office:value-type="string">
            <text:p>07.09.2018</text:p>
          </table:table-cell>
          <table:table-cell office:value-type="float" office:value="89.318208092485">
            <text:p>89.318208092485</text:p>
          </table:table-cell>
          <table:table-cell office:value-type="float" office:value="29.2763005780348">
            <text:p>29.2763005780348</text:p>
          </table:table-cell>
          <table:table-cell office:value-type="float" office:value="28.2715317919075">
            <text:p>28.2715317919075</text:p>
          </table:table-cell>
        </table:table-row>
        <table:table-row>
          <table:table-cell office:value-type="string">
            <text:p>08.09.2018</text:p>
          </table:table-cell>
          <table:table-cell office:value-type="float" office:value="89.3248554913289">
            <text:p>89.3248554913289</text:p>
          </table:table-cell>
          <table:table-cell office:value-type="float" office:value="29.2803468208093">
            <text:p>29.2803468208093</text:p>
          </table:table-cell>
          <table:table-cell office:value-type="float" office:value="28.2690751445086">
            <text:p>28.2690751445086</text:p>
          </table:table-cell>
        </table:table-row>
        <table:table-row>
          <table:table-cell office:value-type="string">
            <text:p>09.09.2018</text:p>
          </table:table-cell>
          <table:table-cell office:value-type="float" office:value="89.3315028901728">
            <text:p>89.3315028901728</text:p>
          </table:table-cell>
          <table:table-cell office:value-type="float" office:value="29.2843930635839">
            <text:p>29.2843930635839</text:p>
          </table:table-cell>
          <table:table-cell office:value-type="float" office:value="28.2666184971098">
            <text:p>28.2666184971098</text:p>
          </table:table-cell>
        </table:table-row>
        <table:table-row>
          <table:table-cell office:value-type="string">
            <text:p>10.09.2018</text:p>
          </table:table-cell>
          <table:table-cell office:value-type="float" office:value="89.3381502890167">
            <text:p>89.3381502890167</text:p>
          </table:table-cell>
          <table:table-cell office:value-type="float" office:value="29.2884393063585">
            <text:p>29.2884393063585</text:p>
          </table:table-cell>
          <table:table-cell office:value-type="float" office:value="28.2641618497109">
            <text:p>28.2641618497109</text:p>
          </table:table-cell>
        </table:table-row>
        <table:table-row>
          <table:table-cell office:value-type="string">
            <text:p>11.09.2018</text:p>
          </table:table-cell>
          <table:table-cell office:value-type="float" office:value="89.3447976878607">
            <text:p>89.3447976878607</text:p>
          </table:table-cell>
          <table:table-cell office:value-type="float" office:value="29.292485549133">
            <text:p>29.292485549133</text:p>
          </table:table-cell>
          <table:table-cell office:value-type="float" office:value="28.2617052023121">
            <text:p>28.2617052023121</text:p>
          </table:table-cell>
        </table:table-row>
        <table:table-row>
          <table:table-cell office:value-type="string">
            <text:p>12.09.2018</text:p>
          </table:table-cell>
          <table:table-cell office:value-type="float" office:value="89.3514450867046">
            <text:p>89.3514450867046</text:p>
          </table:table-cell>
          <table:table-cell office:value-type="float" office:value="29.2965317919076">
            <text:p>29.2965317919076</text:p>
          </table:table-cell>
          <table:table-cell office:value-type="float" office:value="28.2592485549133">
            <text:p>28.2592485549133</text:p>
          </table:table-cell>
        </table:table-row>
        <table:table-row>
          <table:table-cell office:value-type="string">
            <text:p>13.09.2018</text:p>
          </table:table-cell>
          <table:table-cell office:value-type="float" office:value="89.3580924855485">
            <text:p>89.3580924855485</text:p>
          </table:table-cell>
          <table:table-cell office:value-type="float" office:value="29.3005780346822">
            <text:p>29.3005780346822</text:p>
          </table:table-cell>
          <table:table-cell office:value-type="float" office:value="28.2567919075144">
            <text:p>28.2567919075144</text:p>
          </table:table-cell>
        </table:table-row>
        <table:table-row>
          <table:table-cell office:value-type="string">
            <text:p>14.09.2018</text:p>
          </table:table-cell>
          <table:table-cell office:value-type="float" office:value="89.3647398843924">
            <text:p>89.3647398843924</text:p>
          </table:table-cell>
          <table:table-cell office:value-type="float" office:value="29.3046242774567">
            <text:p>29.3046242774567</text:p>
          </table:table-cell>
          <table:table-cell office:value-type="float" office:value="28.2543352601156">
            <text:p>28.2543352601156</text:p>
          </table:table-cell>
        </table:table-row>
        <table:table-row>
          <table:table-cell office:value-type="string">
            <text:p>15.09.2018</text:p>
          </table:table-cell>
          <table:table-cell office:value-type="float" office:value="89.3713872832364">
            <text:p>89.3713872832364</text:p>
          </table:table-cell>
          <table:table-cell office:value-type="float" office:value="29.3086705202313">
            <text:p>29.3086705202313</text:p>
          </table:table-cell>
          <table:table-cell office:value-type="float" office:value="28.2518786127167">
            <text:p>28.2518786127167</text:p>
          </table:table-cell>
        </table:table-row>
        <table:table-row>
          <table:table-cell office:value-type="string">
            <text:p>16.09.2018</text:p>
          </table:table-cell>
          <table:table-cell office:value-type="float" office:value="89.3780346820803">
            <text:p>89.3780346820803</text:p>
          </table:table-cell>
          <table:table-cell office:value-type="float" office:value="29.3127167630059">
            <text:p>29.3127167630059</text:p>
          </table:table-cell>
          <table:table-cell office:value-type="float" office:value="28.2494219653179">
            <text:p>28.2494219653179</text:p>
          </table:table-cell>
        </table:table-row>
        <table:table-row>
          <table:table-cell office:value-type="string">
            <text:p>17.09.2018</text:p>
          </table:table-cell>
          <table:table-cell office:value-type="float" office:value="89.3846820809242">
            <text:p>89.3846820809242</text:p>
          </table:table-cell>
          <table:table-cell office:value-type="float" office:value="29.3167630057804">
            <text:p>29.3167630057804</text:p>
          </table:table-cell>
          <table:table-cell office:value-type="float" office:value="28.246965317919">
            <text:p>28.246965317919</text:p>
          </table:table-cell>
        </table:table-row>
        <table:table-row>
          <table:table-cell office:value-type="string">
            <text:p>18.09.2018</text:p>
          </table:table-cell>
          <table:table-cell office:value-type="float" office:value="89.3913294797681">
            <text:p>89.3913294797681</text:p>
          </table:table-cell>
          <table:table-cell office:value-type="float" office:value="29.320809248555">
            <text:p>29.320809248555</text:p>
          </table:table-cell>
          <table:table-cell office:value-type="float" office:value="28.2445086705202">
            <text:p>28.2445086705202</text:p>
          </table:table-cell>
        </table:table-row>
        <table:table-row>
          <table:table-cell office:value-type="string">
            <text:p>19.09.2018</text:p>
          </table:table-cell>
          <table:table-cell office:value-type="float" office:value="89.3979768786121">
            <text:p>89.3979768786121</text:p>
          </table:table-cell>
          <table:table-cell office:value-type="float" office:value="29.3248554913296">
            <text:p>29.3248554913296</text:p>
          </table:table-cell>
          <table:table-cell office:value-type="float" office:value="28.2420520231213">
            <text:p>28.2420520231213</text:p>
          </table:table-cell>
        </table:table-row>
        <table:table-row>
          <table:table-cell office:value-type="string">
            <text:p>20.09.2018</text:p>
          </table:table-cell>
          <table:table-cell office:value-type="float" office:value="89.404624277456">
            <text:p>89.404624277456</text:p>
          </table:table-cell>
          <table:table-cell office:value-type="float" office:value="29.3289017341041">
            <text:p>29.3289017341041</text:p>
          </table:table-cell>
          <table:table-cell office:value-type="float" office:value="28.2395953757225">
            <text:p>28.2395953757225</text:p>
          </table:table-cell>
        </table:table-row>
        <table:table-row>
          <table:table-cell office:value-type="string">
            <text:p>21.09.2018</text:p>
          </table:table-cell>
          <table:table-cell office:value-type="float" office:value="89.4112716762999">
            <text:p>89.4112716762999</text:p>
          </table:table-cell>
          <table:table-cell office:value-type="float" office:value="29.3329479768787">
            <text:p>29.3329479768787</text:p>
          </table:table-cell>
          <table:table-cell office:value-type="float" office:value="28.2371387283237">
            <text:p>28.2371387283237</text:p>
          </table:table-cell>
        </table:table-row>
        <table:table-row>
          <table:table-cell office:value-type="string">
            <text:p>22.09.2018</text:p>
          </table:table-cell>
          <table:table-cell office:value-type="float" office:value="89.4179190751438">
            <text:p>89.4179190751438</text:p>
          </table:table-cell>
          <table:table-cell office:value-type="float" office:value="29.3369942196533">
            <text:p>29.3369942196533</text:p>
          </table:table-cell>
          <table:table-cell office:value-type="float" office:value="28.2346820809248">
            <text:p>28.2346820809248</text:p>
          </table:table-cell>
        </table:table-row>
        <table:table-row>
          <table:table-cell office:value-type="string">
            <text:p>23.09.2018</text:p>
          </table:table-cell>
          <table:table-cell office:value-type="float" office:value="89.4245664739877">
            <text:p>89.4245664739877</text:p>
          </table:table-cell>
          <table:table-cell office:value-type="float" office:value="29.3410404624278">
            <text:p>29.3410404624278</text:p>
          </table:table-cell>
          <table:table-cell office:value-type="float" office:value="28.232225433526">
            <text:p>28.232225433526</text:p>
          </table:table-cell>
        </table:table-row>
        <table:table-row>
          <table:table-cell office:value-type="string">
            <text:p>24.09.2018</text:p>
          </table:table-cell>
          <table:table-cell office:value-type="float" office:value="89.4312138728317">
            <text:p>89.4312138728317</text:p>
          </table:table-cell>
          <table:table-cell office:value-type="float" office:value="29.3450867052024">
            <text:p>29.3450867052024</text:p>
          </table:table-cell>
          <table:table-cell office:value-type="float" office:value="28.2297687861271">
            <text:p>28.2297687861271</text:p>
          </table:table-cell>
        </table:table-row>
        <table:table-row>
          <table:table-cell office:value-type="string">
            <text:p>25.09.2018</text:p>
          </table:table-cell>
          <table:table-cell office:value-type="float" office:value="89.4378612716756">
            <text:p>89.4378612716756</text:p>
          </table:table-cell>
          <table:table-cell office:value-type="float" office:value="29.349132947977">
            <text:p>29.349132947977</text:p>
          </table:table-cell>
          <table:table-cell office:value-type="float" office:value="28.2273121387283">
            <text:p>28.2273121387283</text:p>
          </table:table-cell>
        </table:table-row>
        <table:table-row>
          <table:table-cell office:value-type="string">
            <text:p>26.09.2018</text:p>
          </table:table-cell>
          <table:table-cell office:value-type="float" office:value="89.4445086705195">
            <text:p>89.4445086705195</text:p>
          </table:table-cell>
          <table:table-cell office:value-type="float" office:value="29.3531791907515">
            <text:p>29.3531791907515</text:p>
          </table:table-cell>
          <table:table-cell office:value-type="float" office:value="28.2248554913294">
            <text:p>28.2248554913294</text:p>
          </table:table-cell>
        </table:table-row>
        <table:table-row>
          <table:table-cell office:value-type="string">
            <text:p>27.09.2018</text:p>
          </table:table-cell>
          <table:table-cell office:value-type="float" office:value="89.4511560693634">
            <text:p>89.4511560693634</text:p>
          </table:table-cell>
          <table:table-cell office:value-type="float" office:value="29.3572254335261">
            <text:p>29.3572254335261</text:p>
          </table:table-cell>
          <table:table-cell office:value-type="float" office:value="28.2223988439306">
            <text:p>28.2223988439306</text:p>
          </table:table-cell>
        </table:table-row>
        <table:table-row>
          <table:table-cell office:value-type="string">
            <text:p>28.09.2018</text:p>
          </table:table-cell>
          <table:table-cell office:value-type="float" office:value="89.4578034682074">
            <text:p>89.4578034682074</text:p>
          </table:table-cell>
          <table:table-cell office:value-type="float" office:value="29.3612716763007">
            <text:p>29.3612716763007</text:p>
          </table:table-cell>
          <table:table-cell office:value-type="float" office:value="28.2199421965317">
            <text:p>28.2199421965317</text:p>
          </table:table-cell>
        </table:table-row>
        <table:table-row>
          <table:table-cell office:value-type="string">
            <text:p>29.09.2018</text:p>
          </table:table-cell>
          <table:table-cell office:value-type="float" office:value="89.4644508670513">
            <text:p>89.4644508670513</text:p>
          </table:table-cell>
          <table:table-cell office:value-type="float" office:value="29.3653179190752">
            <text:p>29.3653179190752</text:p>
          </table:table-cell>
          <table:table-cell office:value-type="float" office:value="28.2174855491329">
            <text:p>28.2174855491329</text:p>
          </table:table-cell>
        </table:table-row>
        <table:table-row>
          <table:table-cell office:value-type="string">
            <text:p>30.09.2018</text:p>
          </table:table-cell>
          <table:table-cell office:value-type="float" office:value="89.4710982658952">
            <text:p>89.4710982658952</text:p>
          </table:table-cell>
          <table:table-cell office:value-type="float" office:value="29.3693641618498">
            <text:p>29.3693641618498</text:p>
          </table:table-cell>
          <table:table-cell office:value-type="float" office:value="28.2150289017341">
            <text:p>28.2150289017341</text:p>
          </table:table-cell>
        </table:table-row>
        <table:table-row>
          <table:table-cell office:value-type="string">
            <text:p>01.10.2018</text:p>
          </table:table-cell>
          <table:table-cell office:value-type="float" office:value="89.4777456647391">
            <text:p>89.4777456647391</text:p>
          </table:table-cell>
          <table:table-cell office:value-type="float" office:value="29.3734104046244">
            <text:p>29.3734104046244</text:p>
          </table:table-cell>
          <table:table-cell office:value-type="float" office:value="28.2125722543352">
            <text:p>28.2125722543352</text:p>
          </table:table-cell>
        </table:table-row>
        <table:table-row>
          <table:table-cell office:value-type="string">
            <text:p>02.10.2018</text:p>
          </table:table-cell>
          <table:table-cell office:value-type="float" office:value="89.4843930635831">
            <text:p>89.4843930635831</text:p>
          </table:table-cell>
          <table:table-cell office:value-type="float" office:value="29.3774566473989">
            <text:p>29.3774566473989</text:p>
          </table:table-cell>
          <table:table-cell office:value-type="float" office:value="28.2101156069364">
            <text:p>28.2101156069364</text:p>
          </table:table-cell>
        </table:table-row>
        <table:table-row>
          <table:table-cell office:value-type="string">
            <text:p>03.10.2018</text:p>
          </table:table-cell>
          <table:table-cell office:value-type="float" office:value="89.491040462427">
            <text:p>89.491040462427</text:p>
          </table:table-cell>
          <table:table-cell office:value-type="float" office:value="29.3815028901735">
            <text:p>29.3815028901735</text:p>
          </table:table-cell>
          <table:table-cell office:value-type="float" office:value="28.2076589595375">
            <text:p>28.2076589595375</text:p>
          </table:table-cell>
        </table:table-row>
        <table:table-row>
          <table:table-cell office:value-type="string">
            <text:p>04.10.2018</text:p>
          </table:table-cell>
          <table:table-cell office:value-type="float" office:value="89.4976878612709">
            <text:p>89.4976878612709</text:p>
          </table:table-cell>
          <table:table-cell office:value-type="float" office:value="29.3855491329481">
            <text:p>29.3855491329481</text:p>
          </table:table-cell>
          <table:table-cell office:value-type="float" office:value="28.2052023121387">
            <text:p>28.2052023121387</text:p>
          </table:table-cell>
        </table:table-row>
        <table:table-row>
          <table:table-cell office:value-type="string">
            <text:p>05.10.2018</text:p>
          </table:table-cell>
          <table:table-cell office:value-type="float" office:value="89.5043352601148">
            <text:p>89.5043352601148</text:p>
          </table:table-cell>
          <table:table-cell office:value-type="float" office:value="29.3895953757226">
            <text:p>29.3895953757226</text:p>
          </table:table-cell>
          <table:table-cell office:value-type="float" office:value="28.2027456647398">
            <text:p>28.2027456647398</text:p>
          </table:table-cell>
        </table:table-row>
        <table:table-row>
          <table:table-cell office:value-type="string">
            <text:p>06.10.2018</text:p>
          </table:table-cell>
          <table:table-cell office:value-type="float" office:value="89.5109826589588">
            <text:p>89.5109826589588</text:p>
          </table:table-cell>
          <table:table-cell office:value-type="float" office:value="29.3936416184972">
            <text:p>29.3936416184972</text:p>
          </table:table-cell>
          <table:table-cell office:value-type="float" office:value="28.200289017341">
            <text:p>28.200289017341</text:p>
          </table:table-cell>
        </table:table-row>
        <table:table-row>
          <table:table-cell office:value-type="string">
            <text:p>07.10.2018</text:p>
          </table:table-cell>
          <table:table-cell office:value-type="float" office:value="89.5176300578027">
            <text:p>89.5176300578027</text:p>
          </table:table-cell>
          <table:table-cell office:value-type="float" office:value="29.3976878612718">
            <text:p>29.3976878612718</text:p>
          </table:table-cell>
          <table:table-cell office:value-type="float" office:value="28.1978323699421">
            <text:p>28.1978323699421</text:p>
          </table:table-cell>
        </table:table-row>
        <table:table-row>
          <table:table-cell office:value-type="string">
            <text:p>08.10.2018</text:p>
          </table:table-cell>
          <table:table-cell office:value-type="float" office:value="89.5242774566466">
            <text:p>89.5242774566466</text:p>
          </table:table-cell>
          <table:table-cell office:value-type="float" office:value="29.4017341040463">
            <text:p>29.4017341040463</text:p>
          </table:table-cell>
          <table:table-cell office:value-type="float" office:value="28.1953757225433">
            <text:p>28.1953757225433</text:p>
          </table:table-cell>
        </table:table-row>
        <table:table-row>
          <table:table-cell office:value-type="string">
            <text:p>09.10.2018</text:p>
          </table:table-cell>
          <table:table-cell office:value-type="float" office:value="89.5309248554905">
            <text:p>89.5309248554905</text:p>
          </table:table-cell>
          <table:table-cell office:value-type="float" office:value="29.4057803468209">
            <text:p>29.4057803468209</text:p>
          </table:table-cell>
          <table:table-cell office:value-type="float" office:value="28.1929190751445">
            <text:p>28.1929190751445</text:p>
          </table:table-cell>
        </table:table-row>
        <table:table-row>
          <table:table-cell office:value-type="string">
            <text:p>10.10.2018</text:p>
          </table:table-cell>
          <table:table-cell office:value-type="float" office:value="89.5375722543345">
            <text:p>89.5375722543345</text:p>
          </table:table-cell>
          <table:table-cell office:value-type="float" office:value="29.4098265895955">
            <text:p>29.4098265895955</text:p>
          </table:table-cell>
          <table:table-cell office:value-type="float" office:value="28.1904624277456">
            <text:p>28.1904624277456</text:p>
          </table:table-cell>
        </table:table-row>
        <table:table-row>
          <table:table-cell office:value-type="string">
            <text:p>11.10.2018</text:p>
          </table:table-cell>
          <table:table-cell office:value-type="float" office:value="89.5442196531784">
            <text:p>89.5442196531784</text:p>
          </table:table-cell>
          <table:table-cell office:value-type="float" office:value="29.41387283237">
            <text:p>29.41387283237</text:p>
          </table:table-cell>
          <table:table-cell office:value-type="float" office:value="28.1880057803468">
            <text:p>28.1880057803468</text:p>
          </table:table-cell>
        </table:table-row>
        <table:table-row>
          <table:table-cell office:value-type="string">
            <text:p>12.10.2018</text:p>
          </table:table-cell>
          <table:table-cell office:value-type="float" office:value="89.5508670520223">
            <text:p>89.5508670520223</text:p>
          </table:table-cell>
          <table:table-cell office:value-type="float" office:value="29.4179190751446">
            <text:p>29.4179190751446</text:p>
          </table:table-cell>
          <table:table-cell office:value-type="float" office:value="28.1855491329479">
            <text:p>28.1855491329479</text:p>
          </table:table-cell>
        </table:table-row>
        <table:table-row>
          <table:table-cell office:value-type="string">
            <text:p>13.10.2018</text:p>
          </table:table-cell>
          <table:table-cell office:value-type="float" office:value="89.5575144508662">
            <text:p>89.5575144508662</text:p>
          </table:table-cell>
          <table:table-cell office:value-type="float" office:value="29.4219653179192">
            <text:p>29.4219653179192</text:p>
          </table:table-cell>
          <table:table-cell office:value-type="float" office:value="28.1830924855491">
            <text:p>28.1830924855491</text:p>
          </table:table-cell>
        </table:table-row>
        <table:table-row>
          <table:table-cell office:value-type="string">
            <text:p>14.10.2018</text:p>
          </table:table-cell>
          <table:table-cell office:value-type="float" office:value="89.5641618497102">
            <text:p>89.5641618497102</text:p>
          </table:table-cell>
          <table:table-cell office:value-type="float" office:value="29.4260115606937">
            <text:p>29.4260115606937</text:p>
          </table:table-cell>
          <table:table-cell office:value-type="float" office:value="28.1806358381502">
            <text:p>28.1806358381502</text:p>
          </table:table-cell>
        </table:table-row>
        <table:table-row>
          <table:table-cell office:value-type="string">
            <text:p>15.10.2018</text:p>
          </table:table-cell>
          <table:table-cell office:value-type="float" office:value="89.5708092485541">
            <text:p>89.5708092485541</text:p>
          </table:table-cell>
          <table:table-cell office:value-type="float" office:value="29.4300578034683">
            <text:p>29.4300578034683</text:p>
          </table:table-cell>
          <table:table-cell office:value-type="float" office:value="28.1781791907514">
            <text:p>28.1781791907514</text:p>
          </table:table-cell>
        </table:table-row>
        <table:table-row>
          <table:table-cell office:value-type="string">
            <text:p>16.10.2018</text:p>
          </table:table-cell>
          <table:table-cell office:value-type="float" office:value="89.577456647398">
            <text:p>89.577456647398</text:p>
          </table:table-cell>
          <table:table-cell office:value-type="float" office:value="29.4341040462429">
            <text:p>29.4341040462429</text:p>
          </table:table-cell>
          <table:table-cell office:value-type="float" office:value="28.1757225433525">
            <text:p>28.1757225433525</text:p>
          </table:table-cell>
        </table:table-row>
        <table:table-row>
          <table:table-cell office:value-type="string">
            <text:p>17.10.2018</text:p>
          </table:table-cell>
          <table:table-cell office:value-type="float" office:value="89.5841040462419">
            <text:p>89.5841040462419</text:p>
          </table:table-cell>
          <table:table-cell office:value-type="float" office:value="29.4381502890175">
            <text:p>29.4381502890175</text:p>
          </table:table-cell>
          <table:table-cell office:value-type="float" office:value="28.1732658959537">
            <text:p>28.1732658959537</text:p>
          </table:table-cell>
        </table:table-row>
        <table:table-row>
          <table:table-cell office:value-type="string">
            <text:p>18.10.2018</text:p>
          </table:table-cell>
          <table:table-cell office:value-type="float" office:value="89.5907514450859">
            <text:p>89.5907514450859</text:p>
          </table:table-cell>
          <table:table-cell office:value-type="float" office:value="29.442196531792">
            <text:p>29.442196531792</text:p>
          </table:table-cell>
          <table:table-cell office:value-type="float" office:value="28.1708092485549">
            <text:p>28.1708092485549</text:p>
          </table:table-cell>
        </table:table-row>
        <table:table-row>
          <table:table-cell office:value-type="string">
            <text:p>19.10.2018</text:p>
          </table:table-cell>
          <table:table-cell office:value-type="float" office:value="89.5973988439298">
            <text:p>89.5973988439298</text:p>
          </table:table-cell>
          <table:table-cell office:value-type="float" office:value="29.4462427745666">
            <text:p>29.4462427745666</text:p>
          </table:table-cell>
          <table:table-cell office:value-type="float" office:value="28.168352601156">
            <text:p>28.168352601156</text:p>
          </table:table-cell>
        </table:table-row>
        <table:table-row>
          <table:table-cell office:value-type="string">
            <text:p>20.10.2018</text:p>
          </table:table-cell>
          <table:table-cell office:value-type="float" office:value="89.6040462427737">
            <text:p>89.6040462427737</text:p>
          </table:table-cell>
          <table:table-cell office:value-type="float" office:value="29.4502890173412">
            <text:p>29.4502890173412</text:p>
          </table:table-cell>
          <table:table-cell office:value-type="float" office:value="28.1658959537572">
            <text:p>28.1658959537572</text:p>
          </table:table-cell>
        </table:table-row>
        <table:table-row>
          <table:table-cell office:value-type="string">
            <text:p>21.10.2018</text:p>
          </table:table-cell>
          <table:table-cell office:value-type="float" office:value="89.6106936416176">
            <text:p>89.6106936416176</text:p>
          </table:table-cell>
          <table:table-cell office:value-type="float" office:value="29.4543352601157">
            <text:p>29.4543352601157</text:p>
          </table:table-cell>
          <table:table-cell office:value-type="float" office:value="28.1634393063583">
            <text:p>28.1634393063583</text:p>
          </table:table-cell>
        </table:table-row>
        <table:table-row>
          <table:table-cell office:value-type="string">
            <text:p>22.10.2018</text:p>
          </table:table-cell>
          <table:table-cell office:value-type="float" office:value="89.6173410404615">
            <text:p>89.6173410404615</text:p>
          </table:table-cell>
          <table:table-cell office:value-type="float" office:value="29.4583815028903">
            <text:p>29.4583815028903</text:p>
          </table:table-cell>
          <table:table-cell office:value-type="float" office:value="28.1609826589595">
            <text:p>28.1609826589595</text:p>
          </table:table-cell>
        </table:table-row>
        <table:table-row>
          <table:table-cell office:value-type="string">
            <text:p>23.10.2018</text:p>
          </table:table-cell>
          <table:table-cell office:value-type="float" office:value="89.6239884393055">
            <text:p>89.6239884393055</text:p>
          </table:table-cell>
          <table:table-cell office:value-type="float" office:value="29.4624277456649">
            <text:p>29.4624277456649</text:p>
          </table:table-cell>
          <table:table-cell office:value-type="float" office:value="28.1585260115606">
            <text:p>28.1585260115606</text:p>
          </table:table-cell>
        </table:table-row>
        <table:table-row>
          <table:table-cell office:value-type="string">
            <text:p>24.10.2018</text:p>
          </table:table-cell>
          <table:table-cell office:value-type="float" office:value="89.6306358381494">
            <text:p>89.6306358381494</text:p>
          </table:table-cell>
          <table:table-cell office:value-type="float" office:value="29.4664739884394">
            <text:p>29.4664739884394</text:p>
          </table:table-cell>
          <table:table-cell office:value-type="float" office:value="28.1560693641618">
            <text:p>28.1560693641618</text:p>
          </table:table-cell>
        </table:table-row>
        <table:table-row>
          <table:table-cell office:value-type="string">
            <text:p>25.10.2018</text:p>
          </table:table-cell>
          <table:table-cell office:value-type="float" office:value="89.6372832369933">
            <text:p>89.6372832369933</text:p>
          </table:table-cell>
          <table:table-cell office:value-type="float" office:value="29.470520231214">
            <text:p>29.470520231214</text:p>
          </table:table-cell>
          <table:table-cell office:value-type="float" office:value="28.1536127167629">
            <text:p>28.1536127167629</text:p>
          </table:table-cell>
        </table:table-row>
        <table:table-row>
          <table:table-cell office:value-type="string">
            <text:p>26.10.2018</text:p>
          </table:table-cell>
          <table:table-cell office:value-type="float" office:value="89.6439306358372">
            <text:p>89.6439306358372</text:p>
          </table:table-cell>
          <table:table-cell office:value-type="float" office:value="29.4745664739886">
            <text:p>29.4745664739886</text:p>
          </table:table-cell>
          <table:table-cell office:value-type="float" office:value="28.1511560693641">
            <text:p>28.1511560693641</text:p>
          </table:table-cell>
        </table:table-row>
        <table:table-row>
          <table:table-cell office:value-type="string">
            <text:p>27.10.2018</text:p>
          </table:table-cell>
          <table:table-cell office:value-type="float" office:value="89.6505780346812">
            <text:p>89.6505780346812</text:p>
          </table:table-cell>
          <table:table-cell office:value-type="float" office:value="29.4786127167631">
            <text:p>29.4786127167631</text:p>
          </table:table-cell>
          <table:table-cell office:value-type="float" office:value="28.1486994219653">
            <text:p>28.1486994219653</text:p>
          </table:table-cell>
        </table:table-row>
        <table:table-row>
          <table:table-cell office:value-type="string">
            <text:p>28.10.2018</text:p>
          </table:table-cell>
          <table:table-cell office:value-type="float" office:value="89.6572254335251">
            <text:p>89.6572254335251</text:p>
          </table:table-cell>
          <table:table-cell office:value-type="float" office:value="29.4826589595377">
            <text:p>29.4826589595377</text:p>
          </table:table-cell>
          <table:table-cell office:value-type="float" office:value="28.1462427745664">
            <text:p>28.1462427745664</text:p>
          </table:table-cell>
        </table:table-row>
        <table:table-row>
          <table:table-cell office:value-type="string">
            <text:p>29.10.2018</text:p>
          </table:table-cell>
          <table:table-cell office:value-type="float" office:value="89.663872832369">
            <text:p>89.663872832369</text:p>
          </table:table-cell>
          <table:table-cell office:value-type="float" office:value="29.4867052023123">
            <text:p>29.4867052023123</text:p>
          </table:table-cell>
          <table:table-cell office:value-type="float" office:value="28.1437861271676">
            <text:p>28.1437861271676</text:p>
          </table:table-cell>
        </table:table-row>
        <table:table-row>
          <table:table-cell office:value-type="string">
            <text:p>30.10.2018</text:p>
          </table:table-cell>
          <table:table-cell office:value-type="float" office:value="89.6705202312129">
            <text:p>89.6705202312129</text:p>
          </table:table-cell>
          <table:table-cell office:value-type="float" office:value="29.4907514450868">
            <text:p>29.4907514450868</text:p>
          </table:table-cell>
          <table:table-cell office:value-type="float" office:value="28.1413294797687">
            <text:p>28.1413294797687</text:p>
          </table:table-cell>
        </table:table-row>
        <table:table-row>
          <table:table-cell office:value-type="string">
            <text:p>31.10.2018</text:p>
          </table:table-cell>
          <table:table-cell office:value-type="float" office:value="89.6771676300569">
            <text:p>89.6771676300569</text:p>
          </table:table-cell>
          <table:table-cell office:value-type="float" office:value="29.4947976878614">
            <text:p>29.4947976878614</text:p>
          </table:table-cell>
          <table:table-cell office:value-type="float" office:value="28.1388728323699">
            <text:p>28.1388728323699</text:p>
          </table:table-cell>
        </table:table-row>
        <table:table-row>
          <table:table-cell office:value-type="string">
            <text:p>01.11.2018</text:p>
          </table:table-cell>
          <table:table-cell office:value-type="float" office:value="89.6838150289008">
            <text:p>89.6838150289008</text:p>
          </table:table-cell>
          <table:table-cell office:value-type="float" office:value="29.498843930636">
            <text:p>29.498843930636</text:p>
          </table:table-cell>
          <table:table-cell office:value-type="float" office:value="28.136416184971">
            <text:p>28.136416184971</text:p>
          </table:table-cell>
        </table:table-row>
        <table:table-row>
          <table:table-cell office:value-type="string">
            <text:p>02.11.2018</text:p>
          </table:table-cell>
          <table:table-cell office:value-type="float" office:value="89.6904624277447">
            <text:p>89.6904624277447</text:p>
          </table:table-cell>
          <table:table-cell office:value-type="float" office:value="29.5028901734105">
            <text:p>29.5028901734105</text:p>
          </table:table-cell>
          <table:table-cell office:value-type="float" office:value="28.1339595375722">
            <text:p>28.1339595375722</text:p>
          </table:table-cell>
        </table:table-row>
        <table:table-row>
          <table:table-cell office:value-type="string">
            <text:p>03.11.2018</text:p>
          </table:table-cell>
          <table:table-cell office:value-type="float" office:value="89.6971098265886">
            <text:p>89.6971098265886</text:p>
          </table:table-cell>
          <table:table-cell office:value-type="float" office:value="29.5069364161851">
            <text:p>29.5069364161851</text:p>
          </table:table-cell>
          <table:table-cell office:value-type="float" office:value="28.1315028901734">
            <text:p>28.1315028901734</text:p>
          </table:table-cell>
        </table:table-row>
        <table:table-row>
          <table:table-cell office:value-type="string">
            <text:p>04.11.2018</text:p>
          </table:table-cell>
          <table:table-cell office:value-type="float" office:value="89.7037572254326">
            <text:p>89.7037572254326</text:p>
          </table:table-cell>
          <table:table-cell office:value-type="float" office:value="29.5109826589597">
            <text:p>29.5109826589597</text:p>
          </table:table-cell>
          <table:table-cell office:value-type="float" office:value="28.1290462427745">
            <text:p>28.1290462427745</text:p>
          </table:table-cell>
        </table:table-row>
        <table:table-row>
          <table:table-cell office:value-type="string">
            <text:p>05.11.2018</text:p>
          </table:table-cell>
          <table:table-cell office:value-type="float" office:value="89.7104046242765">
            <text:p>89.7104046242765</text:p>
          </table:table-cell>
          <table:table-cell office:value-type="float" office:value="29.5150289017342">
            <text:p>29.5150289017342</text:p>
          </table:table-cell>
          <table:table-cell office:value-type="float" office:value="28.1265895953757">
            <text:p>28.1265895953757</text:p>
          </table:table-cell>
        </table:table-row>
        <table:table-row>
          <table:table-cell office:value-type="string">
            <text:p>06.11.2018</text:p>
          </table:table-cell>
          <table:table-cell office:value-type="float" office:value="89.7170520231204">
            <text:p>89.7170520231204</text:p>
          </table:table-cell>
          <table:table-cell office:value-type="float" office:value="29.5190751445088">
            <text:p>29.5190751445088</text:p>
          </table:table-cell>
          <table:table-cell office:value-type="float" office:value="28.1241329479768">
            <text:p>28.1241329479768</text:p>
          </table:table-cell>
        </table:table-row>
        <table:table-row>
          <table:table-cell office:value-type="string">
            <text:p>07.11.2018</text:p>
          </table:table-cell>
          <table:table-cell office:value-type="float" office:value="89.7236994219643">
            <text:p>89.7236994219643</text:p>
          </table:table-cell>
          <table:table-cell office:value-type="float" office:value="29.5231213872834">
            <text:p>29.5231213872834</text:p>
          </table:table-cell>
          <table:table-cell office:value-type="float" office:value="28.121676300578">
            <text:p>28.121676300578</text:p>
          </table:table-cell>
        </table:table-row>
        <table:table-row>
          <table:table-cell office:value-type="string">
            <text:p>08.11.2018</text:p>
          </table:table-cell>
          <table:table-cell office:value-type="float" office:value="89.7303468208083">
            <text:p>89.7303468208083</text:p>
          </table:table-cell>
          <table:table-cell office:value-type="float" office:value="29.5271676300579">
            <text:p>29.5271676300579</text:p>
          </table:table-cell>
          <table:table-cell office:value-type="float" office:value="28.1192196531791">
            <text:p>28.1192196531791</text:p>
          </table:table-cell>
        </table:table-row>
        <table:table-row>
          <table:table-cell office:value-type="string">
            <text:p>09.11.2018</text:p>
          </table:table-cell>
          <table:table-cell office:value-type="float" office:value="89.7369942196522">
            <text:p>89.7369942196522</text:p>
          </table:table-cell>
          <table:table-cell office:value-type="float" office:value="29.5312138728325">
            <text:p>29.5312138728325</text:p>
          </table:table-cell>
          <table:table-cell office:value-type="float" office:value="28.1167630057803">
            <text:p>28.1167630057803</text:p>
          </table:table-cell>
        </table:table-row>
        <table:table-row>
          <table:table-cell office:value-type="string">
            <text:p>10.11.2018</text:p>
          </table:table-cell>
          <table:table-cell office:value-type="float" office:value="89.7436416184961">
            <text:p>89.7436416184961</text:p>
          </table:table-cell>
          <table:table-cell office:value-type="float" office:value="29.5352601156071">
            <text:p>29.5352601156071</text:p>
          </table:table-cell>
          <table:table-cell office:value-type="float" office:value="28.1143063583814">
            <text:p>28.1143063583814</text:p>
          </table:table-cell>
        </table:table-row>
        <table:table-row>
          <table:table-cell office:value-type="string">
            <text:p>11.11.2018</text:p>
          </table:table-cell>
          <table:table-cell office:value-type="float" office:value="89.75028901734">
            <text:p>89.75028901734</text:p>
          </table:table-cell>
          <table:table-cell office:value-type="float" office:value="29.5393063583816">
            <text:p>29.5393063583816</text:p>
          </table:table-cell>
          <table:table-cell office:value-type="float" office:value="28.1118497109826">
            <text:p>28.1118497109826</text:p>
          </table:table-cell>
        </table:table-row>
        <table:table-row>
          <table:table-cell office:value-type="string">
            <text:p>12.11.2018</text:p>
          </table:table-cell>
          <table:table-cell office:value-type="float" office:value="89.756936416184">
            <text:p>89.756936416184</text:p>
          </table:table-cell>
          <table:table-cell office:value-type="float" office:value="29.5433526011562">
            <text:p>29.5433526011562</text:p>
          </table:table-cell>
          <table:table-cell office:value-type="float" office:value="28.1093930635838">
            <text:p>28.1093930635838</text:p>
          </table:table-cell>
        </table:table-row>
        <table:table-row>
          <table:table-cell office:value-type="string">
            <text:p>13.11.2018</text:p>
          </table:table-cell>
          <table:table-cell office:value-type="float" office:value="89.7635838150279">
            <text:p>89.7635838150279</text:p>
          </table:table-cell>
          <table:table-cell office:value-type="float" office:value="29.5473988439308">
            <text:p>29.5473988439308</text:p>
          </table:table-cell>
          <table:table-cell office:value-type="float" office:value="28.1069364161849">
            <text:p>28.1069364161849</text:p>
          </table:table-cell>
        </table:table-row>
        <table:table-row>
          <table:table-cell office:value-type="string">
            <text:p>14.11.2018</text:p>
          </table:table-cell>
          <table:table-cell office:value-type="float" office:value="89.7702312138718">
            <text:p>89.7702312138718</text:p>
          </table:table-cell>
          <table:table-cell office:value-type="float" office:value="29.5514450867053">
            <text:p>29.5514450867053</text:p>
          </table:table-cell>
          <table:table-cell office:value-type="float" office:value="28.1044797687861">
            <text:p>28.1044797687861</text:p>
          </table:table-cell>
        </table:table-row>
        <table:table-row>
          <table:table-cell office:value-type="string">
            <text:p>15.11.2018</text:p>
          </table:table-cell>
          <table:table-cell office:value-type="float" office:value="89.7768786127157">
            <text:p>89.7768786127157</text:p>
          </table:table-cell>
          <table:table-cell office:value-type="float" office:value="29.5554913294799">
            <text:p>29.5554913294799</text:p>
          </table:table-cell>
          <table:table-cell office:value-type="float" office:value="28.1020231213872">
            <text:p>28.1020231213872</text:p>
          </table:table-cell>
        </table:table-row>
        <table:table-row>
          <table:table-cell office:value-type="string">
            <text:p>16.11.2018</text:p>
          </table:table-cell>
          <table:table-cell office:value-type="float" office:value="89.7835260115597">
            <text:p>89.7835260115597</text:p>
          </table:table-cell>
          <table:table-cell office:value-type="float" office:value="29.5595375722545">
            <text:p>29.5595375722545</text:p>
          </table:table-cell>
          <table:table-cell office:value-type="float" office:value="28.0995664739884">
            <text:p>28.0995664739884</text:p>
          </table:table-cell>
        </table:table-row>
        <table:table-row>
          <table:table-cell office:value-type="string">
            <text:p>17.11.2018</text:p>
          </table:table-cell>
          <table:table-cell office:value-type="float" office:value="89.7901734104036">
            <text:p>89.7901734104036</text:p>
          </table:table-cell>
          <table:table-cell office:value-type="float" office:value="29.563583815029">
            <text:p>29.563583815029</text:p>
          </table:table-cell>
          <table:table-cell office:value-type="float" office:value="28.0971098265895">
            <text:p>28.0971098265895</text:p>
          </table:table-cell>
        </table:table-row>
        <table:table-row>
          <table:table-cell office:value-type="string">
            <text:p>18.11.2018</text:p>
          </table:table-cell>
          <table:table-cell office:value-type="float" office:value="89.7968208092475">
            <text:p>89.7968208092475</text:p>
          </table:table-cell>
          <table:table-cell office:value-type="float" office:value="29.5676300578036">
            <text:p>29.5676300578036</text:p>
          </table:table-cell>
          <table:table-cell office:value-type="float" office:value="28.0946531791907">
            <text:p>28.0946531791907</text:p>
          </table:table-cell>
        </table:table-row>
        <table:table-row>
          <table:table-cell office:value-type="string">
            <text:p>19.11.2018</text:p>
          </table:table-cell>
          <table:table-cell office:value-type="float" office:value="89.8034682080914">
            <text:p>89.8034682080914</text:p>
          </table:table-cell>
          <table:table-cell office:value-type="float" office:value="29.5716763005782">
            <text:p>29.5716763005782</text:p>
          </table:table-cell>
          <table:table-cell office:value-type="float" office:value="28.0921965317918">
            <text:p>28.0921965317918</text:p>
          </table:table-cell>
        </table:table-row>
        <table:table-row>
          <table:table-cell office:value-type="string">
            <text:p>20.11.2018</text:p>
          </table:table-cell>
          <table:table-cell office:value-type="float" office:value="89.8101156069354">
            <text:p>89.8101156069354</text:p>
          </table:table-cell>
          <table:table-cell office:value-type="float" office:value="29.5757225433527">
            <text:p>29.5757225433527</text:p>
          </table:table-cell>
          <table:table-cell office:value-type="float" office:value="28.089739884393">
            <text:p>28.089739884393</text:p>
          </table:table-cell>
        </table:table-row>
        <table:table-row>
          <table:table-cell office:value-type="string">
            <text:p>21.11.2018</text:p>
          </table:table-cell>
          <table:table-cell office:value-type="float" office:value="89.8167630057793">
            <text:p>89.8167630057793</text:p>
          </table:table-cell>
          <table:table-cell office:value-type="float" office:value="29.5797687861273">
            <text:p>29.5797687861273</text:p>
          </table:table-cell>
          <table:table-cell office:value-type="float" office:value="28.0872832369941">
            <text:p>28.0872832369941</text:p>
          </table:table-cell>
        </table:table-row>
        <table:table-row>
          <table:table-cell office:value-type="string">
            <text:p>22.11.2018</text:p>
          </table:table-cell>
          <table:table-cell office:value-type="float" office:value="89.8234104046232">
            <text:p>89.8234104046232</text:p>
          </table:table-cell>
          <table:table-cell office:value-type="float" office:value="29.5838150289019">
            <text:p>29.5838150289019</text:p>
          </table:table-cell>
          <table:table-cell office:value-type="float" office:value="28.0848265895953">
            <text:p>28.0848265895953</text:p>
          </table:table-cell>
        </table:table-row>
        <table:table-row>
          <table:table-cell office:value-type="string">
            <text:p>23.11.2018</text:p>
          </table:table-cell>
          <table:table-cell office:value-type="float" office:value="89.8300578034671">
            <text:p>89.8300578034671</text:p>
          </table:table-cell>
          <table:table-cell office:value-type="float" office:value="29.5878612716764">
            <text:p>29.5878612716764</text:p>
          </table:table-cell>
          <table:table-cell office:value-type="float" office:value="28.0823699421965">
            <text:p>28.0823699421965</text:p>
          </table:table-cell>
        </table:table-row>
        <table:table-row>
          <table:table-cell office:value-type="string">
            <text:p>24.11.2018</text:p>
          </table:table-cell>
          <table:table-cell office:value-type="float" office:value="89.836705202311">
            <text:p>89.836705202311</text:p>
          </table:table-cell>
          <table:table-cell office:value-type="float" office:value="29.591907514451">
            <text:p>29.591907514451</text:p>
          </table:table-cell>
          <table:table-cell office:value-type="float" office:value="28.0799132947976">
            <text:p>28.0799132947976</text:p>
          </table:table-cell>
        </table:table-row>
        <table:table-row>
          <table:table-cell office:value-type="string">
            <text:p>25.11.2018</text:p>
          </table:table-cell>
          <table:table-cell office:value-type="float" office:value="89.843352601155">
            <text:p>89.843352601155</text:p>
          </table:table-cell>
          <table:table-cell office:value-type="float" office:value="29.5959537572256">
            <text:p>29.5959537572256</text:p>
          </table:table-cell>
          <table:table-cell office:value-type="float" office:value="28.0774566473988">
            <text:p>28.0774566473988</text:p>
          </table:table-cell>
        </table:table-row>
        <table:table-row>
          <table:table-cell office:value-type="string">
            <text:p>26.11.2018</text:p>
          </table:table-cell>
          <table:table-cell office:value-type="float" office:value="89.8499999999989">
            <text:p>89.8499999999989</text:p>
          </table:table-cell>
          <table:table-cell office:value-type="float" office:value="29.6000000000001">
            <text:p>29.6000000000001</text:p>
          </table:table-cell>
          <table:table-cell office:value-type="float" office:value="28.0749999999999">
            <text:p>28.0749999999999</text:p>
          </table:table-cell>
        </table:table-row>
        <table:table-row>
          <table:table-cell office:value-type="string">
            <text:p>27.11.2018</text:p>
          </table:table-cell>
          <table:table-cell office:value-type="float" office:value="89.8566473988428">
            <text:p>89.8566473988428</text:p>
          </table:table-cell>
          <table:table-cell office:value-type="float" office:value="29.6040462427747">
            <text:p>29.6040462427747</text:p>
          </table:table-cell>
          <table:table-cell office:value-type="float" office:value="28.0725433526011">
            <text:p>28.0725433526011</text:p>
          </table:table-cell>
        </table:table-row>
        <table:table-row>
          <table:table-cell office:value-type="string">
            <text:p>28.11.2018</text:p>
          </table:table-cell>
          <table:table-cell office:value-type="float" office:value="89.8632947976867">
            <text:p>89.8632947976867</text:p>
          </table:table-cell>
          <table:table-cell office:value-type="float" office:value="29.6080924855493">
            <text:p>29.6080924855493</text:p>
          </table:table-cell>
          <table:table-cell office:value-type="float" office:value="28.0700867052022">
            <text:p>28.0700867052022</text:p>
          </table:table-cell>
        </table:table-row>
        <table:table-row>
          <table:table-cell office:value-type="string">
            <text:p>29.11.2018</text:p>
          </table:table-cell>
          <table:table-cell office:value-type="float" office:value="89.8699421965307">
            <text:p>89.8699421965307</text:p>
          </table:table-cell>
          <table:table-cell office:value-type="float" office:value="29.6121387283238">
            <text:p>29.6121387283238</text:p>
          </table:table-cell>
          <table:table-cell office:value-type="float" office:value="28.0676300578034">
            <text:p>28.0676300578034</text:p>
          </table:table-cell>
        </table:table-row>
        <table:table-row>
          <table:table-cell office:value-type="string">
            <text:p>30.11.2018</text:p>
          </table:table-cell>
          <table:table-cell office:value-type="float" office:value="89.8765895953746">
            <text:p>89.8765895953746</text:p>
          </table:table-cell>
          <table:table-cell office:value-type="float" office:value="29.6161849710984">
            <text:p>29.6161849710984</text:p>
          </table:table-cell>
          <table:table-cell office:value-type="float" office:value="28.0651734104046">
            <text:p>28.0651734104046</text:p>
          </table:table-cell>
        </table:table-row>
        <table:table-row>
          <table:table-cell office:value-type="string">
            <text:p>01.12.2018</text:p>
          </table:table-cell>
          <table:table-cell office:value-type="float" office:value="89.8832369942185">
            <text:p>89.8832369942185</text:p>
          </table:table-cell>
          <table:table-cell office:value-type="float" office:value="29.620231213873">
            <text:p>29.620231213873</text:p>
          </table:table-cell>
          <table:table-cell office:value-type="float" office:value="28.0627167630057">
            <text:p>28.0627167630057</text:p>
          </table:table-cell>
        </table:table-row>
        <table:table-row>
          <table:table-cell office:value-type="string">
            <text:p>02.12.2018</text:p>
          </table:table-cell>
          <table:table-cell office:value-type="float" office:value="89.8898843930624">
            <text:p>89.8898843930624</text:p>
          </table:table-cell>
          <table:table-cell office:value-type="float" office:value="29.6242774566476">
            <text:p>29.6242774566476</text:p>
          </table:table-cell>
          <table:table-cell office:value-type="float" office:value="28.0602601156069">
            <text:p>28.0602601156069</text:p>
          </table:table-cell>
        </table:table-row>
        <table:table-row>
          <table:table-cell office:value-type="string">
            <text:p>03.12.2018</text:p>
          </table:table-cell>
          <table:table-cell office:value-type="float" office:value="89.8965317919064">
            <text:p>89.8965317919064</text:p>
          </table:table-cell>
          <table:table-cell office:value-type="float" office:value="29.6283236994221">
            <text:p>29.6283236994221</text:p>
          </table:table-cell>
          <table:table-cell office:value-type="float" office:value="28.057803468208">
            <text:p>28.057803468208</text:p>
          </table:table-cell>
        </table:table-row>
        <table:table-row>
          <table:table-cell office:value-type="string">
            <text:p>04.12.2018</text:p>
          </table:table-cell>
          <table:table-cell office:value-type="float" office:value="89.9031791907503">
            <text:p>89.9031791907503</text:p>
          </table:table-cell>
          <table:table-cell office:value-type="float" office:value="29.6323699421967">
            <text:p>29.6323699421967</text:p>
          </table:table-cell>
          <table:table-cell office:value-type="float" office:value="28.0553468208092">
            <text:p>28.0553468208092</text:p>
          </table:table-cell>
        </table:table-row>
        <table:table-row>
          <table:table-cell office:value-type="string">
            <text:p>05.12.2018</text:p>
          </table:table-cell>
          <table:table-cell office:value-type="float" office:value="89.9098265895942">
            <text:p>89.9098265895942</text:p>
          </table:table-cell>
          <table:table-cell office:value-type="float" office:value="29.6364161849713">
            <text:p>29.6364161849713</text:p>
          </table:table-cell>
          <table:table-cell office:value-type="float" office:value="28.0528901734103">
            <text:p>28.0528901734103</text:p>
          </table:table-cell>
        </table:table-row>
        <table:table-row>
          <table:table-cell office:value-type="string">
            <text:p>06.12.2018</text:p>
          </table:table-cell>
          <table:table-cell office:value-type="float" office:value="89.9164739884381">
            <text:p>89.9164739884381</text:p>
          </table:table-cell>
          <table:table-cell office:value-type="float" office:value="29.6404624277458">
            <text:p>29.6404624277458</text:p>
          </table:table-cell>
          <table:table-cell office:value-type="float" office:value="28.0504335260115">
            <text:p>28.0504335260115</text:p>
          </table:table-cell>
        </table:table-row>
        <table:table-row>
          <table:table-cell office:value-type="string">
            <text:p>07.12.2018</text:p>
          </table:table-cell>
          <table:table-cell office:value-type="float" office:value="89.9231213872821">
            <text:p>89.9231213872821</text:p>
          </table:table-cell>
          <table:table-cell office:value-type="float" office:value="29.6445086705204">
            <text:p>29.6445086705204</text:p>
          </table:table-cell>
          <table:table-cell office:value-type="float" office:value="28.0479768786126">
            <text:p>28.0479768786126</text:p>
          </table:table-cell>
        </table:table-row>
        <table:table-row>
          <table:table-cell office:value-type="string">
            <text:p>08.12.2018</text:p>
          </table:table-cell>
          <table:table-cell office:value-type="float" office:value="89.929768786126">
            <text:p>89.929768786126</text:p>
          </table:table-cell>
          <table:table-cell office:value-type="float" office:value="29.648554913295">
            <text:p>29.648554913295</text:p>
          </table:table-cell>
          <table:table-cell office:value-type="float" office:value="28.0455202312138">
            <text:p>28.0455202312138</text:p>
          </table:table-cell>
        </table:table-row>
        <table:table-row>
          <table:table-cell office:value-type="string">
            <text:p>09.12.2018</text:p>
          </table:table-cell>
          <table:table-cell office:value-type="float" office:value="89.9364161849699">
            <text:p>89.9364161849699</text:p>
          </table:table-cell>
          <table:table-cell office:value-type="float" office:value="29.6526011560695">
            <text:p>29.6526011560695</text:p>
          </table:table-cell>
          <table:table-cell office:value-type="float" office:value="28.043063583815">
            <text:p>28.043063583815</text:p>
          </table:table-cell>
        </table:table-row>
        <table:table-row>
          <table:table-cell office:value-type="string">
            <text:p>10.12.2018</text:p>
          </table:table-cell>
          <table:table-cell office:value-type="float" office:value="89.9430635838138">
            <text:p>89.9430635838138</text:p>
          </table:table-cell>
          <table:table-cell office:value-type="float" office:value="29.6566473988441">
            <text:p>29.6566473988441</text:p>
          </table:table-cell>
          <table:table-cell office:value-type="float" office:value="28.0406069364161">
            <text:p>28.0406069364161</text:p>
          </table:table-cell>
        </table:table-row>
        <table:table-row>
          <table:table-cell office:value-type="string">
            <text:p>11.12.2018</text:p>
          </table:table-cell>
          <table:table-cell office:value-type="float" office:value="89.9497109826578">
            <text:p>89.9497109826578</text:p>
          </table:table-cell>
          <table:table-cell office:value-type="float" office:value="29.6606936416187">
            <text:p>29.6606936416187</text:p>
          </table:table-cell>
          <table:table-cell office:value-type="float" office:value="28.0381502890173">
            <text:p>28.0381502890173</text:p>
          </table:table-cell>
        </table:table-row>
        <table:table-row>
          <table:table-cell office:value-type="string">
            <text:p>12.12.2018</text:p>
          </table:table-cell>
          <table:table-cell office:value-type="float" office:value="89.9563583815017">
            <text:p>89.9563583815017</text:p>
          </table:table-cell>
          <table:table-cell office:value-type="float" office:value="29.6647398843932">
            <text:p>29.6647398843932</text:p>
          </table:table-cell>
          <table:table-cell office:value-type="float" office:value="28.0356936416184">
            <text:p>28.0356936416184</text:p>
          </table:table-cell>
        </table:table-row>
        <table:table-row>
          <table:table-cell office:value-type="string">
            <text:p>13.12.2018</text:p>
          </table:table-cell>
          <table:table-cell office:value-type="float" office:value="89.9630057803456">
            <text:p>89.9630057803456</text:p>
          </table:table-cell>
          <table:table-cell office:value-type="float" office:value="29.6687861271678">
            <text:p>29.6687861271678</text:p>
          </table:table-cell>
          <table:table-cell office:value-type="float" office:value="28.0332369942196">
            <text:p>28.0332369942196</text:p>
          </table:table-cell>
        </table:table-row>
        <table:table-row>
          <table:table-cell office:value-type="string">
            <text:p>14.12.2018</text:p>
          </table:table-cell>
          <table:table-cell office:value-type="float" office:value="89.9696531791895">
            <text:p>89.9696531791895</text:p>
          </table:table-cell>
          <table:table-cell office:value-type="float" office:value="29.6728323699424">
            <text:p>29.6728323699424</text:p>
          </table:table-cell>
          <table:table-cell office:value-type="float" office:value="28.0307803468207">
            <text:p>28.0307803468207</text:p>
          </table:table-cell>
        </table:table-row>
        <table:table-row>
          <table:table-cell office:value-type="string">
            <text:p>15.12.2018</text:p>
          </table:table-cell>
          <table:table-cell office:value-type="float" office:value="89.9763005780335">
            <text:p>89.9763005780335</text:p>
          </table:table-cell>
          <table:table-cell office:value-type="float" office:value="29.6768786127169">
            <text:p>29.6768786127169</text:p>
          </table:table-cell>
          <table:table-cell office:value-type="float" office:value="28.0283236994219">
            <text:p>28.0283236994219</text:p>
          </table:table-cell>
        </table:table-row>
        <table:table-row>
          <table:table-cell office:value-type="string">
            <text:p>16.12.2018</text:p>
          </table:table-cell>
          <table:table-cell office:value-type="float" office:value="89.9829479768774">
            <text:p>89.9829479768774</text:p>
          </table:table-cell>
          <table:table-cell office:value-type="float" office:value="29.6809248554915">
            <text:p>29.6809248554915</text:p>
          </table:table-cell>
          <table:table-cell office:value-type="float" office:value="28.025867052023">
            <text:p>28.025867052023</text:p>
          </table:table-cell>
        </table:table-row>
        <table:table-row>
          <table:table-cell office:value-type="string">
            <text:p>17.12.2018</text:p>
          </table:table-cell>
          <table:table-cell office:value-type="float" office:value="89.9895953757213">
            <text:p>89.9895953757213</text:p>
          </table:table-cell>
          <table:table-cell office:value-type="float" office:value="29.6849710982661">
            <text:p>29.6849710982661</text:p>
          </table:table-cell>
          <table:table-cell office:value-type="float" office:value="28.0234104046242">
            <text:p>28.0234104046242</text:p>
          </table:table-cell>
        </table:table-row>
        <table:table-row>
          <table:table-cell office:value-type="string">
            <text:p>18.12.2018</text:p>
          </table:table-cell>
          <table:table-cell office:value-type="float" office:value="89.9962427745652">
            <text:p>89.9962427745652</text:p>
          </table:table-cell>
          <table:table-cell office:value-type="float" office:value="29.6890173410406">
            <text:p>29.6890173410406</text:p>
          </table:table-cell>
          <table:table-cell office:value-type="float" office:value="28.0209537572254">
            <text:p>28.0209537572254</text:p>
          </table:table-cell>
        </table:table-row>
        <table:table-row>
          <table:table-cell office:value-type="string">
            <text:p>19.12.2018</text:p>
          </table:table-cell>
          <table:table-cell office:value-type="float" office:value="90.0028901734092">
            <text:p>90.0028901734092</text:p>
          </table:table-cell>
          <table:table-cell office:value-type="float" office:value="29.6930635838152">
            <text:p>29.6930635838152</text:p>
          </table:table-cell>
          <table:table-cell office:value-type="float" office:value="28.0184971098265">
            <text:p>28.0184971098265</text:p>
          </table:table-cell>
        </table:table-row>
        <table:table-row>
          <table:table-cell office:value-type="string">
            <text:p>20.12.2018</text:p>
          </table:table-cell>
          <table:table-cell office:value-type="float" office:value="90.0095375722531">
            <text:p>90.0095375722531</text:p>
          </table:table-cell>
          <table:table-cell office:value-type="float" office:value="29.6971098265898">
            <text:p>29.6971098265898</text:p>
          </table:table-cell>
          <table:table-cell office:value-type="float" office:value="28.0160404624277">
            <text:p>28.0160404624277</text:p>
          </table:table-cell>
        </table:table-row>
        <table:table-row>
          <table:table-cell office:value-type="string">
            <text:p>21.12.2018</text:p>
          </table:table-cell>
          <table:table-cell office:value-type="float" office:value="90.016184971097">
            <text:p>90.016184971097</text:p>
          </table:table-cell>
          <table:table-cell office:value-type="float" office:value="29.7011560693643">
            <text:p>29.7011560693643</text:p>
          </table:table-cell>
          <table:table-cell office:value-type="float" office:value="28.0135838150288">
            <text:p>28.0135838150288</text:p>
          </table:table-cell>
        </table:table-row>
        <table:table-row>
          <table:table-cell office:value-type="string">
            <text:p>22.12.2018</text:p>
          </table:table-cell>
          <table:table-cell office:value-type="float" office:value="90.0228323699409">
            <text:p>90.0228323699409</text:p>
          </table:table-cell>
          <table:table-cell office:value-type="float" office:value="29.7052023121389">
            <text:p>29.7052023121389</text:p>
          </table:table-cell>
          <table:table-cell office:value-type="float" office:value="28.01112716763">
            <text:p>28.01112716763</text:p>
          </table:table-cell>
        </table:table-row>
        <table:table-row>
          <table:table-cell office:value-type="string">
            <text:p>23.12.2018</text:p>
          </table:table-cell>
          <table:table-cell office:value-type="float" office:value="90.0294797687848">
            <text:p>90.0294797687848</text:p>
          </table:table-cell>
          <table:table-cell office:value-type="float" office:value="29.7092485549135">
            <text:p>29.7092485549135</text:p>
          </table:table-cell>
          <table:table-cell office:value-type="float" office:value="28.0086705202311">
            <text:p>28.0086705202311</text:p>
          </table:table-cell>
        </table:table-row>
        <table:table-row>
          <table:table-cell office:value-type="string">
            <text:p>24.12.2018</text:p>
          </table:table-cell>
          <table:table-cell office:value-type="float" office:value="90.0361271676288">
            <text:p>90.0361271676288</text:p>
          </table:table-cell>
          <table:table-cell office:value-type="float" office:value="29.713294797688">
            <text:p>29.713294797688</text:p>
          </table:table-cell>
          <table:table-cell office:value-type="float" office:value="28.0062138728323">
            <text:p>28.0062138728323</text:p>
          </table:table-cell>
        </table:table-row>
        <table:table-row>
          <table:table-cell office:value-type="string">
            <text:p>25.12.2018</text:p>
          </table:table-cell>
          <table:table-cell office:value-type="float" office:value="90.0427745664727">
            <text:p>90.0427745664727</text:p>
          </table:table-cell>
          <table:table-cell office:value-type="float" office:value="29.7173410404626">
            <text:p>29.7173410404626</text:p>
          </table:table-cell>
          <table:table-cell office:value-type="float" office:value="28.0037572254334">
            <text:p>28.0037572254334</text:p>
          </table:table-cell>
        </table:table-row>
        <table:table-row>
          <table:table-cell office:value-type="string">
            <text:p>26.12.2018</text:p>
          </table:table-cell>
          <table:table-cell office:value-type="float" office:value="90.0494219653166">
            <text:p>90.0494219653166</text:p>
          </table:table-cell>
          <table:table-cell office:value-type="float" office:value="29.7213872832372">
            <text:p>29.7213872832372</text:p>
          </table:table-cell>
          <table:table-cell office:value-type="float" office:value="28.0013005780346">
            <text:p>28.0013005780346</text:p>
          </table:table-cell>
        </table:table-row>
        <table:table-row>
          <table:table-cell office:value-type="string">
            <text:p>27.12.2018</text:p>
          </table:table-cell>
          <table:table-cell office:value-type="float" office:value="90.0560693641605">
            <text:p>90.0560693641605</text:p>
          </table:table-cell>
          <table:table-cell office:value-type="float" office:value="29.7254335260117">
            <text:p>29.7254335260117</text:p>
          </table:table-cell>
          <table:table-cell office:value-type="float" office:value="27.9988439306358">
            <text:p>27.9988439306358</text:p>
          </table:table-cell>
        </table:table-row>
        <table:table-row>
          <table:table-cell office:value-type="string">
            <text:p>28.12.2018</text:p>
          </table:table-cell>
          <table:table-cell office:value-type="float" office:value="90.0627167630045">
            <text:p>90.0627167630045</text:p>
          </table:table-cell>
          <table:table-cell office:value-type="float" office:value="29.7294797687863">
            <text:p>29.7294797687863</text:p>
          </table:table-cell>
          <table:table-cell office:value-type="float" office:value="27.9963872832369">
            <text:p>27.9963872832369</text:p>
          </table:table-cell>
        </table:table-row>
        <table:table-row>
          <table:table-cell office:value-type="string">
            <text:p>29.12.2018</text:p>
          </table:table-cell>
          <table:table-cell office:value-type="float" office:value="90.0693641618484">
            <text:p>90.0693641618484</text:p>
          </table:table-cell>
          <table:table-cell office:value-type="float" office:value="29.7335260115609">
            <text:p>29.7335260115609</text:p>
          </table:table-cell>
          <table:table-cell office:value-type="float" office:value="27.9939306358381">
            <text:p>27.9939306358381</text:p>
          </table:table-cell>
        </table:table-row>
        <table:table-row>
          <table:table-cell office:value-type="string">
            <text:p>30.12.2018</text:p>
          </table:table-cell>
          <table:table-cell office:value-type="float" office:value="90.0760115606923">
            <text:p>90.0760115606923</text:p>
          </table:table-cell>
          <table:table-cell office:value-type="float" office:value="29.7375722543354">
            <text:p>29.7375722543354</text:p>
          </table:table-cell>
          <table:table-cell office:value-type="float" office:value="27.9914739884392">
            <text:p>27.9914739884392</text:p>
          </table:table-cell>
        </table:table-row>
        <table:table-row>
          <table:table-cell office:value-type="string">
            <text:p>31.12.2018</text:p>
          </table:table-cell>
          <table:table-cell office:value-type="float" office:value="90.0826589595362">
            <text:p>90.0826589595362</text:p>
          </table:table-cell>
          <table:table-cell office:value-type="float" office:value="29.74161849711">
            <text:p>29.74161849711</text:p>
          </table:table-cell>
          <table:table-cell office:value-type="float" office:value="27.9890173410404">
            <text:p>27.9890173410404</text:p>
          </table:table-cell>
        </table:table-row>
        <table:table-row>
          <table:table-cell office:value-type="string">
            <text:p>01.01.2019</text:p>
          </table:table-cell>
          <table:table-cell office:value-type="float" office:value="90.0893063583802">
            <text:p>90.0893063583802</text:p>
          </table:table-cell>
          <table:table-cell office:value-type="float" office:value="29.7456647398846">
            <text:p>29.7456647398846</text:p>
          </table:table-cell>
          <table:table-cell office:value-type="float" office:value="27.9865606936415">
            <text:p>27.9865606936415</text:p>
          </table:table-cell>
        </table:table-row>
        <table:table-row>
          <table:table-cell office:value-type="string">
            <text:p>02.01.2019</text:p>
          </table:table-cell>
          <table:table-cell office:value-type="float" office:value="90.0959537572241">
            <text:p>90.0959537572241</text:p>
          </table:table-cell>
          <table:table-cell office:value-type="float" office:value="29.7497109826591">
            <text:p>29.7497109826591</text:p>
          </table:table-cell>
          <table:table-cell office:value-type="float" office:value="27.9841040462427">
            <text:p>27.9841040462427</text:p>
          </table:table-cell>
        </table:table-row>
        <table:table-row>
          <table:table-cell office:value-type="string">
            <text:p>03.01.2019</text:p>
          </table:table-cell>
          <table:table-cell office:value-type="float" office:value="90.102601156068">
            <text:p>90.102601156068</text:p>
          </table:table-cell>
          <table:table-cell office:value-type="float" office:value="29.7537572254337">
            <text:p>29.7537572254337</text:p>
          </table:table-cell>
          <table:table-cell office:value-type="float" office:value="27.9816473988438">
            <text:p>27.9816473988438</text:p>
          </table:table-cell>
        </table:table-row>
        <table:table-row>
          <table:table-cell office:value-type="string">
            <text:p>04.01.2019</text:p>
          </table:table-cell>
          <table:table-cell office:value-type="float" office:value="90.1092485549119">
            <text:p>90.1092485549119</text:p>
          </table:table-cell>
          <table:table-cell office:value-type="float" office:value="29.7578034682083">
            <text:p>29.7578034682083</text:p>
          </table:table-cell>
          <table:table-cell office:value-type="float" office:value="27.979190751445">
            <text:p>27.979190751445</text:p>
          </table:table-cell>
        </table:table-row>
        <table:table-row>
          <table:table-cell office:value-type="string">
            <text:p>05.01.2019</text:p>
          </table:table-cell>
          <table:table-cell office:value-type="float" office:value="90.1158959537559">
            <text:p>90.1158959537559</text:p>
          </table:table-cell>
          <table:table-cell office:value-type="float" office:value="29.7618497109828">
            <text:p>29.7618497109828</text:p>
          </table:table-cell>
          <table:table-cell office:value-type="float" office:value="27.9767341040462">
            <text:p>27.9767341040462</text:p>
          </table:table-cell>
        </table:table-row>
        <table:table-row>
          <table:table-cell office:value-type="string">
            <text:p>06.01.2019</text:p>
          </table:table-cell>
          <table:table-cell office:value-type="float" office:value="90.1225433525998">
            <text:p>90.1225433525998</text:p>
          </table:table-cell>
          <table:table-cell office:value-type="float" office:value="29.7658959537574">
            <text:p>29.7658959537574</text:p>
          </table:table-cell>
          <table:table-cell office:value-type="float" office:value="27.9742774566473">
            <text:p>27.9742774566473</text:p>
          </table:table-cell>
        </table:table-row>
        <table:table-row>
          <table:table-cell office:value-type="string">
            <text:p>07.01.2019</text:p>
          </table:table-cell>
          <table:table-cell office:value-type="float" office:value="90.1291907514437">
            <text:p>90.1291907514437</text:p>
          </table:table-cell>
          <table:table-cell office:value-type="float" office:value="29.769942196532">
            <text:p>29.769942196532</text:p>
          </table:table-cell>
          <table:table-cell office:value-type="float" office:value="27.9718208092485">
            <text:p>27.9718208092485</text:p>
          </table:table-cell>
        </table:table-row>
        <table:table-row>
          <table:table-cell office:value-type="string">
            <text:p>08.01.2019</text:p>
          </table:table-cell>
          <table:table-cell office:value-type="float" office:value="90.1358381502876">
            <text:p>90.1358381502876</text:p>
          </table:table-cell>
          <table:table-cell office:value-type="float" office:value="29.7739884393065">
            <text:p>29.7739884393065</text:p>
          </table:table-cell>
          <table:table-cell office:value-type="float" office:value="27.9693641618496">
            <text:p>27.9693641618496</text:p>
          </table:table-cell>
        </table:table-row>
        <table:table-row>
          <table:table-cell office:value-type="string">
            <text:p>09.01.2019</text:p>
          </table:table-cell>
          <table:table-cell office:value-type="float" office:value="90.1424855491316">
            <text:p>90.1424855491316</text:p>
          </table:table-cell>
          <table:table-cell office:value-type="float" office:value="29.7780346820811">
            <text:p>29.7780346820811</text:p>
          </table:table-cell>
          <table:table-cell office:value-type="float" office:value="27.9669075144508">
            <text:p>27.9669075144508</text:p>
          </table:table-cell>
        </table:table-row>
        <table:table-row>
          <table:table-cell office:value-type="string">
            <text:p>10.01.2019</text:p>
          </table:table-cell>
          <table:table-cell office:value-type="float" office:value="90.1491329479755">
            <text:p>90.1491329479755</text:p>
          </table:table-cell>
          <table:table-cell office:value-type="float" office:value="29.7820809248557">
            <text:p>29.7820809248557</text:p>
          </table:table-cell>
          <table:table-cell office:value-type="float" office:value="27.9644508670519">
            <text:p>27.9644508670519</text:p>
          </table:table-cell>
        </table:table-row>
        <table:table-row>
          <table:table-cell office:value-type="string">
            <text:p>11.01.2019</text:p>
          </table:table-cell>
          <table:table-cell office:value-type="float" office:value="90.1557803468194">
            <text:p>90.1557803468194</text:p>
          </table:table-cell>
          <table:table-cell office:value-type="float" office:value="29.7861271676302">
            <text:p>29.7861271676302</text:p>
          </table:table-cell>
          <table:table-cell office:value-type="float" office:value="27.9619942196531">
            <text:p>27.9619942196531</text:p>
          </table:table-cell>
        </table:table-row>
        <table:table-row>
          <table:table-cell office:value-type="string">
            <text:p>12.01.2019</text:p>
          </table:table-cell>
          <table:table-cell office:value-type="float" office:value="90.1624277456633">
            <text:p>90.1624277456633</text:p>
          </table:table-cell>
          <table:table-cell office:value-type="float" office:value="29.7901734104048">
            <text:p>29.7901734104048</text:p>
          </table:table-cell>
          <table:table-cell office:value-type="float" office:value="27.9595375722542">
            <text:p>27.9595375722542</text:p>
          </table:table-cell>
        </table:table-row>
        <table:table-row>
          <table:table-cell office:value-type="string">
            <text:p>13.01.2019</text:p>
          </table:table-cell>
          <table:table-cell office:value-type="float" office:value="90.1690751445073">
            <text:p>90.1690751445073</text:p>
          </table:table-cell>
          <table:table-cell office:value-type="float" office:value="29.7942196531794">
            <text:p>29.7942196531794</text:p>
          </table:table-cell>
          <table:table-cell office:value-type="float" office:value="27.9570809248554">
            <text:p>27.9570809248554</text:p>
          </table:table-cell>
        </table:table-row>
        <table:table-row>
          <table:table-cell office:value-type="string">
            <text:p>14.01.2019</text:p>
          </table:table-cell>
          <table:table-cell office:value-type="float" office:value="90.1757225433512">
            <text:p>90.1757225433512</text:p>
          </table:table-cell>
          <table:table-cell office:value-type="float" office:value="29.7982658959539">
            <text:p>29.7982658959539</text:p>
          </table:table-cell>
          <table:table-cell office:value-type="float" office:value="27.9546242774566">
            <text:p>27.9546242774566</text:p>
          </table:table-cell>
        </table:table-row>
        <table:table-row>
          <table:table-cell office:value-type="string">
            <text:p>15.01.2019</text:p>
          </table:table-cell>
          <table:table-cell office:value-type="float" office:value="90.1823699421951">
            <text:p>90.1823699421951</text:p>
          </table:table-cell>
          <table:table-cell office:value-type="float" office:value="29.8023121387285">
            <text:p>29.8023121387285</text:p>
          </table:table-cell>
          <table:table-cell office:value-type="float" office:value="27.9521676300577">
            <text:p>27.9521676300577</text:p>
          </table:table-cell>
        </table:table-row>
        <table:table-row>
          <table:table-cell office:value-type="string">
            <text:p>16.01.2019</text:p>
          </table:table-cell>
          <table:table-cell office:value-type="float" office:value="90.189017341039">
            <text:p>90.189017341039</text:p>
          </table:table-cell>
          <table:table-cell office:value-type="float" office:value="29.8063583815031">
            <text:p>29.8063583815031</text:p>
          </table:table-cell>
          <table:table-cell office:value-type="float" office:value="27.9497109826589">
            <text:p>27.9497109826589</text:p>
          </table:table-cell>
        </table:table-row>
        <table:table-row>
          <table:table-cell office:value-type="string">
            <text:p>17.01.2019</text:p>
          </table:table-cell>
          <table:table-cell office:value-type="float" office:value="90.195664739883">
            <text:p>90.195664739883</text:p>
          </table:table-cell>
          <table:table-cell office:value-type="float" office:value="29.8104046242776">
            <text:p>29.8104046242776</text:p>
          </table:table-cell>
          <table:table-cell office:value-type="float" office:value="27.94725433526">
            <text:p>27.94725433526</text:p>
          </table:table-cell>
        </table:table-row>
        <table:table-row>
          <table:table-cell office:value-type="string">
            <text:p>18.01.2019</text:p>
          </table:table-cell>
          <table:table-cell office:value-type="float" office:value="90.2023121387269">
            <text:p>90.2023121387269</text:p>
          </table:table-cell>
          <table:table-cell office:value-type="float" office:value="29.8144508670522">
            <text:p>29.8144508670522</text:p>
          </table:table-cell>
          <table:table-cell office:value-type="float" office:value="27.9447976878612">
            <text:p>27.9447976878612</text:p>
          </table:table-cell>
        </table:table-row>
        <table:table-row>
          <table:table-cell office:value-type="string">
            <text:p>19.01.2019</text:p>
          </table:table-cell>
          <table:table-cell office:value-type="float" office:value="90.2089595375708">
            <text:p>90.2089595375708</text:p>
          </table:table-cell>
          <table:table-cell office:value-type="float" office:value="29.8184971098268">
            <text:p>29.8184971098268</text:p>
          </table:table-cell>
          <table:table-cell office:value-type="float" office:value="27.9423410404623">
            <text:p>27.9423410404623</text:p>
          </table:table-cell>
        </table:table-row>
        <table:table-row>
          <table:table-cell office:value-type="string">
            <text:p>20.01.2019</text:p>
          </table:table-cell>
          <table:table-cell office:value-type="float" office:value="90.2156069364147">
            <text:p>90.2156069364147</text:p>
          </table:table-cell>
          <table:table-cell office:value-type="float" office:value="29.8225433526013">
            <text:p>29.8225433526013</text:p>
          </table:table-cell>
          <table:table-cell office:value-type="float" office:value="27.9398843930635">
            <text:p>27.9398843930635</text:p>
          </table:table-cell>
        </table:table-row>
        <table:table-row>
          <table:table-cell office:value-type="string">
            <text:p>21.01.2019</text:p>
          </table:table-cell>
          <table:table-cell office:value-type="float" office:value="90.2222543352587">
            <text:p>90.2222543352587</text:p>
          </table:table-cell>
          <table:table-cell office:value-type="float" office:value="29.8265895953759">
            <text:p>29.8265895953759</text:p>
          </table:table-cell>
          <table:table-cell office:value-type="float" office:value="27.9374277456647">
            <text:p>27.9374277456647</text:p>
          </table:table-cell>
        </table:table-row>
        <table:table-row>
          <table:table-cell office:value-type="string">
            <text:p>22.01.2019</text:p>
          </table:table-cell>
          <table:table-cell office:value-type="float" office:value="90.2289017341026">
            <text:p>90.2289017341026</text:p>
          </table:table-cell>
          <table:table-cell office:value-type="float" office:value="29.8306358381505">
            <text:p>29.8306358381505</text:p>
          </table:table-cell>
          <table:table-cell office:value-type="float" office:value="27.9349710982658">
            <text:p>27.9349710982658</text:p>
          </table:table-cell>
        </table:table-row>
        <table:table-row>
          <table:table-cell office:value-type="string">
            <text:p>23.01.2019</text:p>
          </table:table-cell>
          <table:table-cell office:value-type="float" office:value="90.2355491329465">
            <text:p>90.2355491329465</text:p>
          </table:table-cell>
          <table:table-cell office:value-type="float" office:value="29.8346820809251">
            <text:p>29.8346820809251</text:p>
          </table:table-cell>
          <table:table-cell office:value-type="float" office:value="27.932514450867">
            <text:p>27.932514450867</text:p>
          </table:table-cell>
        </table:table-row>
        <table:table-row>
          <table:table-cell office:value-type="string">
            <text:p>24.01.2019</text:p>
          </table:table-cell>
          <table:table-cell office:value-type="float" office:value="90.2421965317904">
            <text:p>90.2421965317904</text:p>
          </table:table-cell>
          <table:table-cell office:value-type="float" office:value="29.8387283236996">
            <text:p>29.8387283236996</text:p>
          </table:table-cell>
          <table:table-cell office:value-type="float" office:value="27.9300578034681">
            <text:p>27.9300578034681</text:p>
          </table:table-cell>
        </table:table-row>
        <table:table-row>
          <table:table-cell office:value-type="string">
            <text:p>25.01.2019</text:p>
          </table:table-cell>
          <table:table-cell office:value-type="float" office:value="90.2488439306343">
            <text:p>90.2488439306343</text:p>
          </table:table-cell>
          <table:table-cell office:value-type="float" office:value="29.8427745664742">
            <text:p>29.8427745664742</text:p>
          </table:table-cell>
          <table:table-cell office:value-type="float" office:value="27.9276011560693">
            <text:p>27.9276011560693</text:p>
          </table:table-cell>
        </table:table-row>
        <table:table-row>
          <table:table-cell office:value-type="string">
            <text:p>26.01.2019</text:p>
          </table:table-cell>
          <table:table-cell office:value-type="float" office:value="90.2554913294783">
            <text:p>90.2554913294783</text:p>
          </table:table-cell>
          <table:table-cell office:value-type="float" office:value="29.8468208092488">
            <text:p>29.8468208092488</text:p>
          </table:table-cell>
          <table:table-cell office:value-type="float" office:value="27.9251445086704">
            <text:p>27.9251445086704</text:p>
          </table:table-cell>
        </table:table-row>
        <table:table-row>
          <table:table-cell office:value-type="string">
            <text:p>27.01.2019</text:p>
          </table:table-cell>
          <table:table-cell office:value-type="float" office:value="90.2621387283222">
            <text:p>90.2621387283222</text:p>
          </table:table-cell>
          <table:table-cell office:value-type="float" office:value="29.8508670520233">
            <text:p>29.8508670520233</text:p>
          </table:table-cell>
          <table:table-cell office:value-type="float" office:value="27.9226878612716">
            <text:p>27.9226878612716</text:p>
          </table:table-cell>
        </table:table-row>
        <table:table-row>
          <table:table-cell office:value-type="string">
            <text:p>28.01.2019</text:p>
          </table:table-cell>
          <table:table-cell office:value-type="float" office:value="90.2687861271661">
            <text:p>90.2687861271661</text:p>
          </table:table-cell>
          <table:table-cell office:value-type="float" office:value="29.8549132947979">
            <text:p>29.8549132947979</text:p>
          </table:table-cell>
          <table:table-cell office:value-type="float" office:value="27.9202312138727">
            <text:p>27.9202312138727</text:p>
          </table:table-cell>
        </table:table-row>
        <table:table-row>
          <table:table-cell office:value-type="string">
            <text:p>29.01.2019</text:p>
          </table:table-cell>
          <table:table-cell office:value-type="float" office:value="90.27543352601">
            <text:p>90.27543352601</text:p>
          </table:table-cell>
          <table:table-cell office:value-type="float" office:value="29.8589595375725">
            <text:p>29.8589595375725</text:p>
          </table:table-cell>
          <table:table-cell office:value-type="float" office:value="27.9177745664739">
            <text:p>27.9177745664739</text:p>
          </table:table-cell>
        </table:table-row>
        <table:table-row>
          <table:table-cell office:value-type="string">
            <text:p>30.01.2019</text:p>
          </table:table-cell>
          <table:table-cell office:value-type="float" office:value="90.282080924854">
            <text:p>90.282080924854</text:p>
          </table:table-cell>
          <table:table-cell office:value-type="float" office:value="29.863005780347">
            <text:p>29.863005780347</text:p>
          </table:table-cell>
          <table:table-cell office:value-type="float" office:value="27.915317919075">
            <text:p>27.915317919075</text:p>
          </table:table-cell>
        </table:table-row>
        <table:table-row>
          <table:table-cell office:value-type="string">
            <text:p>31.01.2019</text:p>
          </table:table-cell>
          <table:table-cell office:value-type="float" office:value="90.2887283236979">
            <text:p>90.2887283236979</text:p>
          </table:table-cell>
          <table:table-cell office:value-type="float" office:value="29.8670520231216">
            <text:p>29.8670520231216</text:p>
          </table:table-cell>
          <table:table-cell office:value-type="float" office:value="27.9128612716762">
            <text:p>27.9128612716762</text:p>
          </table:table-cell>
        </table:table-row>
        <table:table-row>
          <table:table-cell office:value-type="string">
            <text:p>01.02.2019</text:p>
          </table:table-cell>
          <table:table-cell office:value-type="float" office:value="90.2953757225418">
            <text:p>90.2953757225418</text:p>
          </table:table-cell>
          <table:table-cell office:value-type="float" office:value="29.8710982658962">
            <text:p>29.8710982658962</text:p>
          </table:table-cell>
          <table:table-cell office:value-type="float" office:value="27.9104046242774">
            <text:p>27.9104046242774</text:p>
          </table:table-cell>
        </table:table-row>
        <table:table-row>
          <table:table-cell office:value-type="string">
            <text:p>02.02.2019</text:p>
          </table:table-cell>
          <table:table-cell office:value-type="float" office:value="90.3020231213857">
            <text:p>90.3020231213857</text:p>
          </table:table-cell>
          <table:table-cell office:value-type="float" office:value="29.8751445086707">
            <text:p>29.8751445086707</text:p>
          </table:table-cell>
          <table:table-cell office:value-type="float" office:value="27.9079479768785">
            <text:p>27.9079479768785</text:p>
          </table:table-cell>
        </table:table-row>
        <table:table-row>
          <table:table-cell office:value-type="string">
            <text:p>03.02.2019</text:p>
          </table:table-cell>
          <table:table-cell office:value-type="float" office:value="90.3086705202297">
            <text:p>90.3086705202297</text:p>
          </table:table-cell>
          <table:table-cell office:value-type="float" office:value="29.8791907514453">
            <text:p>29.8791907514453</text:p>
          </table:table-cell>
          <table:table-cell office:value-type="float" office:value="27.9054913294797">
            <text:p>27.9054913294797</text:p>
          </table:table-cell>
        </table:table-row>
        <table:table-row>
          <table:table-cell office:value-type="string">
            <text:p>04.02.2019</text:p>
          </table:table-cell>
          <table:table-cell office:value-type="float" office:value="90.3153179190736">
            <text:p>90.3153179190736</text:p>
          </table:table-cell>
          <table:table-cell office:value-type="float" office:value="29.8832369942199">
            <text:p>29.8832369942199</text:p>
          </table:table-cell>
          <table:table-cell office:value-type="float" office:value="27.9030346820808">
            <text:p>27.9030346820808</text:p>
          </table:table-cell>
        </table:table-row>
        <table:table-row>
          <table:table-cell office:value-type="string">
            <text:p>05.02.2019</text:p>
          </table:table-cell>
          <table:table-cell office:value-type="float" office:value="90.3219653179175">
            <text:p>90.3219653179175</text:p>
          </table:table-cell>
          <table:table-cell office:value-type="float" office:value="29.8872832369944">
            <text:p>29.8872832369944</text:p>
          </table:table-cell>
          <table:table-cell office:value-type="float" office:value="27.900578034682">
            <text:p>27.900578034682</text:p>
          </table:table-cell>
        </table:table-row>
        <table:table-row>
          <table:table-cell office:value-type="string">
            <text:p>06.02.2019</text:p>
          </table:table-cell>
          <table:table-cell office:value-type="float" office:value="90.3286127167614">
            <text:p>90.3286127167614</text:p>
          </table:table-cell>
          <table:table-cell office:value-type="float" office:value="29.891329479769">
            <text:p>29.891329479769</text:p>
          </table:table-cell>
          <table:table-cell office:value-type="float" office:value="27.8981213872831">
            <text:p>27.8981213872831</text:p>
          </table:table-cell>
        </table:table-row>
        <table:table-row>
          <table:table-cell office:value-type="string">
            <text:p>07.02.2019</text:p>
          </table:table-cell>
          <table:table-cell office:value-type="float" office:value="90.3352601156054">
            <text:p>90.3352601156054</text:p>
          </table:table-cell>
          <table:table-cell office:value-type="float" office:value="29.8953757225436">
            <text:p>29.8953757225436</text:p>
          </table:table-cell>
          <table:table-cell office:value-type="float" office:value="27.8956647398843">
            <text:p>27.8956647398843</text:p>
          </table:table-cell>
        </table:table-row>
        <table:table-row>
          <table:table-cell office:value-type="string">
            <text:p>08.02.2019</text:p>
          </table:table-cell>
          <table:table-cell office:value-type="float" office:value="90.3419075144493">
            <text:p>90.3419075144493</text:p>
          </table:table-cell>
          <table:table-cell office:value-type="float" office:value="29.8994219653181">
            <text:p>29.8994219653181</text:p>
          </table:table-cell>
          <table:table-cell office:value-type="float" office:value="27.8932080924854">
            <text:p>27.8932080924854</text:p>
          </table:table-cell>
        </table:table-row>
        <table:table-row>
          <table:table-cell office:value-type="string">
            <text:p>09.02.2019</text:p>
          </table:table-cell>
          <table:table-cell office:value-type="float" office:value="90.3485549132932">
            <text:p>90.3485549132932</text:p>
          </table:table-cell>
          <table:table-cell office:value-type="float" office:value="29.9034682080927">
            <text:p>29.9034682080927</text:p>
          </table:table-cell>
          <table:table-cell office:value-type="float" office:value="27.8907514450866">
            <text:p>27.8907514450866</text:p>
          </table:table-cell>
        </table:table-row>
        <table:table-row>
          <table:table-cell office:value-type="string">
            <text:p>10.02.2019</text:p>
          </table:table-cell>
          <table:table-cell office:value-type="float" office:value="90.3552023121371">
            <text:p>90.3552023121371</text:p>
          </table:table-cell>
          <table:table-cell office:value-type="float" office:value="29.9075144508673">
            <text:p>29.9075144508673</text:p>
          </table:table-cell>
          <table:table-cell office:value-type="float" office:value="27.8882947976878">
            <text:p>27.8882947976878</text:p>
          </table:table-cell>
        </table:table-row>
        <table:table-row>
          <table:table-cell office:value-type="string">
            <text:p>11.02.2019</text:p>
          </table:table-cell>
          <table:table-cell office:value-type="float" office:value="90.3618497109811">
            <text:p>90.3618497109811</text:p>
          </table:table-cell>
          <table:table-cell office:value-type="float" office:value="29.9115606936418">
            <text:p>29.9115606936418</text:p>
          </table:table-cell>
          <table:table-cell office:value-type="float" office:value="27.8858381502889">
            <text:p>27.8858381502889</text:p>
          </table:table-cell>
        </table:table-row>
        <table:table-row>
          <table:table-cell office:value-type="string">
            <text:p>12.02.2019</text:p>
          </table:table-cell>
          <table:table-cell office:value-type="float" office:value="90.368497109825">
            <text:p>90.368497109825</text:p>
          </table:table-cell>
          <table:table-cell office:value-type="float" office:value="29.9156069364164">
            <text:p>29.9156069364164</text:p>
          </table:table-cell>
          <table:table-cell office:value-type="float" office:value="27.8833815028901">
            <text:p>27.8833815028901</text:p>
          </table:table-cell>
        </table:table-row>
        <table:table-row>
          <table:table-cell office:value-type="string">
            <text:p>13.02.2019</text:p>
          </table:table-cell>
          <table:table-cell office:value-type="float" office:value="90.3751445086689">
            <text:p>90.3751445086689</text:p>
          </table:table-cell>
          <table:table-cell office:value-type="float" office:value="29.919653179191">
            <text:p>29.919653179191</text:p>
          </table:table-cell>
          <table:table-cell office:value-type="float" office:value="27.8809248554912">
            <text:p>27.8809248554912</text:p>
          </table:table-cell>
        </table:table-row>
        <table:table-row>
          <table:table-cell office:value-type="string">
            <text:p>14.02.2019</text:p>
          </table:table-cell>
          <table:table-cell office:value-type="float" office:value="90.3817919075128">
            <text:p>90.3817919075128</text:p>
          </table:table-cell>
          <table:table-cell office:value-type="float" office:value="29.9236994219655">
            <text:p>29.9236994219655</text:p>
          </table:table-cell>
          <table:table-cell office:value-type="float" office:value="27.8784682080924">
            <text:p>27.8784682080924</text:p>
          </table:table-cell>
        </table:table-row>
        <table:table-row>
          <table:table-cell office:value-type="string">
            <text:p>15.02.2019</text:p>
          </table:table-cell>
          <table:table-cell office:value-type="float" office:value="90.3884393063568">
            <text:p>90.3884393063568</text:p>
          </table:table-cell>
          <table:table-cell office:value-type="float" office:value="29.9277456647401">
            <text:p>29.9277456647401</text:p>
          </table:table-cell>
          <table:table-cell office:value-type="float" office:value="27.8760115606935">
            <text:p>27.8760115606935</text:p>
          </table:table-cell>
        </table:table-row>
        <table:table-row>
          <table:table-cell office:value-type="string">
            <text:p>16.02.2019</text:p>
          </table:table-cell>
          <table:table-cell office:value-type="float" office:value="90.3950867052007">
            <text:p>90.3950867052007</text:p>
          </table:table-cell>
          <table:table-cell office:value-type="float" office:value="29.9317919075147">
            <text:p>29.9317919075147</text:p>
          </table:table-cell>
          <table:table-cell office:value-type="float" office:value="27.8735549132947">
            <text:p>27.8735549132947</text:p>
          </table:table-cell>
        </table:table-row>
        <table:table-row>
          <table:table-cell office:value-type="string">
            <text:p>17.02.2019</text:p>
          </table:table-cell>
          <table:table-cell office:value-type="float" office:value="90.4017341040446">
            <text:p>90.4017341040446</text:p>
          </table:table-cell>
          <table:table-cell office:value-type="float" office:value="29.9358381502892">
            <text:p>29.9358381502892</text:p>
          </table:table-cell>
          <table:table-cell office:value-type="float" office:value="27.8710982658959">
            <text:p>27.8710982658959</text:p>
          </table:table-cell>
        </table:table-row>
        <table:table-row>
          <table:table-cell office:value-type="string">
            <text:p>18.02.2019</text:p>
          </table:table-cell>
          <table:table-cell office:value-type="float" office:value="90.4083815028885">
            <text:p>90.4083815028885</text:p>
          </table:table-cell>
          <table:table-cell office:value-type="float" office:value="29.9398843930638">
            <text:p>29.9398843930638</text:p>
          </table:table-cell>
          <table:table-cell office:value-type="float" office:value="27.868641618497">
            <text:p>27.868641618497</text:p>
          </table:table-cell>
        </table:table-row>
        <table:table-row>
          <table:table-cell office:value-type="string">
            <text:p>19.02.2019</text:p>
          </table:table-cell>
          <table:table-cell office:value-type="float" office:value="90.4150289017325">
            <text:p>90.4150289017325</text:p>
          </table:table-cell>
          <table:table-cell office:value-type="float" office:value="29.9439306358384">
            <text:p>29.9439306358384</text:p>
          </table:table-cell>
          <table:table-cell office:value-type="float" office:value="27.8661849710982">
            <text:p>27.8661849710982</text:p>
          </table:table-cell>
        </table:table-row>
        <table:table-row>
          <table:table-cell office:value-type="string">
            <text:p>20.02.2019</text:p>
          </table:table-cell>
          <table:table-cell office:value-type="float" office:value="90.4216763005764">
            <text:p>90.4216763005764</text:p>
          </table:table-cell>
          <table:table-cell office:value-type="float" office:value="29.9479768786129">
            <text:p>29.9479768786129</text:p>
          </table:table-cell>
          <table:table-cell office:value-type="float" office:value="27.8637283236993">
            <text:p>27.8637283236993</text:p>
          </table:table-cell>
        </table:table-row>
        <table:table-row>
          <table:table-cell office:value-type="string">
            <text:p>21.02.2019</text:p>
          </table:table-cell>
          <table:table-cell office:value-type="float" office:value="90.4283236994203">
            <text:p>90.4283236994203</text:p>
          </table:table-cell>
          <table:table-cell office:value-type="float" office:value="29.9520231213875">
            <text:p>29.9520231213875</text:p>
          </table:table-cell>
          <table:table-cell office:value-type="float" office:value="27.8612716763005">
            <text:p>27.8612716763005</text:p>
          </table:table-cell>
        </table:table-row>
        <table:table-row>
          <table:table-cell office:value-type="string">
            <text:p>22.02.2019</text:p>
          </table:table-cell>
          <table:table-cell office:value-type="float" office:value="90.4349710982642">
            <text:p>90.4349710982642</text:p>
          </table:table-cell>
          <table:table-cell office:value-type="float" office:value="29.9560693641621">
            <text:p>29.9560693641621</text:p>
          </table:table-cell>
          <table:table-cell office:value-type="float" office:value="27.8588150289016">
            <text:p>27.8588150289016</text:p>
          </table:table-cell>
        </table:table-row>
        <table:table-row>
          <table:table-cell office:value-type="string">
            <text:p>23.02.2019</text:p>
          </table:table-cell>
          <table:table-cell office:value-type="float" office:value="90.4416184971081">
            <text:p>90.4416184971081</text:p>
          </table:table-cell>
          <table:table-cell office:value-type="float" office:value="29.9601156069366">
            <text:p>29.9601156069366</text:p>
          </table:table-cell>
          <table:table-cell office:value-type="float" office:value="27.8563583815028">
            <text:p>27.8563583815028</text:p>
          </table:table-cell>
        </table:table-row>
        <table:table-row>
          <table:table-cell office:value-type="string">
            <text:p>24.02.2019</text:p>
          </table:table-cell>
          <table:table-cell office:value-type="float" office:value="90.4482658959521">
            <text:p>90.4482658959521</text:p>
          </table:table-cell>
          <table:table-cell office:value-type="float" office:value="29.9641618497112">
            <text:p>29.9641618497112</text:p>
          </table:table-cell>
          <table:table-cell office:value-type="float" office:value="27.8539017341039">
            <text:p>27.8539017341039</text:p>
          </table:table-cell>
        </table:table-row>
        <table:table-row>
          <table:table-cell office:value-type="string">
            <text:p>25.02.2019</text:p>
          </table:table-cell>
          <table:table-cell office:value-type="float" office:value="90.454913294796">
            <text:p>90.454913294796</text:p>
          </table:table-cell>
          <table:table-cell office:value-type="float" office:value="29.9682080924858">
            <text:p>29.9682080924858</text:p>
          </table:table-cell>
          <table:table-cell office:value-type="float" office:value="27.8514450867051">
            <text:p>27.8514450867051</text:p>
          </table:table-cell>
        </table:table-row>
        <table:table-row>
          <table:table-cell office:value-type="string">
            <text:p>26.02.2019</text:p>
          </table:table-cell>
          <table:table-cell office:value-type="float" office:value="90.4615606936399">
            <text:p>90.4615606936399</text:p>
          </table:table-cell>
          <table:table-cell office:value-type="float" office:value="29.9722543352603">
            <text:p>29.9722543352603</text:p>
          </table:table-cell>
          <table:table-cell office:value-type="float" office:value="27.8489884393063">
            <text:p>27.8489884393063</text:p>
          </table:table-cell>
        </table:table-row>
        <table:table-row>
          <table:table-cell office:value-type="string">
            <text:p>27.02.2019</text:p>
          </table:table-cell>
          <table:table-cell office:value-type="float" office:value="90.4682080924838">
            <text:p>90.4682080924838</text:p>
          </table:table-cell>
          <table:table-cell office:value-type="float" office:value="29.9763005780349">
            <text:p>29.9763005780349</text:p>
          </table:table-cell>
          <table:table-cell office:value-type="float" office:value="27.8465317919074">
            <text:p>27.8465317919074</text:p>
          </table:table-cell>
        </table:table-row>
        <table:table-row>
          <table:table-cell office:value-type="string">
            <text:p>28.02.2019</text:p>
          </table:table-cell>
          <table:table-cell office:value-type="float" office:value="90.4748554913278">
            <text:p>90.4748554913278</text:p>
          </table:table-cell>
          <table:table-cell office:value-type="float" office:value="29.9803468208095">
            <text:p>29.9803468208095</text:p>
          </table:table-cell>
          <table:table-cell office:value-type="float" office:value="27.8440751445086">
            <text:p>27.8440751445086</text:p>
          </table:table-cell>
        </table:table-row>
        <table:table-row>
          <table:table-cell office:value-type="string">
            <text:p>01.03.2019</text:p>
          </table:table-cell>
          <table:table-cell office:value-type="float" office:value="90.4815028901717">
            <text:p>90.4815028901717</text:p>
          </table:table-cell>
          <table:table-cell office:value-type="float" office:value="29.984393063584">
            <text:p>29.984393063584</text:p>
          </table:table-cell>
          <table:table-cell office:value-type="float" office:value="27.8416184971097">
            <text:p>27.8416184971097</text:p>
          </table:table-cell>
        </table:table-row>
        <table:table-row>
          <table:table-cell office:value-type="string">
            <text:p>02.03.2019</text:p>
          </table:table-cell>
          <table:table-cell office:value-type="float" office:value="90.4881502890156">
            <text:p>90.4881502890156</text:p>
          </table:table-cell>
          <table:table-cell office:value-type="float" office:value="29.9884393063586">
            <text:p>29.9884393063586</text:p>
          </table:table-cell>
          <table:table-cell office:value-type="float" office:value="27.8391618497109">
            <text:p>27.8391618497109</text:p>
          </table:table-cell>
        </table:table-row>
        <table:table-row>
          <table:table-cell office:value-type="string">
            <text:p>03.03.2019</text:p>
          </table:table-cell>
          <table:table-cell office:value-type="float" office:value="90.4947976878595">
            <text:p>90.4947976878595</text:p>
          </table:table-cell>
          <table:table-cell office:value-type="float" office:value="29.9924855491332">
            <text:p>29.9924855491332</text:p>
          </table:table-cell>
          <table:table-cell office:value-type="float" office:value="27.836705202312">
            <text:p>27.836705202312</text:p>
          </table:table-cell>
        </table:table-row>
        <table:table-row>
          <table:table-cell office:value-type="string">
            <text:p>04.03.2019</text:p>
          </table:table-cell>
          <table:table-cell office:value-type="float" office:value="90.5014450867035">
            <text:p>90.5014450867035</text:p>
          </table:table-cell>
          <table:table-cell office:value-type="float" office:value="29.9965317919077">
            <text:p>29.9965317919077</text:p>
          </table:table-cell>
          <table:table-cell office:value-type="float" office:value="27.8342485549132">
            <text:p>27.8342485549132</text:p>
          </table:table-cell>
        </table:table-row>
        <table:table-row>
          <table:table-cell office:value-type="string">
            <text:p>05.03.2019</text:p>
          </table:table-cell>
          <table:table-cell office:value-type="float" office:value="90.5080924855474">
            <text:p>90.5080924855474</text:p>
          </table:table-cell>
          <table:table-cell office:value-type="float" office:value="30.0005780346823">
            <text:p>30.0005780346823</text:p>
          </table:table-cell>
          <table:table-cell office:value-type="float" office:value="27.8317919075143">
            <text:p>27.8317919075143</text:p>
          </table:table-cell>
        </table:table-row>
        <table:table-row>
          <table:table-cell office:value-type="string">
            <text:p>06.03.2019</text:p>
          </table:table-cell>
          <table:table-cell office:value-type="float" office:value="90.5147398843913">
            <text:p>90.5147398843913</text:p>
          </table:table-cell>
          <table:table-cell office:value-type="float" office:value="30.0046242774569">
            <text:p>30.0046242774569</text:p>
          </table:table-cell>
          <table:table-cell office:value-type="float" office:value="27.8293352601155">
            <text:p>27.8293352601155</text:p>
          </table:table-cell>
        </table:table-row>
        <table:table-row>
          <table:table-cell office:value-type="string">
            <text:p>07.03.2019</text:p>
          </table:table-cell>
          <table:table-cell office:value-type="float" office:value="90.5213872832352">
            <text:p>90.5213872832352</text:p>
          </table:table-cell>
          <table:table-cell office:value-type="float" office:value="30.0086705202314">
            <text:p>30.0086705202314</text:p>
          </table:table-cell>
          <table:table-cell office:value-type="float" office:value="27.8268786127167">
            <text:p>27.8268786127167</text:p>
          </table:table-cell>
        </table:table-row>
        <table:table-row>
          <table:table-cell office:value-type="string">
            <text:p>08.03.2019</text:p>
          </table:table-cell>
          <table:table-cell office:value-type="float" office:value="90.5280346820792">
            <text:p>90.5280346820792</text:p>
          </table:table-cell>
          <table:table-cell office:value-type="float" office:value="30.012716763006">
            <text:p>30.012716763006</text:p>
          </table:table-cell>
          <table:table-cell office:value-type="float" office:value="27.8244219653178">
            <text:p>27.8244219653178</text:p>
          </table:table-cell>
        </table:table-row>
        <table:table-row>
          <table:table-cell office:value-type="string">
            <text:p>09.03.2019</text:p>
          </table:table-cell>
          <table:table-cell office:value-type="float" office:value="90.5346820809231">
            <text:p>90.5346820809231</text:p>
          </table:table-cell>
          <table:table-cell office:value-type="float" office:value="30.0167630057806">
            <text:p>30.0167630057806</text:p>
          </table:table-cell>
          <table:table-cell office:value-type="float" office:value="27.821965317919">
            <text:p>27.821965317919</text:p>
          </table:table-cell>
        </table:table-row>
        <table:table-row>
          <table:table-cell office:value-type="string">
            <text:p>10.03.2019</text:p>
          </table:table-cell>
          <table:table-cell office:value-type="float" office:value="90.541329479767">
            <text:p>90.541329479767</text:p>
          </table:table-cell>
          <table:table-cell office:value-type="float" office:value="30.0208092485552">
            <text:p>30.0208092485552</text:p>
          </table:table-cell>
          <table:table-cell office:value-type="float" office:value="27.8195086705201">
            <text:p>27.8195086705201</text:p>
          </table:table-cell>
        </table:table-row>
        <table:table-row>
          <table:table-cell office:value-type="string">
            <text:p>11.03.2019</text:p>
          </table:table-cell>
          <table:table-cell office:value-type="float" office:value="90.5479768786109">
            <text:p>90.5479768786109</text:p>
          </table:table-cell>
          <table:table-cell office:value-type="float" office:value="30.0248554913297">
            <text:p>30.0248554913297</text:p>
          </table:table-cell>
          <table:table-cell office:value-type="float" office:value="27.8170520231213">
            <text:p>27.8170520231213</text:p>
          </table:table-cell>
        </table:table-row>
        <table:table-row>
          <table:table-cell office:value-type="string">
            <text:p>12.03.2019</text:p>
          </table:table-cell>
          <table:table-cell office:value-type="float" office:value="90.5546242774549">
            <text:p>90.5546242774549</text:p>
          </table:table-cell>
          <table:table-cell office:value-type="float" office:value="30.0289017341043">
            <text:p>30.0289017341043</text:p>
          </table:table-cell>
          <table:table-cell office:value-type="float" office:value="27.8145953757224">
            <text:p>27.8145953757224</text:p>
          </table:table-cell>
        </table:table-row>
        <table:table-row>
          <table:table-cell office:value-type="string">
            <text:p>13.03.2019</text:p>
          </table:table-cell>
          <table:table-cell office:value-type="float" office:value="90.5612716762988">
            <text:p>90.5612716762988</text:p>
          </table:table-cell>
          <table:table-cell office:value-type="float" office:value="30.0329479768788">
            <text:p>30.0329479768788</text:p>
          </table:table-cell>
          <table:table-cell office:value-type="float" office:value="27.8121387283236">
            <text:p>27.8121387283236</text:p>
          </table:table-cell>
        </table:table-row>
        <table:table-row>
          <table:table-cell office:value-type="string">
            <text:p>14.03.2019</text:p>
          </table:table-cell>
          <table:table-cell office:value-type="float" office:value="90.5679190751427">
            <text:p>90.5679190751427</text:p>
          </table:table-cell>
          <table:table-cell office:value-type="float" office:value="30.0369942196534">
            <text:p>30.0369942196534</text:p>
          </table:table-cell>
          <table:table-cell office:value-type="float" office:value="27.8096820809247">
            <text:p>27.8096820809247</text:p>
          </table:table-cell>
        </table:table-row>
        <table:table-row>
          <table:table-cell office:value-type="string">
            <text:p>15.03.2019</text:p>
          </table:table-cell>
          <table:table-cell office:value-type="float" office:value="90.5745664739866">
            <text:p>90.5745664739866</text:p>
          </table:table-cell>
          <table:table-cell office:value-type="float" office:value="30.041040462428">
            <text:p>30.041040462428</text:p>
          </table:table-cell>
          <table:table-cell office:value-type="float" office:value="27.8072254335259">
            <text:p>27.8072254335259</text:p>
          </table:table-cell>
        </table:table-row>
        <table:table-row>
          <table:table-cell office:value-type="string">
            <text:p>16.03.2019</text:p>
          </table:table-cell>
          <table:table-cell office:value-type="float" office:value="90.5812138728306">
            <text:p>90.5812138728306</text:p>
          </table:table-cell>
          <table:table-cell office:value-type="float" office:value="30.0450867052026">
            <text:p>30.0450867052026</text:p>
          </table:table-cell>
          <table:table-cell office:value-type="float" office:value="27.8047687861271">
            <text:p>27.8047687861271</text:p>
          </table:table-cell>
        </table:table-row>
        <table:table-row>
          <table:table-cell office:value-type="string">
            <text:p>17.03.2019</text:p>
          </table:table-cell>
          <table:table-cell office:value-type="float" office:value="90.5878612716745">
            <text:p>90.5878612716745</text:p>
          </table:table-cell>
          <table:table-cell office:value-type="float" office:value="30.0491329479771">
            <text:p>30.0491329479771</text:p>
          </table:table-cell>
          <table:table-cell office:value-type="float" office:value="27.8023121387282">
            <text:p>27.8023121387282</text:p>
          </table:table-cell>
        </table:table-row>
        <table:table-row>
          <table:table-cell office:value-type="string">
            <text:p>18.03.2019</text:p>
          </table:table-cell>
          <table:table-cell office:value-type="float" office:value="90.5945086705184">
            <text:p>90.5945086705184</text:p>
          </table:table-cell>
          <table:table-cell office:value-type="float" office:value="30.0531791907517">
            <text:p>30.0531791907517</text:p>
          </table:table-cell>
          <table:table-cell office:value-type="float" office:value="27.7998554913294">
            <text:p>27.7998554913294</text:p>
          </table:table-cell>
        </table:table-row>
        <table:table-row>
          <table:table-cell office:value-type="string">
            <text:p>19.03.2019</text:p>
          </table:table-cell>
          <table:table-cell office:value-type="float" office:value="90.6011560693623">
            <text:p>90.6011560693623</text:p>
          </table:table-cell>
          <table:table-cell office:value-type="float" office:value="30.0572254335263">
            <text:p>30.0572254335263</text:p>
          </table:table-cell>
          <table:table-cell office:value-type="float" office:value="27.7973988439305">
            <text:p>27.7973988439305</text:p>
          </table:table-cell>
        </table:table-row>
        <table:table-row>
          <table:table-cell office:value-type="string">
            <text:p>20.03.2019</text:p>
          </table:table-cell>
          <table:table-cell office:value-type="float" office:value="90.6078034682063">
            <text:p>90.6078034682063</text:p>
          </table:table-cell>
          <table:table-cell office:value-type="float" office:value="30.0612716763008">
            <text:p>30.0612716763008</text:p>
          </table:table-cell>
          <table:table-cell office:value-type="float" office:value="27.7949421965317">
            <text:p>27.7949421965317</text:p>
          </table:table-cell>
        </table:table-row>
        <table:table-row>
          <table:table-cell office:value-type="string">
            <text:p>21.03.2019</text:p>
          </table:table-cell>
          <table:table-cell office:value-type="float" office:value="90.6144508670502">
            <text:p>90.6144508670502</text:p>
          </table:table-cell>
          <table:table-cell office:value-type="float" office:value="30.0653179190754">
            <text:p>30.0653179190754</text:p>
          </table:table-cell>
          <table:table-cell office:value-type="float" office:value="27.7924855491328">
            <text:p>27.7924855491328</text:p>
          </table:table-cell>
        </table:table-row>
        <table:table-row>
          <table:table-cell office:value-type="string">
            <text:p>22.03.2019</text:p>
          </table:table-cell>
          <table:table-cell office:value-type="float" office:value="90.6210982658941">
            <text:p>90.6210982658941</text:p>
          </table:table-cell>
          <table:table-cell office:value-type="float" office:value="30.06936416185">
            <text:p>30.06936416185</text:p>
          </table:table-cell>
          <table:table-cell office:value-type="float" office:value="27.790028901734">
            <text:p>27.790028901734</text:p>
          </table:table-cell>
        </table:table-row>
        <table:table-row>
          <table:table-cell office:value-type="string">
            <text:p>23.03.2019</text:p>
          </table:table-cell>
          <table:table-cell office:value-type="float" office:value="90.627745664738">
            <text:p>90.627745664738</text:p>
          </table:table-cell>
          <table:table-cell office:value-type="float" office:value="30.0734104046245">
            <text:p>30.0734104046245</text:p>
          </table:table-cell>
          <table:table-cell office:value-type="float" office:value="27.7875722543351">
            <text:p>27.7875722543351</text:p>
          </table:table-cell>
        </table:table-row>
        <table:table-row>
          <table:table-cell office:value-type="string">
            <text:p>24.03.2019</text:p>
          </table:table-cell>
          <table:table-cell office:value-type="float" office:value="90.6343930635819">
            <text:p>90.6343930635819</text:p>
          </table:table-cell>
          <table:table-cell office:value-type="float" office:value="30.0774566473991">
            <text:p>30.0774566473991</text:p>
          </table:table-cell>
          <table:table-cell office:value-type="float" office:value="27.7851156069363">
            <text:p>27.7851156069363</text:p>
          </table:table-cell>
        </table:table-row>
        <table:table-row>
          <table:table-cell office:value-type="string">
            <text:p>25.03.2019</text:p>
          </table:table-cell>
          <table:table-cell office:value-type="float" office:value="90.6410404624259">
            <text:p>90.6410404624259</text:p>
          </table:table-cell>
          <table:table-cell office:value-type="float" office:value="30.0815028901737">
            <text:p>30.0815028901737</text:p>
          </table:table-cell>
          <table:table-cell office:value-type="float" office:value="27.7826589595375">
            <text:p>27.7826589595375</text:p>
          </table:table-cell>
        </table:table-row>
        <table:table-row>
          <table:table-cell office:value-type="string">
            <text:p>26.03.2019</text:p>
          </table:table-cell>
          <table:table-cell office:value-type="float" office:value="90.6476878612698">
            <text:p>90.6476878612698</text:p>
          </table:table-cell>
          <table:table-cell office:value-type="float" office:value="30.0855491329482">
            <text:p>30.0855491329482</text:p>
          </table:table-cell>
          <table:table-cell office:value-type="float" office:value="27.7802023121386">
            <text:p>27.7802023121386</text:p>
          </table:table-cell>
        </table:table-row>
        <table:table-row>
          <table:table-cell office:value-type="string">
            <text:p>27.03.2019</text:p>
          </table:table-cell>
          <table:table-cell office:value-type="float" office:value="90.6543352601137">
            <text:p>90.6543352601137</text:p>
          </table:table-cell>
          <table:table-cell office:value-type="float" office:value="30.0895953757228">
            <text:p>30.0895953757228</text:p>
          </table:table-cell>
          <table:table-cell office:value-type="float" office:value="27.7777456647398">
            <text:p>27.7777456647398</text:p>
          </table:table-cell>
        </table:table-row>
        <table:table-row>
          <table:table-cell office:value-type="string">
            <text:p>28.03.2019</text:p>
          </table:table-cell>
          <table:table-cell office:value-type="float" office:value="90.6609826589576">
            <text:p>90.6609826589576</text:p>
          </table:table-cell>
          <table:table-cell office:value-type="float" office:value="30.0936416184974">
            <text:p>30.0936416184974</text:p>
          </table:table-cell>
          <table:table-cell office:value-type="float" office:value="27.7752890173409">
            <text:p>27.7752890173409</text:p>
          </table:table-cell>
        </table:table-row>
        <table:table-row>
          <table:table-cell office:value-type="string">
            <text:p>29.03.2019</text:p>
          </table:table-cell>
          <table:table-cell office:value-type="float" office:value="90.6676300578016">
            <text:p>90.6676300578016</text:p>
          </table:table-cell>
          <table:table-cell office:value-type="float" office:value="30.0976878612719">
            <text:p>30.0976878612719</text:p>
          </table:table-cell>
          <table:table-cell office:value-type="float" office:value="27.7728323699421">
            <text:p>27.7728323699421</text:p>
          </table:table-cell>
        </table:table-row>
        <table:table-row>
          <table:table-cell office:value-type="string">
            <text:p>30.03.2019</text:p>
          </table:table-cell>
          <table:table-cell office:value-type="float" office:value="90.6742774566455">
            <text:p>90.6742774566455</text:p>
          </table:table-cell>
          <table:table-cell office:value-type="float" office:value="30.1017341040465">
            <text:p>30.1017341040465</text:p>
          </table:table-cell>
          <table:table-cell office:value-type="float" office:value="27.7703757225432">
            <text:p>27.7703757225432</text:p>
          </table:table-cell>
        </table:table-row>
        <table:table-row>
          <table:table-cell office:value-type="string">
            <text:p>31.03.2019</text:p>
          </table:table-cell>
          <table:table-cell office:value-type="float" office:value="90.6809248554894">
            <text:p>90.6809248554894</text:p>
          </table:table-cell>
          <table:table-cell office:value-type="float" office:value="30.1057803468211">
            <text:p>30.1057803468211</text:p>
          </table:table-cell>
          <table:table-cell office:value-type="float" office:value="27.7679190751444">
            <text:p>27.7679190751444</text:p>
          </table:table-cell>
        </table:table-row>
        <table:table-row>
          <table:table-cell office:value-type="string">
            <text:p>01.04.2019</text:p>
          </table:table-cell>
          <table:table-cell office:value-type="float" office:value="90.6875722543333">
            <text:p>90.6875722543333</text:p>
          </table:table-cell>
          <table:table-cell office:value-type="float" office:value="30.1098265895956">
            <text:p>30.1098265895956</text:p>
          </table:table-cell>
          <table:table-cell office:value-type="float" office:value="27.7654624277455">
            <text:p>27.7654624277455</text:p>
          </table:table-cell>
        </table:table-row>
        <table:table-row>
          <table:table-cell office:value-type="string">
            <text:p>02.04.2019</text:p>
          </table:table-cell>
          <table:table-cell office:value-type="float" office:value="90.6942196531773">
            <text:p>90.6942196531773</text:p>
          </table:table-cell>
          <table:table-cell office:value-type="float" office:value="30.1138728323702">
            <text:p>30.1138728323702</text:p>
          </table:table-cell>
          <table:table-cell office:value-type="float" office:value="27.7630057803467">
            <text:p>27.7630057803467</text:p>
          </table:table-cell>
        </table:table-row>
        <table:table-row>
          <table:table-cell office:value-type="string">
            <text:p>03.04.2019</text:p>
          </table:table-cell>
          <table:table-cell office:value-type="float" office:value="90.7008670520212">
            <text:p>90.7008670520212</text:p>
          </table:table-cell>
          <table:table-cell office:value-type="float" office:value="30.1179190751448">
            <text:p>30.1179190751448</text:p>
          </table:table-cell>
          <table:table-cell office:value-type="float" office:value="27.7605491329479">
            <text:p>27.7605491329479</text:p>
          </table:table-cell>
        </table:table-row>
        <table:table-row>
          <table:table-cell office:value-type="string">
            <text:p>04.04.2019</text:p>
          </table:table-cell>
          <table:table-cell office:value-type="float" office:value="90.7075144508651">
            <text:p>90.7075144508651</text:p>
          </table:table-cell>
          <table:table-cell office:value-type="float" office:value="30.1219653179193">
            <text:p>30.1219653179193</text:p>
          </table:table-cell>
          <table:table-cell office:value-type="float" office:value="27.758092485549">
            <text:p>27.758092485549</text:p>
          </table:table-cell>
        </table:table-row>
        <table:table-row>
          <table:table-cell office:value-type="string">
            <text:p>05.04.2019</text:p>
          </table:table-cell>
          <table:table-cell office:value-type="float" office:value="90.714161849709">
            <text:p>90.714161849709</text:p>
          </table:table-cell>
          <table:table-cell office:value-type="float" office:value="30.1260115606939">
            <text:p>30.1260115606939</text:p>
          </table:table-cell>
          <table:table-cell office:value-type="float" office:value="27.7556358381502">
            <text:p>27.7556358381502</text:p>
          </table:table-cell>
        </table:table-row>
        <table:table-row>
          <table:table-cell office:value-type="string">
            <text:p>06.04.2019</text:p>
          </table:table-cell>
          <table:table-cell office:value-type="float" office:value="90.720809248553">
            <text:p>90.720809248553</text:p>
          </table:table-cell>
          <table:table-cell office:value-type="float" office:value="30.1300578034685">
            <text:p>30.1300578034685</text:p>
          </table:table-cell>
          <table:table-cell office:value-type="float" office:value="27.7531791907513">
            <text:p>27.7531791907513</text:p>
          </table:table-cell>
        </table:table-row>
        <table:table-row>
          <table:table-cell office:value-type="string">
            <text:p>07.04.2019</text:p>
          </table:table-cell>
          <table:table-cell office:value-type="float" office:value="90.7274566473969">
            <text:p>90.7274566473969</text:p>
          </table:table-cell>
          <table:table-cell office:value-type="float" office:value="30.134104046243">
            <text:p>30.134104046243</text:p>
          </table:table-cell>
          <table:table-cell office:value-type="float" office:value="27.7507225433525">
            <text:p>27.7507225433525</text:p>
          </table:table-cell>
        </table:table-row>
        <table:table-row>
          <table:table-cell office:value-type="string">
            <text:p>08.04.2019</text:p>
          </table:table-cell>
          <table:table-cell office:value-type="float" office:value="90.7341040462408">
            <text:p>90.7341040462408</text:p>
          </table:table-cell>
          <table:table-cell office:value-type="float" office:value="30.1381502890176">
            <text:p>30.1381502890176</text:p>
          </table:table-cell>
          <table:table-cell office:value-type="float" office:value="27.7482658959536">
            <text:p>27.7482658959536</text:p>
          </table:table-cell>
        </table:table-row>
        <table:table-row>
          <table:table-cell office:value-type="string">
            <text:p>09.04.2019</text:p>
          </table:table-cell>
          <table:table-cell office:value-type="float" office:value="90.7407514450847">
            <text:p>90.7407514450847</text:p>
          </table:table-cell>
          <table:table-cell office:value-type="float" office:value="30.1421965317922">
            <text:p>30.1421965317922</text:p>
          </table:table-cell>
          <table:table-cell office:value-type="float" office:value="27.7458092485548">
            <text:p>27.7458092485548</text:p>
          </table:table-cell>
        </table:table-row>
        <table:table-row>
          <table:table-cell office:value-type="string">
            <text:p>10.04.2019</text:p>
          </table:table-cell>
          <table:table-cell office:value-type="float" office:value="90.7473988439287">
            <text:p>90.7473988439287</text:p>
          </table:table-cell>
          <table:table-cell office:value-type="float" office:value="30.1462427745667">
            <text:p>30.1462427745667</text:p>
          </table:table-cell>
          <table:table-cell office:value-type="float" office:value="27.7433526011559">
            <text:p>27.7433526011559</text:p>
          </table:table-cell>
        </table:table-row>
        <table:table-row>
          <table:table-cell office:value-type="string">
            <text:p>11.04.2019</text:p>
          </table:table-cell>
          <table:table-cell office:value-type="float" office:value="90.7540462427726">
            <text:p>90.7540462427726</text:p>
          </table:table-cell>
          <table:table-cell office:value-type="float" office:value="30.1502890173413">
            <text:p>30.1502890173413</text:p>
          </table:table-cell>
          <table:table-cell office:value-type="float" office:value="27.7408959537571">
            <text:p>27.7408959537571</text:p>
          </table:table-cell>
        </table:table-row>
        <table:table-row>
          <table:table-cell office:value-type="string">
            <text:p>12.04.2019</text:p>
          </table:table-cell>
          <table:table-cell office:value-type="float" office:value="90.7606936416165">
            <text:p>90.7606936416165</text:p>
          </table:table-cell>
          <table:table-cell office:value-type="float" office:value="30.1543352601159">
            <text:p>30.1543352601159</text:p>
          </table:table-cell>
          <table:table-cell office:value-type="float" office:value="27.7384393063583">
            <text:p>27.7384393063583</text:p>
          </table:table-cell>
        </table:table-row>
        <table:table-row>
          <table:table-cell office:value-type="string">
            <text:p>13.04.2019</text:p>
          </table:table-cell>
          <table:table-cell office:value-type="float" office:value="90.7673410404604">
            <text:p>90.7673410404604</text:p>
          </table:table-cell>
          <table:table-cell office:value-type="float" office:value="30.1583815028904">
            <text:p>30.1583815028904</text:p>
          </table:table-cell>
          <table:table-cell office:value-type="float" office:value="27.7359826589594">
            <text:p>27.7359826589594</text:p>
          </table:table-cell>
        </table:table-row>
        <table:table-row>
          <table:table-cell office:value-type="string">
            <text:p>14.04.2019</text:p>
          </table:table-cell>
          <table:table-cell office:value-type="float" office:value="90.7739884393044">
            <text:p>90.7739884393044</text:p>
          </table:table-cell>
          <table:table-cell office:value-type="float" office:value="30.162427745665">
            <text:p>30.162427745665</text:p>
          </table:table-cell>
          <table:table-cell office:value-type="float" office:value="27.7335260115606">
            <text:p>27.7335260115606</text:p>
          </table:table-cell>
        </table:table-row>
        <table:table-row>
          <table:table-cell office:value-type="string">
            <text:p>15.04.2019</text:p>
          </table:table-cell>
          <table:table-cell office:value-type="float" office:value="90.7806358381483">
            <text:p>90.7806358381483</text:p>
          </table:table-cell>
          <table:table-cell office:value-type="float" office:value="30.1664739884396">
            <text:p>30.1664739884396</text:p>
          </table:table-cell>
          <table:table-cell office:value-type="float" office:value="27.7310693641617">
            <text:p>27.7310693641617</text:p>
          </table:table-cell>
        </table:table-row>
        <table:table-row>
          <table:table-cell office:value-type="string">
            <text:p>16.04.2019</text:p>
          </table:table-cell>
          <table:table-cell office:value-type="float" office:value="90.7872832369922">
            <text:p>90.7872832369922</text:p>
          </table:table-cell>
          <table:table-cell office:value-type="float" office:value="30.1705202312141">
            <text:p>30.1705202312141</text:p>
          </table:table-cell>
          <table:table-cell office:value-type="float" office:value="27.7286127167629">
            <text:p>27.7286127167629</text:p>
          </table:table-cell>
        </table:table-row>
        <table:table-row>
          <table:table-cell office:value-type="string">
            <text:p>17.04.2019</text:p>
          </table:table-cell>
          <table:table-cell office:value-type="float" office:value="90.7939306358361">
            <text:p>90.7939306358361</text:p>
          </table:table-cell>
          <table:table-cell office:value-type="float" office:value="30.1745664739887">
            <text:p>30.1745664739887</text:p>
          </table:table-cell>
          <table:table-cell office:value-type="float" office:value="27.726156069364">
            <text:p>27.726156069364</text:p>
          </table:table-cell>
        </table:table-row>
        <table:table-row>
          <table:table-cell office:value-type="string">
            <text:p>18.04.2019</text:p>
          </table:table-cell>
          <table:table-cell office:value-type="float" office:value="90.8005780346801">
            <text:p>90.8005780346801</text:p>
          </table:table-cell>
          <table:table-cell office:value-type="float" office:value="30.1786127167633">
            <text:p>30.1786127167633</text:p>
          </table:table-cell>
          <table:table-cell office:value-type="float" office:value="27.7236994219652">
            <text:p>27.7236994219652</text:p>
          </table:table-cell>
        </table:table-row>
        <table:table-row>
          <table:table-cell office:value-type="string">
            <text:p>19.04.2019</text:p>
          </table:table-cell>
          <table:table-cell office:value-type="float" office:value="90.807225433524">
            <text:p>90.807225433524</text:p>
          </table:table-cell>
          <table:table-cell office:value-type="float" office:value="30.1826589595378">
            <text:p>30.1826589595378</text:p>
          </table:table-cell>
          <table:table-cell office:value-type="float" office:value="27.7212427745663">
            <text:p>27.7212427745663</text:p>
          </table:table-cell>
        </table:table-row>
        <table:table-row>
          <table:table-cell office:value-type="string">
            <text:p>20.04.2019</text:p>
          </table:table-cell>
          <table:table-cell office:value-type="float" office:value="90.8138728323679">
            <text:p>90.8138728323679</text:p>
          </table:table-cell>
          <table:table-cell office:value-type="float" office:value="30.1867052023124">
            <text:p>30.1867052023124</text:p>
          </table:table-cell>
          <table:table-cell office:value-type="float" office:value="27.7187861271675">
            <text:p>27.7187861271675</text:p>
          </table:table-cell>
        </table:table-row>
        <table:table-row>
          <table:table-cell office:value-type="string">
            <text:p>21.04.2019</text:p>
          </table:table-cell>
          <table:table-cell office:value-type="float" office:value="90.8205202312118">
            <text:p>90.8205202312118</text:p>
          </table:table-cell>
          <table:table-cell office:value-type="float" office:value="30.190751445087">
            <text:p>30.190751445087</text:p>
          </table:table-cell>
          <table:table-cell office:value-type="float" office:value="27.7163294797687">
            <text:p>27.7163294797687</text:p>
          </table:table-cell>
        </table:table-row>
        <table:table-row>
          <table:table-cell office:value-type="string">
            <text:p>22.04.2019</text:p>
          </table:table-cell>
          <table:table-cell office:value-type="float" office:value="90.8271676300558">
            <text:p>90.8271676300558</text:p>
          </table:table-cell>
          <table:table-cell office:value-type="float" office:value="30.1947976878615">
            <text:p>30.1947976878615</text:p>
          </table:table-cell>
          <table:table-cell office:value-type="float" office:value="27.7138728323698">
            <text:p>27.7138728323698</text:p>
          </table:table-cell>
        </table:table-row>
        <table:table-row>
          <table:table-cell office:value-type="string">
            <text:p>23.04.2019</text:p>
          </table:table-cell>
          <table:table-cell office:value-type="float" office:value="90.8338150288997">
            <text:p>90.8338150288997</text:p>
          </table:table-cell>
          <table:table-cell office:value-type="float" office:value="30.1988439306361">
            <text:p>30.1988439306361</text:p>
          </table:table-cell>
          <table:table-cell office:value-type="float" office:value="27.711416184971">
            <text:p>27.711416184971</text:p>
          </table:table-cell>
        </table:table-row>
        <table:table-row>
          <table:table-cell office:value-type="string">
            <text:p>24.04.2019</text:p>
          </table:table-cell>
          <table:table-cell office:value-type="float" office:value="90.8404624277436">
            <text:p>90.8404624277436</text:p>
          </table:table-cell>
          <table:table-cell office:value-type="float" office:value="30.2028901734107">
            <text:p>30.2028901734107</text:p>
          </table:table-cell>
          <table:table-cell office:value-type="float" office:value="27.7089595375721">
            <text:p>27.7089595375721</text:p>
          </table:table-cell>
        </table:table-row>
        <table:table-row>
          <table:table-cell office:value-type="string">
            <text:p>25.04.2019</text:p>
          </table:table-cell>
          <table:table-cell office:value-type="float" office:value="90.8471098265875">
            <text:p>90.8471098265875</text:p>
          </table:table-cell>
          <table:table-cell office:value-type="float" office:value="30.2069364161852">
            <text:p>30.2069364161852</text:p>
          </table:table-cell>
          <table:table-cell office:value-type="float" office:value="27.7065028901733">
            <text:p>27.7065028901733</text:p>
          </table:table-cell>
        </table:table-row>
        <table:table-row>
          <table:table-cell office:value-type="string">
            <text:p>26.04.2019</text:p>
          </table:table-cell>
          <table:table-cell office:value-type="float" office:value="90.8537572254314">
            <text:p>90.8537572254314</text:p>
          </table:table-cell>
          <table:table-cell office:value-type="float" office:value="30.2109826589598">
            <text:p>30.2109826589598</text:p>
          </table:table-cell>
          <table:table-cell office:value-type="float" office:value="27.7040462427744">
            <text:p>27.7040462427744</text:p>
          </table:table-cell>
        </table:table-row>
        <table:table-row>
          <table:table-cell office:value-type="string">
            <text:p>27.04.2019</text:p>
          </table:table-cell>
          <table:table-cell office:value-type="float" office:value="90.8604046242754">
            <text:p>90.8604046242754</text:p>
          </table:table-cell>
          <table:table-cell office:value-type="float" office:value="30.2150289017344">
            <text:p>30.2150289017344</text:p>
          </table:table-cell>
          <table:table-cell office:value-type="float" office:value="27.7015895953756">
            <text:p>27.7015895953756</text:p>
          </table:table-cell>
        </table:table-row>
        <table:table-row>
          <table:table-cell office:value-type="string">
            <text:p>28.04.2019</text:p>
          </table:table-cell>
          <table:table-cell office:value-type="float" office:value="90.8670520231193">
            <text:p>90.8670520231193</text:p>
          </table:table-cell>
          <table:table-cell office:value-type="float" office:value="30.2190751445089">
            <text:p>30.2190751445089</text:p>
          </table:table-cell>
          <table:table-cell office:value-type="float" office:value="27.6991329479767">
            <text:p>27.6991329479767</text:p>
          </table:table-cell>
        </table:table-row>
        <table:table-row>
          <table:table-cell office:value-type="string">
            <text:p>29.04.2019</text:p>
          </table:table-cell>
          <table:table-cell office:value-type="float" office:value="90.8736994219632">
            <text:p>90.8736994219632</text:p>
          </table:table-cell>
          <table:table-cell office:value-type="float" office:value="30.2231213872835">
            <text:p>30.2231213872835</text:p>
          </table:table-cell>
          <table:table-cell office:value-type="float" office:value="27.6966763005779">
            <text:p>27.6966763005779</text:p>
          </table:table-cell>
        </table:table-row>
        <table:table-row>
          <table:table-cell office:value-type="string">
            <text:p>30.04.2019</text:p>
          </table:table-cell>
          <table:table-cell office:value-type="float" office:value="90.8803468208071">
            <text:p>90.8803468208071</text:p>
          </table:table-cell>
          <table:table-cell office:value-type="float" office:value="30.2271676300581">
            <text:p>30.2271676300581</text:p>
          </table:table-cell>
          <table:table-cell office:value-type="float" office:value="27.6942196531791">
            <text:p>27.6942196531791</text:p>
          </table:table-cell>
        </table:table-row>
        <table:table-row>
          <table:table-cell office:value-type="string">
            <text:p>01.05.2019</text:p>
          </table:table-cell>
          <table:table-cell office:value-type="float" office:value="90.8869942196511">
            <text:p>90.8869942196511</text:p>
          </table:table-cell>
          <table:table-cell office:value-type="float" office:value="30.2312138728327">
            <text:p>30.2312138728327</text:p>
          </table:table-cell>
          <table:table-cell office:value-type="float" office:value="27.6917630057802">
            <text:p>27.6917630057802</text:p>
          </table:table-cell>
        </table:table-row>
        <table:table-row>
          <table:table-cell office:value-type="string">
            <text:p>02.05.2019</text:p>
          </table:table-cell>
          <table:table-cell office:value-type="float" office:value="90.893641618495">
            <text:p>90.893641618495</text:p>
          </table:table-cell>
          <table:table-cell office:value-type="float" office:value="30.2352601156072">
            <text:p>30.2352601156072</text:p>
          </table:table-cell>
          <table:table-cell office:value-type="float" office:value="27.6893063583814">
            <text:p>27.6893063583814</text:p>
          </table:table-cell>
        </table:table-row>
        <table:table-row>
          <table:table-cell office:value-type="string">
            <text:p>03.05.2019</text:p>
          </table:table-cell>
          <table:table-cell office:value-type="float" office:value="90.9002890173389">
            <text:p>90.9002890173389</text:p>
          </table:table-cell>
          <table:table-cell office:value-type="float" office:value="30.2393063583818">
            <text:p>30.2393063583818</text:p>
          </table:table-cell>
          <table:table-cell office:value-type="float" office:value="27.6868497109825">
            <text:p>27.6868497109825</text:p>
          </table:table-cell>
        </table:table-row>
        <table:table-row>
          <table:table-cell office:value-type="string">
            <text:p>04.05.2019</text:p>
          </table:table-cell>
          <table:table-cell office:value-type="float" office:value="90.9069364161828">
            <text:p>90.9069364161828</text:p>
          </table:table-cell>
          <table:table-cell office:value-type="float" office:value="30.2433526011564">
            <text:p>30.2433526011564</text:p>
          </table:table-cell>
          <table:table-cell office:value-type="float" office:value="27.6843930635837">
            <text:p>27.6843930635837</text:p>
          </table:table-cell>
        </table:table-row>
        <table:table-row>
          <table:table-cell office:value-type="string">
            <text:p>05.05.2019</text:p>
          </table:table-cell>
          <table:table-cell office:value-type="float" office:value="90.9135838150268">
            <text:p>90.9135838150268</text:p>
          </table:table-cell>
          <table:table-cell office:value-type="float" office:value="30.2473988439309">
            <text:p>30.2473988439309</text:p>
          </table:table-cell>
          <table:table-cell office:value-type="float" office:value="27.6819364161848">
            <text:p>27.6819364161848</text:p>
          </table:table-cell>
        </table:table-row>
        <table:table-row>
          <table:table-cell office:value-type="string">
            <text:p>06.05.2019</text:p>
          </table:table-cell>
          <table:table-cell office:value-type="float" office:value="90.9202312138707">
            <text:p>90.9202312138707</text:p>
          </table:table-cell>
          <table:table-cell office:value-type="float" office:value="30.2514450867055">
            <text:p>30.2514450867055</text:p>
          </table:table-cell>
          <table:table-cell office:value-type="float" office:value="27.679479768786">
            <text:p>27.679479768786</text:p>
          </table:table-cell>
        </table:table-row>
        <table:table-row>
          <table:table-cell office:value-type="string">
            <text:p>07.05.2019</text:p>
          </table:table-cell>
          <table:table-cell office:value-type="float" office:value="90.9268786127146">
            <text:p>90.9268786127146</text:p>
          </table:table-cell>
          <table:table-cell office:value-type="float" office:value="30.2554913294801">
            <text:p>30.2554913294801</text:p>
          </table:table-cell>
          <table:table-cell office:value-type="float" office:value="27.6770231213872">
            <text:p>27.6770231213872</text:p>
          </table:table-cell>
        </table:table-row>
        <table:table-row>
          <table:table-cell office:value-type="string">
            <text:p>08.05.2019</text:p>
          </table:table-cell>
          <table:table-cell office:value-type="float" office:value="90.9335260115585">
            <text:p>90.9335260115585</text:p>
          </table:table-cell>
          <table:table-cell office:value-type="float" office:value="30.2595375722546">
            <text:p>30.2595375722546</text:p>
          </table:table-cell>
          <table:table-cell office:value-type="float" office:value="27.6745664739883">
            <text:p>27.6745664739883</text:p>
          </table:table-cell>
        </table:table-row>
        <table:table-row>
          <table:table-cell office:value-type="string">
            <text:p>09.05.2019</text:p>
          </table:table-cell>
          <table:table-cell office:value-type="float" office:value="90.9401734104025">
            <text:p>90.9401734104025</text:p>
          </table:table-cell>
          <table:table-cell office:value-type="float" office:value="30.2635838150292">
            <text:p>30.2635838150292</text:p>
          </table:table-cell>
          <table:table-cell office:value-type="float" office:value="27.6721098265895">
            <text:p>27.6721098265895</text:p>
          </table:table-cell>
        </table:table-row>
        <table:table-row>
          <table:table-cell office:value-type="string">
            <text:p>10.05.2019</text:p>
          </table:table-cell>
          <table:table-cell office:value-type="float" office:value="90.9468208092464">
            <text:p>90.9468208092464</text:p>
          </table:table-cell>
          <table:table-cell office:value-type="float" office:value="30.2676300578038">
            <text:p>30.2676300578038</text:p>
          </table:table-cell>
          <table:table-cell office:value-type="float" office:value="27.6696531791906">
            <text:p>27.6696531791906</text:p>
          </table:table-cell>
        </table:table-row>
        <table:table-row>
          <table:table-cell office:value-type="string">
            <text:p>11.05.2019</text:p>
          </table:table-cell>
          <table:table-cell office:value-type="float" office:value="90.9534682080903">
            <text:p>90.9534682080903</text:p>
          </table:table-cell>
          <table:table-cell office:value-type="float" office:value="30.2716763005783">
            <text:p>30.2716763005783</text:p>
          </table:table-cell>
          <table:table-cell office:value-type="float" office:value="27.6671965317918">
            <text:p>27.6671965317918</text:p>
          </table:table-cell>
        </table:table-row>
        <table:table-row>
          <table:table-cell office:value-type="string">
            <text:p>12.05.2019</text:p>
          </table:table-cell>
          <table:table-cell office:value-type="float" office:value="90.9601156069342">
            <text:p>90.9601156069342</text:p>
          </table:table-cell>
          <table:table-cell office:value-type="float" office:value="30.2757225433529">
            <text:p>30.2757225433529</text:p>
          </table:table-cell>
          <table:table-cell office:value-type="float" office:value="27.6647398843929">
            <text:p>27.6647398843929</text:p>
          </table:table-cell>
        </table:table-row>
        <table:table-row>
          <table:table-cell office:value-type="string">
            <text:p>13.05.2019</text:p>
          </table:table-cell>
          <table:table-cell office:value-type="float" office:value="90.9667630057782">
            <text:p>90.9667630057782</text:p>
          </table:table-cell>
          <table:table-cell office:value-type="float" office:value="30.2797687861275">
            <text:p>30.2797687861275</text:p>
          </table:table-cell>
          <table:table-cell office:value-type="float" office:value="27.6622832369941">
            <text:p>27.6622832369941</text:p>
          </table:table-cell>
        </table:table-row>
        <table:table-row>
          <table:table-cell office:value-type="string">
            <text:p>14.05.2019</text:p>
          </table:table-cell>
          <table:table-cell office:value-type="float" office:value="90.9734104046221">
            <text:p>90.9734104046221</text:p>
          </table:table-cell>
          <table:table-cell office:value-type="float" office:value="30.283815028902">
            <text:p>30.283815028902</text:p>
          </table:table-cell>
          <table:table-cell office:value-type="float" office:value="27.6598265895952">
            <text:p>27.6598265895952</text:p>
          </table:table-cell>
        </table:table-row>
        <table:table-row>
          <table:table-cell office:value-type="string">
            <text:p>15.05.2019</text:p>
          </table:table-cell>
          <table:table-cell office:value-type="float" office:value="90.980057803466">
            <text:p>90.980057803466</text:p>
          </table:table-cell>
          <table:table-cell office:value-type="float" office:value="30.2878612716766">
            <text:p>30.2878612716766</text:p>
          </table:table-cell>
          <table:table-cell office:value-type="float" office:value="27.6573699421964">
            <text:p>27.6573699421964</text:p>
          </table:table-cell>
        </table:table-row>
        <table:table-row>
          <table:table-cell office:value-type="string">
            <text:p>16.05.2019</text:p>
          </table:table-cell>
          <table:table-cell office:value-type="float" office:value="90.9867052023099">
            <text:p>90.9867052023099</text:p>
          </table:table-cell>
          <table:table-cell office:value-type="float" office:value="30.2919075144512">
            <text:p>30.2919075144512</text:p>
          </table:table-cell>
          <table:table-cell office:value-type="float" office:value="27.6549132947976">
            <text:p>27.6549132947976</text:p>
          </table:table-cell>
        </table:table-row>
        <table:table-row>
          <table:table-cell office:value-type="string">
            <text:p>17.05.2019</text:p>
          </table:table-cell>
          <table:table-cell office:value-type="float" office:value="90.9933526011539">
            <text:p>90.9933526011539</text:p>
          </table:table-cell>
          <table:table-cell office:value-type="float" office:value="30.2959537572257">
            <text:p>30.2959537572257</text:p>
          </table:table-cell>
          <table:table-cell office:value-type="float" office:value="27.6524566473987">
            <text:p>27.6524566473987</text:p>
          </table:table-cell>
        </table:table-row>
        <table:table-row>
          <table:table-cell office:value-type="string">
            <text:p>18.05.2019</text:p>
          </table:table-cell>
          <table:table-cell office:value-type="float" office:value="90.9999999999978">
            <text:p>90.9999999999978</text:p>
          </table:table-cell>
          <table:table-cell office:value-type="float" office:value="30.3000000000003">
            <text:p>30.3000000000003</text:p>
          </table:table-cell>
          <table:table-cell office:value-type="float" office:value="27.6499999999999">
            <text:p>27.6499999999999</text:p>
          </table:table-cell>
        </table:table-row>
        <table:table-row>
          <table:table-cell office:value-type="string">
            <text:p>19.05.2019</text:p>
          </table:table-cell>
          <table:table-cell office:value-type="float" office:value="91.0066473988417">
            <text:p>91.0066473988417</text:p>
          </table:table-cell>
          <table:table-cell office:value-type="float" office:value="30.3040462427749">
            <text:p>30.3040462427749</text:p>
          </table:table-cell>
          <table:table-cell office:value-type="float" office:value="27.647543352601">
            <text:p>27.647543352601</text:p>
          </table:table-cell>
        </table:table-row>
        <table:table-row>
          <table:table-cell office:value-type="string">
            <text:p>20.05.2019</text:p>
          </table:table-cell>
          <table:table-cell office:value-type="float" office:value="91.0132947976856">
            <text:p>91.0132947976856</text:p>
          </table:table-cell>
          <table:table-cell office:value-type="float" office:value="30.3080924855494">
            <text:p>30.3080924855494</text:p>
          </table:table-cell>
          <table:table-cell office:value-type="float" office:value="27.6450867052022">
            <text:p>27.6450867052022</text:p>
          </table:table-cell>
        </table:table-row>
        <table:table-row>
          <table:table-cell office:value-type="string">
            <text:p>21.05.2019</text:p>
          </table:table-cell>
          <table:table-cell office:value-type="float" office:value="91.0199421965296">
            <text:p>91.0199421965296</text:p>
          </table:table-cell>
          <table:table-cell office:value-type="float" office:value="30.312138728324">
            <text:p>30.312138728324</text:p>
          </table:table-cell>
          <table:table-cell office:value-type="float" office:value="27.6426300578033">
            <text:p>27.6426300578033</text:p>
          </table:table-cell>
        </table:table-row>
        <table:table-row>
          <table:table-cell office:value-type="string">
            <text:p>22.05.2019</text:p>
          </table:table-cell>
          <table:table-cell office:value-type="float" office:value="91.0265895953735">
            <text:p>91.0265895953735</text:p>
          </table:table-cell>
          <table:table-cell office:value-type="float" office:value="30.3161849710986">
            <text:p>30.3161849710986</text:p>
          </table:table-cell>
          <table:table-cell office:value-type="float" office:value="27.6401734104045">
            <text:p>27.6401734104045</text:p>
          </table:table-cell>
        </table:table-row>
        <table:table-row>
          <table:table-cell office:value-type="string">
            <text:p>23.05.2019</text:p>
          </table:table-cell>
          <table:table-cell office:value-type="float" office:value="91.0332369942174">
            <text:p>91.0332369942174</text:p>
          </table:table-cell>
          <table:table-cell office:value-type="float" office:value="30.3202312138731">
            <text:p>30.3202312138731</text:p>
          </table:table-cell>
          <table:table-cell office:value-type="float" office:value="27.6377167630056">
            <text:p>27.6377167630056</text:p>
          </table:table-cell>
        </table:table-row>
        <table:table-row>
          <table:table-cell office:value-type="string">
            <text:p>24.05.2019</text:p>
          </table:table-cell>
          <table:table-cell office:value-type="float" office:value="91.0398843930613">
            <text:p>91.0398843930613</text:p>
          </table:table-cell>
          <table:table-cell office:value-type="float" office:value="30.3242774566477">
            <text:p>30.3242774566477</text:p>
          </table:table-cell>
          <table:table-cell office:value-type="float" office:value="27.6352601156068">
            <text:p>27.6352601156068</text:p>
          </table:table-cell>
        </table:table-row>
        <table:table-row>
          <table:table-cell office:value-type="string">
            <text:p>25.05.2019</text:p>
          </table:table-cell>
          <table:table-cell office:value-type="float" office:value="91.0465317919052">
            <text:p>91.0465317919052</text:p>
          </table:table-cell>
          <table:table-cell office:value-type="float" office:value="30.3283236994223">
            <text:p>30.3283236994223</text:p>
          </table:table-cell>
          <table:table-cell office:value-type="float" office:value="27.632803468208">
            <text:p>27.632803468208</text:p>
          </table:table-cell>
        </table:table-row>
        <table:table-row>
          <table:table-cell office:value-type="string">
            <text:p>26.05.2019</text:p>
          </table:table-cell>
          <table:table-cell office:value-type="float" office:value="91.0531791907492">
            <text:p>91.0531791907492</text:p>
          </table:table-cell>
          <table:table-cell office:value-type="float" office:value="30.3323699421968">
            <text:p>30.3323699421968</text:p>
          </table:table-cell>
          <table:table-cell office:value-type="float" office:value="27.6303468208091">
            <text:p>27.6303468208091</text:p>
          </table:table-cell>
        </table:table-row>
        <table:table-row>
          <table:table-cell office:value-type="string">
            <text:p>27.05.2019</text:p>
          </table:table-cell>
          <table:table-cell office:value-type="float" office:value="91.0598265895931">
            <text:p>91.0598265895931</text:p>
          </table:table-cell>
          <table:table-cell office:value-type="float" office:value="30.3364161849714">
            <text:p>30.3364161849714</text:p>
          </table:table-cell>
          <table:table-cell office:value-type="float" office:value="27.6278901734103">
            <text:p>27.6278901734103</text:p>
          </table:table-cell>
        </table:table-row>
        <table:table-row>
          <table:table-cell office:value-type="string">
            <text:p>28.05.2019</text:p>
          </table:table-cell>
          <table:table-cell office:value-type="float" office:value="91.066473988437">
            <text:p>91.066473988437</text:p>
          </table:table-cell>
          <table:table-cell office:value-type="float" office:value="30.340462427746">
            <text:p>30.340462427746</text:p>
          </table:table-cell>
          <table:table-cell office:value-type="float" office:value="27.6254335260114">
            <text:p>27.6254335260114</text:p>
          </table:table-cell>
        </table:table-row>
        <table:table-row>
          <table:table-cell office:value-type="string">
            <text:p>29.05.2019</text:p>
          </table:table-cell>
          <table:table-cell office:value-type="float" office:value="91.0731213872809">
            <text:p>91.0731213872809</text:p>
          </table:table-cell>
          <table:table-cell office:value-type="float" office:value="30.3445086705205">
            <text:p>30.3445086705205</text:p>
          </table:table-cell>
          <table:table-cell office:value-type="float" office:value="27.6229768786126">
            <text:p>27.6229768786126</text:p>
          </table:table-cell>
        </table:table-row>
        <table:table-row>
          <table:table-cell office:value-type="string">
            <text:p>30.05.2019</text:p>
          </table:table-cell>
          <table:table-cell office:value-type="float" office:value="91.0797687861249">
            <text:p>91.0797687861249</text:p>
          </table:table-cell>
          <table:table-cell office:value-type="float" office:value="30.3485549132951">
            <text:p>30.3485549132951</text:p>
          </table:table-cell>
          <table:table-cell office:value-type="float" office:value="27.6205202312137">
            <text:p>27.6205202312137</text:p>
          </table:table-cell>
        </table:table-row>
        <table:table-row>
          <table:table-cell office:value-type="string">
            <text:p>31.05.2019</text:p>
          </table:table-cell>
          <table:table-cell office:value-type="float" office:value="91.0864161849688">
            <text:p>91.0864161849688</text:p>
          </table:table-cell>
          <table:table-cell office:value-type="float" office:value="30.3526011560697">
            <text:p>30.3526011560697</text:p>
          </table:table-cell>
          <table:table-cell office:value-type="float" office:value="27.6180635838149">
            <text:p>27.6180635838149</text:p>
          </table:table-cell>
        </table:table-row>
        <table:table-row>
          <table:table-cell office:value-type="string">
            <text:p>01.06.2019</text:p>
          </table:table-cell>
          <table:table-cell office:value-type="float" office:value="91.0930635838127">
            <text:p>91.0930635838127</text:p>
          </table:table-cell>
          <table:table-cell office:value-type="float" office:value="30.3566473988442">
            <text:p>30.3566473988442</text:p>
          </table:table-cell>
          <table:table-cell office:value-type="float" office:value="27.615606936416">
            <text:p>27.615606936416</text:p>
          </table:table-cell>
        </table:table-row>
        <table:table-row>
          <table:table-cell office:value-type="string">
            <text:p>02.06.2019</text:p>
          </table:table-cell>
          <table:table-cell office:value-type="float" office:value="91.0997109826566">
            <text:p>91.0997109826566</text:p>
          </table:table-cell>
          <table:table-cell office:value-type="float" office:value="30.3606936416188">
            <text:p>30.3606936416188</text:p>
          </table:table-cell>
          <table:table-cell office:value-type="float" office:value="27.6131502890172">
            <text:p>27.6131502890172</text:p>
          </table:table-cell>
        </table:table-row>
        <table:table-row>
          <table:table-cell office:value-type="string">
            <text:p>03.06.2019</text:p>
          </table:table-cell>
          <table:table-cell office:value-type="float" office:value="91.1063583815006">
            <text:p>91.1063583815006</text:p>
          </table:table-cell>
          <table:table-cell office:value-type="float" office:value="30.3647398843934">
            <text:p>30.3647398843934</text:p>
          </table:table-cell>
          <table:table-cell office:value-type="float" office:value="27.6106936416184">
            <text:p>27.6106936416184</text:p>
          </table:table-cell>
        </table:table-row>
        <table:table-row>
          <table:table-cell office:value-type="string">
            <text:p>04.06.2019</text:p>
          </table:table-cell>
          <table:table-cell office:value-type="float" office:value="91.1130057803445">
            <text:p>91.1130057803445</text:p>
          </table:table-cell>
          <table:table-cell office:value-type="float" office:value="30.3687861271679">
            <text:p>30.3687861271679</text:p>
          </table:table-cell>
          <table:table-cell office:value-type="float" office:value="27.6082369942195">
            <text:p>27.6082369942195</text:p>
          </table:table-cell>
        </table:table-row>
        <table:table-row>
          <table:table-cell office:value-type="string">
            <text:p>05.06.2019</text:p>
          </table:table-cell>
          <table:table-cell office:value-type="float" office:value="91.1196531791884">
            <text:p>91.1196531791884</text:p>
          </table:table-cell>
          <table:table-cell office:value-type="float" office:value="30.3728323699425">
            <text:p>30.3728323699425</text:p>
          </table:table-cell>
          <table:table-cell office:value-type="float" office:value="27.6057803468207">
            <text:p>27.6057803468207</text:p>
          </table:table-cell>
        </table:table-row>
        <table:table-row>
          <table:table-cell office:value-type="string">
            <text:p>06.06.2019</text:p>
          </table:table-cell>
          <table:table-cell office:value-type="float" office:value="91.1263005780323">
            <text:p>91.1263005780323</text:p>
          </table:table-cell>
          <table:table-cell office:value-type="float" office:value="30.3768786127171">
            <text:p>30.3768786127171</text:p>
          </table:table-cell>
          <table:table-cell office:value-type="float" office:value="27.6033236994218">
            <text:p>27.6033236994218</text:p>
          </table:table-cell>
        </table:table-row>
        <table:table-row>
          <table:table-cell office:value-type="string">
            <text:p>07.06.2019</text:p>
          </table:table-cell>
          <table:table-cell office:value-type="float" office:value="91.1329479768763">
            <text:p>91.1329479768763</text:p>
          </table:table-cell>
          <table:table-cell office:value-type="float" office:value="30.3809248554916">
            <text:p>30.3809248554916</text:p>
          </table:table-cell>
          <table:table-cell office:value-type="float" office:value="27.600867052023">
            <text:p>27.600867052023</text:p>
          </table:table-cell>
        </table:table-row>
        <table:table-row>
          <table:table-cell office:value-type="string">
            <text:p>08.06.2019</text:p>
          </table:table-cell>
          <table:table-cell office:value-type="float" office:value="91.1395953757202">
            <text:p>91.1395953757202</text:p>
          </table:table-cell>
          <table:table-cell office:value-type="float" office:value="30.3849710982662">
            <text:p>30.3849710982662</text:p>
          </table:table-cell>
          <table:table-cell office:value-type="float" office:value="27.5984104046241">
            <text:p>27.5984104046241</text:p>
          </table:table-cell>
        </table:table-row>
        <table:table-row>
          <table:table-cell office:value-type="string">
            <text:p>09.06.2019</text:p>
          </table:table-cell>
          <table:table-cell office:value-type="float" office:value="91.1462427745641">
            <text:p>91.1462427745641</text:p>
          </table:table-cell>
          <table:table-cell office:value-type="float" office:value="30.3890173410408">
            <text:p>30.3890173410408</text:p>
          </table:table-cell>
          <table:table-cell office:value-type="float" office:value="27.5959537572253">
            <text:p>27.5959537572253</text:p>
          </table:table-cell>
        </table:table-row>
        <table:table-row>
          <table:table-cell office:value-type="string">
            <text:p>10.06.2019</text:p>
          </table:table-cell>
          <table:table-cell office:value-type="float" office:value="91.152890173408">
            <text:p>91.152890173408</text:p>
          </table:table-cell>
          <table:table-cell office:value-type="float" office:value="30.3930635838153">
            <text:p>30.3930635838153</text:p>
          </table:table-cell>
          <table:table-cell office:value-type="float" office:value="27.5934971098264">
            <text:p>27.5934971098264</text:p>
          </table:table-cell>
        </table:table-row>
        <table:table-row>
          <table:table-cell office:value-type="string">
            <text:p>11.06.2019</text:p>
          </table:table-cell>
          <table:table-cell office:value-type="float" office:value="91.159537572252">
            <text:p>91.159537572252</text:p>
          </table:table-cell>
          <table:table-cell office:value-type="float" office:value="30.3971098265899">
            <text:p>30.3971098265899</text:p>
          </table:table-cell>
          <table:table-cell office:value-type="float" office:value="27.5910404624276">
            <text:p>27.5910404624276</text:p>
          </table:table-cell>
        </table:table-row>
        <table:table-row>
          <table:table-cell office:value-type="string">
            <text:p>12.06.2019</text:p>
          </table:table-cell>
          <table:table-cell office:value-type="float" office:value="91.1661849710959">
            <text:p>91.1661849710959</text:p>
          </table:table-cell>
          <table:table-cell office:value-type="float" office:value="30.4011560693645">
            <text:p>30.4011560693645</text:p>
          </table:table-cell>
          <table:table-cell office:value-type="float" office:value="27.5885838150288">
            <text:p>27.5885838150288</text:p>
          </table:table-cell>
        </table:table-row>
        <table:table-row>
          <table:table-cell office:value-type="string">
            <text:p>13.06.2019</text:p>
          </table:table-cell>
          <table:table-cell office:value-type="float" office:value="91.1728323699398">
            <text:p>91.1728323699398</text:p>
          </table:table-cell>
          <table:table-cell office:value-type="float" office:value="30.405202312139">
            <text:p>30.405202312139</text:p>
          </table:table-cell>
          <table:table-cell office:value-type="float" office:value="27.5861271676299">
            <text:p>27.5861271676299</text:p>
          </table:table-cell>
        </table:table-row>
        <table:table-row>
          <table:table-cell office:value-type="string">
            <text:p>14.06.2019</text:p>
          </table:table-cell>
          <table:table-cell office:value-type="float" office:value="91.1794797687837">
            <text:p>91.1794797687837</text:p>
          </table:table-cell>
          <table:table-cell office:value-type="float" office:value="30.4092485549136">
            <text:p>30.4092485549136</text:p>
          </table:table-cell>
          <table:table-cell office:value-type="float" office:value="27.5836705202311">
            <text:p>27.5836705202311</text:p>
          </table:table-cell>
        </table:table-row>
        <table:table-row>
          <table:table-cell office:value-type="string">
            <text:p>15.06.2019</text:p>
          </table:table-cell>
          <table:table-cell office:value-type="float" office:value="91.1861271676277">
            <text:p>91.1861271676277</text:p>
          </table:table-cell>
          <table:table-cell office:value-type="float" office:value="30.4132947976882">
            <text:p>30.4132947976882</text:p>
          </table:table-cell>
          <table:table-cell office:value-type="float" office:value="27.5812138728322">
            <text:p>27.5812138728322</text:p>
          </table:table-cell>
        </table:table-row>
        <table:table-row>
          <table:table-cell office:value-type="string">
            <text:p>16.06.2019</text:p>
          </table:table-cell>
          <table:table-cell office:value-type="float" office:value="91.1927745664716">
            <text:p>91.1927745664716</text:p>
          </table:table-cell>
          <table:table-cell office:value-type="float" office:value="30.4173410404627">
            <text:p>30.4173410404627</text:p>
          </table:table-cell>
          <table:table-cell office:value-type="float" office:value="27.5787572254334">
            <text:p>27.5787572254334</text:p>
          </table:table-cell>
        </table:table-row>
        <table:table-row>
          <table:table-cell office:value-type="string">
            <text:p>17.06.2019</text:p>
          </table:table-cell>
          <table:table-cell office:value-type="float" office:value="91.1994219653155">
            <text:p>91.1994219653155</text:p>
          </table:table-cell>
          <table:table-cell office:value-type="float" office:value="30.4213872832373">
            <text:p>30.4213872832373</text:p>
          </table:table-cell>
          <table:table-cell office:value-type="float" office:value="27.5763005780345">
            <text:p>27.5763005780345</text:p>
          </table:table-cell>
        </table:table-row>
        <table:table-row>
          <table:table-cell office:value-type="string">
            <text:p>18.06.2019</text:p>
          </table:table-cell>
          <table:table-cell office:value-type="float" office:value="91.2060693641594">
            <text:p>91.2060693641594</text:p>
          </table:table-cell>
          <table:table-cell office:value-type="float" office:value="30.4254335260119">
            <text:p>30.4254335260119</text:p>
          </table:table-cell>
          <table:table-cell office:value-type="float" office:value="27.5738439306357">
            <text:p>27.5738439306357</text:p>
          </table:table-cell>
        </table:table-row>
        <table:table-row>
          <table:table-cell office:value-type="string">
            <text:p>19.06.2019</text:p>
          </table:table-cell>
          <table:table-cell office:value-type="float" office:value="91.2127167630034">
            <text:p>91.2127167630034</text:p>
          </table:table-cell>
          <table:table-cell office:value-type="float" office:value="30.4294797687864">
            <text:p>30.4294797687864</text:p>
          </table:table-cell>
          <table:table-cell office:value-type="float" office:value="27.5713872832368">
            <text:p>27.5713872832368</text:p>
          </table:table-cell>
        </table:table-row>
        <table:table-row>
          <table:table-cell office:value-type="string">
            <text:p>20.06.2019</text:p>
          </table:table-cell>
          <table:table-cell office:value-type="float" office:value="91.2193641618473">
            <text:p>91.2193641618473</text:p>
          </table:table-cell>
          <table:table-cell office:value-type="float" office:value="30.433526011561">
            <text:p>30.433526011561</text:p>
          </table:table-cell>
          <table:table-cell office:value-type="float" office:value="27.568930635838">
            <text:p>27.568930635838</text:p>
          </table:table-cell>
        </table:table-row>
        <table:table-row>
          <table:table-cell office:value-type="string">
            <text:p>21.06.2019</text:p>
          </table:table-cell>
          <table:table-cell office:value-type="float" office:value="91.2260115606912">
            <text:p>91.2260115606912</text:p>
          </table:table-cell>
          <table:table-cell office:value-type="float" office:value="30.4375722543356">
            <text:p>30.4375722543356</text:p>
          </table:table-cell>
          <table:table-cell office:value-type="float" office:value="27.5664739884392">
            <text:p>27.5664739884392</text:p>
          </table:table-cell>
        </table:table-row>
        <table:table-row>
          <table:table-cell office:value-type="string">
            <text:p>22.06.2019</text:p>
          </table:table-cell>
          <table:table-cell office:value-type="float" office:value="91.2326589595351">
            <text:p>91.2326589595351</text:p>
          </table:table-cell>
          <table:table-cell office:value-type="float" office:value="30.4416184971102">
            <text:p>30.4416184971102</text:p>
          </table:table-cell>
          <table:table-cell office:value-type="float" office:value="27.5640173410403">
            <text:p>27.5640173410403</text:p>
          </table:table-cell>
        </table:table-row>
        <table:table-row>
          <table:table-cell office:value-type="string">
            <text:p>23.06.2019</text:p>
          </table:table-cell>
          <table:table-cell office:value-type="float" office:value="91.239306358379">
            <text:p>91.239306358379</text:p>
          </table:table-cell>
          <table:table-cell office:value-type="float" office:value="30.4456647398847">
            <text:p>30.4456647398847</text:p>
          </table:table-cell>
          <table:table-cell office:value-type="float" office:value="27.5615606936415">
            <text:p>27.5615606936415</text:p>
          </table:table-cell>
        </table:table-row>
        <table:table-row>
          <table:table-cell office:value-type="string">
            <text:p>24.06.2019</text:p>
          </table:table-cell>
          <table:table-cell office:value-type="float" office:value="91.245953757223">
            <text:p>91.245953757223</text:p>
          </table:table-cell>
          <table:table-cell office:value-type="float" office:value="30.4497109826593">
            <text:p>30.4497109826593</text:p>
          </table:table-cell>
          <table:table-cell office:value-type="float" office:value="27.5591040462426">
            <text:p>27.5591040462426</text:p>
          </table:table-cell>
        </table:table-row>
        <table:table-row>
          <table:table-cell office:value-type="string">
            <text:p>25.06.2019</text:p>
          </table:table-cell>
          <table:table-cell office:value-type="float" office:value="91.2526011560669">
            <text:p>91.2526011560669</text:p>
          </table:table-cell>
          <table:table-cell office:value-type="float" office:value="30.4537572254339">
            <text:p>30.4537572254339</text:p>
          </table:table-cell>
          <table:table-cell office:value-type="float" office:value="27.5566473988438">
            <text:p>27.5566473988438</text:p>
          </table:table-cell>
        </table:table-row>
        <table:table-row>
          <table:table-cell office:value-type="string">
            <text:p>26.06.2019</text:p>
          </table:table-cell>
          <table:table-cell office:value-type="float" office:value="91.2592485549108">
            <text:p>91.2592485549108</text:p>
          </table:table-cell>
          <table:table-cell office:value-type="float" office:value="30.4578034682084">
            <text:p>30.4578034682084</text:p>
          </table:table-cell>
          <table:table-cell office:value-type="float" office:value="27.5541907514449">
            <text:p>27.5541907514449</text:p>
          </table:table-cell>
        </table:table-row>
        <table:table-row>
          <table:table-cell office:value-type="string">
            <text:p>27.06.2019</text:p>
          </table:table-cell>
          <table:table-cell office:value-type="float" office:value="91.2658959537547">
            <text:p>91.2658959537547</text:p>
          </table:table-cell>
          <table:table-cell office:value-type="float" office:value="30.461849710983">
            <text:p>30.461849710983</text:p>
          </table:table-cell>
          <table:table-cell office:value-type="float" office:value="27.5517341040461">
            <text:p>27.5517341040461</text:p>
          </table:table-cell>
        </table:table-row>
        <table:table-row>
          <table:table-cell office:value-type="string">
            <text:p>28.06.2019</text:p>
          </table:table-cell>
          <table:table-cell office:value-type="float" office:value="91.2725433525987">
            <text:p>91.2725433525987</text:p>
          </table:table-cell>
          <table:table-cell office:value-type="float" office:value="30.4658959537576">
            <text:p>30.4658959537576</text:p>
          </table:table-cell>
          <table:table-cell office:value-type="float" office:value="27.5492774566472">
            <text:p>27.5492774566472</text:p>
          </table:table-cell>
        </table:table-row>
        <table:table-row>
          <table:table-cell office:value-type="string">
            <text:p>29.06.2019</text:p>
          </table:table-cell>
          <table:table-cell office:value-type="float" office:value="91.2791907514426">
            <text:p>91.2791907514426</text:p>
          </table:table-cell>
          <table:table-cell office:value-type="float" office:value="30.4699421965321">
            <text:p>30.4699421965321</text:p>
          </table:table-cell>
          <table:table-cell office:value-type="float" office:value="27.5468208092484">
            <text:p>27.5468208092484</text:p>
          </table:table-cell>
        </table:table-row>
        <table:table-row>
          <table:table-cell office:value-type="string">
            <text:p>30.06.2019</text:p>
          </table:table-cell>
          <table:table-cell office:value-type="float" office:value="91.2858381502865">
            <text:p>91.2858381502865</text:p>
          </table:table-cell>
          <table:table-cell office:value-type="float" office:value="30.4739884393067">
            <text:p>30.4739884393067</text:p>
          </table:table-cell>
          <table:table-cell office:value-type="float" office:value="27.5443641618496">
            <text:p>27.5443641618496</text:p>
          </table:table-cell>
        </table:table-row>
        <table:table-row>
          <table:table-cell office:value-type="string">
            <text:p>01.07.2019</text:p>
          </table:table-cell>
          <table:table-cell office:value-type="float" office:value="91.2924855491304">
            <text:p>91.2924855491304</text:p>
          </table:table-cell>
          <table:table-cell office:value-type="float" office:value="30.4780346820813">
            <text:p>30.4780346820813</text:p>
          </table:table-cell>
          <table:table-cell office:value-type="float" office:value="27.5419075144507">
            <text:p>27.5419075144507</text:p>
          </table:table-cell>
        </table:table-row>
        <table:table-row>
          <table:table-cell office:value-type="string">
            <text:p>02.07.2019</text:p>
          </table:table-cell>
          <table:table-cell office:value-type="float" office:value="91.2991329479744">
            <text:p>91.2991329479744</text:p>
          </table:table-cell>
          <table:table-cell office:value-type="float" office:value="30.4820809248558">
            <text:p>30.4820809248558</text:p>
          </table:table-cell>
          <table:table-cell office:value-type="float" office:value="27.5394508670519">
            <text:p>27.5394508670519</text:p>
          </table:table-cell>
        </table:table-row>
        <table:table-row>
          <table:table-cell office:value-type="string">
            <text:p>03.07.2019</text:p>
          </table:table-cell>
          <table:table-cell office:value-type="float" office:value="91.3057803468183">
            <text:p>91.3057803468183</text:p>
          </table:table-cell>
          <table:table-cell office:value-type="float" office:value="30.4861271676304">
            <text:p>30.4861271676304</text:p>
          </table:table-cell>
          <table:table-cell office:value-type="float" office:value="27.536994219653">
            <text:p>27.536994219653</text:p>
          </table:table-cell>
        </table:table-row>
        <table:table-row>
          <table:table-cell office:value-type="string">
            <text:p>04.07.2019</text:p>
          </table:table-cell>
          <table:table-cell office:value-type="float" office:value="91.3124277456622">
            <text:p>91.3124277456622</text:p>
          </table:table-cell>
          <table:table-cell office:value-type="float" office:value="30.490173410405">
            <text:p>30.490173410405</text:p>
          </table:table-cell>
          <table:table-cell office:value-type="float" office:value="27.5345375722542">
            <text:p>27.5345375722542</text:p>
          </table:table-cell>
        </table:table-row>
        <table:table-row>
          <table:table-cell office:value-type="string">
            <text:p>05.07.2019</text:p>
          </table:table-cell>
          <table:table-cell office:value-type="float" office:value="91.3190751445061">
            <text:p>91.3190751445061</text:p>
          </table:table-cell>
          <table:table-cell office:value-type="float" office:value="30.4942196531795">
            <text:p>30.4942196531795</text:p>
          </table:table-cell>
          <table:table-cell office:value-type="float" office:value="27.5320809248553">
            <text:p>27.5320809248553</text:p>
          </table:table-cell>
        </table:table-row>
        <table:table-row>
          <table:table-cell office:value-type="string">
            <text:p>06.07.2019</text:p>
          </table:table-cell>
          <table:table-cell office:value-type="float" office:value="91.3257225433501">
            <text:p>91.3257225433501</text:p>
          </table:table-cell>
          <table:table-cell office:value-type="float" office:value="30.4982658959541">
            <text:p>30.4982658959541</text:p>
          </table:table-cell>
          <table:table-cell office:value-type="float" office:value="27.5296242774565">
            <text:p>27.5296242774565</text:p>
          </table:table-cell>
        </table:table-row>
        <table:table-row>
          <table:table-cell office:value-type="string">
            <text:p>07.07.2019</text:p>
          </table:table-cell>
          <table:table-cell office:value-type="float" office:value="91.332369942194">
            <text:p>91.332369942194</text:p>
          </table:table-cell>
          <table:table-cell office:value-type="float" office:value="30.5023121387287">
            <text:p>30.5023121387287</text:p>
          </table:table-cell>
          <table:table-cell office:value-type="float" office:value="27.5271676300576">
            <text:p>27.5271676300576</text:p>
          </table:table-cell>
        </table:table-row>
        <table:table-row>
          <table:table-cell office:value-type="string">
            <text:p>08.07.2019</text:p>
          </table:table-cell>
          <table:table-cell office:value-type="float" office:value="91.3390173410379">
            <text:p>91.3390173410379</text:p>
          </table:table-cell>
          <table:table-cell office:value-type="float" office:value="30.5063583815032">
            <text:p>30.5063583815032</text:p>
          </table:table-cell>
          <table:table-cell office:value-type="float" office:value="27.5247109826588">
            <text:p>27.5247109826588</text:p>
          </table:table-cell>
        </table:table-row>
        <table:table-row>
          <table:table-cell office:value-type="string">
            <text:p>09.07.2019</text:p>
          </table:table-cell>
          <table:table-cell office:value-type="float" office:value="91.3456647398818">
            <text:p>91.3456647398818</text:p>
          </table:table-cell>
          <table:table-cell office:value-type="float" office:value="30.5104046242778">
            <text:p>30.5104046242778</text:p>
          </table:table-cell>
          <table:table-cell office:value-type="float" office:value="27.52225433526">
            <text:p>27.52225433526</text:p>
          </table:table-cell>
        </table:table-row>
        <table:table-row>
          <table:table-cell office:value-type="string">
            <text:p>10.07.2019</text:p>
          </table:table-cell>
          <table:table-cell office:value-type="float" office:value="91.3523121387258">
            <text:p>91.3523121387258</text:p>
          </table:table-cell>
          <table:table-cell office:value-type="float" office:value="30.5144508670524">
            <text:p>30.5144508670524</text:p>
          </table:table-cell>
          <table:table-cell office:value-type="float" office:value="27.5197976878611">
            <text:p>27.5197976878611</text:p>
          </table:table-cell>
        </table:table-row>
        <table:table-row>
          <table:table-cell office:value-type="string">
            <text:p>11.07.2019</text:p>
          </table:table-cell>
          <table:table-cell office:value-type="float" office:value="91.3589595375697">
            <text:p>91.3589595375697</text:p>
          </table:table-cell>
          <table:table-cell office:value-type="float" office:value="30.5184971098269">
            <text:p>30.5184971098269</text:p>
          </table:table-cell>
          <table:table-cell office:value-type="float" office:value="27.5173410404623">
            <text:p>27.5173410404623</text:p>
          </table:table-cell>
        </table:table-row>
        <table:table-row>
          <table:table-cell office:value-type="string">
            <text:p>12.07.2019</text:p>
          </table:table-cell>
          <table:table-cell office:value-type="float" office:value="91.3656069364136">
            <text:p>91.3656069364136</text:p>
          </table:table-cell>
          <table:table-cell office:value-type="float" office:value="30.5225433526015">
            <text:p>30.5225433526015</text:p>
          </table:table-cell>
          <table:table-cell office:value-type="float" office:value="27.5148843930634">
            <text:p>27.5148843930634</text:p>
          </table:table-cell>
        </table:table-row>
        <table:table-row>
          <table:table-cell office:value-type="string">
            <text:p>13.07.2019</text:p>
          </table:table-cell>
          <table:table-cell office:value-type="float" office:value="91.3722543352575">
            <text:p>91.3722543352575</text:p>
          </table:table-cell>
          <table:table-cell office:value-type="float" office:value="30.5265895953761">
            <text:p>30.5265895953761</text:p>
          </table:table-cell>
          <table:table-cell office:value-type="float" office:value="27.5124277456646">
            <text:p>27.5124277456646</text:p>
          </table:table-cell>
        </table:table-row>
        <table:table-row>
          <table:table-cell office:value-type="string">
            <text:p>14.07.2019</text:p>
          </table:table-cell>
          <table:table-cell office:value-type="float" office:value="91.3789017341015">
            <text:p>91.3789017341015</text:p>
          </table:table-cell>
          <table:table-cell office:value-type="float" office:value="30.5306358381506">
            <text:p>30.5306358381506</text:p>
          </table:table-cell>
          <table:table-cell office:value-type="float" office:value="27.5099710982657">
            <text:p>27.5099710982657</text:p>
          </table:table-cell>
        </table:table-row>
        <table:table-row>
          <table:table-cell office:value-type="string">
            <text:p>15.07.2019</text:p>
          </table:table-cell>
          <table:table-cell office:value-type="float" office:value="91.3855491329454">
            <text:p>91.3855491329454</text:p>
          </table:table-cell>
          <table:table-cell office:value-type="float" office:value="30.5346820809252">
            <text:p>30.5346820809252</text:p>
          </table:table-cell>
          <table:table-cell office:value-type="float" office:value="27.5075144508669">
            <text:p>27.5075144508669</text:p>
          </table:table-cell>
        </table:table-row>
        <table:table-row>
          <table:table-cell office:value-type="string">
            <text:p>16.07.2019</text:p>
          </table:table-cell>
          <table:table-cell office:value-type="float" office:value="91.3921965317893">
            <text:p>91.3921965317893</text:p>
          </table:table-cell>
          <table:table-cell office:value-type="float" office:value="30.5387283236998">
            <text:p>30.5387283236998</text:p>
          </table:table-cell>
          <table:table-cell office:value-type="float" office:value="27.505057803468">
            <text:p>27.505057803468</text:p>
          </table:table-cell>
        </table:table-row>
        <table:table-row>
          <table:table-cell office:value-type="string">
            <text:p>17.07.2019</text:p>
          </table:table-cell>
          <table:table-cell office:value-type="float" office:value="91.3988439306332">
            <text:p>91.3988439306332</text:p>
          </table:table-cell>
          <table:table-cell office:value-type="float" office:value="30.5427745664743">
            <text:p>30.5427745664743</text:p>
          </table:table-cell>
          <table:table-cell office:value-type="float" office:value="27.5026011560692">
            <text:p>27.5026011560692</text:p>
          </table:table-cell>
        </table:table-row>
        <table:table-row>
          <table:table-cell office:value-type="string">
            <text:p>18.07.2019</text:p>
          </table:table-cell>
          <table:table-cell office:value-type="float" office:value="91.4054913294772">
            <text:p>91.4054913294772</text:p>
          </table:table-cell>
          <table:table-cell office:value-type="float" office:value="30.5468208092489">
            <text:p>30.5468208092489</text:p>
          </table:table-cell>
          <table:table-cell office:value-type="float" office:value="27.5001445086704">
            <text:p>27.5001445086704</text:p>
          </table:table-cell>
        </table:table-row>
        <table:table-row>
          <table:table-cell office:value-type="string">
            <text:p>19.07.2019</text:p>
          </table:table-cell>
          <table:table-cell office:value-type="float" office:value="91.4121387283211">
            <text:p>91.4121387283211</text:p>
          </table:table-cell>
          <table:table-cell office:value-type="float" office:value="30.5508670520235">
            <text:p>30.5508670520235</text:p>
          </table:table-cell>
          <table:table-cell office:value-type="float" office:value="27.4976878612715">
            <text:p>27.4976878612715</text:p>
          </table:table-cell>
        </table:table-row>
        <table:table-row>
          <table:table-cell office:value-type="string">
            <text:p>20.07.2019</text:p>
          </table:table-cell>
          <table:table-cell office:value-type="float" office:value="91.418786127165">
            <text:p>91.418786127165</text:p>
          </table:table-cell>
          <table:table-cell office:value-type="float" office:value="30.554913294798">
            <text:p>30.554913294798</text:p>
          </table:table-cell>
          <table:table-cell office:value-type="float" office:value="27.4952312138727">
            <text:p>27.4952312138727</text:p>
          </table:table-cell>
        </table:table-row>
        <table:table-row>
          <table:table-cell office:value-type="string">
            <text:p>21.07.2019</text:p>
          </table:table-cell>
          <table:table-cell office:value-type="float" office:value="91.4254335260089">
            <text:p>91.4254335260089</text:p>
          </table:table-cell>
          <table:table-cell office:value-type="float" office:value="30.5589595375726">
            <text:p>30.5589595375726</text:p>
          </table:table-cell>
          <table:table-cell office:value-type="float" office:value="27.4927745664738">
            <text:p>27.4927745664738</text:p>
          </table:table-cell>
        </table:table-row>
        <table:table-row>
          <table:table-cell office:value-type="string">
            <text:p>22.07.2019</text:p>
          </table:table-cell>
          <table:table-cell office:value-type="float" office:value="91.4320809248529">
            <text:p>91.4320809248529</text:p>
          </table:table-cell>
          <table:table-cell office:value-type="float" office:value="30.5630057803472">
            <text:p>30.5630057803472</text:p>
          </table:table-cell>
          <table:table-cell office:value-type="float" office:value="27.490317919075">
            <text:p>27.490317919075</text:p>
          </table:table-cell>
        </table:table-row>
        <table:table-row>
          <table:table-cell office:value-type="string">
            <text:p>23.07.2019</text:p>
          </table:table-cell>
          <table:table-cell office:value-type="float" office:value="91.4387283236968">
            <text:p>91.4387283236968</text:p>
          </table:table-cell>
          <table:table-cell office:value-type="float" office:value="30.5670520231217">
            <text:p>30.5670520231217</text:p>
          </table:table-cell>
          <table:table-cell office:value-type="float" office:value="27.4878612716761">
            <text:p>27.4878612716761</text:p>
          </table:table-cell>
        </table:table-row>
        <table:table-row>
          <table:table-cell office:value-type="string">
            <text:p>24.07.2019</text:p>
          </table:table-cell>
          <table:table-cell office:value-type="float" office:value="91.4453757225407">
            <text:p>91.4453757225407</text:p>
          </table:table-cell>
          <table:table-cell office:value-type="float" office:value="30.5710982658963">
            <text:p>30.5710982658963</text:p>
          </table:table-cell>
          <table:table-cell office:value-type="float" office:value="27.4854046242773">
            <text:p>27.4854046242773</text:p>
          </table:table-cell>
        </table:table-row>
        <table:table-row>
          <table:table-cell office:value-type="string">
            <text:p>25.07.2019</text:p>
          </table:table-cell>
          <table:table-cell office:value-type="float" office:value="91.4520231213846">
            <text:p>91.4520231213846</text:p>
          </table:table-cell>
          <table:table-cell office:value-type="float" office:value="30.5751445086709">
            <text:p>30.5751445086709</text:p>
          </table:table-cell>
          <table:table-cell office:value-type="float" office:value="27.4829479768785">
            <text:p>27.4829479768785</text:p>
          </table:table-cell>
        </table:table-row>
        <table:table-row>
          <table:table-cell office:value-type="string">
            <text:p>26.07.2019</text:p>
          </table:table-cell>
          <table:table-cell office:value-type="float" office:value="91.4586705202285">
            <text:p>91.4586705202285</text:p>
          </table:table-cell>
          <table:table-cell office:value-type="float" office:value="30.5791907514454">
            <text:p>30.5791907514454</text:p>
          </table:table-cell>
          <table:table-cell office:value-type="float" office:value="27.4804913294796">
            <text:p>27.4804913294796</text:p>
          </table:table-cell>
        </table:table-row>
        <table:table-row>
          <table:table-cell office:value-type="string">
            <text:p>27.07.2019</text:p>
          </table:table-cell>
          <table:table-cell office:value-type="float" office:value="91.4653179190725">
            <text:p>91.4653179190725</text:p>
          </table:table-cell>
          <table:table-cell office:value-type="float" office:value="30.58323699422">
            <text:p>30.58323699422</text:p>
          </table:table-cell>
          <table:table-cell office:value-type="float" office:value="27.4780346820808">
            <text:p>27.4780346820808</text:p>
          </table:table-cell>
        </table:table-row>
        <table:table-row>
          <table:table-cell office:value-type="string">
            <text:p>28.07.2019</text:p>
          </table:table-cell>
          <table:table-cell office:value-type="float" office:value="91.4719653179164">
            <text:p>91.4719653179164</text:p>
          </table:table-cell>
          <table:table-cell office:value-type="float" office:value="30.5872832369946">
            <text:p>30.5872832369946</text:p>
          </table:table-cell>
          <table:table-cell office:value-type="float" office:value="27.4755780346819">
            <text:p>27.4755780346819</text:p>
          </table:table-cell>
        </table:table-row>
        <table:table-row>
          <table:table-cell office:value-type="string">
            <text:p>29.07.2019</text:p>
          </table:table-cell>
          <table:table-cell office:value-type="float" office:value="91.4786127167603">
            <text:p>91.4786127167603</text:p>
          </table:table-cell>
          <table:table-cell office:value-type="float" office:value="30.5913294797691">
            <text:p>30.5913294797691</text:p>
          </table:table-cell>
          <table:table-cell office:value-type="float" office:value="27.4731213872831">
            <text:p>27.4731213872831</text:p>
          </table:table-cell>
        </table:table-row>
        <table:table-row>
          <table:table-cell office:value-type="string">
            <text:p>30.07.2019</text:p>
          </table:table-cell>
          <table:table-cell office:value-type="float" office:value="91.4852601156042">
            <text:p>91.4852601156042</text:p>
          </table:table-cell>
          <table:table-cell office:value-type="float" office:value="30.5953757225437">
            <text:p>30.5953757225437</text:p>
          </table:table-cell>
          <table:table-cell office:value-type="float" office:value="27.4706647398842">
            <text:p>27.4706647398842</text:p>
          </table:table-cell>
        </table:table-row>
        <table:table-row>
          <table:table-cell office:value-type="string">
            <text:p>31.07.2019</text:p>
          </table:table-cell>
          <table:table-cell office:value-type="float" office:value="91.4919075144482">
            <text:p>91.4919075144482</text:p>
          </table:table-cell>
          <table:table-cell office:value-type="float" office:value="30.5994219653183">
            <text:p>30.5994219653183</text:p>
          </table:table-cell>
          <table:table-cell office:value-type="float" office:value="27.4682080924854">
            <text:p>27.4682080924854</text:p>
          </table:table-cell>
        </table:table-row>
        <table:table-row>
          <table:table-cell office:value-type="string">
            <text:p>01.08.2019</text:p>
          </table:table-cell>
          <table:table-cell office:value-type="float" office:value="91.4985549132921">
            <text:p>91.4985549132921</text:p>
          </table:table-cell>
          <table:table-cell office:value-type="float" office:value="30.6034682080928">
            <text:p>30.6034682080928</text:p>
          </table:table-cell>
          <table:table-cell office:value-type="float" office:value="27.4657514450865">
            <text:p>27.4657514450865</text:p>
          </table:table-cell>
        </table:table-row>
        <table:table-row>
          <table:table-cell office:value-type="string">
            <text:p>02.08.2019</text:p>
          </table:table-cell>
          <table:table-cell office:value-type="float" office:value="91.505202312136">
            <text:p>91.505202312136</text:p>
          </table:table-cell>
          <table:table-cell office:value-type="float" office:value="30.6075144508674">
            <text:p>30.6075144508674</text:p>
          </table:table-cell>
          <table:table-cell office:value-type="float" office:value="27.4632947976877">
            <text:p>27.4632947976877</text:p>
          </table:table-cell>
        </table:table-row>
        <table:table-row>
          <table:table-cell office:value-type="string">
            <text:p>03.08.2019</text:p>
          </table:table-cell>
          <table:table-cell office:value-type="float" office:value="91.5118497109799">
            <text:p>91.5118497109799</text:p>
          </table:table-cell>
          <table:table-cell office:value-type="float" office:value="30.611560693642">
            <text:p>30.611560693642</text:p>
          </table:table-cell>
          <table:table-cell office:value-type="float" office:value="27.4608381502888">
            <text:p>27.4608381502888</text:p>
          </table:table-cell>
        </table:table-row>
        <table:table-row>
          <table:table-cell office:value-type="string">
            <text:p>04.08.2019</text:p>
          </table:table-cell>
          <table:table-cell office:value-type="float" office:value="91.5184971098239">
            <text:p>91.5184971098239</text:p>
          </table:table-cell>
          <table:table-cell office:value-type="float" office:value="30.6156069364165">
            <text:p>30.6156069364165</text:p>
          </table:table-cell>
          <table:table-cell office:value-type="float" office:value="27.45838150289">
            <text:p>27.45838150289</text:p>
          </table:table-cell>
        </table:table-row>
        <table:table-row>
          <table:table-cell office:value-type="string">
            <text:p>05.08.2019</text:p>
          </table:table-cell>
          <table:table-cell office:value-type="float" office:value="91.5251445086678">
            <text:p>91.5251445086678</text:p>
          </table:table-cell>
          <table:table-cell office:value-type="float" office:value="30.6196531791911">
            <text:p>30.6196531791911</text:p>
          </table:table-cell>
          <table:table-cell office:value-type="float" office:value="27.4559248554912">
            <text:p>27.4559248554912</text:p>
          </table:table-cell>
        </table:table-row>
        <table:table-row>
          <table:table-cell office:value-type="string">
            <text:p>06.08.2019</text:p>
          </table:table-cell>
          <table:table-cell office:value-type="float" office:value="91.5317919075117">
            <text:p>91.5317919075117</text:p>
          </table:table-cell>
          <table:table-cell office:value-type="float" office:value="30.6236994219657">
            <text:p>30.6236994219657</text:p>
          </table:table-cell>
          <table:table-cell office:value-type="float" office:value="27.4534682080923">
            <text:p>27.4534682080923</text:p>
          </table:table-cell>
        </table:table-row>
        <table:table-row>
          <table:table-cell office:value-type="string">
            <text:p>07.08.2019</text:p>
          </table:table-cell>
          <table:table-cell office:value-type="float" office:value="91.5384393063556">
            <text:p>91.5384393063556</text:p>
          </table:table-cell>
          <table:table-cell office:value-type="float" office:value="30.6277456647403">
            <text:p>30.6277456647403</text:p>
          </table:table-cell>
          <table:table-cell office:value-type="float" office:value="27.4510115606935">
            <text:p>27.4510115606935</text:p>
          </table:table-cell>
        </table:table-row>
        <table:table-row>
          <table:table-cell office:value-type="string">
            <text:p>08.08.2019</text:p>
          </table:table-cell>
          <table:table-cell office:value-type="float" office:value="91.5450867051996">
            <text:p>91.5450867051996</text:p>
          </table:table-cell>
          <table:table-cell office:value-type="float" office:value="30.6317919075148">
            <text:p>30.6317919075148</text:p>
          </table:table-cell>
          <table:table-cell office:value-type="float" office:value="27.4485549132946">
            <text:p>27.4485549132946</text:p>
          </table:table-cell>
        </table:table-row>
        <table:table-row>
          <table:table-cell office:value-type="string">
            <text:p>09.08.2019</text:p>
          </table:table-cell>
          <table:table-cell office:value-type="float" office:value="91.5517341040435">
            <text:p>91.5517341040435</text:p>
          </table:table-cell>
          <table:table-cell office:value-type="float" office:value="30.6358381502894">
            <text:p>30.6358381502894</text:p>
          </table:table-cell>
          <table:table-cell office:value-type="float" office:value="27.4460982658958">
            <text:p>27.4460982658958</text:p>
          </table:table-cell>
        </table:table-row>
        <table:table-row>
          <table:table-cell office:value-type="string">
            <text:p>10.08.2019</text:p>
          </table:table-cell>
          <table:table-cell office:value-type="float" office:value="91.5583815028874">
            <text:p>91.5583815028874</text:p>
          </table:table-cell>
          <table:table-cell office:value-type="float" office:value="30.6398843930639">
            <text:p>30.6398843930639</text:p>
          </table:table-cell>
          <table:table-cell office:value-type="float" office:value="27.4436416184969">
            <text:p>27.4436416184969</text:p>
          </table:table-cell>
        </table:table-row>
        <table:table-row>
          <table:table-cell office:value-type="string">
            <text:p>11.08.2019</text:p>
          </table:table-cell>
          <table:table-cell office:value-type="float" office:value="91.5650289017313">
            <text:p>91.5650289017313</text:p>
          </table:table-cell>
          <table:table-cell office:value-type="float" office:value="30.6439306358385">
            <text:p>30.6439306358385</text:p>
          </table:table-cell>
          <table:table-cell office:value-type="float" office:value="27.4411849710981">
            <text:p>27.4411849710981</text:p>
          </table:table-cell>
        </table:table-row>
        <table:table-row>
          <table:table-cell office:value-type="string">
            <text:p>12.08.2019</text:p>
          </table:table-cell>
          <table:table-cell office:value-type="float" office:value="91.5716763005753">
            <text:p>91.5716763005753</text:p>
          </table:table-cell>
          <table:table-cell office:value-type="float" office:value="30.6479768786131">
            <text:p>30.6479768786131</text:p>
          </table:table-cell>
          <table:table-cell office:value-type="float" office:value="27.4387283236992">
            <text:p>27.4387283236992</text:p>
          </table:table-cell>
        </table:table-row>
        <table:table-row>
          <table:table-cell office:value-type="string">
            <text:p>13.08.2019</text:p>
          </table:table-cell>
          <table:table-cell office:value-type="float" office:value="91.5783236994192">
            <text:p>91.5783236994192</text:p>
          </table:table-cell>
          <table:table-cell office:value-type="float" office:value="30.6520231213877">
            <text:p>30.6520231213877</text:p>
          </table:table-cell>
          <table:table-cell office:value-type="float" office:value="27.4362716763004">
            <text:p>27.4362716763004</text:p>
          </table:table-cell>
        </table:table-row>
        <table:table-row>
          <table:table-cell office:value-type="string">
            <text:p>14.08.2019</text:p>
          </table:table-cell>
          <table:table-cell office:value-type="float" office:value="91.5849710982631">
            <text:p>91.5849710982631</text:p>
          </table:table-cell>
          <table:table-cell office:value-type="float" office:value="30.6560693641622">
            <text:p>30.6560693641622</text:p>
          </table:table-cell>
          <table:table-cell office:value-type="float" office:value="27.4338150289016">
            <text:p>27.4338150289016</text:p>
          </table:table-cell>
        </table:table-row>
        <table:table-row>
          <table:table-cell office:value-type="string">
            <text:p>15.08.2019</text:p>
          </table:table-cell>
          <table:table-cell office:value-type="float" office:value="91.591618497107">
            <text:p>91.591618497107</text:p>
          </table:table-cell>
          <table:table-cell office:value-type="float" office:value="30.6601156069368">
            <text:p>30.6601156069368</text:p>
          </table:table-cell>
          <table:table-cell office:value-type="float" office:value="27.4313583815027">
            <text:p>27.4313583815027</text:p>
          </table:table-cell>
        </table:table-row>
        <table:table-row>
          <table:table-cell office:value-type="string">
            <text:p>16.08.2019</text:p>
          </table:table-cell>
          <table:table-cell office:value-type="float" office:value="91.598265895951">
            <text:p>91.598265895951</text:p>
          </table:table-cell>
          <table:table-cell office:value-type="float" office:value="30.6641618497114">
            <text:p>30.6641618497114</text:p>
          </table:table-cell>
          <table:table-cell office:value-type="float" office:value="27.4289017341039">
            <text:p>27.4289017341039</text:p>
          </table:table-cell>
        </table:table-row>
        <table:table-row>
          <table:table-cell office:value-type="string">
            <text:p>17.08.2019</text:p>
          </table:table-cell>
          <table:table-cell office:value-type="float" office:value="91.6049132947949">
            <text:p>91.6049132947949</text:p>
          </table:table-cell>
          <table:table-cell office:value-type="float" office:value="30.6682080924859">
            <text:p>30.6682080924859</text:p>
          </table:table-cell>
          <table:table-cell office:value-type="float" office:value="27.426445086705">
            <text:p>27.426445086705</text:p>
          </table:table-cell>
        </table:table-row>
        <table:table-row>
          <table:table-cell office:value-type="string">
            <text:p>18.08.2019</text:p>
          </table:table-cell>
          <table:table-cell office:value-type="float" office:value="91.6115606936388">
            <text:p>91.6115606936388</text:p>
          </table:table-cell>
          <table:table-cell office:value-type="float" office:value="30.6722543352605">
            <text:p>30.6722543352605</text:p>
          </table:table-cell>
          <table:table-cell office:value-type="float" office:value="27.4239884393062">
            <text:p>27.4239884393062</text:p>
          </table:table-cell>
        </table:table-row>
        <table:table-row>
          <table:table-cell office:value-type="string">
            <text:p>19.08.2019</text:p>
          </table:table-cell>
          <table:table-cell office:value-type="float" office:value="91.6182080924827">
            <text:p>91.6182080924827</text:p>
          </table:table-cell>
          <table:table-cell office:value-type="float" office:value="30.6763005780351">
            <text:p>30.6763005780351</text:p>
          </table:table-cell>
          <table:table-cell office:value-type="float" office:value="27.4215317919073">
            <text:p>27.4215317919073</text:p>
          </table:table-cell>
        </table:table-row>
        <table:table-row>
          <table:table-cell office:value-type="string">
            <text:p>20.08.2019</text:p>
          </table:table-cell>
          <table:table-cell office:value-type="float" office:value="91.6248554913267">
            <text:p>91.6248554913267</text:p>
          </table:table-cell>
          <table:table-cell office:value-type="float" office:value="30.6803468208096">
            <text:p>30.6803468208096</text:p>
          </table:table-cell>
          <table:table-cell office:value-type="float" office:value="27.4190751445085">
            <text:p>27.4190751445085</text:p>
          </table:table-cell>
        </table:table-row>
        <table:table-row>
          <table:table-cell office:value-type="string">
            <text:p>21.08.2019</text:p>
          </table:table-cell>
          <table:table-cell office:value-type="float" office:value="91.6315028901706">
            <text:p>91.6315028901706</text:p>
          </table:table-cell>
          <table:table-cell office:value-type="float" office:value="30.6843930635842">
            <text:p>30.6843930635842</text:p>
          </table:table-cell>
          <table:table-cell office:value-type="float" office:value="27.4166184971097">
            <text:p>27.4166184971097</text:p>
          </table:table-cell>
        </table:table-row>
        <table:table-row>
          <table:table-cell office:value-type="string">
            <text:p>22.08.2019</text:p>
          </table:table-cell>
          <table:table-cell office:value-type="float" office:value="91.6381502890145">
            <text:p>91.6381502890145</text:p>
          </table:table-cell>
          <table:table-cell office:value-type="float" office:value="30.6884393063588">
            <text:p>30.6884393063588</text:p>
          </table:table-cell>
          <table:table-cell office:value-type="float" office:value="27.4141618497108">
            <text:p>27.4141618497108</text:p>
          </table:table-cell>
        </table:table-row>
        <table:table-row>
          <table:table-cell office:value-type="string">
            <text:p>23.08.2019</text:p>
          </table:table-cell>
          <table:table-cell office:value-type="float" office:value="91.6447976878584">
            <text:p>91.6447976878584</text:p>
          </table:table-cell>
          <table:table-cell office:value-type="float" office:value="30.6924855491333">
            <text:p>30.6924855491333</text:p>
          </table:table-cell>
          <table:table-cell office:value-type="float" office:value="27.411705202312">
            <text:p>27.411705202312</text:p>
          </table:table-cell>
        </table:table-row>
        <table:table-row>
          <table:table-cell office:value-type="string">
            <text:p>24.08.2019</text:p>
          </table:table-cell>
          <table:table-cell office:value-type="float" office:value="91.6514450867023">
            <text:p>91.6514450867023</text:p>
          </table:table-cell>
          <table:table-cell office:value-type="float" office:value="30.6965317919079">
            <text:p>30.6965317919079</text:p>
          </table:table-cell>
          <table:table-cell office:value-type="float" office:value="27.4092485549131">
            <text:p>27.4092485549131</text:p>
          </table:table-cell>
        </table:table-row>
        <table:table-row>
          <table:table-cell office:value-type="string">
            <text:p>25.08.2019</text:p>
          </table:table-cell>
          <table:table-cell office:value-type="float" office:value="91.6580924855463">
            <text:p>91.6580924855463</text:p>
          </table:table-cell>
          <table:table-cell office:value-type="float" office:value="30.7005780346825">
            <text:p>30.7005780346825</text:p>
          </table:table-cell>
          <table:table-cell office:value-type="float" office:value="27.4067919075143">
            <text:p>27.4067919075143</text:p>
          </table:table-cell>
        </table:table-row>
        <table:table-row>
          <table:table-cell office:value-type="string">
            <text:p>26.08.2019</text:p>
          </table:table-cell>
          <table:table-cell office:value-type="float" office:value="91.6647398843902">
            <text:p>91.6647398843902</text:p>
          </table:table-cell>
          <table:table-cell office:value-type="float" office:value="30.704624277457">
            <text:p>30.704624277457</text:p>
          </table:table-cell>
          <table:table-cell office:value-type="float" office:value="27.4043352601154">
            <text:p>27.4043352601154</text:p>
          </table:table-cell>
        </table:table-row>
        <table:table-row>
          <table:table-cell office:value-type="string">
            <text:p>27.08.2019</text:p>
          </table:table-cell>
          <table:table-cell office:value-type="float" office:value="91.6713872832341">
            <text:p>91.6713872832341</text:p>
          </table:table-cell>
          <table:table-cell office:value-type="float" office:value="30.7086705202316">
            <text:p>30.7086705202316</text:p>
          </table:table-cell>
          <table:table-cell office:value-type="float" office:value="27.4018786127166">
            <text:p>27.4018786127166</text:p>
          </table:table-cell>
        </table:table-row>
        <table:table-row>
          <table:table-cell office:value-type="string">
            <text:p>28.08.2019</text:p>
          </table:table-cell>
          <table:table-cell office:value-type="float" office:value="91.678034682078">
            <text:p>91.678034682078</text:p>
          </table:table-cell>
          <table:table-cell office:value-type="float" office:value="30.7127167630062">
            <text:p>30.7127167630062</text:p>
          </table:table-cell>
          <table:table-cell office:value-type="float" office:value="27.3994219653177">
            <text:p>27.3994219653177</text:p>
          </table:table-cell>
        </table:table-row>
        <table:table-row>
          <table:table-cell office:value-type="string">
            <text:p>29.08.2019</text:p>
          </table:table-cell>
          <table:table-cell office:value-type="float" office:value="91.684682080922">
            <text:p>91.684682080922</text:p>
          </table:table-cell>
          <table:table-cell office:value-type="float" office:value="30.7167630057807">
            <text:p>30.7167630057807</text:p>
          </table:table-cell>
          <table:table-cell office:value-type="float" office:value="27.3969653179189">
            <text:p>27.3969653179189</text:p>
          </table:table-cell>
        </table:table-row>
        <table:table-row>
          <table:table-cell office:value-type="string">
            <text:p>30.08.2019</text:p>
          </table:table-cell>
          <table:table-cell office:value-type="float" office:value="91.6913294797659">
            <text:p>91.6913294797659</text:p>
          </table:table-cell>
          <table:table-cell office:value-type="float" office:value="30.7208092485553">
            <text:p>30.7208092485553</text:p>
          </table:table-cell>
          <table:table-cell office:value-type="float" office:value="27.3945086705201">
            <text:p>27.3945086705201</text:p>
          </table:table-cell>
        </table:table-row>
        <table:table-row>
          <table:table-cell office:value-type="string">
            <text:p>31.08.2019</text:p>
          </table:table-cell>
          <table:table-cell office:value-type="float" office:value="91.6979768786098">
            <text:p>91.6979768786098</text:p>
          </table:table-cell>
          <table:table-cell office:value-type="float" office:value="30.7248554913299">
            <text:p>30.7248554913299</text:p>
          </table:table-cell>
          <table:table-cell office:value-type="float" office:value="27.3920520231212">
            <text:p>27.3920520231212</text:p>
          </table:table-cell>
        </table:table-row>
        <table:table-row>
          <table:table-cell office:value-type="string">
            <text:p>01.09.2019</text:p>
          </table:table-cell>
          <table:table-cell office:value-type="float" office:value="91.7046242774537">
            <text:p>91.7046242774537</text:p>
          </table:table-cell>
          <table:table-cell office:value-type="float" office:value="30.7289017341044">
            <text:p>30.7289017341044</text:p>
          </table:table-cell>
          <table:table-cell office:value-type="float" office:value="27.3895953757224">
            <text:p>27.3895953757224</text:p>
          </table:table-cell>
        </table:table-row>
        <table:table-row>
          <table:table-cell office:value-type="string">
            <text:p>02.09.2019</text:p>
          </table:table-cell>
          <table:table-cell office:value-type="float" office:value="91.7112716762977">
            <text:p>91.7112716762977</text:p>
          </table:table-cell>
          <table:table-cell office:value-type="float" office:value="30.732947976879">
            <text:p>30.732947976879</text:p>
          </table:table-cell>
          <table:table-cell office:value-type="float" office:value="27.3871387283235">
            <text:p>27.3871387283235</text:p>
          </table:table-cell>
        </table:table-row>
        <table:table-row>
          <table:table-cell office:value-type="string">
            <text:p>03.09.2019</text:p>
          </table:table-cell>
          <table:table-cell office:value-type="float" office:value="91.7179190751416">
            <text:p>91.7179190751416</text:p>
          </table:table-cell>
          <table:table-cell office:value-type="float" office:value="30.7369942196536">
            <text:p>30.7369942196536</text:p>
          </table:table-cell>
          <table:table-cell office:value-type="float" office:value="27.3846820809247">
            <text:p>27.3846820809247</text:p>
          </table:table-cell>
        </table:table-row>
        <table:table-row>
          <table:table-cell office:value-type="string">
            <text:p>04.09.2019</text:p>
          </table:table-cell>
          <table:table-cell office:value-type="float" office:value="91.7245664739855">
            <text:p>91.7245664739855</text:p>
          </table:table-cell>
          <table:table-cell office:value-type="float" office:value="30.7410404624281">
            <text:p>30.7410404624281</text:p>
          </table:table-cell>
          <table:table-cell office:value-type="float" office:value="27.3822254335258">
            <text:p>27.3822254335258</text:p>
          </table:table-cell>
        </table:table-row>
        <table:table-row>
          <table:table-cell office:value-type="string">
            <text:p>05.09.2019</text:p>
          </table:table-cell>
          <table:table-cell office:value-type="float" office:value="91.7312138728294">
            <text:p>91.7312138728294</text:p>
          </table:table-cell>
          <table:table-cell office:value-type="float" office:value="30.7450867052027">
            <text:p>30.7450867052027</text:p>
          </table:table-cell>
          <table:table-cell office:value-type="float" office:value="27.379768786127">
            <text:p>27.379768786127</text:p>
          </table:table-cell>
        </table:table-row>
        <table:table-row>
          <table:table-cell office:value-type="string">
            <text:p>06.09.2019</text:p>
          </table:table-cell>
          <table:table-cell office:value-type="float" office:value="91.7378612716734">
            <text:p>91.7378612716734</text:p>
          </table:table-cell>
          <table:table-cell office:value-type="float" office:value="30.7491329479773">
            <text:p>30.7491329479773</text:p>
          </table:table-cell>
          <table:table-cell office:value-type="float" office:value="27.3773121387281">
            <text:p>27.3773121387281</text:p>
          </table:table-cell>
        </table:table-row>
        <table:table-row>
          <table:table-cell office:value-type="string">
            <text:p>07.09.2019</text:p>
          </table:table-cell>
          <table:table-cell office:value-type="float" office:value="91.7445086705173">
            <text:p>91.7445086705173</text:p>
          </table:table-cell>
          <table:table-cell office:value-type="float" office:value="30.7531791907518">
            <text:p>30.7531791907518</text:p>
          </table:table-cell>
          <table:table-cell office:value-type="float" office:value="27.3748554913293">
            <text:p>27.3748554913293</text:p>
          </table:table-cell>
        </table:table-row>
        <table:table-row>
          <table:table-cell office:value-type="string">
            <text:p>08.09.2019</text:p>
          </table:table-cell>
          <table:table-cell office:value-type="float" office:value="91.7511560693612">
            <text:p>91.7511560693612</text:p>
          </table:table-cell>
          <table:table-cell office:value-type="float" office:value="30.7572254335264">
            <text:p>30.7572254335264</text:p>
          </table:table-cell>
          <table:table-cell office:value-type="float" office:value="27.3723988439305">
            <text:p>27.3723988439305</text:p>
          </table:table-cell>
        </table:table-row>
        <table:table-row>
          <table:table-cell office:value-type="string">
            <text:p>09.09.2019</text:p>
          </table:table-cell>
          <table:table-cell office:value-type="float" office:value="91.7578034682051">
            <text:p>91.7578034682051</text:p>
          </table:table-cell>
          <table:table-cell office:value-type="float" office:value="30.761271676301">
            <text:p>30.761271676301</text:p>
          </table:table-cell>
          <table:table-cell office:value-type="float" office:value="27.3699421965316">
            <text:p>27.3699421965316</text:p>
          </table:table-cell>
        </table:table-row>
        <table:table-row>
          <table:table-cell office:value-type="string">
            <text:p>10.09.2019</text:p>
          </table:table-cell>
          <table:table-cell office:value-type="float" office:value="91.7644508670491">
            <text:p>91.7644508670491</text:p>
          </table:table-cell>
          <table:table-cell office:value-type="float" office:value="30.7653179190755">
            <text:p>30.7653179190755</text:p>
          </table:table-cell>
          <table:table-cell office:value-type="float" office:value="27.3674855491328">
            <text:p>27.3674855491328</text:p>
          </table:table-cell>
        </table:table-row>
        <table:table-row>
          <table:table-cell office:value-type="string">
            <text:p>11.09.2019</text:p>
          </table:table-cell>
          <table:table-cell office:value-type="float" office:value="91.771098265893">
            <text:p>91.771098265893</text:p>
          </table:table-cell>
          <table:table-cell office:value-type="float" office:value="30.7693641618501">
            <text:p>30.7693641618501</text:p>
          </table:table-cell>
          <table:table-cell office:value-type="float" office:value="27.3650289017339">
            <text:p>27.3650289017339</text:p>
          </table:table-cell>
        </table:table-row>
        <table:table-row>
          <table:table-cell office:value-type="string">
            <text:p>12.09.2019</text:p>
          </table:table-cell>
          <table:table-cell office:value-type="float" office:value="91.7777456647369">
            <text:p>91.7777456647369</text:p>
          </table:table-cell>
          <table:table-cell office:value-type="float" office:value="30.7734104046247">
            <text:p>30.7734104046247</text:p>
          </table:table-cell>
          <table:table-cell office:value-type="float" office:value="27.3625722543351">
            <text:p>27.3625722543351</text:p>
          </table:table-cell>
        </table:table-row>
        <table:table-row>
          <table:table-cell office:value-type="string">
            <text:p>13.09.2019</text:p>
          </table:table-cell>
          <table:table-cell office:value-type="float" office:value="91.7843930635808">
            <text:p>91.7843930635808</text:p>
          </table:table-cell>
          <table:table-cell office:value-type="float" office:value="30.7774566473992">
            <text:p>30.7774566473992</text:p>
          </table:table-cell>
          <table:table-cell office:value-type="float" office:value="27.3601156069362">
            <text:p>27.3601156069362</text:p>
          </table:table-cell>
        </table:table-row>
        <table:table-row>
          <table:table-cell office:value-type="string">
            <text:p>14.09.2019</text:p>
          </table:table-cell>
          <table:table-cell office:value-type="float" office:value="91.7910404624248">
            <text:p>91.7910404624248</text:p>
          </table:table-cell>
          <table:table-cell office:value-type="float" office:value="30.7815028901738">
            <text:p>30.7815028901738</text:p>
          </table:table-cell>
          <table:table-cell office:value-type="float" office:value="27.3576589595374">
            <text:p>27.3576589595374</text:p>
          </table:table-cell>
        </table:table-row>
        <table:table-row>
          <table:table-cell office:value-type="string">
            <text:p>15.09.2019</text:p>
          </table:table-cell>
          <table:table-cell office:value-type="float" office:value="91.7976878612687">
            <text:p>91.7976878612687</text:p>
          </table:table-cell>
          <table:table-cell office:value-type="float" office:value="30.7855491329484">
            <text:p>30.7855491329484</text:p>
          </table:table-cell>
          <table:table-cell office:value-type="float" office:value="27.3552023121385">
            <text:p>27.3552023121385</text:p>
          </table:table-cell>
        </table:table-row>
        <table:table-row>
          <table:table-cell office:value-type="string">
            <text:p>16.09.2019</text:p>
          </table:table-cell>
          <table:table-cell office:value-type="float" office:value="91.8043352601126">
            <text:p>91.8043352601126</text:p>
          </table:table-cell>
          <table:table-cell office:value-type="float" office:value="30.7895953757229">
            <text:p>30.7895953757229</text:p>
          </table:table-cell>
          <table:table-cell office:value-type="float" office:value="27.3527456647397">
            <text:p>27.3527456647397</text:p>
          </table:table-cell>
        </table:table-row>
        <table:table-row>
          <table:table-cell office:value-type="string">
            <text:p>17.09.2019</text:p>
          </table:table-cell>
          <table:table-cell office:value-type="float" office:value="91.8109826589565">
            <text:p>91.8109826589565</text:p>
          </table:table-cell>
          <table:table-cell office:value-type="float" office:value="30.7936416184975">
            <text:p>30.7936416184975</text:p>
          </table:table-cell>
          <table:table-cell office:value-type="float" office:value="27.3502890173409">
            <text:p>27.3502890173409</text:p>
          </table:table-cell>
        </table:table-row>
        <table:table-row>
          <table:table-cell office:value-type="string">
            <text:p>18.09.2019</text:p>
          </table:table-cell>
          <table:table-cell office:value-type="float" office:value="91.8176300578005">
            <text:p>91.8176300578005</text:p>
          </table:table-cell>
          <table:table-cell office:value-type="float" office:value="30.7976878612721">
            <text:p>30.7976878612721</text:p>
          </table:table-cell>
          <table:table-cell office:value-type="float" office:value="27.347832369942">
            <text:p>27.347832369942</text:p>
          </table:table-cell>
        </table:table-row>
        <table:table-row>
          <table:table-cell office:value-type="string">
            <text:p>19.09.2019</text:p>
          </table:table-cell>
          <table:table-cell office:value-type="float" office:value="91.8242774566444">
            <text:p>91.8242774566444</text:p>
          </table:table-cell>
          <table:table-cell office:value-type="float" office:value="30.8017341040466">
            <text:p>30.8017341040466</text:p>
          </table:table-cell>
          <table:table-cell office:value-type="float" office:value="27.3453757225432">
            <text:p>27.3453757225432</text:p>
          </table:table-cell>
        </table:table-row>
        <table:table-row>
          <table:table-cell office:value-type="string">
            <text:p>20.09.2019</text:p>
          </table:table-cell>
          <table:table-cell office:value-type="float" office:value="91.8309248554883">
            <text:p>91.8309248554883</text:p>
          </table:table-cell>
          <table:table-cell office:value-type="float" office:value="30.8057803468212">
            <text:p>30.8057803468212</text:p>
          </table:table-cell>
          <table:table-cell office:value-type="float" office:value="27.3429190751443">
            <text:p>27.3429190751443</text:p>
          </table:table-cell>
        </table:table-row>
        <table:table-row>
          <table:table-cell office:value-type="string">
            <text:p>21.09.2019</text:p>
          </table:table-cell>
          <table:table-cell office:value-type="float" office:value="91.8375722543322">
            <text:p>91.8375722543322</text:p>
          </table:table-cell>
          <table:table-cell office:value-type="float" office:value="30.8098265895958">
            <text:p>30.8098265895958</text:p>
          </table:table-cell>
          <table:table-cell office:value-type="float" office:value="27.3404624277455">
            <text:p>27.3404624277455</text:p>
          </table:table-cell>
        </table:table-row>
        <table:table-row>
          <table:table-cell office:value-type="string">
            <text:p>22.09.2019</text:p>
          </table:table-cell>
          <table:table-cell office:value-type="float" office:value="91.8442196531762">
            <text:p>91.8442196531762</text:p>
          </table:table-cell>
          <table:table-cell office:value-type="float" office:value="30.8138728323703">
            <text:p>30.8138728323703</text:p>
          </table:table-cell>
          <table:table-cell office:value-type="float" office:value="27.3380057803466">
            <text:p>27.3380057803466</text:p>
          </table:table-cell>
        </table:table-row>
        <table:table-row>
          <table:table-cell office:value-type="string">
            <text:p>23.09.2019</text:p>
          </table:table-cell>
          <table:table-cell office:value-type="float" office:value="91.8508670520201">
            <text:p>91.8508670520201</text:p>
          </table:table-cell>
          <table:table-cell office:value-type="float" office:value="30.8179190751449">
            <text:p>30.8179190751449</text:p>
          </table:table-cell>
          <table:table-cell office:value-type="float" office:value="27.3355491329478">
            <text:p>27.3355491329478</text:p>
          </table:table-cell>
        </table:table-row>
        <table:table-row>
          <table:table-cell office:value-type="string">
            <text:p>24.09.2019</text:p>
          </table:table-cell>
          <table:table-cell office:value-type="float" office:value="91.857514450864">
            <text:p>91.857514450864</text:p>
          </table:table-cell>
          <table:table-cell office:value-type="float" office:value="30.8219653179195">
            <text:p>30.8219653179195</text:p>
          </table:table-cell>
          <table:table-cell office:value-type="float" office:value="27.3330924855489">
            <text:p>27.3330924855489</text:p>
          </table:table-cell>
        </table:table-row>
        <table:table-row>
          <table:table-cell office:value-type="string">
            <text:p>25.09.2019</text:p>
          </table:table-cell>
          <table:table-cell office:value-type="float" office:value="91.8641618497079">
            <text:p>91.8641618497079</text:p>
          </table:table-cell>
          <table:table-cell office:value-type="float" office:value="30.826011560694">
            <text:p>30.826011560694</text:p>
          </table:table-cell>
          <table:table-cell office:value-type="float" office:value="27.3306358381501">
            <text:p>27.3306358381501</text:p>
          </table:table-cell>
        </table:table-row>
        <table:table-row>
          <table:table-cell office:value-type="string">
            <text:p>26.09.2019</text:p>
          </table:table-cell>
          <table:table-cell office:value-type="float" office:value="91.8708092485518">
            <text:p>91.8708092485518</text:p>
          </table:table-cell>
          <table:table-cell office:value-type="float" office:value="30.8300578034686">
            <text:p>30.8300578034686</text:p>
          </table:table-cell>
          <table:table-cell office:value-type="float" office:value="27.3281791907513">
            <text:p>27.3281791907513</text:p>
          </table:table-cell>
        </table:table-row>
        <table:table-row>
          <table:table-cell office:value-type="string">
            <text:p>27.09.2019</text:p>
          </table:table-cell>
          <table:table-cell office:value-type="float" office:value="91.8774566473958">
            <text:p>91.8774566473958</text:p>
          </table:table-cell>
          <table:table-cell office:value-type="float" office:value="30.8341040462432">
            <text:p>30.8341040462432</text:p>
          </table:table-cell>
          <table:table-cell office:value-type="float" office:value="27.3257225433524">
            <text:p>27.3257225433524</text:p>
          </table:table-cell>
        </table:table-row>
        <table:table-row>
          <table:table-cell office:value-type="string">
            <text:p>28.09.2019</text:p>
          </table:table-cell>
          <table:table-cell office:value-type="float" office:value="91.8841040462397">
            <text:p>91.8841040462397</text:p>
          </table:table-cell>
          <table:table-cell office:value-type="float" office:value="30.8381502890178">
            <text:p>30.8381502890178</text:p>
          </table:table-cell>
          <table:table-cell office:value-type="float" office:value="27.3232658959536">
            <text:p>27.3232658959536</text:p>
          </table:table-cell>
        </table:table-row>
        <table:table-row>
          <table:table-cell office:value-type="string">
            <text:p>29.09.2019</text:p>
          </table:table-cell>
          <table:table-cell office:value-type="float" office:value="91.8907514450836">
            <text:p>91.8907514450836</text:p>
          </table:table-cell>
          <table:table-cell office:value-type="float" office:value="30.8421965317923">
            <text:p>30.8421965317923</text:p>
          </table:table-cell>
          <table:table-cell office:value-type="float" office:value="27.3208092485547">
            <text:p>27.3208092485547</text:p>
          </table:table-cell>
        </table:table-row>
        <table:table-row>
          <table:table-cell office:value-type="string">
            <text:p>30.09.2019</text:p>
          </table:table-cell>
          <table:table-cell office:value-type="float" office:value="91.8973988439275">
            <text:p>91.8973988439275</text:p>
          </table:table-cell>
          <table:table-cell office:value-type="float" office:value="30.8462427745669">
            <text:p>30.8462427745669</text:p>
          </table:table-cell>
          <table:table-cell office:value-type="float" office:value="27.3183526011559">
            <text:p>27.3183526011559</text:p>
          </table:table-cell>
        </table:table-row>
        <table:table-row>
          <table:table-cell office:value-type="string">
            <text:p>01.10.2019</text:p>
          </table:table-cell>
          <table:table-cell office:value-type="float" office:value="91.9040462427715">
            <text:p>91.9040462427715</text:p>
          </table:table-cell>
          <table:table-cell office:value-type="float" office:value="30.8502890173415">
            <text:p>30.8502890173415</text:p>
          </table:table-cell>
          <table:table-cell office:value-type="float" office:value="27.315895953757">
            <text:p>27.315895953757</text:p>
          </table:table-cell>
        </table:table-row>
        <table:table-row>
          <table:table-cell office:value-type="string">
            <text:p>02.10.2019</text:p>
          </table:table-cell>
          <table:table-cell office:value-type="float" office:value="91.9106936416154">
            <text:p>91.9106936416154</text:p>
          </table:table-cell>
          <table:table-cell office:value-type="float" office:value="30.854335260116">
            <text:p>30.854335260116</text:p>
          </table:table-cell>
          <table:table-cell office:value-type="float" office:value="27.3134393063582">
            <text:p>27.3134393063582</text:p>
          </table:table-cell>
        </table:table-row>
        <table:table-row>
          <table:table-cell office:value-type="string">
            <text:p>03.10.2019</text:p>
          </table:table-cell>
          <table:table-cell office:value-type="float" office:value="91.9173410404593">
            <text:p>91.9173410404593</text:p>
          </table:table-cell>
          <table:table-cell office:value-type="float" office:value="30.8583815028906">
            <text:p>30.8583815028906</text:p>
          </table:table-cell>
          <table:table-cell office:value-type="float" office:value="27.3109826589593">
            <text:p>27.3109826589593</text:p>
          </table:table-cell>
        </table:table-row>
        <table:table-row>
          <table:table-cell office:value-type="string">
            <text:p>04.10.2019</text:p>
          </table:table-cell>
          <table:table-cell office:value-type="float" office:value="91.9239884393032">
            <text:p>91.9239884393032</text:p>
          </table:table-cell>
          <table:table-cell office:value-type="float" office:value="30.8624277456652">
            <text:p>30.8624277456652</text:p>
          </table:table-cell>
          <table:table-cell office:value-type="float" office:value="27.3085260115605">
            <text:p>27.3085260115605</text:p>
          </table:table-cell>
        </table:table-row>
        <table:table-row>
          <table:table-cell office:value-type="string">
            <text:p>05.10.2019</text:p>
          </table:table-cell>
          <table:table-cell office:value-type="float" office:value="91.9306358381472">
            <text:p>91.9306358381472</text:p>
          </table:table-cell>
          <table:table-cell office:value-type="float" office:value="30.8664739884397">
            <text:p>30.8664739884397</text:p>
          </table:table-cell>
          <table:table-cell office:value-type="float" office:value="27.3060693641617">
            <text:p>27.3060693641617</text:p>
          </table:table-cell>
        </table:table-row>
        <table:table-row>
          <table:table-cell office:value-type="string">
            <text:p>06.10.2019</text:p>
          </table:table-cell>
          <table:table-cell office:value-type="float" office:value="91.9372832369911">
            <text:p>91.9372832369911</text:p>
          </table:table-cell>
          <table:table-cell office:value-type="float" office:value="30.8705202312143">
            <text:p>30.8705202312143</text:p>
          </table:table-cell>
          <table:table-cell office:value-type="float" office:value="27.3036127167628">
            <text:p>27.3036127167628</text:p>
          </table:table-cell>
        </table:table-row>
        <table:table-row>
          <table:table-cell office:value-type="string">
            <text:p>07.10.2019</text:p>
          </table:table-cell>
          <table:table-cell office:value-type="float" office:value="91.943930635835">
            <text:p>91.943930635835</text:p>
          </table:table-cell>
          <table:table-cell office:value-type="float" office:value="30.8745664739889">
            <text:p>30.8745664739889</text:p>
          </table:table-cell>
          <table:table-cell office:value-type="float" office:value="27.301156069364">
            <text:p>27.301156069364</text:p>
          </table:table-cell>
        </table:table-row>
        <table:table-row>
          <table:table-cell office:value-type="string">
            <text:p>08.10.2019</text:p>
          </table:table-cell>
          <table:table-cell office:value-type="float" office:value="91.9505780346789">
            <text:p>91.9505780346789</text:p>
          </table:table-cell>
          <table:table-cell office:value-type="float" office:value="30.8786127167634">
            <text:p>30.8786127167634</text:p>
          </table:table-cell>
          <table:table-cell office:value-type="float" office:value="27.2986994219651">
            <text:p>27.2986994219651</text:p>
          </table:table-cell>
        </table:table-row>
        <table:table-row>
          <table:table-cell office:value-type="string">
            <text:p>09.10.2019</text:p>
          </table:table-cell>
          <table:table-cell office:value-type="float" office:value="91.9572254335229">
            <text:p>91.9572254335229</text:p>
          </table:table-cell>
          <table:table-cell office:value-type="float" office:value="30.882658959538">
            <text:p>30.882658959538</text:p>
          </table:table-cell>
          <table:table-cell office:value-type="float" office:value="27.2962427745663">
            <text:p>27.2962427745663</text:p>
          </table:table-cell>
        </table:table-row>
        <table:table-row>
          <table:table-cell office:value-type="string">
            <text:p>10.10.2019</text:p>
          </table:table-cell>
          <table:table-cell office:value-type="float" office:value="91.9638728323668">
            <text:p>91.9638728323668</text:p>
          </table:table-cell>
          <table:table-cell office:value-type="float" office:value="30.8867052023126">
            <text:p>30.8867052023126</text:p>
          </table:table-cell>
          <table:table-cell office:value-type="float" office:value="27.2937861271674">
            <text:p>27.2937861271674</text:p>
          </table:table-cell>
        </table:table-row>
        <table:table-row>
          <table:table-cell office:value-type="string">
            <text:p>11.10.2019</text:p>
          </table:table-cell>
          <table:table-cell office:value-type="float" office:value="91.9705202312107">
            <text:p>91.9705202312107</text:p>
          </table:table-cell>
          <table:table-cell office:value-type="float" office:value="30.8907514450871">
            <text:p>30.8907514450871</text:p>
          </table:table-cell>
          <table:table-cell office:value-type="float" office:value="27.2913294797686">
            <text:p>27.2913294797686</text:p>
          </table:table-cell>
        </table:table-row>
        <table:table-row>
          <table:table-cell office:value-type="string">
            <text:p>12.10.2019</text:p>
          </table:table-cell>
          <table:table-cell office:value-type="float" office:value="91.9771676300546">
            <text:p>91.9771676300546</text:p>
          </table:table-cell>
          <table:table-cell office:value-type="float" office:value="30.8947976878617">
            <text:p>30.8947976878617</text:p>
          </table:table-cell>
          <table:table-cell office:value-type="float" office:value="27.2888728323697">
            <text:p>27.2888728323697</text:p>
          </table:table-cell>
        </table:table-row>
        <table:table-row>
          <table:table-cell office:value-type="string">
            <text:p>13.10.2019</text:p>
          </table:table-cell>
          <table:table-cell office:value-type="float" office:value="91.9838150288986">
            <text:p>91.9838150288986</text:p>
          </table:table-cell>
          <table:table-cell office:value-type="float" office:value="30.8988439306363">
            <text:p>30.8988439306363</text:p>
          </table:table-cell>
          <table:table-cell office:value-type="float" office:value="27.2864161849709">
            <text:p>27.2864161849709</text:p>
          </table:table-cell>
        </table:table-row>
        <table:table-row>
          <table:table-cell office:value-type="string">
            <text:p>14.10.2019</text:p>
          </table:table-cell>
          <table:table-cell office:value-type="float" office:value="91.9904624277425">
            <text:p>91.9904624277425</text:p>
          </table:table-cell>
          <table:table-cell office:value-type="float" office:value="30.9028901734108">
            <text:p>30.9028901734108</text:p>
          </table:table-cell>
          <table:table-cell office:value-type="float" office:value="27.2839595375721">
            <text:p>27.2839595375721</text:p>
          </table:table-cell>
        </table:table-row>
        <table:table-row>
          <table:table-cell office:value-type="string">
            <text:p>15.10.2019</text:p>
          </table:table-cell>
          <table:table-cell office:value-type="float" office:value="91.9971098265864">
            <text:p>91.9971098265864</text:p>
          </table:table-cell>
          <table:table-cell office:value-type="float" office:value="30.9069364161854">
            <text:p>30.9069364161854</text:p>
          </table:table-cell>
          <table:table-cell office:value-type="float" office:value="27.2815028901732">
            <text:p>27.2815028901732</text:p>
          </table:table-cell>
        </table:table-row>
        <table:table-row>
          <table:table-cell office:value-type="string">
            <text:p>16.10.2019</text:p>
          </table:table-cell>
          <table:table-cell office:value-type="float" office:value="92.0037572254303">
            <text:p>92.0037572254303</text:p>
          </table:table-cell>
          <table:table-cell office:value-type="float" office:value="30.91098265896">
            <text:p>30.91098265896</text:p>
          </table:table-cell>
          <table:table-cell office:value-type="float" office:value="27.2790462427744">
            <text:p>27.2790462427744</text:p>
          </table:table-cell>
        </table:table-row>
        <table:table-row>
          <table:table-cell office:value-type="string">
            <text:p>17.10.2019</text:p>
          </table:table-cell>
          <table:table-cell office:value-type="float" office:value="92.0104046242743">
            <text:p>92.0104046242743</text:p>
          </table:table-cell>
          <table:table-cell office:value-type="float" office:value="30.9150289017345">
            <text:p>30.9150289017345</text:p>
          </table:table-cell>
          <table:table-cell office:value-type="float" office:value="27.2765895953755">
            <text:p>27.2765895953755</text:p>
          </table:table-cell>
        </table:table-row>
        <table:table-row>
          <table:table-cell office:value-type="string">
            <text:p>18.10.2019</text:p>
          </table:table-cell>
          <table:table-cell office:value-type="float" office:value="92.0170520231182">
            <text:p>92.0170520231182</text:p>
          </table:table-cell>
          <table:table-cell office:value-type="float" office:value="30.9190751445091">
            <text:p>30.9190751445091</text:p>
          </table:table-cell>
          <table:table-cell office:value-type="float" office:value="27.2741329479767">
            <text:p>27.2741329479767</text:p>
          </table:table-cell>
        </table:table-row>
        <table:table-row>
          <table:table-cell office:value-type="string">
            <text:p>19.10.2019</text:p>
          </table:table-cell>
          <table:table-cell office:value-type="float" office:value="92.0236994219621">
            <text:p>92.0236994219621</text:p>
          </table:table-cell>
          <table:table-cell office:value-type="float" office:value="30.9231213872837">
            <text:p>30.9231213872837</text:p>
          </table:table-cell>
          <table:table-cell office:value-type="float" office:value="27.2716763005778">
            <text:p>27.2716763005778</text:p>
          </table:table-cell>
        </table:table-row>
        <table:table-row>
          <table:table-cell office:value-type="string">
            <text:p>20.10.2019</text:p>
          </table:table-cell>
          <table:table-cell office:value-type="float" office:value="92.030346820806">
            <text:p>92.030346820806</text:p>
          </table:table-cell>
          <table:table-cell office:value-type="float" office:value="30.9271676300582">
            <text:p>30.9271676300582</text:p>
          </table:table-cell>
          <table:table-cell office:value-type="float" office:value="27.269219653179">
            <text:p>27.269219653179</text:p>
          </table:table-cell>
        </table:table-row>
        <table:table-row>
          <table:table-cell office:value-type="string">
            <text:p>21.10.2019</text:p>
          </table:table-cell>
          <table:table-cell office:value-type="float" office:value="92.03699421965">
            <text:p>92.03699421965</text:p>
          </table:table-cell>
          <table:table-cell office:value-type="float" office:value="30.9312138728328">
            <text:p>30.9312138728328</text:p>
          </table:table-cell>
          <table:table-cell office:value-type="float" office:value="27.2667630057801">
            <text:p>27.2667630057801</text:p>
          </table:table-cell>
        </table:table-row>
        <table:table-row>
          <table:table-cell office:value-type="string">
            <text:p>22.10.2019</text:p>
          </table:table-cell>
          <table:table-cell office:value-type="float" office:value="92.0436416184939">
            <text:p>92.0436416184939</text:p>
          </table:table-cell>
          <table:table-cell office:value-type="float" office:value="30.9352601156074">
            <text:p>30.9352601156074</text:p>
          </table:table-cell>
          <table:table-cell office:value-type="float" office:value="27.2643063583813">
            <text:p>27.2643063583813</text:p>
          </table:table-cell>
        </table:table-row>
        <table:table-row>
          <table:table-cell office:value-type="string">
            <text:p>23.10.2019</text:p>
          </table:table-cell>
          <table:table-cell office:value-type="float" office:value="92.0502890173378">
            <text:p>92.0502890173378</text:p>
          </table:table-cell>
          <table:table-cell office:value-type="float" office:value="30.9393063583819">
            <text:p>30.9393063583819</text:p>
          </table:table-cell>
          <table:table-cell office:value-type="float" office:value="27.2618497109825">
            <text:p>27.2618497109825</text:p>
          </table:table-cell>
        </table:table-row>
        <table:table-row>
          <table:table-cell office:value-type="string">
            <text:p>24.10.2019</text:p>
          </table:table-cell>
          <table:table-cell office:value-type="float" office:value="92.0569364161817">
            <text:p>92.0569364161817</text:p>
          </table:table-cell>
          <table:table-cell office:value-type="float" office:value="30.9433526011565">
            <text:p>30.9433526011565</text:p>
          </table:table-cell>
          <table:table-cell office:value-type="float" office:value="27.2593930635836">
            <text:p>27.2593930635836</text:p>
          </table:table-cell>
        </table:table-row>
        <table:table-row>
          <table:table-cell office:value-type="string">
            <text:p>25.10.2019</text:p>
          </table:table-cell>
          <table:table-cell office:value-type="float" office:value="92.0635838150256">
            <text:p>92.0635838150256</text:p>
          </table:table-cell>
          <table:table-cell office:value-type="float" office:value="30.9473988439311">
            <text:p>30.9473988439311</text:p>
          </table:table-cell>
          <table:table-cell office:value-type="float" office:value="27.2569364161848">
            <text:p>27.2569364161848</text:p>
          </table:table-cell>
        </table:table-row>
        <table:table-row>
          <table:table-cell office:value-type="string">
            <text:p>26.10.2019</text:p>
          </table:table-cell>
          <table:table-cell office:value-type="float" office:value="92.0702312138696">
            <text:p>92.0702312138696</text:p>
          </table:table-cell>
          <table:table-cell office:value-type="float" office:value="30.9514450867056">
            <text:p>30.9514450867056</text:p>
          </table:table-cell>
          <table:table-cell office:value-type="float" office:value="27.2544797687859">
            <text:p>27.2544797687859</text:p>
          </table:table-cell>
        </table:table-row>
        <table:table-row>
          <table:table-cell office:value-type="string">
            <text:p>27.10.2019</text:p>
          </table:table-cell>
          <table:table-cell office:value-type="float" office:value="92.0768786127135">
            <text:p>92.0768786127135</text:p>
          </table:table-cell>
          <table:table-cell office:value-type="float" office:value="30.9554913294802">
            <text:p>30.9554913294802</text:p>
          </table:table-cell>
          <table:table-cell office:value-type="float" office:value="27.2520231213871">
            <text:p>27.2520231213871</text:p>
          </table:table-cell>
        </table:table-row>
        <table:table-row>
          <table:table-cell office:value-type="string">
            <text:p>28.10.2019</text:p>
          </table:table-cell>
          <table:table-cell office:value-type="float" office:value="92.0835260115574">
            <text:p>92.0835260115574</text:p>
          </table:table-cell>
          <table:table-cell office:value-type="float" office:value="30.9595375722548">
            <text:p>30.9595375722548</text:p>
          </table:table-cell>
          <table:table-cell office:value-type="float" office:value="27.2495664739882">
            <text:p>27.2495664739882</text:p>
          </table:table-cell>
        </table:table-row>
        <table:table-row>
          <table:table-cell office:value-type="string">
            <text:p>29.10.2019</text:p>
          </table:table-cell>
          <table:table-cell office:value-type="float" office:value="92.0901734104013">
            <text:p>92.0901734104013</text:p>
          </table:table-cell>
          <table:table-cell office:value-type="float" office:value="30.9635838150293">
            <text:p>30.9635838150293</text:p>
          </table:table-cell>
          <table:table-cell office:value-type="float" office:value="27.2471098265894">
            <text:p>27.2471098265894</text:p>
          </table:table-cell>
        </table:table-row>
        <table:table-row>
          <table:table-cell office:value-type="string">
            <text:p>30.10.2019</text:p>
          </table:table-cell>
          <table:table-cell office:value-type="float" office:value="92.0968208092453">
            <text:p>92.0968208092453</text:p>
          </table:table-cell>
          <table:table-cell office:value-type="float" office:value="30.9676300578039">
            <text:p>30.9676300578039</text:p>
          </table:table-cell>
          <table:table-cell office:value-type="float" office:value="27.2446531791905">
            <text:p>27.2446531791905</text:p>
          </table:table-cell>
        </table:table-row>
        <table:table-row>
          <table:table-cell office:value-type="string">
            <text:p>31.10.2019</text:p>
          </table:table-cell>
          <table:table-cell office:value-type="float" office:value="92.1034682080892">
            <text:p>92.1034682080892</text:p>
          </table:table-cell>
          <table:table-cell office:value-type="float" office:value="30.9716763005785">
            <text:p>30.9716763005785</text:p>
          </table:table-cell>
          <table:table-cell office:value-type="float" office:value="27.2421965317917">
            <text:p>27.2421965317917</text:p>
          </table:table-cell>
        </table:table-row>
        <table:table-row>
          <table:table-cell office:value-type="string">
            <text:p>01.11.2019</text:p>
          </table:table-cell>
          <table:table-cell office:value-type="float" office:value="92.1101156069331">
            <text:p>92.1101156069331</text:p>
          </table:table-cell>
          <table:table-cell office:value-type="float" office:value="30.975722543353">
            <text:p>30.975722543353</text:p>
          </table:table-cell>
          <table:table-cell office:value-type="float" office:value="27.2397398843929">
            <text:p>27.2397398843929</text:p>
          </table:table-cell>
        </table:table-row>
        <table:table-row>
          <table:table-cell office:value-type="string">
            <text:p>02.11.2019</text:p>
          </table:table-cell>
          <table:table-cell office:value-type="float" office:value="92.116763005777">
            <text:p>92.116763005777</text:p>
          </table:table-cell>
          <table:table-cell office:value-type="float" office:value="30.9797687861276">
            <text:p>30.9797687861276</text:p>
          </table:table-cell>
          <table:table-cell office:value-type="float" office:value="27.237283236994">
            <text:p>27.237283236994</text:p>
          </table:table-cell>
        </table:table-row>
        <table:table-row>
          <table:table-cell office:value-type="string">
            <text:p>03.11.2019</text:p>
          </table:table-cell>
          <table:table-cell office:value-type="float" office:value="92.123410404621">
            <text:p>92.123410404621</text:p>
          </table:table-cell>
          <table:table-cell office:value-type="float" office:value="30.9838150289022">
            <text:p>30.9838150289022</text:p>
          </table:table-cell>
          <table:table-cell office:value-type="float" office:value="27.2348265895952">
            <text:p>27.2348265895952</text:p>
          </table:table-cell>
        </table:table-row>
        <table:table-row>
          <table:table-cell office:value-type="string">
            <text:p>04.11.2019</text:p>
          </table:table-cell>
          <table:table-cell office:value-type="float" office:value="92.1300578034649">
            <text:p>92.1300578034649</text:p>
          </table:table-cell>
          <table:table-cell office:value-type="float" office:value="30.9878612716767">
            <text:p>30.9878612716767</text:p>
          </table:table-cell>
          <table:table-cell office:value-type="float" office:value="27.2323699421963">
            <text:p>27.2323699421963</text:p>
          </table:table-cell>
        </table:table-row>
        <table:table-row>
          <table:table-cell office:value-type="string">
            <text:p>05.11.2019</text:p>
          </table:table-cell>
          <table:table-cell office:value-type="float" office:value="92.1367052023088">
            <text:p>92.1367052023088</text:p>
          </table:table-cell>
          <table:table-cell office:value-type="float" office:value="30.9919075144513">
            <text:p>30.9919075144513</text:p>
          </table:table-cell>
          <table:table-cell office:value-type="float" office:value="27.2299132947975">
            <text:p>27.2299132947975</text:p>
          </table:table-cell>
        </table:table-row>
        <table:table-row>
          <table:table-cell office:value-type="string">
            <text:p>06.11.2019</text:p>
          </table:table-cell>
          <table:table-cell office:value-type="float" office:value="92.1433526011527">
            <text:p>92.1433526011527</text:p>
          </table:table-cell>
          <table:table-cell office:value-type="float" office:value="30.9959537572259">
            <text:p>30.9959537572259</text:p>
          </table:table-cell>
          <table:table-cell office:value-type="float" office:value="27.2274566473986">
            <text:p>27.2274566473986</text:p>
          </table:table-cell>
        </table:table-row>
        <table:table-row>
          <table:table-cell office:value-type="string">
            <text:p>07.11.2019</text:p>
          </table:table-cell>
          <table:table-cell office:value-type="float" office:value="92.1499999999967">
            <text:p>92.1499999999967</text:p>
          </table:table-cell>
          <table:table-cell office:value-type="float" office:value="31.0000000000004">
            <text:p>31.0000000000004</text:p>
          </table:table-cell>
          <table:table-cell office:value-type="float" office:value="27.2249999999998">
            <text:p>27.2249999999998</text:p>
          </table:table-cell>
        </table:table-row>
        <table:table-row>
          <table:table-cell office:value-type="string">
            <text:p>08.11.2019</text:p>
          </table:table-cell>
          <table:table-cell office:value-type="float" office:value="92.1566473988406">
            <text:p>92.1566473988406</text:p>
          </table:table-cell>
          <table:table-cell office:value-type="float" office:value="31.004046242775">
            <text:p>31.004046242775</text:p>
          </table:table-cell>
          <table:table-cell office:value-type="float" office:value="27.222543352601">
            <text:p>27.222543352601</text:p>
          </table:table-cell>
        </table:table-row>
        <table:table-row>
          <table:table-cell office:value-type="string">
            <text:p>09.11.2019</text:p>
          </table:table-cell>
          <table:table-cell office:value-type="float" office:value="92.1632947976845">
            <text:p>92.1632947976845</text:p>
          </table:table-cell>
          <table:table-cell office:value-type="float" office:value="31.0080924855496">
            <text:p>31.0080924855496</text:p>
          </table:table-cell>
          <table:table-cell office:value-type="float" office:value="27.2200867052021">
            <text:p>27.2200867052021</text:p>
          </table:table-cell>
        </table:table-row>
        <table:table-row>
          <table:table-cell office:value-type="string">
            <text:p>10.11.2019</text:p>
          </table:table-cell>
          <table:table-cell office:value-type="float" office:value="92.1699421965284">
            <text:p>92.1699421965284</text:p>
          </table:table-cell>
          <table:table-cell office:value-type="float" office:value="31.0121387283241">
            <text:p>31.0121387283241</text:p>
          </table:table-cell>
          <table:table-cell office:value-type="float" office:value="27.2176300578033">
            <text:p>27.2176300578033</text:p>
          </table:table-cell>
        </table:table-row>
        <table:table-row>
          <table:table-cell office:value-type="string">
            <text:p>11.11.2019</text:p>
          </table:table-cell>
          <table:table-cell office:value-type="float" office:value="92.1765895953724">
            <text:p>92.1765895953724</text:p>
          </table:table-cell>
          <table:table-cell office:value-type="float" office:value="31.0161849710987">
            <text:p>31.0161849710987</text:p>
          </table:table-cell>
          <table:table-cell office:value-type="float" office:value="27.2151734104044">
            <text:p>27.2151734104044</text:p>
          </table:table-cell>
        </table:table-row>
        <table:table-row>
          <table:table-cell office:value-type="string">
            <text:p>12.11.2019</text:p>
          </table:table-cell>
          <table:table-cell office:value-type="float" office:value="92.1832369942163">
            <text:p>92.1832369942163</text:p>
          </table:table-cell>
          <table:table-cell office:value-type="float" office:value="31.0202312138733">
            <text:p>31.0202312138733</text:p>
          </table:table-cell>
          <table:table-cell office:value-type="float" office:value="27.2127167630056">
            <text:p>27.2127167630056</text:p>
          </table:table-cell>
        </table:table-row>
        <table:table-row>
          <table:table-cell office:value-type="string">
            <text:p>13.11.2019</text:p>
          </table:table-cell>
          <table:table-cell office:value-type="float" office:value="92.1898843930602">
            <text:p>92.1898843930602</text:p>
          </table:table-cell>
          <table:table-cell office:value-type="float" office:value="31.0242774566478">
            <text:p>31.0242774566478</text:p>
          </table:table-cell>
          <table:table-cell office:value-type="float" office:value="27.2102601156067">
            <text:p>27.2102601156067</text:p>
          </table:table-cell>
        </table:table-row>
        <table:table-row>
          <table:table-cell office:value-type="string">
            <text:p>14.11.2019</text:p>
          </table:table-cell>
          <table:table-cell office:value-type="float" office:value="92.1965317919041">
            <text:p>92.1965317919041</text:p>
          </table:table-cell>
          <table:table-cell office:value-type="float" office:value="31.0283236994224">
            <text:p>31.0283236994224</text:p>
          </table:table-cell>
          <table:table-cell office:value-type="float" office:value="27.2078034682079">
            <text:p>27.2078034682079</text:p>
          </table:table-cell>
        </table:table-row>
        <table:table-row>
          <table:table-cell office:value-type="string">
            <text:p>15.11.2019</text:p>
          </table:table-cell>
          <table:table-cell office:value-type="float" office:value="92.2031791907481">
            <text:p>92.2031791907481</text:p>
          </table:table-cell>
          <table:table-cell office:value-type="float" office:value="31.032369942197">
            <text:p>31.032369942197</text:p>
          </table:table-cell>
          <table:table-cell office:value-type="float" office:value="27.205346820809">
            <text:p>27.205346820809</text:p>
          </table:table-cell>
        </table:table-row>
        <table:table-row>
          <table:table-cell office:value-type="string">
            <text:p>16.11.2019</text:p>
          </table:table-cell>
          <table:table-cell office:value-type="float" office:value="92.209826589592">
            <text:p>92.209826589592</text:p>
          </table:table-cell>
          <table:table-cell office:value-type="float" office:value="31.0364161849715">
            <text:p>31.0364161849715</text:p>
          </table:table-cell>
          <table:table-cell office:value-type="float" office:value="27.2028901734102">
            <text:p>27.2028901734102</text:p>
          </table:table-cell>
        </table:table-row>
        <table:table-row>
          <table:table-cell office:value-type="string">
            <text:p>17.11.2019</text:p>
          </table:table-cell>
          <table:table-cell office:value-type="float" office:value="92.2164739884359">
            <text:p>92.2164739884359</text:p>
          </table:table-cell>
          <table:table-cell office:value-type="float" office:value="31.0404624277461">
            <text:p>31.0404624277461</text:p>
          </table:table-cell>
          <table:table-cell office:value-type="float" office:value="27.2004335260114">
            <text:p>27.2004335260114</text:p>
          </table:table-cell>
        </table:table-row>
        <table:table-row>
          <table:table-cell office:value-type="string">
            <text:p>18.11.2019</text:p>
          </table:table-cell>
          <table:table-cell office:value-type="float" office:value="92.2231213872798">
            <text:p>92.2231213872798</text:p>
          </table:table-cell>
          <table:table-cell office:value-type="float" office:value="31.0445086705207">
            <text:p>31.0445086705207</text:p>
          </table:table-cell>
          <table:table-cell office:value-type="float" office:value="27.1979768786125">
            <text:p>27.1979768786125</text:p>
          </table:table-cell>
        </table:table-row>
        <table:table-row>
          <table:table-cell office:value-type="string">
            <text:p>19.11.2019</text:p>
          </table:table-cell>
          <table:table-cell office:value-type="float" office:value="92.2297687861238">
            <text:p>92.2297687861238</text:p>
          </table:table-cell>
          <table:table-cell office:value-type="float" office:value="31.0485549132953">
            <text:p>31.0485549132953</text:p>
          </table:table-cell>
          <table:table-cell office:value-type="float" office:value="27.1955202312137">
            <text:p>27.1955202312137</text:p>
          </table:table-cell>
        </table:table-row>
        <table:table-row>
          <table:table-cell office:value-type="string">
            <text:p>20.11.2019</text:p>
          </table:table-cell>
          <table:table-cell office:value-type="float" office:value="92.2364161849677">
            <text:p>92.2364161849677</text:p>
          </table:table-cell>
          <table:table-cell office:value-type="float" office:value="31.0526011560698">
            <text:p>31.0526011560698</text:p>
          </table:table-cell>
          <table:table-cell office:value-type="float" office:value="27.1930635838148">
            <text:p>27.1930635838148</text:p>
          </table:table-cell>
        </table:table-row>
        <table:table-row>
          <table:table-cell office:value-type="string">
            <text:p>21.11.2019</text:p>
          </table:table-cell>
          <table:table-cell office:value-type="float" office:value="92.2430635838116">
            <text:p>92.2430635838116</text:p>
          </table:table-cell>
          <table:table-cell office:value-type="float" office:value="31.0566473988444">
            <text:p>31.0566473988444</text:p>
          </table:table-cell>
          <table:table-cell office:value-type="float" office:value="27.190606936416">
            <text:p>27.190606936416</text:p>
          </table:table-cell>
        </table:table-row>
        <table:table-row>
          <table:table-cell office:value-type="string">
            <text:p>22.11.2019</text:p>
          </table:table-cell>
          <table:table-cell office:value-type="float" office:value="92.2497109826555">
            <text:p>92.2497109826555</text:p>
          </table:table-cell>
          <table:table-cell office:value-type="float" office:value="31.060693641619">
            <text:p>31.060693641619</text:p>
          </table:table-cell>
          <table:table-cell office:value-type="float" office:value="27.1881502890171">
            <text:p>27.1881502890171</text:p>
          </table:table-cell>
        </table:table-row>
        <table:table-row>
          <table:table-cell office:value-type="string">
            <text:p>23.11.2019</text:p>
          </table:table-cell>
          <table:table-cell office:value-type="float" office:value="92.2563583814994">
            <text:p>92.2563583814994</text:p>
          </table:table-cell>
          <table:table-cell office:value-type="float" office:value="31.0647398843935">
            <text:p>31.0647398843935</text:p>
          </table:table-cell>
          <table:table-cell office:value-type="float" office:value="27.1856936416183">
            <text:p>27.1856936416183</text:p>
          </table:table-cell>
        </table:table-row>
        <table:table-row>
          <table:table-cell office:value-type="string">
            <text:p>24.11.2019</text:p>
          </table:table-cell>
          <table:table-cell office:value-type="float" office:value="92.2630057803434">
            <text:p>92.2630057803434</text:p>
          </table:table-cell>
          <table:table-cell office:value-type="float" office:value="31.0687861271681">
            <text:p>31.0687861271681</text:p>
          </table:table-cell>
          <table:table-cell office:value-type="float" office:value="27.1832369942194">
            <text:p>27.1832369942194</text:p>
          </table:table-cell>
        </table:table-row>
        <table:table-row>
          <table:table-cell office:value-type="string">
            <text:p>25.11.2019</text:p>
          </table:table-cell>
          <table:table-cell office:value-type="float" office:value="92.2696531791873">
            <text:p>92.2696531791873</text:p>
          </table:table-cell>
          <table:table-cell office:value-type="float" office:value="31.0728323699427">
            <text:p>31.0728323699427</text:p>
          </table:table-cell>
          <table:table-cell office:value-type="float" office:value="27.1807803468206">
            <text:p>27.1807803468206</text:p>
          </table:table-cell>
        </table:table-row>
        <table:table-row>
          <table:table-cell office:value-type="string">
            <text:p>26.11.2019</text:p>
          </table:table-cell>
          <table:table-cell office:value-type="float" office:value="92.2763005780312">
            <text:p>92.2763005780312</text:p>
          </table:table-cell>
          <table:table-cell office:value-type="float" office:value="31.0768786127172">
            <text:p>31.0768786127172</text:p>
          </table:table-cell>
          <table:table-cell office:value-type="float" office:value="27.1783236994218">
            <text:p>27.1783236994218</text:p>
          </table:table-cell>
        </table:table-row>
        <table:table-row>
          <table:table-cell office:value-type="string">
            <text:p>27.11.2019</text:p>
          </table:table-cell>
          <table:table-cell office:value-type="float" office:value="92.2829479768751">
            <text:p>92.2829479768751</text:p>
          </table:table-cell>
          <table:table-cell office:value-type="float" office:value="31.0809248554918">
            <text:p>31.0809248554918</text:p>
          </table:table-cell>
          <table:table-cell office:value-type="float" office:value="27.1758670520229">
            <text:p>27.1758670520229</text:p>
          </table:table-cell>
        </table:table-row>
        <table:table-row>
          <table:table-cell office:value-type="string">
            <text:p>28.11.2019</text:p>
          </table:table-cell>
          <table:table-cell office:value-type="float" office:value="92.2895953757191">
            <text:p>92.2895953757191</text:p>
          </table:table-cell>
          <table:table-cell office:value-type="float" office:value="31.0849710982664">
            <text:p>31.0849710982664</text:p>
          </table:table-cell>
          <table:table-cell office:value-type="float" office:value="27.1734104046241">
            <text:p>27.1734104046241</text:p>
          </table:table-cell>
        </table:table-row>
        <table:table-row>
          <table:table-cell office:value-type="string">
            <text:p>29.11.2019</text:p>
          </table:table-cell>
          <table:table-cell office:value-type="float" office:value="92.296242774563">
            <text:p>92.296242774563</text:p>
          </table:table-cell>
          <table:table-cell office:value-type="float" office:value="31.0890173410409">
            <text:p>31.0890173410409</text:p>
          </table:table-cell>
          <table:table-cell office:value-type="float" office:value="27.1709537572252">
            <text:p>27.1709537572252</text:p>
          </table:table-cell>
        </table:table-row>
        <table:table-row>
          <table:table-cell office:value-type="string">
            <text:p>30.11.2019</text:p>
          </table:table-cell>
          <table:table-cell office:value-type="float" office:value="92.3028901734069">
            <text:p>92.3028901734069</text:p>
          </table:table-cell>
          <table:table-cell office:value-type="float" office:value="31.0930635838155">
            <text:p>31.0930635838155</text:p>
          </table:table-cell>
          <table:table-cell office:value-type="float" office:value="27.1684971098264">
            <text:p>27.1684971098264</text:p>
          </table:table-cell>
        </table:table-row>
        <table:table-row>
          <table:table-cell office:value-type="string">
            <text:p>01.12.2019</text:p>
          </table:table-cell>
          <table:table-cell office:value-type="float" office:value="92.3095375722508">
            <text:p>92.3095375722508</text:p>
          </table:table-cell>
          <table:table-cell office:value-type="float" office:value="31.0971098265901">
            <text:p>31.0971098265901</text:p>
          </table:table-cell>
          <table:table-cell office:value-type="float" office:value="27.1660404624275">
            <text:p>27.1660404624275</text:p>
          </table:table-cell>
        </table:table-row>
        <table:table-row>
          <table:table-cell office:value-type="string">
            <text:p>02.12.2019</text:p>
          </table:table-cell>
          <table:table-cell office:value-type="float" office:value="92.3161849710948">
            <text:p>92.3161849710948</text:p>
          </table:table-cell>
          <table:table-cell office:value-type="float" office:value="31.1011560693646">
            <text:p>31.1011560693646</text:p>
          </table:table-cell>
          <table:table-cell office:value-type="float" office:value="27.1635838150287">
            <text:p>27.1635838150287</text:p>
          </table:table-cell>
        </table:table-row>
        <table:table-row>
          <table:table-cell office:value-type="string">
            <text:p>03.12.2019</text:p>
          </table:table-cell>
          <table:table-cell office:value-type="float" office:value="92.3228323699387">
            <text:p>92.3228323699387</text:p>
          </table:table-cell>
          <table:table-cell office:value-type="float" office:value="31.1052023121392">
            <text:p>31.1052023121392</text:p>
          </table:table-cell>
          <table:table-cell office:value-type="float" office:value="27.1611271676298">
            <text:p>27.1611271676298</text:p>
          </table:table-cell>
        </table:table-row>
        <table:table-row>
          <table:table-cell office:value-type="string">
            <text:p>04.12.2019</text:p>
          </table:table-cell>
          <table:table-cell office:value-type="float" office:value="92.3294797687826">
            <text:p>92.3294797687826</text:p>
          </table:table-cell>
          <table:table-cell office:value-type="float" office:value="31.1092485549138">
            <text:p>31.1092485549138</text:p>
          </table:table-cell>
          <table:table-cell office:value-type="float" office:value="27.158670520231">
            <text:p>27.158670520231</text:p>
          </table:table-cell>
        </table:table-row>
        <table:table-row>
          <table:table-cell office:value-type="string">
            <text:p>05.12.2019</text:p>
          </table:table-cell>
          <table:table-cell office:value-type="float" office:value="92.3361271676265">
            <text:p>92.3361271676265</text:p>
          </table:table-cell>
          <table:table-cell office:value-type="float" office:value="31.1132947976883">
            <text:p>31.1132947976883</text:p>
          </table:table-cell>
          <table:table-cell office:value-type="float" office:value="27.1562138728322">
            <text:p>27.1562138728322</text:p>
          </table:table-cell>
        </table:table-row>
        <table:table-row>
          <table:table-cell office:value-type="string">
            <text:p>06.12.2019</text:p>
          </table:table-cell>
          <table:table-cell office:value-type="float" office:value="92.3427745664705">
            <text:p>92.3427745664705</text:p>
          </table:table-cell>
          <table:table-cell office:value-type="float" office:value="31.1173410404629">
            <text:p>31.1173410404629</text:p>
          </table:table-cell>
          <table:table-cell office:value-type="float" office:value="27.1537572254333">
            <text:p>27.1537572254333</text:p>
          </table:table-cell>
        </table:table-row>
        <table:table-row>
          <table:table-cell office:value-type="string">
            <text:p>07.12.2019</text:p>
          </table:table-cell>
          <table:table-cell office:value-type="float" office:value="92.3494219653144">
            <text:p>92.3494219653144</text:p>
          </table:table-cell>
          <table:table-cell office:value-type="float" office:value="31.1213872832375">
            <text:p>31.1213872832375</text:p>
          </table:table-cell>
          <table:table-cell office:value-type="float" office:value="27.1513005780345">
            <text:p>27.1513005780345</text:p>
          </table:table-cell>
        </table:table-row>
        <table:table-row>
          <table:table-cell office:value-type="string">
            <text:p>08.12.2019</text:p>
          </table:table-cell>
          <table:table-cell office:value-type="float" office:value="92.3560693641583">
            <text:p>92.3560693641583</text:p>
          </table:table-cell>
          <table:table-cell office:value-type="float" office:value="31.125433526012">
            <text:p>31.125433526012</text:p>
          </table:table-cell>
          <table:table-cell office:value-type="float" office:value="27.1488439306356">
            <text:p>27.1488439306356</text:p>
          </table:table-cell>
        </table:table-row>
        <table:table-row>
          <table:table-cell office:value-type="string">
            <text:p>09.12.2019</text:p>
          </table:table-cell>
          <table:table-cell office:value-type="float" office:value="92.3627167630022">
            <text:p>92.3627167630022</text:p>
          </table:table-cell>
          <table:table-cell office:value-type="float" office:value="31.1294797687866">
            <text:p>31.1294797687866</text:p>
          </table:table-cell>
          <table:table-cell office:value-type="float" office:value="27.1463872832368">
            <text:p>27.1463872832368</text:p>
          </table:table-cell>
        </table:table-row>
        <table:table-row>
          <table:table-cell office:value-type="string">
            <text:p>10.12.2019</text:p>
          </table:table-cell>
          <table:table-cell office:value-type="float" office:value="92.3693641618462">
            <text:p>92.3693641618462</text:p>
          </table:table-cell>
          <table:table-cell office:value-type="float" office:value="31.1335260115612">
            <text:p>31.1335260115612</text:p>
          </table:table-cell>
          <table:table-cell office:value-type="float" office:value="27.1439306358379">
            <text:p>27.1439306358379</text:p>
          </table:table-cell>
        </table:table-row>
        <table:table-row>
          <table:table-cell office:value-type="string">
            <text:p>11.12.2019</text:p>
          </table:table-cell>
          <table:table-cell office:value-type="float" office:value="92.3760115606901">
            <text:p>92.3760115606901</text:p>
          </table:table-cell>
          <table:table-cell office:value-type="float" office:value="31.1375722543357">
            <text:p>31.1375722543357</text:p>
          </table:table-cell>
          <table:table-cell office:value-type="float" office:value="27.1414739884391">
            <text:p>27.1414739884391</text:p>
          </table:table-cell>
        </table:table-row>
        <table:table-row>
          <table:table-cell office:value-type="string">
            <text:p>12.12.2019</text:p>
          </table:table-cell>
          <table:table-cell office:value-type="float" office:value="92.382658959534">
            <text:p>92.382658959534</text:p>
          </table:table-cell>
          <table:table-cell office:value-type="float" office:value="31.1416184971103">
            <text:p>31.1416184971103</text:p>
          </table:table-cell>
          <table:table-cell office:value-type="float" office:value="27.1390173410402">
            <text:p>27.1390173410402</text:p>
          </table:table-cell>
        </table:table-row>
        <table:table-row>
          <table:table-cell office:value-type="string">
            <text:p>13.12.2019</text:p>
          </table:table-cell>
          <table:table-cell office:value-type="float" office:value="92.3893063583779">
            <text:p>92.3893063583779</text:p>
          </table:table-cell>
          <table:table-cell office:value-type="float" office:value="31.1456647398849">
            <text:p>31.1456647398849</text:p>
          </table:table-cell>
          <table:table-cell office:value-type="float" office:value="27.1365606936414">
            <text:p>27.1365606936414</text:p>
          </table:table-cell>
        </table:table-row>
        <table:table-row>
          <table:table-cell office:value-type="string">
            <text:p>14.12.2019</text:p>
          </table:table-cell>
          <table:table-cell office:value-type="float" office:value="92.3959537572219">
            <text:p>92.3959537572219</text:p>
          </table:table-cell>
          <table:table-cell office:value-type="float" office:value="31.1497109826594">
            <text:p>31.1497109826594</text:p>
          </table:table-cell>
          <table:table-cell office:value-type="float" office:value="27.1341040462426">
            <text:p>27.1341040462426</text:p>
          </table:table-cell>
        </table:table-row>
        <table:table-row>
          <table:table-cell office:value-type="string">
            <text:p>15.12.2019</text:p>
          </table:table-cell>
          <table:table-cell office:value-type="float" office:value="92.4026011560658">
            <text:p>92.4026011560658</text:p>
          </table:table-cell>
          <table:table-cell office:value-type="float" office:value="31.153757225434">
            <text:p>31.153757225434</text:p>
          </table:table-cell>
          <table:table-cell office:value-type="float" office:value="27.1316473988437">
            <text:p>27.1316473988437</text:p>
          </table:table-cell>
        </table:table-row>
        <table:table-row>
          <table:table-cell office:value-type="string">
            <text:p>16.12.2019</text:p>
          </table:table-cell>
          <table:table-cell office:value-type="float" office:value="92.4092485549097">
            <text:p>92.4092485549097</text:p>
          </table:table-cell>
          <table:table-cell office:value-type="float" office:value="31.1578034682086">
            <text:p>31.1578034682086</text:p>
          </table:table-cell>
          <table:table-cell office:value-type="float" office:value="27.1291907514449">
            <text:p>27.1291907514449</text:p>
          </table:table-cell>
        </table:table-row>
        <table:table-row>
          <table:table-cell office:value-type="string">
            <text:p>17.12.2019</text:p>
          </table:table-cell>
          <table:table-cell office:value-type="float" office:value="92.4158959537536">
            <text:p>92.4158959537536</text:p>
          </table:table-cell>
          <table:table-cell office:value-type="float" office:value="31.1618497109831">
            <text:p>31.1618497109831</text:p>
          </table:table-cell>
          <table:table-cell office:value-type="float" office:value="27.126734104046">
            <text:p>27.126734104046</text:p>
          </table:table-cell>
        </table:table-row>
        <table:table-row>
          <table:table-cell office:value-type="string">
            <text:p>18.12.2019</text:p>
          </table:table-cell>
          <table:table-cell office:value-type="float" office:value="92.4225433525976">
            <text:p>92.4225433525976</text:p>
          </table:table-cell>
          <table:table-cell office:value-type="float" office:value="31.1658959537577">
            <text:p>31.1658959537577</text:p>
          </table:table-cell>
          <table:table-cell office:value-type="float" office:value="27.1242774566472">
            <text:p>27.1242774566472</text:p>
          </table:table-cell>
        </table:table-row>
        <table:table-row>
          <table:table-cell office:value-type="string">
            <text:p>19.12.2019</text:p>
          </table:table-cell>
          <table:table-cell office:value-type="float" office:value="92.4291907514415">
            <text:p>92.4291907514415</text:p>
          </table:table-cell>
          <table:table-cell office:value-type="float" office:value="31.1699421965323">
            <text:p>31.1699421965323</text:p>
          </table:table-cell>
          <table:table-cell office:value-type="float" office:value="27.1218208092483">
            <text:p>27.1218208092483</text:p>
          </table:table-cell>
        </table:table-row>
        <table:table-row>
          <table:table-cell office:value-type="string">
            <text:p>20.12.2019</text:p>
          </table:table-cell>
          <table:table-cell office:value-type="float" office:value="92.4358381502854">
            <text:p>92.4358381502854</text:p>
          </table:table-cell>
          <table:table-cell office:value-type="float" office:value="31.1739884393068">
            <text:p>31.1739884393068</text:p>
          </table:table-cell>
          <table:table-cell office:value-type="float" office:value="27.1193641618495">
            <text:p>27.1193641618495</text:p>
          </table:table-cell>
        </table:table-row>
        <table:table-row>
          <table:table-cell office:value-type="string">
            <text:p>21.12.2019</text:p>
          </table:table-cell>
          <table:table-cell office:value-type="float" office:value="92.4424855491293">
            <text:p>92.4424855491293</text:p>
          </table:table-cell>
          <table:table-cell office:value-type="float" office:value="31.1780346820814">
            <text:p>31.1780346820814</text:p>
          </table:table-cell>
          <table:table-cell office:value-type="float" office:value="27.1169075144506">
            <text:p>27.1169075144506</text:p>
          </table:table-cell>
        </table:table-row>
        <table:table-row>
          <table:table-cell office:value-type="string">
            <text:p>22.12.2019</text:p>
          </table:table-cell>
          <table:table-cell office:value-type="float" office:value="92.4491329479733">
            <text:p>92.4491329479733</text:p>
          </table:table-cell>
          <table:table-cell office:value-type="float" office:value="31.182080924856">
            <text:p>31.182080924856</text:p>
          </table:table-cell>
          <table:table-cell office:value-type="float" office:value="27.1144508670518">
            <text:p>27.1144508670518</text:p>
          </table:table-cell>
        </table:table-row>
        <table:table-row>
          <table:table-cell office:value-type="string">
            <text:p>23.12.2019</text:p>
          </table:table-cell>
          <table:table-cell office:value-type="float" office:value="92.4557803468172">
            <text:p>92.4557803468172</text:p>
          </table:table-cell>
          <table:table-cell office:value-type="float" office:value="31.1861271676305">
            <text:p>31.1861271676305</text:p>
          </table:table-cell>
          <table:table-cell office:value-type="float" office:value="27.111994219653">
            <text:p>27.111994219653</text:p>
          </table:table-cell>
        </table:table-row>
        <table:table-row>
          <table:table-cell office:value-type="string">
            <text:p>24.12.2019</text:p>
          </table:table-cell>
          <table:table-cell office:value-type="float" office:value="92.4624277456611">
            <text:p>92.4624277456611</text:p>
          </table:table-cell>
          <table:table-cell office:value-type="float" office:value="31.1901734104051">
            <text:p>31.1901734104051</text:p>
          </table:table-cell>
          <table:table-cell office:value-type="float" office:value="27.1095375722541">
            <text:p>27.1095375722541</text:p>
          </table:table-cell>
        </table:table-row>
        <table:table-row>
          <table:table-cell office:value-type="string">
            <text:p>25.12.2019</text:p>
          </table:table-cell>
          <table:table-cell office:value-type="float" office:value="92.469075144505">
            <text:p>92.469075144505</text:p>
          </table:table-cell>
          <table:table-cell office:value-type="float" office:value="31.1942196531797">
            <text:p>31.1942196531797</text:p>
          </table:table-cell>
          <table:table-cell office:value-type="float" office:value="27.1070809248553">
            <text:p>27.1070809248553</text:p>
          </table:table-cell>
        </table:table-row>
        <table:table-row>
          <table:table-cell office:value-type="string">
            <text:p>26.12.2019</text:p>
          </table:table-cell>
          <table:table-cell office:value-type="float" office:value="92.4757225433489">
            <text:p>92.4757225433489</text:p>
          </table:table-cell>
          <table:table-cell office:value-type="float" office:value="31.1982658959542">
            <text:p>31.1982658959542</text:p>
          </table:table-cell>
          <table:table-cell office:value-type="float" office:value="27.1046242774564">
            <text:p>27.1046242774564</text:p>
          </table:table-cell>
        </table:table-row>
        <table:table-row>
          <table:table-cell office:value-type="string">
            <text:p>27.12.2019</text:p>
          </table:table-cell>
          <table:table-cell office:value-type="float" office:value="92.4823699421929">
            <text:p>92.4823699421929</text:p>
          </table:table-cell>
          <table:table-cell office:value-type="float" office:value="31.2023121387288">
            <text:p>31.2023121387288</text:p>
          </table:table-cell>
          <table:table-cell office:value-type="float" office:value="27.1021676300576">
            <text:p>27.1021676300576</text:p>
          </table:table-cell>
        </table:table-row>
        <table:table-row>
          <table:table-cell office:value-type="string">
            <text:p>28.12.2019</text:p>
          </table:table-cell>
          <table:table-cell office:value-type="float" office:value="92.4890173410368">
            <text:p>92.4890173410368</text:p>
          </table:table-cell>
          <table:table-cell office:value-type="float" office:value="31.2063583815034">
            <text:p>31.2063583815034</text:p>
          </table:table-cell>
          <table:table-cell office:value-type="float" office:value="27.0997109826587">
            <text:p>27.0997109826587</text:p>
          </table:table-cell>
        </table:table-row>
        <table:table-row>
          <table:table-cell office:value-type="string">
            <text:p>29.12.2019</text:p>
          </table:table-cell>
          <table:table-cell office:value-type="float" office:value="92.4956647398807">
            <text:p>92.4956647398807</text:p>
          </table:table-cell>
          <table:table-cell office:value-type="float" office:value="31.2104046242779">
            <text:p>31.2104046242779</text:p>
          </table:table-cell>
          <table:table-cell office:value-type="float" office:value="27.0972543352599">
            <text:p>27.0972543352599</text:p>
          </table:table-cell>
        </table:table-row>
        <table:table-row>
          <table:table-cell office:value-type="string">
            <text:p>30.12.2019</text:p>
          </table:table-cell>
          <table:table-cell office:value-type="float" office:value="92.5023121387246">
            <text:p>92.5023121387246</text:p>
          </table:table-cell>
          <table:table-cell office:value-type="float" office:value="31.2144508670525">
            <text:p>31.2144508670525</text:p>
          </table:table-cell>
          <table:table-cell office:value-type="float" office:value="27.094797687861">
            <text:p>27.094797687861</text:p>
          </table:table-cell>
        </table:table-row>
        <table:table-row>
          <table:table-cell office:value-type="string">
            <text:p>31.12.2019</text:p>
          </table:table-cell>
          <table:table-cell office:value-type="float" office:value="92.5089595375686">
            <text:p>92.5089595375686</text:p>
          </table:table-cell>
          <table:table-cell office:value-type="float" office:value="31.2184971098271">
            <text:p>31.2184971098271</text:p>
          </table:table-cell>
          <table:table-cell office:value-type="float" office:value="27.0923410404622">
            <text:p>27.0923410404622</text:p>
          </table:table-cell>
        </table:table-row>
        <table:table-row>
          <table:table-cell office:value-type="string">
            <text:p>01.01.2020</text:p>
          </table:table-cell>
          <table:table-cell office:value-type="float" office:value="92.5156069364125">
            <text:p>92.5156069364125</text:p>
          </table:table-cell>
          <table:table-cell office:value-type="float" office:value="31.2225433526016">
            <text:p>31.2225433526016</text:p>
          </table:table-cell>
          <table:table-cell office:value-type="float" office:value="27.0898843930634">
            <text:p>27.0898843930634</text:p>
          </table:table-cell>
        </table:table-row>
        <table:table-row>
          <table:table-cell office:value-type="string">
            <text:p>02.01.2020</text:p>
          </table:table-cell>
          <table:table-cell office:value-type="float" office:value="92.5222543352564">
            <text:p>92.5222543352564</text:p>
          </table:table-cell>
          <table:table-cell office:value-type="float" office:value="31.2265895953762">
            <text:p>31.2265895953762</text:p>
          </table:table-cell>
          <table:table-cell office:value-type="float" office:value="27.0874277456645">
            <text:p>27.0874277456645</text:p>
          </table:table-cell>
        </table:table-row>
        <table:table-row>
          <table:table-cell office:value-type="string">
            <text:p>03.01.2020</text:p>
          </table:table-cell>
          <table:table-cell office:value-type="float" office:value="92.5289017341003">
            <text:p>92.5289017341003</text:p>
          </table:table-cell>
          <table:table-cell office:value-type="float" office:value="31.2306358381508">
            <text:p>31.2306358381508</text:p>
          </table:table-cell>
          <table:table-cell office:value-type="float" office:value="27.0849710982657">
            <text:p>27.0849710982657</text:p>
          </table:table-cell>
        </table:table-row>
        <table:table-row>
          <table:table-cell office:value-type="string">
            <text:p>04.01.2020</text:p>
          </table:table-cell>
          <table:table-cell office:value-type="float" office:value="92.5355491329443">
            <text:p>92.5355491329443</text:p>
          </table:table-cell>
          <table:table-cell office:value-type="float" office:value="31.2346820809253">
            <text:p>31.2346820809253</text:p>
          </table:table-cell>
          <table:table-cell office:value-type="float" office:value="27.0825144508668">
            <text:p>27.0825144508668</text:p>
          </table:table-cell>
        </table:table-row>
        <table:table-row>
          <table:table-cell office:value-type="string">
            <text:p>05.01.2020</text:p>
          </table:table-cell>
          <table:table-cell office:value-type="float" office:value="92.5421965317882">
            <text:p>92.5421965317882</text:p>
          </table:table-cell>
          <table:table-cell office:value-type="float" office:value="31.2387283236999">
            <text:p>31.2387283236999</text:p>
          </table:table-cell>
          <table:table-cell office:value-type="float" office:value="27.080057803468">
            <text:p>27.080057803468</text:p>
          </table:table-cell>
        </table:table-row>
        <table:table-row>
          <table:table-cell office:value-type="string">
            <text:p>06.01.2020</text:p>
          </table:table-cell>
          <table:table-cell office:value-type="float" office:value="92.5488439306321">
            <text:p>92.5488439306321</text:p>
          </table:table-cell>
          <table:table-cell office:value-type="float" office:value="31.2427745664745">
            <text:p>31.2427745664745</text:p>
          </table:table-cell>
          <table:table-cell office:value-type="float" office:value="27.0776011560691">
            <text:p>27.0776011560691</text:p>
          </table:table-cell>
        </table:table-row>
        <table:table-row>
          <table:table-cell office:value-type="string">
            <text:p>07.01.2020</text:p>
          </table:table-cell>
          <table:table-cell office:value-type="float" office:value="92.555491329476">
            <text:p>92.555491329476</text:p>
          </table:table-cell>
          <table:table-cell office:value-type="float" office:value="31.246820809249">
            <text:p>31.246820809249</text:p>
          </table:table-cell>
          <table:table-cell office:value-type="float" office:value="27.0751445086703">
            <text:p>27.0751445086703</text:p>
          </table:table-cell>
        </table:table-row>
        <table:table-row>
          <table:table-cell office:value-type="string">
            <text:p>08.01.2020</text:p>
          </table:table-cell>
          <table:table-cell office:value-type="float" office:value="92.56213872832">
            <text:p>92.56213872832</text:p>
          </table:table-cell>
          <table:table-cell office:value-type="float" office:value="31.2508670520236">
            <text:p>31.2508670520236</text:p>
          </table:table-cell>
          <table:table-cell office:value-type="float" office:value="27.0726878612714">
            <text:p>27.0726878612714</text:p>
          </table:table-cell>
        </table:table-row>
        <table:table-row>
          <table:table-cell office:value-type="string">
            <text:p>09.01.2020</text:p>
          </table:table-cell>
          <table:table-cell office:value-type="float" office:value="92.5687861271639">
            <text:p>92.5687861271639</text:p>
          </table:table-cell>
          <table:table-cell office:value-type="float" office:value="31.2549132947982">
            <text:p>31.2549132947982</text:p>
          </table:table-cell>
          <table:table-cell office:value-type="float" office:value="27.0702312138726">
            <text:p>27.0702312138726</text:p>
          </table:table-cell>
        </table:table-row>
        <table:table-row>
          <table:table-cell office:value-type="string">
            <text:p>10.01.2020</text:p>
          </table:table-cell>
          <table:table-cell office:value-type="float" office:value="92.5754335260078">
            <text:p>92.5754335260078</text:p>
          </table:table-cell>
          <table:table-cell office:value-type="float" office:value="31.2589595375728">
            <text:p>31.2589595375728</text:p>
          </table:table-cell>
          <table:table-cell office:value-type="float" office:value="27.0677745664738">
            <text:p>27.0677745664738</text:p>
          </table:table-cell>
        </table:table-row>
        <table:table-row>
          <table:table-cell office:value-type="string">
            <text:p>11.01.2020</text:p>
          </table:table-cell>
          <table:table-cell office:value-type="float" office:value="92.5820809248517">
            <text:p>92.5820809248517</text:p>
          </table:table-cell>
          <table:table-cell office:value-type="float" office:value="31.2630057803473">
            <text:p>31.2630057803473</text:p>
          </table:table-cell>
          <table:table-cell office:value-type="float" office:value="27.0653179190749">
            <text:p>27.0653179190749</text:p>
          </table:table-cell>
        </table:table-row>
        <table:table-row>
          <table:table-cell office:value-type="string">
            <text:p>12.01.2020</text:p>
          </table:table-cell>
          <table:table-cell office:value-type="float" office:value="92.5887283236957">
            <text:p>92.5887283236957</text:p>
          </table:table-cell>
          <table:table-cell office:value-type="float" office:value="31.2670520231219">
            <text:p>31.2670520231219</text:p>
          </table:table-cell>
          <table:table-cell office:value-type="float" office:value="27.0628612716761">
            <text:p>27.0628612716761</text:p>
          </table:table-cell>
        </table:table-row>
        <table:table-row>
          <table:table-cell office:value-type="string">
            <text:p>13.01.2020</text:p>
          </table:table-cell>
          <table:table-cell office:value-type="float" office:value="92.5953757225396">
            <text:p>92.5953757225396</text:p>
          </table:table-cell>
          <table:table-cell office:value-type="float" office:value="31.2710982658965">
            <text:p>31.2710982658965</text:p>
          </table:table-cell>
          <table:table-cell office:value-type="float" office:value="27.0604046242772">
            <text:p>27.0604046242772</text:p>
          </table:table-cell>
        </table:table-row>
        <table:table-row>
          <table:table-cell office:value-type="string">
            <text:p>14.01.2020</text:p>
          </table:table-cell>
          <table:table-cell office:value-type="float" office:value="92.6020231213835">
            <text:p>92.6020231213835</text:p>
          </table:table-cell>
          <table:table-cell office:value-type="float" office:value="31.275144508671">
            <text:p>31.275144508671</text:p>
          </table:table-cell>
          <table:table-cell office:value-type="float" office:value="27.0579479768784">
            <text:p>27.0579479768784</text:p>
          </table:table-cell>
        </table:table-row>
        <table:table-row>
          <table:table-cell office:value-type="string">
            <text:p>15.01.2020</text:p>
          </table:table-cell>
          <table:table-cell office:value-type="float" office:value="92.6086705202274">
            <text:p>92.6086705202274</text:p>
          </table:table-cell>
          <table:table-cell office:value-type="float" office:value="31.2791907514456">
            <text:p>31.2791907514456</text:p>
          </table:table-cell>
          <table:table-cell office:value-type="float" office:value="27.0554913294795">
            <text:p>27.0554913294795</text:p>
          </table:table-cell>
        </table:table-row>
        <table:table-row>
          <table:table-cell office:value-type="string">
            <text:p>16.01.2020</text:p>
          </table:table-cell>
          <table:table-cell office:value-type="float" office:value="92.6153179190714">
            <text:p>92.6153179190714</text:p>
          </table:table-cell>
          <table:table-cell office:value-type="float" office:value="31.2832369942202">
            <text:p>31.2832369942202</text:p>
          </table:table-cell>
          <table:table-cell office:value-type="float" office:value="27.0530346820807">
            <text:p>27.0530346820807</text:p>
          </table:table-cell>
        </table:table-row>
        <table:table-row>
          <table:table-cell office:value-type="string">
            <text:p>17.01.2020</text:p>
          </table:table-cell>
          <table:table-cell office:value-type="float" office:value="92.6219653179153">
            <text:p>92.6219653179153</text:p>
          </table:table-cell>
          <table:table-cell office:value-type="float" office:value="31.2872832369947">
            <text:p>31.2872832369947</text:p>
          </table:table-cell>
          <table:table-cell office:value-type="float" office:value="27.0505780346818">
            <text:p>27.0505780346818</text:p>
          </table:table-cell>
        </table:table-row>
        <table:table-row>
          <table:table-cell office:value-type="string">
            <text:p>18.01.2020</text:p>
          </table:table-cell>
          <table:table-cell office:value-type="float" office:value="92.6286127167592">
            <text:p>92.6286127167592</text:p>
          </table:table-cell>
          <table:table-cell office:value-type="float" office:value="31.2913294797693">
            <text:p>31.2913294797693</text:p>
          </table:table-cell>
          <table:table-cell office:value-type="float" office:value="27.048121387283">
            <text:p>27.048121387283</text:p>
          </table:table-cell>
        </table:table-row>
        <table:table-row>
          <table:table-cell office:value-type="string">
            <text:p>19.01.2020</text:p>
          </table:table-cell>
          <table:table-cell office:value-type="float" office:value="92.6352601156031">
            <text:p>92.6352601156031</text:p>
          </table:table-cell>
          <table:table-cell office:value-type="float" office:value="31.2953757225439">
            <text:p>31.2953757225439</text:p>
          </table:table-cell>
          <table:table-cell office:value-type="float" office:value="27.0456647398842">
            <text:p>27.0456647398842</text:p>
          </table:table-cell>
        </table:table-row>
        <table:table-row>
          <table:table-cell office:value-type="string">
            <text:p>20.01.2020</text:p>
          </table:table-cell>
          <table:table-cell office:value-type="float" office:value="92.6419075144471">
            <text:p>92.6419075144471</text:p>
          </table:table-cell>
          <table:table-cell office:value-type="float" office:value="31.2994219653184">
            <text:p>31.2994219653184</text:p>
          </table:table-cell>
          <table:table-cell office:value-type="float" office:value="27.0432080924853">
            <text:p>27.0432080924853</text:p>
          </table:table-cell>
        </table:table-row>
        <table:table-row>
          <table:table-cell office:value-type="string">
            <text:p>21.01.2020</text:p>
          </table:table-cell>
          <table:table-cell office:value-type="float" office:value="92.648554913291">
            <text:p>92.648554913291</text:p>
          </table:table-cell>
          <table:table-cell office:value-type="float" office:value="31.303468208093">
            <text:p>31.303468208093</text:p>
          </table:table-cell>
          <table:table-cell office:value-type="float" office:value="27.0407514450865">
            <text:p>27.0407514450865</text:p>
          </table:table-cell>
        </table:table-row>
        <table:table-row>
          <table:table-cell office:value-type="string">
            <text:p>22.01.2020</text:p>
          </table:table-cell>
          <table:table-cell office:value-type="float" office:value="92.6552023121349">
            <text:p>92.6552023121349</text:p>
          </table:table-cell>
          <table:table-cell office:value-type="float" office:value="31.3075144508676">
            <text:p>31.3075144508676</text:p>
          </table:table-cell>
          <table:table-cell office:value-type="float" office:value="27.0382947976876">
            <text:p>27.0382947976876</text:p>
          </table:table-cell>
        </table:table-row>
        <table:table-row>
          <table:table-cell office:value-type="string">
            <text:p>23.01.2020</text:p>
          </table:table-cell>
          <table:table-cell office:value-type="float" office:value="92.6618497109788">
            <text:p>92.6618497109788</text:p>
          </table:table-cell>
          <table:table-cell office:value-type="float" office:value="31.3115606936421">
            <text:p>31.3115606936421</text:p>
          </table:table-cell>
          <table:table-cell office:value-type="float" office:value="27.0358381502888">
            <text:p>27.0358381502888</text:p>
          </table:table-cell>
        </table:table-row>
        <table:table-row>
          <table:table-cell office:value-type="string">
            <text:p>24.01.2020</text:p>
          </table:table-cell>
          <table:table-cell office:value-type="float" office:value="92.6684971098227">
            <text:p>92.6684971098227</text:p>
          </table:table-cell>
          <table:table-cell office:value-type="float" office:value="31.3156069364167">
            <text:p>31.3156069364167</text:p>
          </table:table-cell>
          <table:table-cell office:value-type="float" office:value="27.0333815028899">
            <text:p>27.0333815028899</text:p>
          </table:table-cell>
        </table:table-row>
        <table:table-row>
          <table:table-cell office:value-type="string">
            <text:p>25.01.2020</text:p>
          </table:table-cell>
          <table:table-cell office:value-type="float" office:value="92.6751445086667">
            <text:p>92.6751445086667</text:p>
          </table:table-cell>
          <table:table-cell office:value-type="float" office:value="31.3196531791913">
            <text:p>31.3196531791913</text:p>
          </table:table-cell>
          <table:table-cell office:value-type="float" office:value="27.0309248554911">
            <text:p>27.0309248554911</text:p>
          </table:table-cell>
        </table:table-row>
        <table:table-row>
          <table:table-cell office:value-type="string">
            <text:p>26.01.2020</text:p>
          </table:table-cell>
          <table:table-cell office:value-type="float" office:value="92.6817919075106">
            <text:p>92.6817919075106</text:p>
          </table:table-cell>
          <table:table-cell office:value-type="float" office:value="31.3236994219658">
            <text:p>31.3236994219658</text:p>
          </table:table-cell>
          <table:table-cell office:value-type="float" office:value="27.0284682080922">
            <text:p>27.0284682080922</text:p>
          </table:table-cell>
        </table:table-row>
        <table:table-row>
          <table:table-cell office:value-type="string">
            <text:p>27.01.2020</text:p>
          </table:table-cell>
          <table:table-cell office:value-type="float" office:value="92.6884393063545">
            <text:p>92.6884393063545</text:p>
          </table:table-cell>
          <table:table-cell office:value-type="float" office:value="31.3277456647404">
            <text:p>31.3277456647404</text:p>
          </table:table-cell>
          <table:table-cell office:value-type="float" office:value="27.0260115606934">
            <text:p>27.0260115606934</text:p>
          </table:table-cell>
        </table:table-row>
        <table:table-row>
          <table:table-cell office:value-type="string">
            <text:p>28.01.2020</text:p>
          </table:table-cell>
          <table:table-cell office:value-type="float" office:value="92.6950867051984">
            <text:p>92.6950867051984</text:p>
          </table:table-cell>
          <table:table-cell office:value-type="float" office:value="31.331791907515">
            <text:p>31.331791907515</text:p>
          </table:table-cell>
          <table:table-cell office:value-type="float" office:value="27.0235549132946">
            <text:p>27.0235549132946</text:p>
          </table:table-cell>
        </table:table-row>
        <table:table-row>
          <table:table-cell office:value-type="string">
            <text:p>29.01.2020</text:p>
          </table:table-cell>
          <table:table-cell office:value-type="float" office:value="92.7017341040424">
            <text:p>92.7017341040424</text:p>
          </table:table-cell>
          <table:table-cell office:value-type="float" office:value="31.3358381502895">
            <text:p>31.3358381502895</text:p>
          </table:table-cell>
          <table:table-cell office:value-type="float" office:value="27.0210982658957">
            <text:p>27.0210982658957</text:p>
          </table:table-cell>
        </table:table-row>
        <table:table-row>
          <table:table-cell office:value-type="string">
            <text:p>30.01.2020</text:p>
          </table:table-cell>
          <table:table-cell office:value-type="float" office:value="92.7083815028863">
            <text:p>92.7083815028863</text:p>
          </table:table-cell>
          <table:table-cell office:value-type="float" office:value="31.3398843930641">
            <text:p>31.3398843930641</text:p>
          </table:table-cell>
          <table:table-cell office:value-type="float" office:value="27.0186416184969">
            <text:p>27.0186416184969</text:p>
          </table:table-cell>
        </table:table-row>
        <table:table-row>
          <table:table-cell office:value-type="string">
            <text:p>31.01.2020</text:p>
          </table:table-cell>
          <table:table-cell office:value-type="float" office:value="92.7150289017302">
            <text:p>92.7150289017302</text:p>
          </table:table-cell>
          <table:table-cell office:value-type="float" office:value="31.3439306358387">
            <text:p>31.3439306358387</text:p>
          </table:table-cell>
          <table:table-cell office:value-type="float" office:value="27.016184971098">
            <text:p>27.016184971098</text:p>
          </table:table-cell>
        </table:table-row>
        <table:table-row>
          <table:table-cell office:value-type="string">
            <text:p>01.02.2020</text:p>
          </table:table-cell>
          <table:table-cell office:value-type="float" office:value="92.7216763005741">
            <text:p>92.7216763005741</text:p>
          </table:table-cell>
          <table:table-cell office:value-type="float" office:value="31.3479768786132">
            <text:p>31.3479768786132</text:p>
          </table:table-cell>
          <table:table-cell office:value-type="float" office:value="27.0137283236992">
            <text:p>27.0137283236992</text:p>
          </table:table-cell>
        </table:table-row>
        <table:table-row>
          <table:table-cell office:value-type="string">
            <text:p>02.02.2020</text:p>
          </table:table-cell>
          <table:table-cell office:value-type="float" office:value="92.7283236994181">
            <text:p>92.7283236994181</text:p>
          </table:table-cell>
          <table:table-cell office:value-type="float" office:value="31.3520231213878">
            <text:p>31.3520231213878</text:p>
          </table:table-cell>
          <table:table-cell office:value-type="float" office:value="27.0112716763003">
            <text:p>27.0112716763003</text:p>
          </table:table-cell>
        </table:table-row>
        <table:table-row>
          <table:table-cell office:value-type="string">
            <text:p>03.02.2020</text:p>
          </table:table-cell>
          <table:table-cell office:value-type="float" office:value="92.734971098262">
            <text:p>92.734971098262</text:p>
          </table:table-cell>
          <table:table-cell office:value-type="float" office:value="31.3560693641624">
            <text:p>31.3560693641624</text:p>
          </table:table-cell>
          <table:table-cell office:value-type="float" office:value="27.0088150289015">
            <text:p>27.0088150289015</text:p>
          </table:table-cell>
        </table:table-row>
        <table:table-row>
          <table:table-cell office:value-type="string">
            <text:p>04.02.2020</text:p>
          </table:table-cell>
          <table:table-cell office:value-type="float" office:value="92.7416184971059">
            <text:p>92.7416184971059</text:p>
          </table:table-cell>
          <table:table-cell office:value-type="float" office:value="31.3601156069369">
            <text:p>31.3601156069369</text:p>
          </table:table-cell>
          <table:table-cell office:value-type="float" office:value="27.0063583815026">
            <text:p>27.0063583815026</text:p>
          </table:table-cell>
        </table:table-row>
        <table:table-row>
          <table:table-cell office:value-type="string">
            <text:p>05.02.2020</text:p>
          </table:table-cell>
          <table:table-cell office:value-type="float" office:value="92.7482658959498">
            <text:p>92.7482658959498</text:p>
          </table:table-cell>
          <table:table-cell office:value-type="float" office:value="31.3641618497115">
            <text:p>31.3641618497115</text:p>
          </table:table-cell>
          <table:table-cell office:value-type="float" office:value="27.0039017341038">
            <text:p>27.0039017341038</text:p>
          </table:table-cell>
        </table:table-row>
        <table:table-row>
          <table:table-cell office:value-type="string">
            <text:p>06.02.2020</text:p>
          </table:table-cell>
          <table:table-cell office:value-type="float" office:value="92.7549132947938">
            <text:p>92.7549132947938</text:p>
          </table:table-cell>
          <table:table-cell office:value-type="float" office:value="31.3682080924861">
            <text:p>31.3682080924861</text:p>
          </table:table-cell>
          <table:table-cell office:value-type="float" office:value="27.001445086705">
            <text:p>27.001445086705</text:p>
          </table:table-cell>
        </table:table-row>
        <table:table-row>
          <table:table-cell office:value-type="string">
            <text:p>07.02.2020</text:p>
          </table:table-cell>
          <table:table-cell office:value-type="float" office:value="92.7615606936377">
            <text:p>92.7615606936377</text:p>
          </table:table-cell>
          <table:table-cell office:value-type="float" office:value="31.3722543352606">
            <text:p>31.3722543352606</text:p>
          </table:table-cell>
          <table:table-cell office:value-type="float" office:value="26.9989884393061">
            <text:p>26.9989884393061</text:p>
          </table:table-cell>
        </table:table-row>
        <table:table-row>
          <table:table-cell office:value-type="string">
            <text:p>08.02.2020</text:p>
          </table:table-cell>
          <table:table-cell office:value-type="float" office:value="92.7682080924816">
            <text:p>92.7682080924816</text:p>
          </table:table-cell>
          <table:table-cell office:value-type="float" office:value="31.3763005780352">
            <text:p>31.3763005780352</text:p>
          </table:table-cell>
          <table:table-cell office:value-type="float" office:value="26.9965317919073">
            <text:p>26.9965317919073</text:p>
          </table:table-cell>
        </table:table-row>
        <table:table-row>
          <table:table-cell office:value-type="string">
            <text:p>09.02.2020</text:p>
          </table:table-cell>
          <table:table-cell office:value-type="float" office:value="92.7748554913255">
            <text:p>92.7748554913255</text:p>
          </table:table-cell>
          <table:table-cell office:value-type="float" office:value="31.3803468208098">
            <text:p>31.3803468208098</text:p>
          </table:table-cell>
          <table:table-cell office:value-type="float" office:value="26.9940751445084">
            <text:p>26.9940751445084</text:p>
          </table:table-cell>
        </table:table-row>
        <table:table-row>
          <table:table-cell office:value-type="string">
            <text:p>10.02.2020</text:p>
          </table:table-cell>
          <table:table-cell office:value-type="float" office:value="92.7815028901695">
            <text:p>92.7815028901695</text:p>
          </table:table-cell>
          <table:table-cell office:value-type="float" office:value="31.3843930635843">
            <text:p>31.3843930635843</text:p>
          </table:table-cell>
          <table:table-cell office:value-type="float" office:value="26.9916184971096">
            <text:p>26.9916184971096</text:p>
          </table:table-cell>
        </table:table-row>
        <table:table-row>
          <table:table-cell office:value-type="string">
            <text:p>11.02.2020</text:p>
          </table:table-cell>
          <table:table-cell office:value-type="float" office:value="92.7881502890134">
            <text:p>92.7881502890134</text:p>
          </table:table-cell>
          <table:table-cell office:value-type="float" office:value="31.3884393063589">
            <text:p>31.3884393063589</text:p>
          </table:table-cell>
          <table:table-cell office:value-type="float" office:value="26.9891618497107">
            <text:p>26.9891618497107</text:p>
          </table:table-cell>
        </table:table-row>
        <table:table-row>
          <table:table-cell office:value-type="string">
            <text:p>12.02.2020</text:p>
          </table:table-cell>
          <table:table-cell office:value-type="float" office:value="92.7947976878573">
            <text:p>92.7947976878573</text:p>
          </table:table-cell>
          <table:table-cell office:value-type="float" office:value="31.3924855491335">
            <text:p>31.3924855491335</text:p>
          </table:table-cell>
          <table:table-cell office:value-type="float" office:value="26.9867052023119">
            <text:p>26.9867052023119</text:p>
          </table:table-cell>
        </table:table-row>
        <table:table-row>
          <table:table-cell office:value-type="string">
            <text:p>13.02.2020</text:p>
          </table:table-cell>
          <table:table-cell office:value-type="float" office:value="92.8014450867012">
            <text:p>92.8014450867012</text:p>
          </table:table-cell>
          <table:table-cell office:value-type="float" office:value="31.396531791908">
            <text:p>31.396531791908</text:p>
          </table:table-cell>
          <table:table-cell office:value-type="float" office:value="26.984248554913">
            <text:p>26.984248554913</text:p>
          </table:table-cell>
        </table:table-row>
        <table:table-row>
          <table:table-cell office:value-type="string">
            <text:p>14.02.2020</text:p>
          </table:table-cell>
          <table:table-cell office:value-type="float" office:value="92.8080924855452">
            <text:p>92.8080924855452</text:p>
          </table:table-cell>
          <table:table-cell office:value-type="float" office:value="31.4005780346826">
            <text:p>31.4005780346826</text:p>
          </table:table-cell>
          <table:table-cell office:value-type="float" office:value="26.9817919075142">
            <text:p>26.9817919075142</text:p>
          </table:table-cell>
        </table:table-row>
        <table:table-row>
          <table:table-cell office:value-type="string">
            <text:p>15.02.2020</text:p>
          </table:table-cell>
          <table:table-cell office:value-type="float" office:value="92.8147398843891">
            <text:p>92.8147398843891</text:p>
          </table:table-cell>
          <table:table-cell office:value-type="float" office:value="31.4046242774572">
            <text:p>31.4046242774572</text:p>
          </table:table-cell>
          <table:table-cell office:value-type="float" office:value="26.9793352601154">
            <text:p>26.9793352601154</text:p>
          </table:table-cell>
        </table:table-row>
        <table:table-row>
          <table:table-cell office:value-type="string">
            <text:p>16.02.2020</text:p>
          </table:table-cell>
          <table:table-cell office:value-type="float" office:value="92.821387283233">
            <text:p>92.821387283233</text:p>
          </table:table-cell>
          <table:table-cell office:value-type="float" office:value="31.4086705202317">
            <text:p>31.4086705202317</text:p>
          </table:table-cell>
          <table:table-cell office:value-type="float" office:value="26.9768786127165">
            <text:p>26.9768786127165</text:p>
          </table:table-cell>
        </table:table-row>
        <table:table-row>
          <table:table-cell office:value-type="string">
            <text:p>17.02.2020</text:p>
          </table:table-cell>
          <table:table-cell office:value-type="float" office:value="92.8280346820769">
            <text:p>92.8280346820769</text:p>
          </table:table-cell>
          <table:table-cell office:value-type="float" office:value="31.4127167630063">
            <text:p>31.4127167630063</text:p>
          </table:table-cell>
          <table:table-cell office:value-type="float" office:value="26.9744219653177">
            <text:p>26.9744219653177</text:p>
          </table:table-cell>
        </table:table-row>
        <table:table-row>
          <table:table-cell office:value-type="string">
            <text:p>18.02.2020</text:p>
          </table:table-cell>
          <table:table-cell office:value-type="float" office:value="92.8346820809209">
            <text:p>92.8346820809209</text:p>
          </table:table-cell>
          <table:table-cell office:value-type="float" office:value="31.4167630057809">
            <text:p>31.4167630057809</text:p>
          </table:table-cell>
          <table:table-cell office:value-type="float" office:value="26.9719653179188">
            <text:p>26.9719653179188</text:p>
          </table:table-cell>
        </table:table-row>
        <table:table-row>
          <table:table-cell office:value-type="string">
            <text:p>19.02.2020</text:p>
          </table:table-cell>
          <table:table-cell office:value-type="float" office:value="92.8413294797648">
            <text:p>92.8413294797648</text:p>
          </table:table-cell>
          <table:table-cell office:value-type="float" office:value="31.4208092485554">
            <text:p>31.4208092485554</text:p>
          </table:table-cell>
          <table:table-cell office:value-type="float" office:value="26.96950867052">
            <text:p>26.96950867052</text:p>
          </table:table-cell>
        </table:table-row>
        <table:table-row>
          <table:table-cell office:value-type="string">
            <text:p>20.02.2020</text:p>
          </table:table-cell>
          <table:table-cell office:value-type="float" office:value="92.8479768786087">
            <text:p>92.8479768786087</text:p>
          </table:table-cell>
          <table:table-cell office:value-type="float" office:value="31.42485549133">
            <text:p>31.42485549133</text:p>
          </table:table-cell>
          <table:table-cell office:value-type="float" office:value="26.9670520231211">
            <text:p>26.9670520231211</text:p>
          </table:table-cell>
        </table:table-row>
        <table:table-row>
          <table:table-cell office:value-type="string">
            <text:p>21.02.2020</text:p>
          </table:table-cell>
          <table:table-cell office:value-type="float" office:value="92.8546242774526">
            <text:p>92.8546242774526</text:p>
          </table:table-cell>
          <table:table-cell office:value-type="float" office:value="31.4289017341046">
            <text:p>31.4289017341046</text:p>
          </table:table-cell>
          <table:table-cell office:value-type="float" office:value="26.9645953757223">
            <text:p>26.9645953757223</text:p>
          </table:table-cell>
        </table:table-row>
        <table:table-row>
          <table:table-cell office:value-type="string">
            <text:p>22.02.2020</text:p>
          </table:table-cell>
          <table:table-cell office:value-type="float" office:value="92.8612716762965">
            <text:p>92.8612716762965</text:p>
          </table:table-cell>
          <table:table-cell office:value-type="float" office:value="31.4329479768791">
            <text:p>31.4329479768791</text:p>
          </table:table-cell>
          <table:table-cell office:value-type="float" office:value="26.9621387283235">
            <text:p>26.9621387283235</text:p>
          </table:table-cell>
        </table:table-row>
        <table:table-row>
          <table:table-cell office:value-type="string">
            <text:p>23.02.2020</text:p>
          </table:table-cell>
          <table:table-cell office:value-type="float" office:value="92.8679190751405">
            <text:p>92.8679190751405</text:p>
          </table:table-cell>
          <table:table-cell office:value-type="float" office:value="31.4369942196537">
            <text:p>31.4369942196537</text:p>
          </table:table-cell>
          <table:table-cell office:value-type="float" office:value="26.9596820809246">
            <text:p>26.9596820809246</text:p>
          </table:table-cell>
        </table:table-row>
        <table:table-row>
          <table:table-cell office:value-type="string">
            <text:p>24.02.2020</text:p>
          </table:table-cell>
          <table:table-cell office:value-type="float" office:value="92.8745664739844">
            <text:p>92.8745664739844</text:p>
          </table:table-cell>
          <table:table-cell office:value-type="float" office:value="31.4410404624283">
            <text:p>31.4410404624283</text:p>
          </table:table-cell>
          <table:table-cell office:value-type="float" office:value="26.9572254335258">
            <text:p>26.9572254335258</text:p>
          </table:table-cell>
        </table:table-row>
        <table:table-row>
          <table:table-cell office:value-type="string">
            <text:p>25.02.2020</text:p>
          </table:table-cell>
          <table:table-cell office:value-type="float" office:value="92.8812138728283">
            <text:p>92.8812138728283</text:p>
          </table:table-cell>
          <table:table-cell office:value-type="float" office:value="31.4450867052029">
            <text:p>31.4450867052029</text:p>
          </table:table-cell>
          <table:table-cell office:value-type="float" office:value="26.9547687861269">
            <text:p>26.9547687861269</text:p>
          </table:table-cell>
        </table:table-row>
        <table:table-row>
          <table:table-cell office:value-type="string">
            <text:p>26.02.2020</text:p>
          </table:table-cell>
          <table:table-cell office:value-type="float" office:value="92.8878612716722">
            <text:p>92.8878612716722</text:p>
          </table:table-cell>
          <table:table-cell office:value-type="float" office:value="31.4491329479774">
            <text:p>31.4491329479774</text:p>
          </table:table-cell>
          <table:table-cell office:value-type="float" office:value="26.9523121387281">
            <text:p>26.9523121387281</text:p>
          </table:table-cell>
        </table:table-row>
        <table:table-row>
          <table:table-cell office:value-type="string">
            <text:p>27.02.2020</text:p>
          </table:table-cell>
          <table:table-cell office:value-type="float" office:value="92.8945086705162">
            <text:p>92.8945086705162</text:p>
          </table:table-cell>
          <table:table-cell office:value-type="float" office:value="31.453179190752">
            <text:p>31.453179190752</text:p>
          </table:table-cell>
          <table:table-cell office:value-type="float" office:value="26.9498554913292">
            <text:p>26.9498554913292</text:p>
          </table:table-cell>
        </table:table-row>
        <table:table-row>
          <table:table-cell office:value-type="string">
            <text:p>28.02.2020</text:p>
          </table:table-cell>
          <table:table-cell office:value-type="float" office:value="92.9011560693601">
            <text:p>92.9011560693601</text:p>
          </table:table-cell>
          <table:table-cell office:value-type="float" office:value="31.4572254335266">
            <text:p>31.4572254335266</text:p>
          </table:table-cell>
          <table:table-cell office:value-type="float" office:value="26.9473988439304">
            <text:p>26.9473988439304</text:p>
          </table:table-cell>
        </table:table-row>
        <table:table-row>
          <table:table-cell office:value-type="string">
            <text:p>29.02.2020</text:p>
          </table:table-cell>
          <table:table-cell office:value-type="float" office:value="92.907803468204">
            <text:p>92.907803468204</text:p>
          </table:table-cell>
          <table:table-cell office:value-type="float" office:value="31.4612716763011">
            <text:p>31.4612716763011</text:p>
          </table:table-cell>
          <table:table-cell office:value-type="float" office:value="26.9449421965315">
            <text:p>26.9449421965315</text:p>
          </table:table-cell>
        </table:table-row>
        <table:table-row>
          <table:table-cell office:value-type="string">
            <text:p>01.03.2020</text:p>
          </table:table-cell>
          <table:table-cell office:value-type="float" office:value="92.9144508670479">
            <text:p>92.9144508670479</text:p>
          </table:table-cell>
          <table:table-cell office:value-type="float" office:value="31.4653179190757">
            <text:p>31.4653179190757</text:p>
          </table:table-cell>
          <table:table-cell office:value-type="float" office:value="26.9424855491327">
            <text:p>26.9424855491327</text:p>
          </table:table-cell>
        </table:table-row>
        <table:table-row>
          <table:table-cell office:value-type="string">
            <text:p>02.03.2020</text:p>
          </table:table-cell>
          <table:table-cell office:value-type="float" office:value="92.9210982658919">
            <text:p>92.9210982658919</text:p>
          </table:table-cell>
          <table:table-cell office:value-type="float" office:value="31.4693641618503">
            <text:p>31.4693641618503</text:p>
          </table:table-cell>
          <table:table-cell office:value-type="float" office:value="26.9400289017339">
            <text:p>26.9400289017339</text:p>
          </table:table-cell>
        </table:table-row>
        <table:table-row>
          <table:table-cell office:value-type="string">
            <text:p>03.03.2020</text:p>
          </table:table-cell>
          <table:table-cell office:value-type="float" office:value="92.9277456647358">
            <text:p>92.9277456647358</text:p>
          </table:table-cell>
          <table:table-cell office:value-type="float" office:value="31.4734104046248">
            <text:p>31.4734104046248</text:p>
          </table:table-cell>
          <table:table-cell office:value-type="float" office:value="26.937572254335">
            <text:p>26.937572254335</text:p>
          </table:table-cell>
        </table:table-row>
        <table:table-row>
          <table:table-cell office:value-type="string">
            <text:p>04.03.2020</text:p>
          </table:table-cell>
          <table:table-cell office:value-type="float" office:value="92.9343930635797">
            <text:p>92.9343930635797</text:p>
          </table:table-cell>
          <table:table-cell office:value-type="float" office:value="31.4774566473994">
            <text:p>31.4774566473994</text:p>
          </table:table-cell>
          <table:table-cell office:value-type="float" office:value="26.9351156069362">
            <text:p>26.9351156069362</text:p>
          </table:table-cell>
        </table:table-row>
        <table:table-row>
          <table:table-cell office:value-type="string">
            <text:p>05.03.2020</text:p>
          </table:table-cell>
          <table:table-cell office:value-type="float" office:value="92.9410404624236">
            <text:p>92.9410404624236</text:p>
          </table:table-cell>
          <table:table-cell office:value-type="float" office:value="31.481502890174">
            <text:p>31.481502890174</text:p>
          </table:table-cell>
          <table:table-cell office:value-type="float" office:value="26.9326589595373">
            <text:p>26.9326589595373</text:p>
          </table:table-cell>
        </table:table-row>
        <table:table-row>
          <table:table-cell office:value-type="string">
            <text:p>06.03.2020</text:p>
          </table:table-cell>
          <table:table-cell office:value-type="float" office:value="92.9476878612676">
            <text:p>92.9476878612676</text:p>
          </table:table-cell>
          <table:table-cell office:value-type="float" office:value="31.4855491329485">
            <text:p>31.4855491329485</text:p>
          </table:table-cell>
          <table:table-cell office:value-type="float" office:value="26.9302023121385">
            <text:p>26.9302023121385</text:p>
          </table:table-cell>
        </table:table-row>
        <table:table-row>
          <table:table-cell office:value-type="string">
            <text:p>07.03.2020</text:p>
          </table:table-cell>
          <table:table-cell office:value-type="float" office:value="92.9543352601115">
            <text:p>92.9543352601115</text:p>
          </table:table-cell>
          <table:table-cell office:value-type="float" office:value="31.4895953757231">
            <text:p>31.4895953757231</text:p>
          </table:table-cell>
          <table:table-cell office:value-type="float" office:value="26.9277456647396">
            <text:p>26.9277456647396</text:p>
          </table:table-cell>
        </table:table-row>
        <table:table-row>
          <table:table-cell office:value-type="string">
            <text:p>08.03.2020</text:p>
          </table:table-cell>
          <table:table-cell office:value-type="float" office:value="92.9609826589554">
            <text:p>92.9609826589554</text:p>
          </table:table-cell>
          <table:table-cell office:value-type="float" office:value="31.4936416184977">
            <text:p>31.4936416184977</text:p>
          </table:table-cell>
          <table:table-cell office:value-type="float" office:value="26.9252890173408">
            <text:p>26.9252890173408</text:p>
          </table:table-cell>
        </table:table-row>
        <table:table-row>
          <table:table-cell office:value-type="string">
            <text:p>09.03.2020</text:p>
          </table:table-cell>
          <table:table-cell office:value-type="float" office:value="92.9676300577993">
            <text:p>92.9676300577993</text:p>
          </table:table-cell>
          <table:table-cell office:value-type="float" office:value="31.4976878612722">
            <text:p>31.4976878612722</text:p>
          </table:table-cell>
          <table:table-cell office:value-type="float" office:value="26.9228323699419">
            <text:p>26.9228323699419</text:p>
          </table:table-cell>
        </table:table-row>
        <table:table-row>
          <table:table-cell office:value-type="string">
            <text:p>10.03.2020</text:p>
          </table:table-cell>
          <table:table-cell office:value-type="float" office:value="92.9742774566433">
            <text:p>92.9742774566433</text:p>
          </table:table-cell>
          <table:table-cell office:value-type="float" office:value="31.5017341040468">
            <text:p>31.5017341040468</text:p>
          </table:table-cell>
          <table:table-cell office:value-type="float" office:value="26.9203757225431">
            <text:p>26.9203757225431</text:p>
          </table:table-cell>
        </table:table-row>
        <table:table-row>
          <table:table-cell office:value-type="string">
            <text:p>11.03.2020</text:p>
          </table:table-cell>
          <table:table-cell office:value-type="float" office:value="92.9809248554872">
            <text:p>92.9809248554872</text:p>
          </table:table-cell>
          <table:table-cell office:value-type="float" office:value="31.5057803468214">
            <text:p>31.5057803468214</text:p>
          </table:table-cell>
          <table:table-cell office:value-type="float" office:value="26.9179190751443">
            <text:p>26.9179190751443</text:p>
          </table:table-cell>
        </table:table-row>
        <table:table-row>
          <table:table-cell office:value-type="string">
            <text:p>12.03.2020</text:p>
          </table:table-cell>
          <table:table-cell office:value-type="float" office:value="92.9875722543311">
            <text:p>92.9875722543311</text:p>
          </table:table-cell>
          <table:table-cell office:value-type="float" office:value="31.5098265895959">
            <text:p>31.5098265895959</text:p>
          </table:table-cell>
          <table:table-cell office:value-type="float" office:value="26.9154624277454">
            <text:p>26.9154624277454</text:p>
          </table:table-cell>
        </table:table-row>
        <table:table-row>
          <table:table-cell office:value-type="string">
            <text:p>13.03.2020</text:p>
          </table:table-cell>
          <table:table-cell office:value-type="float" office:value="92.994219653175">
            <text:p>92.994219653175</text:p>
          </table:table-cell>
          <table:table-cell office:value-type="float" office:value="31.5138728323705">
            <text:p>31.5138728323705</text:p>
          </table:table-cell>
          <table:table-cell office:value-type="float" office:value="26.9130057803466">
            <text:p>26.9130057803466</text:p>
          </table:table-cell>
        </table:table-row>
        <table:table-row>
          <table:table-cell office:value-type="string">
            <text:p>14.03.2020</text:p>
          </table:table-cell>
          <table:table-cell office:value-type="float" office:value="93.000867052019">
            <text:p>93.000867052019</text:p>
          </table:table-cell>
          <table:table-cell office:value-type="float" office:value="31.5179190751451">
            <text:p>31.5179190751451</text:p>
          </table:table-cell>
          <table:table-cell office:value-type="float" office:value="26.9105491329477">
            <text:p>26.9105491329477</text:p>
          </table:table-cell>
        </table:table-row>
        <table:table-row>
          <table:table-cell office:value-type="string">
            <text:p>15.03.2020</text:p>
          </table:table-cell>
          <table:table-cell office:value-type="float" office:value="93.0075144508629">
            <text:p>93.0075144508629</text:p>
          </table:table-cell>
          <table:table-cell office:value-type="float" office:value="31.5219653179196">
            <text:p>31.5219653179196</text:p>
          </table:table-cell>
          <table:table-cell office:value-type="float" office:value="26.9080924855489">
            <text:p>26.9080924855489</text:p>
          </table:table-cell>
        </table:table-row>
        <table:table-row>
          <table:table-cell office:value-type="string">
            <text:p>16.03.2020</text:p>
          </table:table-cell>
          <table:table-cell office:value-type="float" office:value="93.0141618497068">
            <text:p>93.0141618497068</text:p>
          </table:table-cell>
          <table:table-cell office:value-type="float" office:value="31.5260115606942">
            <text:p>31.5260115606942</text:p>
          </table:table-cell>
          <table:table-cell office:value-type="float" office:value="26.90563583815">
            <text:p>26.90563583815</text:p>
          </table:table-cell>
        </table:table-row>
        <table:table-row>
          <table:table-cell office:value-type="string">
            <text:p>17.03.2020</text:p>
          </table:table-cell>
          <table:table-cell office:value-type="float" office:value="93.0208092485507">
            <text:p>93.0208092485507</text:p>
          </table:table-cell>
          <table:table-cell office:value-type="float" office:value="31.5300578034688">
            <text:p>31.5300578034688</text:p>
          </table:table-cell>
          <table:table-cell office:value-type="float" office:value="26.9031791907512">
            <text:p>26.9031791907512</text:p>
          </table:table-cell>
        </table:table-row>
        <table:table-row>
          <table:table-cell office:value-type="string">
            <text:p>18.03.2020</text:p>
          </table:table-cell>
          <table:table-cell office:value-type="float" office:value="93.0274566473947">
            <text:p>93.0274566473947</text:p>
          </table:table-cell>
          <table:table-cell office:value-type="float" office:value="31.5341040462433">
            <text:p>31.5341040462433</text:p>
          </table:table-cell>
          <table:table-cell office:value-type="float" office:value="26.9007225433523">
            <text:p>26.9007225433523</text:p>
          </table:table-cell>
        </table:table-row>
        <table:table-row>
          <table:table-cell office:value-type="string">
            <text:p>19.03.2020</text:p>
          </table:table-cell>
          <table:table-cell office:value-type="float" office:value="93.0341040462386">
            <text:p>93.0341040462386</text:p>
          </table:table-cell>
          <table:table-cell office:value-type="float" office:value="31.5381502890179">
            <text:p>31.5381502890179</text:p>
          </table:table-cell>
          <table:table-cell office:value-type="float" office:value="26.8982658959535">
            <text:p>26.8982658959535</text:p>
          </table:table-cell>
        </table:table-row>
        <table:table-row>
          <table:table-cell office:value-type="string">
            <text:p>20.03.2020</text:p>
          </table:table-cell>
          <table:table-cell office:value-type="float" office:value="93.0407514450825">
            <text:p>93.0407514450825</text:p>
          </table:table-cell>
          <table:table-cell office:value-type="float" office:value="31.5421965317925">
            <text:p>31.5421965317925</text:p>
          </table:table-cell>
          <table:table-cell office:value-type="float" office:value="26.8958092485547">
            <text:p>26.8958092485547</text:p>
          </table:table-cell>
        </table:table-row>
        <table:table-row>
          <table:table-cell office:value-type="string">
            <text:p>21.03.2020</text:p>
          </table:table-cell>
          <table:table-cell office:value-type="float" office:value="93.0473988439264">
            <text:p>93.0473988439264</text:p>
          </table:table-cell>
          <table:table-cell office:value-type="float" office:value="31.546242774567">
            <text:p>31.546242774567</text:p>
          </table:table-cell>
          <table:table-cell office:value-type="float" office:value="26.8933526011558">
            <text:p>26.8933526011558</text:p>
          </table:table-cell>
        </table:table-row>
        <table:table-row>
          <table:table-cell office:value-type="string">
            <text:p>22.03.2020</text:p>
          </table:table-cell>
          <table:table-cell office:value-type="float" office:value="93.0540462427704">
            <text:p>93.0540462427704</text:p>
          </table:table-cell>
          <table:table-cell office:value-type="float" office:value="31.5502890173416">
            <text:p>31.5502890173416</text:p>
          </table:table-cell>
          <table:table-cell office:value-type="float" office:value="26.890895953757">
            <text:p>26.890895953757</text:p>
          </table:table-cell>
        </table:table-row>
        <table:table-row>
          <table:table-cell office:value-type="string">
            <text:p>23.03.2020</text:p>
          </table:table-cell>
          <table:table-cell office:value-type="float" office:value="93.0606936416143">
            <text:p>93.0606936416143</text:p>
          </table:table-cell>
          <table:table-cell office:value-type="float" office:value="31.5543352601162">
            <text:p>31.5543352601162</text:p>
          </table:table-cell>
          <table:table-cell office:value-type="float" office:value="26.8884393063581">
            <text:p>26.8884393063581</text:p>
          </table:table-cell>
        </table:table-row>
        <table:table-row>
          <table:table-cell office:value-type="string">
            <text:p>24.03.2020</text:p>
          </table:table-cell>
          <table:table-cell office:value-type="float" office:value="93.0673410404582">
            <text:p>93.0673410404582</text:p>
          </table:table-cell>
          <table:table-cell office:value-type="float" office:value="31.5583815028907">
            <text:p>31.5583815028907</text:p>
          </table:table-cell>
          <table:table-cell office:value-type="float" office:value="26.8859826589593">
            <text:p>26.8859826589593</text:p>
          </table:table-cell>
        </table:table-row>
        <table:table-row>
          <table:table-cell office:value-type="string">
            <text:p>25.03.2020</text:p>
          </table:table-cell>
          <table:table-cell office:value-type="float" office:value="93.0739884393021">
            <text:p>93.0739884393021</text:p>
          </table:table-cell>
          <table:table-cell office:value-type="float" office:value="31.5624277456653">
            <text:p>31.5624277456653</text:p>
          </table:table-cell>
          <table:table-cell office:value-type="float" office:value="26.8835260115604">
            <text:p>26.8835260115604</text:p>
          </table:table-cell>
        </table:table-row>
        <table:table-row>
          <table:table-cell office:value-type="string">
            <text:p>26.03.2020</text:p>
          </table:table-cell>
          <table:table-cell office:value-type="float" office:value="93.080635838146">
            <text:p>93.080635838146</text:p>
          </table:table-cell>
          <table:table-cell office:value-type="float" office:value="31.5664739884399">
            <text:p>31.5664739884399</text:p>
          </table:table-cell>
          <table:table-cell office:value-type="float" office:value="26.8810693641616">
            <text:p>26.8810693641616</text:p>
          </table:table-cell>
        </table:table-row>
        <table:table-row>
          <table:table-cell office:value-type="string">
            <text:p>27.03.2020</text:p>
          </table:table-cell>
          <table:table-cell office:value-type="float" office:value="93.08728323699">
            <text:p>93.08728323699</text:p>
          </table:table-cell>
          <table:table-cell office:value-type="float" office:value="31.5705202312144">
            <text:p>31.5705202312144</text:p>
          </table:table-cell>
          <table:table-cell office:value-type="float" office:value="26.8786127167627">
            <text:p>26.8786127167627</text:p>
          </table:table-cell>
        </table:table-row>
        <table:table-row>
          <table:table-cell office:value-type="string">
            <text:p>28.03.2020</text:p>
          </table:table-cell>
          <table:table-cell office:value-type="float" office:value="93.0939306358339">
            <text:p>93.0939306358339</text:p>
          </table:table-cell>
          <table:table-cell office:value-type="float" office:value="31.574566473989">
            <text:p>31.574566473989</text:p>
          </table:table-cell>
          <table:table-cell office:value-type="float" office:value="26.8761560693639">
            <text:p>26.8761560693639</text:p>
          </table:table-cell>
        </table:table-row>
        <table:table-row>
          <table:table-cell office:value-type="string">
            <text:p>29.03.2020</text:p>
          </table:table-cell>
          <table:table-cell office:value-type="float" office:value="93.1005780346778">
            <text:p>93.1005780346778</text:p>
          </table:table-cell>
          <table:table-cell office:value-type="float" office:value="31.5786127167636">
            <text:p>31.5786127167636</text:p>
          </table:table-cell>
          <table:table-cell office:value-type="float" office:value="26.8736994219651">
            <text:p>26.8736994219651</text:p>
          </table:table-cell>
        </table:table-row>
        <table:table-row>
          <table:table-cell office:value-type="string">
            <text:p>30.03.2020</text:p>
          </table:table-cell>
          <table:table-cell office:value-type="float" office:value="93.1072254335217">
            <text:p>93.1072254335217</text:p>
          </table:table-cell>
          <table:table-cell office:value-type="float" office:value="31.5826589595381">
            <text:p>31.5826589595381</text:p>
          </table:table-cell>
          <table:table-cell office:value-type="float" office:value="26.8712427745662">
            <text:p>26.8712427745662</text:p>
          </table:table-cell>
        </table:table-row>
        <table:table-row>
          <table:table-cell office:value-type="string">
            <text:p>31.03.2020</text:p>
          </table:table-cell>
          <table:table-cell office:value-type="float" office:value="93.1138728323657">
            <text:p>93.1138728323657</text:p>
          </table:table-cell>
          <table:table-cell office:value-type="float" office:value="31.5867052023127">
            <text:p>31.5867052023127</text:p>
          </table:table-cell>
          <table:table-cell office:value-type="float" office:value="26.8687861271674">
            <text:p>26.8687861271674</text:p>
          </table:table-cell>
        </table:table-row>
        <table:table-row>
          <table:table-cell office:value-type="string">
            <text:p>01.04.2020</text:p>
          </table:table-cell>
          <table:table-cell office:value-type="float" office:value="93.1205202312096">
            <text:p>93.1205202312096</text:p>
          </table:table-cell>
          <table:table-cell office:value-type="float" office:value="31.5907514450873">
            <text:p>31.5907514450873</text:p>
          </table:table-cell>
          <table:table-cell office:value-type="float" office:value="26.8663294797685">
            <text:p>26.8663294797685</text:p>
          </table:table-cell>
        </table:table-row>
        <table:table-row>
          <table:table-cell office:value-type="string">
            <text:p>02.04.2020</text:p>
          </table:table-cell>
          <table:table-cell office:value-type="float" office:value="93.1271676300535">
            <text:p>93.1271676300535</text:p>
          </table:table-cell>
          <table:table-cell office:value-type="float" office:value="31.5947976878618">
            <text:p>31.5947976878618</text:p>
          </table:table-cell>
          <table:table-cell office:value-type="float" office:value="26.8638728323697">
            <text:p>26.8638728323697</text:p>
          </table:table-cell>
        </table:table-row>
        <table:table-row>
          <table:table-cell office:value-type="string">
            <text:p>03.04.2020</text:p>
          </table:table-cell>
          <table:table-cell office:value-type="float" office:value="93.1338150288974">
            <text:p>93.1338150288974</text:p>
          </table:table-cell>
          <table:table-cell office:value-type="float" office:value="31.5988439306364">
            <text:p>31.5988439306364</text:p>
          </table:table-cell>
          <table:table-cell office:value-type="float" office:value="26.8614161849708">
            <text:p>26.8614161849708</text:p>
          </table:table-cell>
        </table:table-row>
        <table:table-row>
          <table:table-cell office:value-type="string">
            <text:p>04.04.2020</text:p>
          </table:table-cell>
          <table:table-cell office:value-type="float" office:value="93.1404624277414">
            <text:p>93.1404624277414</text:p>
          </table:table-cell>
          <table:table-cell office:value-type="float" office:value="31.602890173411">
            <text:p>31.602890173411</text:p>
          </table:table-cell>
          <table:table-cell office:value-type="float" office:value="26.858959537572">
            <text:p>26.858959537572</text:p>
          </table:table-cell>
        </table:table-row>
        <table:table-row>
          <table:table-cell office:value-type="string">
            <text:p>05.04.2020</text:p>
          </table:table-cell>
          <table:table-cell office:value-type="float" office:value="93.1471098265853">
            <text:p>93.1471098265853</text:p>
          </table:table-cell>
          <table:table-cell office:value-type="float" office:value="31.6069364161855">
            <text:p>31.6069364161855</text:p>
          </table:table-cell>
          <table:table-cell office:value-type="float" office:value="26.8565028901731">
            <text:p>26.8565028901731</text:p>
          </table:table-cell>
        </table:table-row>
        <table:table-row>
          <table:table-cell office:value-type="string">
            <text:p>06.04.2020</text:p>
          </table:table-cell>
          <table:table-cell office:value-type="float" office:value="93.1537572254292">
            <text:p>93.1537572254292</text:p>
          </table:table-cell>
          <table:table-cell office:value-type="float" office:value="31.6109826589601">
            <text:p>31.6109826589601</text:p>
          </table:table-cell>
          <table:table-cell office:value-type="float" office:value="26.8540462427743">
            <text:p>26.8540462427743</text:p>
          </table:table-cell>
        </table:table-row>
        <table:table-row>
          <table:table-cell office:value-type="string">
            <text:p>07.04.2020</text:p>
          </table:table-cell>
          <table:table-cell office:value-type="float" office:value="93.1604046242731">
            <text:p>93.1604046242731</text:p>
          </table:table-cell>
          <table:table-cell office:value-type="float" office:value="31.6150289017347">
            <text:p>31.6150289017347</text:p>
          </table:table-cell>
          <table:table-cell office:value-type="float" office:value="26.8515895953755">
            <text:p>26.8515895953755</text:p>
          </table:table-cell>
        </table:table-row>
        <table:table-row>
          <table:table-cell office:value-type="string">
            <text:p>08.04.2020</text:p>
          </table:table-cell>
          <table:table-cell office:value-type="float" office:value="93.1670520231171">
            <text:p>93.1670520231171</text:p>
          </table:table-cell>
          <table:table-cell office:value-type="float" office:value="31.6190751445092">
            <text:p>31.6190751445092</text:p>
          </table:table-cell>
          <table:table-cell office:value-type="float" office:value="26.8491329479766">
            <text:p>26.8491329479766</text:p>
          </table:table-cell>
        </table:table-row>
        <table:table-row>
          <table:table-cell office:value-type="string">
            <text:p>09.04.2020</text:p>
          </table:table-cell>
          <table:table-cell office:value-type="float" office:value="93.173699421961">
            <text:p>93.173699421961</text:p>
          </table:table-cell>
          <table:table-cell office:value-type="float" office:value="31.6231213872838">
            <text:p>31.6231213872838</text:p>
          </table:table-cell>
          <table:table-cell office:value-type="float" office:value="26.8466763005778">
            <text:p>26.8466763005778</text:p>
          </table:table-cell>
        </table:table-row>
        <table:table-row>
          <table:table-cell office:value-type="string">
            <text:p>10.04.2020</text:p>
          </table:table-cell>
          <table:table-cell office:value-type="float" office:value="93.1803468208049">
            <text:p>93.1803468208049</text:p>
          </table:table-cell>
          <table:table-cell office:value-type="float" office:value="31.6271676300584">
            <text:p>31.6271676300584</text:p>
          </table:table-cell>
          <table:table-cell office:value-type="float" office:value="26.8442196531789">
            <text:p>26.8442196531789</text:p>
          </table:table-cell>
        </table:table-row>
        <table:table-row>
          <table:table-cell office:value-type="string">
            <text:p>11.04.2020</text:p>
          </table:table-cell>
          <table:table-cell office:value-type="float" office:value="93.1869942196488">
            <text:p>93.1869942196488</text:p>
          </table:table-cell>
          <table:table-cell office:value-type="float" office:value="31.6312138728329">
            <text:p>31.6312138728329</text:p>
          </table:table-cell>
          <table:table-cell office:value-type="float" office:value="26.8417630057801">
            <text:p>26.8417630057801</text:p>
          </table:table-cell>
        </table:table-row>
        <table:table-row>
          <table:table-cell office:value-type="string">
            <text:p>12.04.2020</text:p>
          </table:table-cell>
          <table:table-cell office:value-type="float" office:value="93.1936416184928">
            <text:p>93.1936416184928</text:p>
          </table:table-cell>
          <table:table-cell office:value-type="float" office:value="31.6352601156075">
            <text:p>31.6352601156075</text:p>
          </table:table-cell>
          <table:table-cell office:value-type="float" office:value="26.8393063583812">
            <text:p>26.8393063583812</text:p>
          </table:table-cell>
        </table:table-row>
        <table:table-row>
          <table:table-cell office:value-type="string">
            <text:p>13.04.2020</text:p>
          </table:table-cell>
          <table:table-cell office:value-type="float" office:value="93.2002890173367">
            <text:p>93.2002890173367</text:p>
          </table:table-cell>
          <table:table-cell office:value-type="float" office:value="31.6393063583821">
            <text:p>31.6393063583821</text:p>
          </table:table-cell>
          <table:table-cell office:value-type="float" office:value="26.8368497109824">
            <text:p>26.8368497109824</text:p>
          </table:table-cell>
        </table:table-row>
        <table:table-row>
          <table:table-cell office:value-type="string">
            <text:p>14.04.2020</text:p>
          </table:table-cell>
          <table:table-cell office:value-type="float" office:value="93.2069364161806">
            <text:p>93.2069364161806</text:p>
          </table:table-cell>
          <table:table-cell office:value-type="float" office:value="31.6433526011566">
            <text:p>31.6433526011566</text:p>
          </table:table-cell>
          <table:table-cell office:value-type="float" office:value="26.8343930635835">
            <text:p>26.8343930635835</text:p>
          </table:table-cell>
        </table:table-row>
        <table:table-row>
          <table:table-cell office:value-type="string">
            <text:p>15.04.2020</text:p>
          </table:table-cell>
          <table:table-cell office:value-type="float" office:value="93.2135838150245">
            <text:p>93.2135838150245</text:p>
          </table:table-cell>
          <table:table-cell office:value-type="float" office:value="31.6473988439312">
            <text:p>31.6473988439312</text:p>
          </table:table-cell>
          <table:table-cell office:value-type="float" office:value="26.8319364161847">
            <text:p>26.8319364161847</text:p>
          </table:table-cell>
        </table:table-row>
        <table:table-row>
          <table:table-cell office:value-type="string">
            <text:p>16.04.2020</text:p>
          </table:table-cell>
          <table:table-cell office:value-type="float" office:value="93.2202312138685">
            <text:p>93.2202312138685</text:p>
          </table:table-cell>
          <table:table-cell office:value-type="float" office:value="31.6514450867058">
            <text:p>31.6514450867058</text:p>
          </table:table-cell>
          <table:table-cell office:value-type="float" office:value="26.8294797687859">
            <text:p>26.8294797687859</text:p>
          </table:table-cell>
        </table:table-row>
        <table:table-row>
          <table:table-cell office:value-type="string">
            <text:p>17.04.2020</text:p>
          </table:table-cell>
          <table:table-cell office:value-type="float" office:value="93.2268786127124">
            <text:p>93.2268786127124</text:p>
          </table:table-cell>
          <table:table-cell office:value-type="float" office:value="31.6554913294804">
            <text:p>31.6554913294804</text:p>
          </table:table-cell>
          <table:table-cell office:value-type="float" office:value="26.827023121387">
            <text:p>26.827023121387</text:p>
          </table:table-cell>
        </table:table-row>
        <table:table-row>
          <table:table-cell office:value-type="string">
            <text:p>18.04.2020</text:p>
          </table:table-cell>
          <table:table-cell office:value-type="float" office:value="93.2335260115563">
            <text:p>93.2335260115563</text:p>
          </table:table-cell>
          <table:table-cell office:value-type="float" office:value="31.6595375722549">
            <text:p>31.6595375722549</text:p>
          </table:table-cell>
          <table:table-cell office:value-type="float" office:value="26.8245664739882">
            <text:p>26.8245664739882</text:p>
          </table:table-cell>
        </table:table-row>
        <table:table-row>
          <table:table-cell office:value-type="string">
            <text:p>19.04.2020</text:p>
          </table:table-cell>
          <table:table-cell office:value-type="float" office:value="93.2401734104002">
            <text:p>93.2401734104002</text:p>
          </table:table-cell>
          <table:table-cell office:value-type="float" office:value="31.6635838150295">
            <text:p>31.6635838150295</text:p>
          </table:table-cell>
          <table:table-cell office:value-type="float" office:value="26.8221098265893">
            <text:p>26.8221098265893</text:p>
          </table:table-cell>
        </table:table-row>
        <table:table-row>
          <table:table-cell office:value-type="string">
            <text:p>20.04.2020</text:p>
          </table:table-cell>
          <table:table-cell office:value-type="float" office:value="93.2468208092442">
            <text:p>93.2468208092442</text:p>
          </table:table-cell>
          <table:table-cell office:value-type="float" office:value="31.6676300578041">
            <text:p>31.6676300578041</text:p>
          </table:table-cell>
          <table:table-cell office:value-type="float" office:value="26.8196531791905">
            <text:p>26.8196531791905</text:p>
          </table:table-cell>
        </table:table-row>
        <table:table-row>
          <table:table-cell office:value-type="string">
            <text:p>21.04.2020</text:p>
          </table:table-cell>
          <table:table-cell office:value-type="float" office:value="93.2534682080881">
            <text:p>93.2534682080881</text:p>
          </table:table-cell>
          <table:table-cell office:value-type="float" office:value="31.6716763005786">
            <text:p>31.6716763005786</text:p>
          </table:table-cell>
          <table:table-cell office:value-type="float" office:value="26.8171965317916">
            <text:p>26.8171965317916</text:p>
          </table:table-cell>
        </table:table-row>
        <table:table-row>
          <table:table-cell office:value-type="string">
            <text:p>22.04.2020</text:p>
          </table:table-cell>
          <table:table-cell office:value-type="float" office:value="93.260115606932">
            <text:p>93.260115606932</text:p>
          </table:table-cell>
          <table:table-cell office:value-type="float" office:value="31.6757225433532">
            <text:p>31.6757225433532</text:p>
          </table:table-cell>
          <table:table-cell office:value-type="float" office:value="26.8147398843928">
            <text:p>26.8147398843928</text:p>
          </table:table-cell>
        </table:table-row>
        <table:table-row>
          <table:table-cell office:value-type="string">
            <text:p>23.04.2020</text:p>
          </table:table-cell>
          <table:table-cell office:value-type="float" office:value="93.2667630057759">
            <text:p>93.2667630057759</text:p>
          </table:table-cell>
          <table:table-cell office:value-type="float" office:value="31.6797687861278">
            <text:p>31.6797687861278</text:p>
          </table:table-cell>
          <table:table-cell office:value-type="float" office:value="26.8122832369939">
            <text:p>26.8122832369939</text:p>
          </table:table-cell>
        </table:table-row>
        <table:table-row>
          <table:table-cell office:value-type="string">
            <text:p>24.04.2020</text:p>
          </table:table-cell>
          <table:table-cell office:value-type="float" office:value="93.2734104046198">
            <text:p>93.2734104046198</text:p>
          </table:table-cell>
          <table:table-cell office:value-type="float" office:value="31.6838150289023">
            <text:p>31.6838150289023</text:p>
          </table:table-cell>
          <table:table-cell office:value-type="float" office:value="26.8098265895951">
            <text:p>26.8098265895951</text:p>
          </table:table-cell>
        </table:table-row>
        <table:table-row>
          <table:table-cell office:value-type="string">
            <text:p>25.04.2020</text:p>
          </table:table-cell>
          <table:table-cell office:value-type="float" office:value="93.2800578034638">
            <text:p>93.2800578034638</text:p>
          </table:table-cell>
          <table:table-cell office:value-type="float" office:value="31.6878612716769">
            <text:p>31.6878612716769</text:p>
          </table:table-cell>
          <table:table-cell office:value-type="float" office:value="26.8073699421963">
            <text:p>26.8073699421963</text:p>
          </table:table-cell>
        </table:table-row>
        <table:table-row>
          <table:table-cell office:value-type="string">
            <text:p>26.04.2020</text:p>
          </table:table-cell>
          <table:table-cell office:value-type="float" office:value="93.2867052023077">
            <text:p>93.2867052023077</text:p>
          </table:table-cell>
          <table:table-cell office:value-type="float" office:value="31.6919075144515">
            <text:p>31.6919075144515</text:p>
          </table:table-cell>
          <table:table-cell office:value-type="float" office:value="26.8049132947974">
            <text:p>26.8049132947974</text:p>
          </table:table-cell>
        </table:table-row>
        <table:table-row>
          <table:table-cell office:value-type="string">
            <text:p>27.04.2020</text:p>
          </table:table-cell>
          <table:table-cell office:value-type="float" office:value="93.2933526011516">
            <text:p>93.2933526011516</text:p>
          </table:table-cell>
          <table:table-cell office:value-type="float" office:value="31.695953757226">
            <text:p>31.695953757226</text:p>
          </table:table-cell>
          <table:table-cell office:value-type="float" office:value="26.8024566473986">
            <text:p>26.8024566473986</text:p>
          </table:table-cell>
        </table:table-row>
        <table:table-row>
          <table:table-cell office:value-type="string">
            <text:p>28.04.2020</text:p>
          </table:table-cell>
          <table:table-cell office:value-type="float" office:value="93.3">
            <text:p>93.3</text:p>
          </table:table-cell>
          <table:table-cell office:value-type="float" office:value="31.7">
            <text:p>31.7</text:p>
          </table:table-cell>
          <table:table-cell office:value-type="float" office:value="26.8">
            <text:p>26.8</text:p>
          </table:table-cell>
        </table:table-row>
        <table:table-row>
          <table:table-cell office:value-type="string">
            <text:p>29.04.2020</text:p>
          </table:table-cell>
          <table:table-cell office:value-type="float" office:value="93.2974637681159">
            <text:p>93.2974637681159</text:p>
          </table:table-cell>
          <table:table-cell office:value-type="float" office:value="31.7007246376812">
            <text:p>31.7007246376812</text:p>
          </table:table-cell>
          <table:table-cell office:value-type="float" office:value="26.7985507246377">
            <text:p>26.7985507246377</text:p>
          </table:table-cell>
        </table:table-row>
        <table:table-row>
          <table:table-cell office:value-type="string">
            <text:p>30.04.2020</text:p>
          </table:table-cell>
          <table:table-cell office:value-type="float" office:value="93.2949275362319">
            <text:p>93.2949275362319</text:p>
          </table:table-cell>
          <table:table-cell office:value-type="float" office:value="31.7014492753623">
            <text:p>31.7014492753623</text:p>
          </table:table-cell>
          <table:table-cell office:value-type="float" office:value="26.7971014492754">
            <text:p>26.7971014492754</text:p>
          </table:table-cell>
        </table:table-row>
        <table:table-row>
          <table:table-cell office:value-type="string">
            <text:p>01.05.2020</text:p>
          </table:table-cell>
          <table:table-cell office:value-type="float" office:value="93.2923913043478">
            <text:p>93.2923913043478</text:p>
          </table:table-cell>
          <table:table-cell office:value-type="float" office:value="31.7021739130435">
            <text:p>31.7021739130435</text:p>
          </table:table-cell>
          <table:table-cell office:value-type="float" office:value="26.795652173913">
            <text:p>26.795652173913</text:p>
          </table:table-cell>
        </table:table-row>
        <table:table-row>
          <table:table-cell office:value-type="string">
            <text:p>02.05.2020</text:p>
          </table:table-cell>
          <table:table-cell office:value-type="float" office:value="93.2898550724637">
            <text:p>93.2898550724637</text:p>
          </table:table-cell>
          <table:table-cell office:value-type="float" office:value="31.7028985507246">
            <text:p>31.7028985507246</text:p>
          </table:table-cell>
          <table:table-cell office:value-type="float" office:value="26.7942028985507">
            <text:p>26.7942028985507</text:p>
          </table:table-cell>
        </table:table-row>
        <table:table-row>
          <table:table-cell office:value-type="string">
            <text:p>03.05.2020</text:p>
          </table:table-cell>
          <table:table-cell office:value-type="float" office:value="93.2873188405797">
            <text:p>93.2873188405797</text:p>
          </table:table-cell>
          <table:table-cell office:value-type="float" office:value="31.7036231884058">
            <text:p>31.7036231884058</text:p>
          </table:table-cell>
          <table:table-cell office:value-type="float" office:value="26.7927536231884">
            <text:p>26.7927536231884</text:p>
          </table:table-cell>
        </table:table-row>
        <table:table-row>
          <table:table-cell office:value-type="string">
            <text:p>04.05.2020</text:p>
          </table:table-cell>
          <table:table-cell office:value-type="float" office:value="93.2847826086956">
            <text:p>93.2847826086956</text:p>
          </table:table-cell>
          <table:table-cell office:value-type="float" office:value="31.704347826087">
            <text:p>31.704347826087</text:p>
          </table:table-cell>
          <table:table-cell office:value-type="float" office:value="26.7913043478261">
            <text:p>26.7913043478261</text:p>
          </table:table-cell>
        </table:table-row>
        <table:table-row>
          <table:table-cell office:value-type="string">
            <text:p>05.05.2020</text:p>
          </table:table-cell>
          <table:table-cell office:value-type="float" office:value="93.2822463768115">
            <text:p>93.2822463768115</text:p>
          </table:table-cell>
          <table:table-cell office:value-type="float" office:value="31.7050724637681">
            <text:p>31.7050724637681</text:p>
          </table:table-cell>
          <table:table-cell office:value-type="float" office:value="26.7898550724638">
            <text:p>26.7898550724638</text:p>
          </table:table-cell>
        </table:table-row>
        <table:table-row>
          <table:table-cell office:value-type="string">
            <text:p>06.05.2020</text:p>
          </table:table-cell>
          <table:table-cell office:value-type="float" office:value="93.2797101449275">
            <text:p>93.2797101449275</text:p>
          </table:table-cell>
          <table:table-cell office:value-type="float" office:value="31.7057971014493">
            <text:p>31.7057971014493</text:p>
          </table:table-cell>
          <table:table-cell office:value-type="float" office:value="26.7884057971014">
            <text:p>26.7884057971014</text:p>
          </table:table-cell>
        </table:table-row>
        <table:table-row>
          <table:table-cell office:value-type="string">
            <text:p>07.05.2020</text:p>
          </table:table-cell>
          <table:table-cell office:value-type="float" office:value="93.2771739130434">
            <text:p>93.2771739130434</text:p>
          </table:table-cell>
          <table:table-cell office:value-type="float" office:value="31.7065217391304">
            <text:p>31.7065217391304</text:p>
          </table:table-cell>
          <table:table-cell office:value-type="float" office:value="26.7869565217391">
            <text:p>26.7869565217391</text:p>
          </table:table-cell>
        </table:table-row>
        <table:table-row>
          <table:table-cell office:value-type="string">
            <text:p>08.05.2020</text:p>
          </table:table-cell>
          <table:table-cell office:value-type="float" office:value="93.2746376811594">
            <text:p>93.2746376811594</text:p>
          </table:table-cell>
          <table:table-cell office:value-type="float" office:value="31.7072463768116">
            <text:p>31.7072463768116</text:p>
          </table:table-cell>
          <table:table-cell office:value-type="float" office:value="26.7855072463768">
            <text:p>26.7855072463768</text:p>
          </table:table-cell>
        </table:table-row>
        <table:table-row>
          <table:table-cell office:value-type="string">
            <text:p>09.05.2020</text:p>
          </table:table-cell>
          <table:table-cell office:value-type="float" office:value="93.2721014492753">
            <text:p>93.2721014492753</text:p>
          </table:table-cell>
          <table:table-cell office:value-type="float" office:value="31.7079710144927">
            <text:p>31.7079710144927</text:p>
          </table:table-cell>
          <table:table-cell office:value-type="float" office:value="26.7840579710145">
            <text:p>26.7840579710145</text:p>
          </table:table-cell>
        </table:table-row>
        <table:table-row>
          <table:table-cell office:value-type="string">
            <text:p>10.05.2020</text:p>
          </table:table-cell>
          <table:table-cell office:value-type="float" office:value="93.2695652173912">
            <text:p>93.2695652173912</text:p>
          </table:table-cell>
          <table:table-cell office:value-type="float" office:value="31.7086956521739">
            <text:p>31.7086956521739</text:p>
          </table:table-cell>
          <table:table-cell office:value-type="float" office:value="26.7826086956522">
            <text:p>26.7826086956522</text:p>
          </table:table-cell>
        </table:table-row>
        <table:table-row>
          <table:table-cell office:value-type="string">
            <text:p>11.05.2020</text:p>
          </table:table-cell>
          <table:table-cell office:value-type="float" office:value="93.2670289855072">
            <text:p>93.2670289855072</text:p>
          </table:table-cell>
          <table:table-cell office:value-type="float" office:value="31.7094202898551">
            <text:p>31.7094202898551</text:p>
          </table:table-cell>
          <table:table-cell office:value-type="float" office:value="26.7811594202899">
            <text:p>26.7811594202899</text:p>
          </table:table-cell>
        </table:table-row>
        <table:table-row>
          <table:table-cell office:value-type="string">
            <text:p>12.05.2020</text:p>
          </table:table-cell>
          <table:table-cell office:value-type="float" office:value="93.2644927536231">
            <text:p>93.2644927536231</text:p>
          </table:table-cell>
          <table:table-cell office:value-type="float" office:value="31.7101449275362">
            <text:p>31.7101449275362</text:p>
          </table:table-cell>
          <table:table-cell office:value-type="float" office:value="26.7797101449275">
            <text:p>26.7797101449275</text:p>
          </table:table-cell>
        </table:table-row>
        <table:table-row>
          <table:table-cell office:value-type="string">
            <text:p>13.05.2020</text:p>
          </table:table-cell>
          <table:table-cell office:value-type="float" office:value="93.261956521739">
            <text:p>93.261956521739</text:p>
          </table:table-cell>
          <table:table-cell office:value-type="float" office:value="31.7108695652174">
            <text:p>31.7108695652174</text:p>
          </table:table-cell>
          <table:table-cell office:value-type="float" office:value="26.7782608695652">
            <text:p>26.7782608695652</text:p>
          </table:table-cell>
        </table:table-row>
        <table:table-row>
          <table:table-cell office:value-type="string">
            <text:p>14.05.2020</text:p>
          </table:table-cell>
          <table:table-cell office:value-type="float" office:value="93.259420289855">
            <text:p>93.259420289855</text:p>
          </table:table-cell>
          <table:table-cell office:value-type="float" office:value="31.7115942028985">
            <text:p>31.7115942028985</text:p>
          </table:table-cell>
          <table:table-cell office:value-type="float" office:value="26.7768115942029">
            <text:p>26.7768115942029</text:p>
          </table:table-cell>
        </table:table-row>
        <table:table-row>
          <table:table-cell office:value-type="string">
            <text:p>15.05.2020</text:p>
          </table:table-cell>
          <table:table-cell office:value-type="float" office:value="93.2568840579709">
            <text:p>93.2568840579709</text:p>
          </table:table-cell>
          <table:table-cell office:value-type="float" office:value="31.7123188405797">
            <text:p>31.7123188405797</text:p>
          </table:table-cell>
          <table:table-cell office:value-type="float" office:value="26.7753623188406">
            <text:p>26.7753623188406</text:p>
          </table:table-cell>
        </table:table-row>
        <table:table-row>
          <table:table-cell office:value-type="string">
            <text:p>16.05.2020</text:p>
          </table:table-cell>
          <table:table-cell office:value-type="float" office:value="93.2543478260868">
            <text:p>93.2543478260868</text:p>
          </table:table-cell>
          <table:table-cell office:value-type="float" office:value="31.7130434782609">
            <text:p>31.7130434782609</text:p>
          </table:table-cell>
          <table:table-cell office:value-type="float" office:value="26.7739130434783">
            <text:p>26.7739130434783</text:p>
          </table:table-cell>
        </table:table-row>
        <table:table-row>
          <table:table-cell office:value-type="string">
            <text:p>17.05.2020</text:p>
          </table:table-cell>
          <table:table-cell office:value-type="float" office:value="93.2518115942028">
            <text:p>93.2518115942028</text:p>
          </table:table-cell>
          <table:table-cell office:value-type="float" office:value="31.713768115942">
            <text:p>31.713768115942</text:p>
          </table:table-cell>
          <table:table-cell office:value-type="float" office:value="26.7724637681159">
            <text:p>26.7724637681159</text:p>
          </table:table-cell>
        </table:table-row>
        <table:table-row>
          <table:table-cell office:value-type="string">
            <text:p>18.05.2020</text:p>
          </table:table-cell>
          <table:table-cell office:value-type="float" office:value="93.2492753623187">
            <text:p>93.2492753623187</text:p>
          </table:table-cell>
          <table:table-cell office:value-type="float" office:value="31.7144927536232">
            <text:p>31.7144927536232</text:p>
          </table:table-cell>
          <table:table-cell office:value-type="float" office:value="26.7710144927536">
            <text:p>26.7710144927536</text:p>
          </table:table-cell>
        </table:table-row>
        <table:table-row>
          <table:table-cell office:value-type="string">
            <text:p>19.05.2020</text:p>
          </table:table-cell>
          <table:table-cell office:value-type="float" office:value="93.2467391304346">
            <text:p>93.2467391304346</text:p>
          </table:table-cell>
          <table:table-cell office:value-type="float" office:value="31.7152173913043">
            <text:p>31.7152173913043</text:p>
          </table:table-cell>
          <table:table-cell office:value-type="float" office:value="26.7695652173913">
            <text:p>26.7695652173913</text:p>
          </table:table-cell>
        </table:table-row>
        <table:table-row>
          <table:table-cell office:value-type="string">
            <text:p>20.05.2020</text:p>
          </table:table-cell>
          <table:table-cell office:value-type="float" office:value="93.2442028985506">
            <text:p>93.2442028985506</text:p>
          </table:table-cell>
          <table:table-cell office:value-type="float" office:value="31.7159420289855">
            <text:p>31.7159420289855</text:p>
          </table:table-cell>
          <table:table-cell office:value-type="float" office:value="26.768115942029">
            <text:p>26.768115942029</text:p>
          </table:table-cell>
        </table:table-row>
        <table:table-row>
          <table:table-cell office:value-type="string">
            <text:p>21.05.2020</text:p>
          </table:table-cell>
          <table:table-cell office:value-type="float" office:value="93.2416666666665">
            <text:p>93.2416666666665</text:p>
          </table:table-cell>
          <table:table-cell office:value-type="float" office:value="31.7166666666667">
            <text:p>31.7166666666667</text:p>
          </table:table-cell>
          <table:table-cell office:value-type="float" office:value="26.7666666666667">
            <text:p>26.7666666666667</text:p>
          </table:table-cell>
        </table:table-row>
        <table:table-row>
          <table:table-cell office:value-type="string">
            <text:p>22.05.2020</text:p>
          </table:table-cell>
          <table:table-cell office:value-type="float" office:value="93.2391304347824">
            <text:p>93.2391304347824</text:p>
          </table:table-cell>
          <table:table-cell office:value-type="float" office:value="31.7173913043478">
            <text:p>31.7173913043478</text:p>
          </table:table-cell>
          <table:table-cell office:value-type="float" office:value="26.7652173913044">
            <text:p>26.7652173913044</text:p>
          </table:table-cell>
        </table:table-row>
        <table:table-row>
          <table:table-cell office:value-type="string">
            <text:p>23.05.2020</text:p>
          </table:table-cell>
          <table:table-cell office:value-type="float" office:value="93.2365942028984">
            <text:p>93.2365942028984</text:p>
          </table:table-cell>
          <table:table-cell office:value-type="float" office:value="31.718115942029">
            <text:p>31.718115942029</text:p>
          </table:table-cell>
          <table:table-cell office:value-type="float" office:value="26.763768115942">
            <text:p>26.763768115942</text:p>
          </table:table-cell>
        </table:table-row>
        <table:table-row>
          <table:table-cell office:value-type="string">
            <text:p>24.05.2020</text:p>
          </table:table-cell>
          <table:table-cell office:value-type="float" office:value="93.2340579710143">
            <text:p>93.2340579710143</text:p>
          </table:table-cell>
          <table:table-cell office:value-type="float" office:value="31.7188405797101">
            <text:p>31.7188405797101</text:p>
          </table:table-cell>
          <table:table-cell office:value-type="float" office:value="26.7623188405797">
            <text:p>26.7623188405797</text:p>
          </table:table-cell>
        </table:table-row>
        <table:table-row>
          <table:table-cell office:value-type="string">
            <text:p>25.05.2020</text:p>
          </table:table-cell>
          <table:table-cell office:value-type="float" office:value="93.2315217391303">
            <text:p>93.2315217391303</text:p>
          </table:table-cell>
          <table:table-cell office:value-type="float" office:value="31.7195652173913">
            <text:p>31.7195652173913</text:p>
          </table:table-cell>
          <table:table-cell office:value-type="float" office:value="26.7608695652174">
            <text:p>26.7608695652174</text:p>
          </table:table-cell>
        </table:table-row>
        <table:table-row>
          <table:table-cell office:value-type="string">
            <text:p>26.05.2020</text:p>
          </table:table-cell>
          <table:table-cell office:value-type="float" office:value="93.2289855072462">
            <text:p>93.2289855072462</text:p>
          </table:table-cell>
          <table:table-cell office:value-type="float" office:value="31.7202898550725">
            <text:p>31.7202898550725</text:p>
          </table:table-cell>
          <table:table-cell office:value-type="float" office:value="26.7594202898551">
            <text:p>26.7594202898551</text:p>
          </table:table-cell>
        </table:table-row>
        <table:table-row>
          <table:table-cell office:value-type="string">
            <text:p>27.05.2020</text:p>
          </table:table-cell>
          <table:table-cell office:value-type="float" office:value="93.2264492753621">
            <text:p>93.2264492753621</text:p>
          </table:table-cell>
          <table:table-cell office:value-type="float" office:value="31.7210144927536">
            <text:p>31.7210144927536</text:p>
          </table:table-cell>
          <table:table-cell office:value-type="float" office:value="26.7579710144928">
            <text:p>26.7579710144928</text:p>
          </table:table-cell>
        </table:table-row>
        <table:table-row>
          <table:table-cell office:value-type="string">
            <text:p>28.05.2020</text:p>
          </table:table-cell>
          <table:table-cell office:value-type="float" office:value="93.2239130434781">
            <text:p>93.2239130434781</text:p>
          </table:table-cell>
          <table:table-cell office:value-type="float" office:value="31.7217391304348">
            <text:p>31.7217391304348</text:p>
          </table:table-cell>
          <table:table-cell office:value-type="float" office:value="26.7565217391304">
            <text:p>26.7565217391304</text:p>
          </table:table-cell>
        </table:table-row>
        <table:table-row>
          <table:table-cell office:value-type="string">
            <text:p>29.05.2020</text:p>
          </table:table-cell>
          <table:table-cell office:value-type="float" office:value="93.221376811594">
            <text:p>93.221376811594</text:p>
          </table:table-cell>
          <table:table-cell office:value-type="float" office:value="31.7224637681159">
            <text:p>31.7224637681159</text:p>
          </table:table-cell>
          <table:table-cell office:value-type="float" office:value="26.7550724637681">
            <text:p>26.7550724637681</text:p>
          </table:table-cell>
        </table:table-row>
        <table:table-row>
          <table:table-cell office:value-type="string">
            <text:p>30.05.2020</text:p>
          </table:table-cell>
          <table:table-cell office:value-type="float" office:value="93.2188405797099">
            <text:p>93.2188405797099</text:p>
          </table:table-cell>
          <table:table-cell office:value-type="float" office:value="31.7231884057971">
            <text:p>31.7231884057971</text:p>
          </table:table-cell>
          <table:table-cell office:value-type="float" office:value="26.7536231884058">
            <text:p>26.7536231884058</text:p>
          </table:table-cell>
        </table:table-row>
        <table:table-row>
          <table:table-cell office:value-type="string">
            <text:p>31.05.2020</text:p>
          </table:table-cell>
          <table:table-cell office:value-type="float" office:value="93.2163043478259">
            <text:p>93.2163043478259</text:p>
          </table:table-cell>
          <table:table-cell office:value-type="float" office:value="31.7239130434783">
            <text:p>31.7239130434783</text:p>
          </table:table-cell>
          <table:table-cell office:value-type="float" office:value="26.7521739130435">
            <text:p>26.7521739130435</text:p>
          </table:table-cell>
        </table:table-row>
        <table:table-row>
          <table:table-cell office:value-type="string">
            <text:p>01.06.2020</text:p>
          </table:table-cell>
          <table:table-cell office:value-type="float" office:value="93.2137681159418">
            <text:p>93.2137681159418</text:p>
          </table:table-cell>
          <table:table-cell office:value-type="float" office:value="31.7246376811594">
            <text:p>31.7246376811594</text:p>
          </table:table-cell>
          <table:table-cell office:value-type="float" office:value="26.7507246376812">
            <text:p>26.7507246376812</text:p>
          </table:table-cell>
        </table:table-row>
        <table:table-row>
          <table:table-cell office:value-type="string">
            <text:p>02.06.2020</text:p>
          </table:table-cell>
          <table:table-cell office:value-type="float" office:value="93.2112318840577">
            <text:p>93.2112318840577</text:p>
          </table:table-cell>
          <table:table-cell office:value-type="float" office:value="31.7253623188406">
            <text:p>31.7253623188406</text:p>
          </table:table-cell>
          <table:table-cell office:value-type="float" office:value="26.7492753623188">
            <text:p>26.7492753623188</text:p>
          </table:table-cell>
        </table:table-row>
        <table:table-row>
          <table:table-cell office:value-type="string">
            <text:p>03.06.2020</text:p>
          </table:table-cell>
          <table:table-cell office:value-type="float" office:value="93.2086956521737">
            <text:p>93.2086956521737</text:p>
          </table:table-cell>
          <table:table-cell office:value-type="float" office:value="31.7260869565217">
            <text:p>31.7260869565217</text:p>
          </table:table-cell>
          <table:table-cell office:value-type="float" office:value="26.7478260869565">
            <text:p>26.7478260869565</text:p>
          </table:table-cell>
        </table:table-row>
        <table:table-row>
          <table:table-cell office:value-type="string">
            <text:p>04.06.2020</text:p>
          </table:table-cell>
          <table:table-cell office:value-type="float" office:value="93.2061594202896">
            <text:p>93.2061594202896</text:p>
          </table:table-cell>
          <table:table-cell office:value-type="float" office:value="31.7268115942029">
            <text:p>31.7268115942029</text:p>
          </table:table-cell>
          <table:table-cell office:value-type="float" office:value="26.7463768115942">
            <text:p>26.7463768115942</text:p>
          </table:table-cell>
        </table:table-row>
        <table:table-row>
          <table:table-cell office:value-type="string">
            <text:p>05.06.2020</text:p>
          </table:table-cell>
          <table:table-cell office:value-type="float" office:value="93.2036231884055">
            <text:p>93.2036231884055</text:p>
          </table:table-cell>
          <table:table-cell office:value-type="float" office:value="31.7275362318841">
            <text:p>31.7275362318841</text:p>
          </table:table-cell>
          <table:table-cell office:value-type="float" office:value="26.7449275362319">
            <text:p>26.7449275362319</text:p>
          </table:table-cell>
        </table:table-row>
        <table:table-row>
          <table:table-cell office:value-type="string">
            <text:p>06.06.2020</text:p>
          </table:table-cell>
          <table:table-cell office:value-type="float" office:value="93.2010869565215">
            <text:p>93.2010869565215</text:p>
          </table:table-cell>
          <table:table-cell office:value-type="float" office:value="31.7282608695652">
            <text:p>31.7282608695652</text:p>
          </table:table-cell>
          <table:table-cell office:value-type="float" office:value="26.7434782608696">
            <text:p>26.7434782608696</text:p>
          </table:table-cell>
        </table:table-row>
        <table:table-row>
          <table:table-cell office:value-type="string">
            <text:p>07.06.2020</text:p>
          </table:table-cell>
          <table:table-cell office:value-type="float" office:value="93.1985507246374">
            <text:p>93.1985507246374</text:p>
          </table:table-cell>
          <table:table-cell office:value-type="float" office:value="31.7289855072464">
            <text:p>31.7289855072464</text:p>
          </table:table-cell>
          <table:table-cell office:value-type="float" office:value="26.7420289855073">
            <text:p>26.7420289855073</text:p>
          </table:table-cell>
        </table:table-row>
        <table:table-row>
          <table:table-cell office:value-type="string">
            <text:p>08.06.2020</text:p>
          </table:table-cell>
          <table:table-cell office:value-type="float" office:value="93.1960144927533">
            <text:p>93.1960144927533</text:p>
          </table:table-cell>
          <table:table-cell office:value-type="float" office:value="31.7297101449275">
            <text:p>31.7297101449275</text:p>
          </table:table-cell>
          <table:table-cell office:value-type="float" office:value="26.7405797101449">
            <text:p>26.7405797101449</text:p>
          </table:table-cell>
        </table:table-row>
        <table:table-row>
          <table:table-cell office:value-type="string">
            <text:p>09.06.2020</text:p>
          </table:table-cell>
          <table:table-cell office:value-type="float" office:value="93.1934782608693">
            <text:p>93.1934782608693</text:p>
          </table:table-cell>
          <table:table-cell office:value-type="float" office:value="31.7304347826087">
            <text:p>31.7304347826087</text:p>
          </table:table-cell>
          <table:table-cell office:value-type="float" office:value="26.7391304347826">
            <text:p>26.7391304347826</text:p>
          </table:table-cell>
        </table:table-row>
        <table:table-row>
          <table:table-cell office:value-type="string">
            <text:p>10.06.2020</text:p>
          </table:table-cell>
          <table:table-cell office:value-type="float" office:value="93.1909420289852">
            <text:p>93.1909420289852</text:p>
          </table:table-cell>
          <table:table-cell office:value-type="float" office:value="31.7311594202899">
            <text:p>31.7311594202899</text:p>
          </table:table-cell>
          <table:table-cell office:value-type="float" office:value="26.7376811594203">
            <text:p>26.7376811594203</text:p>
          </table:table-cell>
        </table:table-row>
        <table:table-row>
          <table:table-cell office:value-type="string">
            <text:p>11.06.2020</text:p>
          </table:table-cell>
          <table:table-cell office:value-type="float" office:value="93.1884057971011">
            <text:p>93.1884057971011</text:p>
          </table:table-cell>
          <table:table-cell office:value-type="float" office:value="31.731884057971">
            <text:p>31.731884057971</text:p>
          </table:table-cell>
          <table:table-cell office:value-type="float" office:value="26.736231884058">
            <text:p>26.736231884058</text:p>
          </table:table-cell>
        </table:table-row>
        <table:table-row>
          <table:table-cell office:value-type="string">
            <text:p>12.06.2020</text:p>
          </table:table-cell>
          <table:table-cell office:value-type="float" office:value="93.1858695652171">
            <text:p>93.1858695652171</text:p>
          </table:table-cell>
          <table:table-cell office:value-type="float" office:value="31.7326086956522">
            <text:p>31.7326086956522</text:p>
          </table:table-cell>
          <table:table-cell office:value-type="float" office:value="26.7347826086957">
            <text:p>26.7347826086957</text:p>
          </table:table-cell>
        </table:table-row>
        <table:table-row>
          <table:table-cell office:value-type="string">
            <text:p>13.06.2020</text:p>
          </table:table-cell>
          <table:table-cell office:value-type="float" office:value="93.183333333333">
            <text:p>93.183333333333</text:p>
          </table:table-cell>
          <table:table-cell office:value-type="float" office:value="31.7333333333333">
            <text:p>31.7333333333333</text:p>
          </table:table-cell>
          <table:table-cell office:value-type="float" office:value="26.7333333333333">
            <text:p>26.7333333333333</text:p>
          </table:table-cell>
        </table:table-row>
        <table:table-row>
          <table:table-cell office:value-type="string">
            <text:p>14.06.2020</text:p>
          </table:table-cell>
          <table:table-cell office:value-type="float" office:value="93.180797101449">
            <text:p>93.180797101449</text:p>
          </table:table-cell>
          <table:table-cell office:value-type="float" office:value="31.7340579710145">
            <text:p>31.7340579710145</text:p>
          </table:table-cell>
          <table:table-cell office:value-type="float" office:value="26.731884057971">
            <text:p>26.731884057971</text:p>
          </table:table-cell>
        </table:table-row>
        <table:table-row>
          <table:table-cell office:value-type="string">
            <text:p>15.06.2020</text:p>
          </table:table-cell>
          <table:table-cell office:value-type="float" office:value="93.1782608695649">
            <text:p>93.1782608695649</text:p>
          </table:table-cell>
          <table:table-cell office:value-type="float" office:value="31.7347826086956">
            <text:p>31.7347826086956</text:p>
          </table:table-cell>
          <table:table-cell office:value-type="float" office:value="26.7304347826087">
            <text:p>26.7304347826087</text:p>
          </table:table-cell>
        </table:table-row>
        <table:table-row>
          <table:table-cell office:value-type="string">
            <text:p>16.06.2020</text:p>
          </table:table-cell>
          <table:table-cell office:value-type="float" office:value="93.1757246376808">
            <text:p>93.1757246376808</text:p>
          </table:table-cell>
          <table:table-cell office:value-type="float" office:value="31.7355072463768">
            <text:p>31.7355072463768</text:p>
          </table:table-cell>
          <table:table-cell office:value-type="float" office:value="26.7289855072464">
            <text:p>26.7289855072464</text:p>
          </table:table-cell>
        </table:table-row>
        <table:table-row>
          <table:table-cell office:value-type="string">
            <text:p>17.06.2020</text:p>
          </table:table-cell>
          <table:table-cell office:value-type="float" office:value="93.1731884057968">
            <text:p>93.1731884057968</text:p>
          </table:table-cell>
          <table:table-cell office:value-type="float" office:value="31.736231884058">
            <text:p>31.736231884058</text:p>
          </table:table-cell>
          <table:table-cell office:value-type="float" office:value="26.7275362318841">
            <text:p>26.7275362318841</text:p>
          </table:table-cell>
        </table:table-row>
        <table:table-row>
          <table:table-cell office:value-type="string">
            <text:p>18.06.2020</text:p>
          </table:table-cell>
          <table:table-cell office:value-type="float" office:value="93.1706521739127">
            <text:p>93.1706521739127</text:p>
          </table:table-cell>
          <table:table-cell office:value-type="float" office:value="31.7369565217391">
            <text:p>31.7369565217391</text:p>
          </table:table-cell>
          <table:table-cell office:value-type="float" office:value="26.7260869565217">
            <text:p>26.7260869565217</text:p>
          </table:table-cell>
        </table:table-row>
        <table:table-row>
          <table:table-cell office:value-type="string">
            <text:p>19.06.2020</text:p>
          </table:table-cell>
          <table:table-cell office:value-type="float" office:value="93.1681159420286">
            <text:p>93.1681159420286</text:p>
          </table:table-cell>
          <table:table-cell office:value-type="float" office:value="31.7376811594203">
            <text:p>31.7376811594203</text:p>
          </table:table-cell>
          <table:table-cell office:value-type="float" office:value="26.7246376811594">
            <text:p>26.7246376811594</text:p>
          </table:table-cell>
        </table:table-row>
        <table:table-row>
          <table:table-cell office:value-type="string">
            <text:p>20.06.2020</text:p>
          </table:table-cell>
          <table:table-cell office:value-type="float" office:value="93.1655797101446">
            <text:p>93.1655797101446</text:p>
          </table:table-cell>
          <table:table-cell office:value-type="float" office:value="31.7384057971014">
            <text:p>31.7384057971014</text:p>
          </table:table-cell>
          <table:table-cell office:value-type="float" office:value="26.7231884057971">
            <text:p>26.7231884057971</text:p>
          </table:table-cell>
        </table:table-row>
        <table:table-row>
          <table:table-cell office:value-type="string">
            <text:p>21.06.2020</text:p>
          </table:table-cell>
          <table:table-cell office:value-type="float" office:value="93.1630434782605">
            <text:p>93.1630434782605</text:p>
          </table:table-cell>
          <table:table-cell office:value-type="float" office:value="31.7391304347826">
            <text:p>31.7391304347826</text:p>
          </table:table-cell>
          <table:table-cell office:value-type="float" office:value="26.7217391304348">
            <text:p>26.7217391304348</text:p>
          </table:table-cell>
        </table:table-row>
        <table:table-row>
          <table:table-cell office:value-type="string">
            <text:p>22.06.2020</text:p>
          </table:table-cell>
          <table:table-cell office:value-type="float" office:value="93.1605072463764">
            <text:p>93.1605072463764</text:p>
          </table:table-cell>
          <table:table-cell office:value-type="float" office:value="31.7398550724638">
            <text:p>31.7398550724638</text:p>
          </table:table-cell>
          <table:table-cell office:value-type="float" office:value="26.7202898550725">
            <text:p>26.7202898550725</text:p>
          </table:table-cell>
        </table:table-row>
        <table:table-row>
          <table:table-cell office:value-type="string">
            <text:p>23.06.2020</text:p>
          </table:table-cell>
          <table:table-cell office:value-type="float" office:value="93.1579710144924">
            <text:p>93.1579710144924</text:p>
          </table:table-cell>
          <table:table-cell office:value-type="float" office:value="31.7405797101449">
            <text:p>31.7405797101449</text:p>
          </table:table-cell>
          <table:table-cell office:value-type="float" office:value="26.7188405797101">
            <text:p>26.7188405797101</text:p>
          </table:table-cell>
        </table:table-row>
        <table:table-row>
          <table:table-cell office:value-type="string">
            <text:p>24.06.2020</text:p>
          </table:table-cell>
          <table:table-cell office:value-type="float" office:value="93.1554347826083">
            <text:p>93.1554347826083</text:p>
          </table:table-cell>
          <table:table-cell office:value-type="float" office:value="31.7413043478261">
            <text:p>31.7413043478261</text:p>
          </table:table-cell>
          <table:table-cell office:value-type="float" office:value="26.7173913043478">
            <text:p>26.7173913043478</text:p>
          </table:table-cell>
        </table:table-row>
        <table:table-row>
          <table:table-cell office:value-type="string">
            <text:p>25.06.2020</text:p>
          </table:table-cell>
          <table:table-cell office:value-type="float" office:value="93.1528985507242">
            <text:p>93.1528985507242</text:p>
          </table:table-cell>
          <table:table-cell office:value-type="float" office:value="31.7420289855072">
            <text:p>31.7420289855072</text:p>
          </table:table-cell>
          <table:table-cell office:value-type="float" office:value="26.7159420289855">
            <text:p>26.7159420289855</text:p>
          </table:table-cell>
        </table:table-row>
        <table:table-row>
          <table:table-cell office:value-type="string">
            <text:p>26.06.2020</text:p>
          </table:table-cell>
          <table:table-cell office:value-type="float" office:value="93.1503623188402">
            <text:p>93.1503623188402</text:p>
          </table:table-cell>
          <table:table-cell office:value-type="float" office:value="31.7427536231884">
            <text:p>31.7427536231884</text:p>
          </table:table-cell>
          <table:table-cell office:value-type="float" office:value="26.7144927536232">
            <text:p>26.7144927536232</text:p>
          </table:table-cell>
        </table:table-row>
        <table:table-row>
          <table:table-cell office:value-type="string">
            <text:p>27.06.2020</text:p>
          </table:table-cell>
          <table:table-cell office:value-type="float" office:value="93.1478260869561">
            <text:p>93.1478260869561</text:p>
          </table:table-cell>
          <table:table-cell office:value-type="float" office:value="31.7434782608696">
            <text:p>31.7434782608696</text:p>
          </table:table-cell>
          <table:table-cell office:value-type="float" office:value="26.7130434782609">
            <text:p>26.7130434782609</text:p>
          </table:table-cell>
        </table:table-row>
        <table:table-row>
          <table:table-cell office:value-type="string">
            <text:p>28.06.2020</text:p>
          </table:table-cell>
          <table:table-cell office:value-type="float" office:value="93.145289855072">
            <text:p>93.145289855072</text:p>
          </table:table-cell>
          <table:table-cell office:value-type="float" office:value="31.7442028985507">
            <text:p>31.7442028985507</text:p>
          </table:table-cell>
          <table:table-cell office:value-type="float" office:value="26.7115942028986">
            <text:p>26.7115942028986</text:p>
          </table:table-cell>
        </table:table-row>
        <table:table-row>
          <table:table-cell office:value-type="string">
            <text:p>29.06.2020</text:p>
          </table:table-cell>
          <table:table-cell office:value-type="float" office:value="93.142753623188">
            <text:p>93.142753623188</text:p>
          </table:table-cell>
          <table:table-cell office:value-type="float" office:value="31.7449275362319">
            <text:p>31.7449275362319</text:p>
          </table:table-cell>
          <table:table-cell office:value-type="float" office:value="26.7101449275362">
            <text:p>26.7101449275362</text:p>
          </table:table-cell>
        </table:table-row>
        <table:table-row>
          <table:table-cell office:value-type="string">
            <text:p>30.06.2020</text:p>
          </table:table-cell>
          <table:table-cell office:value-type="float" office:value="93.1402173913039">
            <text:p>93.1402173913039</text:p>
          </table:table-cell>
          <table:table-cell office:value-type="float" office:value="31.745652173913">
            <text:p>31.745652173913</text:p>
          </table:table-cell>
          <table:table-cell office:value-type="float" office:value="26.7086956521739">
            <text:p>26.7086956521739</text:p>
          </table:table-cell>
        </table:table-row>
        <table:table-row>
          <table:table-cell office:value-type="string">
            <text:p>01.07.2020</text:p>
          </table:table-cell>
          <table:table-cell office:value-type="float" office:value="93.1376811594198">
            <text:p>93.1376811594198</text:p>
          </table:table-cell>
          <table:table-cell office:value-type="float" office:value="31.7463768115942">
            <text:p>31.7463768115942</text:p>
          </table:table-cell>
          <table:table-cell office:value-type="float" office:value="26.7072463768116">
            <text:p>26.7072463768116</text:p>
          </table:table-cell>
        </table:table-row>
        <table:table-row>
          <table:table-cell office:value-type="string">
            <text:p>02.07.2020</text:p>
          </table:table-cell>
          <table:table-cell office:value-type="float" office:value="93.1351449275358">
            <text:p>93.1351449275358</text:p>
          </table:table-cell>
          <table:table-cell office:value-type="float" office:value="31.7471014492754">
            <text:p>31.7471014492754</text:p>
          </table:table-cell>
          <table:table-cell office:value-type="float" office:value="26.7057971014493">
            <text:p>26.7057971014493</text:p>
          </table:table-cell>
        </table:table-row>
        <table:table-row>
          <table:table-cell office:value-type="string">
            <text:p>03.07.2020</text:p>
          </table:table-cell>
          <table:table-cell office:value-type="float" office:value="93.1326086956517">
            <text:p>93.1326086956517</text:p>
          </table:table-cell>
          <table:table-cell office:value-type="float" office:value="31.7478260869565">
            <text:p>31.7478260869565</text:p>
          </table:table-cell>
          <table:table-cell office:value-type="float" office:value="26.704347826087">
            <text:p>26.704347826087</text:p>
          </table:table-cell>
        </table:table-row>
        <table:table-row>
          <table:table-cell office:value-type="string">
            <text:p>04.07.2020</text:p>
          </table:table-cell>
          <table:table-cell office:value-type="float" office:value="93.1300724637677">
            <text:p>93.1300724637677</text:p>
          </table:table-cell>
          <table:table-cell office:value-type="float" office:value="31.7485507246377">
            <text:p>31.7485507246377</text:p>
          </table:table-cell>
          <table:table-cell office:value-type="float" office:value="26.7028985507246">
            <text:p>26.7028985507246</text:p>
          </table:table-cell>
        </table:table-row>
        <table:table-row>
          <table:table-cell office:value-type="string">
            <text:p>05.07.2020</text:p>
          </table:table-cell>
          <table:table-cell office:value-type="float" office:value="93.1275362318836">
            <text:p>93.1275362318836</text:p>
          </table:table-cell>
          <table:table-cell office:value-type="float" office:value="31.7492753623188">
            <text:p>31.7492753623188</text:p>
          </table:table-cell>
          <table:table-cell office:value-type="float" office:value="26.7014492753623">
            <text:p>26.7014492753623</text:p>
          </table:table-cell>
        </table:table-row>
        <table:table-row>
          <table:table-cell office:value-type="string">
            <text:p>06.07.2020</text:p>
          </table:table-cell>
          <table:table-cell office:value-type="float" office:value="93.1249999999995">
            <text:p>93.1249999999995</text:p>
          </table:table-cell>
          <table:table-cell office:value-type="float" office:value="31.75">
            <text:p>31.75</text:p>
          </table:table-cell>
          <table:table-cell office:value-type="float" office:value="26.7">
            <text:p>26.7</text:p>
          </table:table-cell>
        </table:table-row>
        <table:table-row>
          <table:table-cell office:value-type="string">
            <text:p>07.07.2020</text:p>
          </table:table-cell>
          <table:table-cell office:value-type="float" office:value="93.1224637681155">
            <text:p>93.1224637681155</text:p>
          </table:table-cell>
          <table:table-cell office:value-type="float" office:value="31.7507246376812">
            <text:p>31.7507246376812</text:p>
          </table:table-cell>
          <table:table-cell office:value-type="float" office:value="26.6985507246377">
            <text:p>26.6985507246377</text:p>
          </table:table-cell>
        </table:table-row>
        <table:table-row>
          <table:table-cell office:value-type="string">
            <text:p>08.07.2020</text:p>
          </table:table-cell>
          <table:table-cell office:value-type="float" office:value="93.1199275362314">
            <text:p>93.1199275362314</text:p>
          </table:table-cell>
          <table:table-cell office:value-type="float" office:value="31.7514492753623">
            <text:p>31.7514492753623</text:p>
          </table:table-cell>
          <table:table-cell office:value-type="float" office:value="26.6971014492754">
            <text:p>26.6971014492754</text:p>
          </table:table-cell>
        </table:table-row>
        <table:table-row>
          <table:table-cell office:value-type="string">
            <text:p>09.07.2020</text:p>
          </table:table-cell>
          <table:table-cell office:value-type="float" office:value="93.1173913043473">
            <text:p>93.1173913043473</text:p>
          </table:table-cell>
          <table:table-cell office:value-type="float" office:value="31.7521739130435">
            <text:p>31.7521739130435</text:p>
          </table:table-cell>
          <table:table-cell office:value-type="float" office:value="26.695652173913">
            <text:p>26.695652173913</text:p>
          </table:table-cell>
        </table:table-row>
        <table:table-row>
          <table:table-cell office:value-type="string">
            <text:p>10.07.2020</text:p>
          </table:table-cell>
          <table:table-cell office:value-type="float" office:value="93.1148550724633">
            <text:p>93.1148550724633</text:p>
          </table:table-cell>
          <table:table-cell office:value-type="float" office:value="31.7528985507246">
            <text:p>31.7528985507246</text:p>
          </table:table-cell>
          <table:table-cell office:value-type="float" office:value="26.6942028985507">
            <text:p>26.6942028985507</text:p>
          </table:table-cell>
        </table:table-row>
        <table:table-row>
          <table:table-cell office:value-type="string">
            <text:p>11.07.2020</text:p>
          </table:table-cell>
          <table:table-cell office:value-type="float" office:value="93.1123188405792">
            <text:p>93.1123188405792</text:p>
          </table:table-cell>
          <table:table-cell office:value-type="float" office:value="31.7536231884058">
            <text:p>31.7536231884058</text:p>
          </table:table-cell>
          <table:table-cell office:value-type="float" office:value="26.6927536231884">
            <text:p>26.6927536231884</text:p>
          </table:table-cell>
        </table:table-row>
        <table:table-row>
          <table:table-cell office:value-type="string">
            <text:p>12.07.2020</text:p>
          </table:table-cell>
          <table:table-cell office:value-type="float" office:value="93.1097826086951">
            <text:p>93.1097826086951</text:p>
          </table:table-cell>
          <table:table-cell office:value-type="float" office:value="31.754347826087">
            <text:p>31.754347826087</text:p>
          </table:table-cell>
          <table:table-cell office:value-type="float" office:value="26.6913043478261">
            <text:p>26.6913043478261</text:p>
          </table:table-cell>
        </table:table-row>
        <table:table-row>
          <table:table-cell office:value-type="string">
            <text:p>13.07.2020</text:p>
          </table:table-cell>
          <table:table-cell office:value-type="float" office:value="93.1072463768111">
            <text:p>93.1072463768111</text:p>
          </table:table-cell>
          <table:table-cell office:value-type="float" office:value="31.7550724637681">
            <text:p>31.7550724637681</text:p>
          </table:table-cell>
          <table:table-cell office:value-type="float" office:value="26.6898550724638">
            <text:p>26.6898550724638</text:p>
          </table:table-cell>
        </table:table-row>
        <table:table-row>
          <table:table-cell office:value-type="string">
            <text:p>14.07.2020</text:p>
          </table:table-cell>
          <table:table-cell office:value-type="float" office:value="93.104710144927">
            <text:p>93.104710144927</text:p>
          </table:table-cell>
          <table:table-cell office:value-type="float" office:value="31.7557971014493">
            <text:p>31.7557971014493</text:p>
          </table:table-cell>
          <table:table-cell office:value-type="float" office:value="26.6884057971015">
            <text:p>26.6884057971015</text:p>
          </table:table-cell>
        </table:table-row>
        <table:table-row>
          <table:table-cell office:value-type="string">
            <text:p>15.07.2020</text:p>
          </table:table-cell>
          <table:table-cell office:value-type="float" office:value="93.1021739130429">
            <text:p>93.1021739130429</text:p>
          </table:table-cell>
          <table:table-cell office:value-type="float" office:value="31.7565217391304">
            <text:p>31.7565217391304</text:p>
          </table:table-cell>
          <table:table-cell office:value-type="float" office:value="26.6869565217391">
            <text:p>26.6869565217391</text:p>
          </table:table-cell>
        </table:table-row>
        <table:table-row>
          <table:table-cell office:value-type="string">
            <text:p>16.07.2020</text:p>
          </table:table-cell>
          <table:table-cell office:value-type="float" office:value="93.0996376811589">
            <text:p>93.0996376811589</text:p>
          </table:table-cell>
          <table:table-cell office:value-type="float" office:value="31.7572463768116">
            <text:p>31.7572463768116</text:p>
          </table:table-cell>
          <table:table-cell office:value-type="float" office:value="26.6855072463768">
            <text:p>26.6855072463768</text:p>
          </table:table-cell>
        </table:table-row>
        <table:table-row>
          <table:table-cell office:value-type="string">
            <text:p>17.07.2020</text:p>
          </table:table-cell>
          <table:table-cell office:value-type="float" office:value="93.0971014492748">
            <text:p>93.0971014492748</text:p>
          </table:table-cell>
          <table:table-cell office:value-type="float" office:value="31.7579710144927">
            <text:p>31.7579710144927</text:p>
          </table:table-cell>
          <table:table-cell office:value-type="float" office:value="26.6840579710145">
            <text:p>26.6840579710145</text:p>
          </table:table-cell>
        </table:table-row>
        <table:table-row>
          <table:table-cell office:value-type="string">
            <text:p>18.07.2020</text:p>
          </table:table-cell>
          <table:table-cell office:value-type="float" office:value="93.0945652173907">
            <text:p>93.0945652173907</text:p>
          </table:table-cell>
          <table:table-cell office:value-type="float" office:value="31.7586956521739">
            <text:p>31.7586956521739</text:p>
          </table:table-cell>
          <table:table-cell office:value-type="float" office:value="26.6826086956522">
            <text:p>26.6826086956522</text:p>
          </table:table-cell>
        </table:table-row>
        <table:table-row>
          <table:table-cell office:value-type="string">
            <text:p>19.07.2020</text:p>
          </table:table-cell>
          <table:table-cell office:value-type="float" office:value="93.0920289855067">
            <text:p>93.0920289855067</text:p>
          </table:table-cell>
          <table:table-cell office:value-type="float" office:value="31.7594202898551">
            <text:p>31.7594202898551</text:p>
          </table:table-cell>
          <table:table-cell office:value-type="float" office:value="26.6811594202899">
            <text:p>26.6811594202899</text:p>
          </table:table-cell>
        </table:table-row>
        <table:table-row>
          <table:table-cell office:value-type="string">
            <text:p>20.07.2020</text:p>
          </table:table-cell>
          <table:table-cell office:value-type="float" office:value="93.0894927536226">
            <text:p>93.0894927536226</text:p>
          </table:table-cell>
          <table:table-cell office:value-type="float" office:value="31.7601449275362">
            <text:p>31.7601449275362</text:p>
          </table:table-cell>
          <table:table-cell office:value-type="float" office:value="26.6797101449275">
            <text:p>26.6797101449275</text:p>
          </table:table-cell>
        </table:table-row>
        <table:table-row>
          <table:table-cell office:value-type="string">
            <text:p>21.07.2020</text:p>
          </table:table-cell>
          <table:table-cell office:value-type="float" office:value="93.0869565217385">
            <text:p>93.0869565217385</text:p>
          </table:table-cell>
          <table:table-cell office:value-type="float" office:value="31.7608695652174">
            <text:p>31.7608695652174</text:p>
          </table:table-cell>
          <table:table-cell office:value-type="float" office:value="26.6782608695652">
            <text:p>26.6782608695652</text:p>
          </table:table-cell>
        </table:table-row>
        <table:table-row>
          <table:table-cell office:value-type="string">
            <text:p>22.07.2020</text:p>
          </table:table-cell>
          <table:table-cell office:value-type="float" office:value="93.0844202898545">
            <text:p>93.0844202898545</text:p>
          </table:table-cell>
          <table:table-cell office:value-type="float" office:value="31.7615942028985">
            <text:p>31.7615942028985</text:p>
          </table:table-cell>
          <table:table-cell office:value-type="float" office:value="26.6768115942029">
            <text:p>26.6768115942029</text:p>
          </table:table-cell>
        </table:table-row>
        <table:table-row>
          <table:table-cell office:value-type="string">
            <text:p>23.07.2020</text:p>
          </table:table-cell>
          <table:table-cell office:value-type="float" office:value="93.0818840579704">
            <text:p>93.0818840579704</text:p>
          </table:table-cell>
          <table:table-cell office:value-type="float" office:value="31.7623188405797">
            <text:p>31.7623188405797</text:p>
          </table:table-cell>
          <table:table-cell office:value-type="float" office:value="26.6753623188406">
            <text:p>26.6753623188406</text:p>
          </table:table-cell>
        </table:table-row>
        <table:table-row>
          <table:table-cell office:value-type="string">
            <text:p>24.07.2020</text:p>
          </table:table-cell>
          <table:table-cell office:value-type="float" office:value="93.0793478260864">
            <text:p>93.0793478260864</text:p>
          </table:table-cell>
          <table:table-cell office:value-type="float" office:value="31.7630434782609">
            <text:p>31.7630434782609</text:p>
          </table:table-cell>
          <table:table-cell office:value-type="float" office:value="26.6739130434783">
            <text:p>26.6739130434783</text:p>
          </table:table-cell>
        </table:table-row>
        <table:table-row>
          <table:table-cell office:value-type="string">
            <text:p>25.07.2020</text:p>
          </table:table-cell>
          <table:table-cell office:value-type="float" office:value="93.0768115942023">
            <text:p>93.0768115942023</text:p>
          </table:table-cell>
          <table:table-cell office:value-type="float" office:value="31.763768115942">
            <text:p>31.763768115942</text:p>
          </table:table-cell>
          <table:table-cell office:value-type="float" office:value="26.6724637681159">
            <text:p>26.6724637681159</text:p>
          </table:table-cell>
        </table:table-row>
        <table:table-row>
          <table:table-cell office:value-type="string">
            <text:p>26.07.2020</text:p>
          </table:table-cell>
          <table:table-cell office:value-type="float" office:value="93.0742753623182">
            <text:p>93.0742753623182</text:p>
          </table:table-cell>
          <table:table-cell office:value-type="float" office:value="31.7644927536232">
            <text:p>31.7644927536232</text:p>
          </table:table-cell>
          <table:table-cell office:value-type="float" office:value="26.6710144927536">
            <text:p>26.6710144927536</text:p>
          </table:table-cell>
        </table:table-row>
        <table:table-row>
          <table:table-cell office:value-type="string">
            <text:p>27.07.2020</text:p>
          </table:table-cell>
          <table:table-cell office:value-type="float" office:value="93.0717391304342">
            <text:p>93.0717391304342</text:p>
          </table:table-cell>
          <table:table-cell office:value-type="float" office:value="31.7652173913043">
            <text:p>31.7652173913043</text:p>
          </table:table-cell>
          <table:table-cell office:value-type="float" office:value="26.6695652173913">
            <text:p>26.6695652173913</text:p>
          </table:table-cell>
        </table:table-row>
        <table:table-row>
          <table:table-cell office:value-type="string">
            <text:p>28.07.2020</text:p>
          </table:table-cell>
          <table:table-cell office:value-type="float" office:value="93.0692028985501">
            <text:p>93.0692028985501</text:p>
          </table:table-cell>
          <table:table-cell office:value-type="float" office:value="31.7659420289855">
            <text:p>31.7659420289855</text:p>
          </table:table-cell>
          <table:table-cell office:value-type="float" office:value="26.668115942029">
            <text:p>26.668115942029</text:p>
          </table:table-cell>
        </table:table-row>
        <table:table-row>
          <table:table-cell office:value-type="string">
            <text:p>29.07.2020</text:p>
          </table:table-cell>
          <table:table-cell office:value-type="float" office:value="93.066666666666">
            <text:p>93.066666666666</text:p>
          </table:table-cell>
          <table:table-cell office:value-type="float" office:value="31.7666666666667">
            <text:p>31.7666666666667</text:p>
          </table:table-cell>
          <table:table-cell office:value-type="float" office:value="26.6666666666667">
            <text:p>26.6666666666667</text:p>
          </table:table-cell>
        </table:table-row>
        <table:table-row>
          <table:table-cell office:value-type="string">
            <text:p>30.07.2020</text:p>
          </table:table-cell>
          <table:table-cell office:value-type="float" office:value="93.064130434782">
            <text:p>93.064130434782</text:p>
          </table:table-cell>
          <table:table-cell office:value-type="float" office:value="31.7673913043478">
            <text:p>31.7673913043478</text:p>
          </table:table-cell>
          <table:table-cell office:value-type="float" office:value="26.6652173913044">
            <text:p>26.6652173913044</text:p>
          </table:table-cell>
        </table:table-row>
        <table:table-row>
          <table:table-cell office:value-type="string">
            <text:p>31.07.2020</text:p>
          </table:table-cell>
          <table:table-cell office:value-type="float" office:value="93.0615942028979">
            <text:p>93.0615942028979</text:p>
          </table:table-cell>
          <table:table-cell office:value-type="float" office:value="31.768115942029">
            <text:p>31.768115942029</text:p>
          </table:table-cell>
          <table:table-cell office:value-type="float" office:value="26.663768115942">
            <text:p>26.663768115942</text:p>
          </table:table-cell>
        </table:table-row>
        <table:table-row>
          <table:table-cell office:value-type="string">
            <text:p>01.08.2020</text:p>
          </table:table-cell>
          <table:table-cell office:value-type="float" office:value="93.0590579710138">
            <text:p>93.0590579710138</text:p>
          </table:table-cell>
          <table:table-cell office:value-type="float" office:value="31.7688405797101">
            <text:p>31.7688405797101</text:p>
          </table:table-cell>
          <table:table-cell office:value-type="float" office:value="26.6623188405797">
            <text:p>26.6623188405797</text:p>
          </table:table-cell>
        </table:table-row>
        <table:table-row>
          <table:table-cell office:value-type="string">
            <text:p>02.08.2020</text:p>
          </table:table-cell>
          <table:table-cell office:value-type="float" office:value="93.0565217391298">
            <text:p>93.0565217391298</text:p>
          </table:table-cell>
          <table:table-cell office:value-type="float" office:value="31.7695652173913">
            <text:p>31.7695652173913</text:p>
          </table:table-cell>
          <table:table-cell office:value-type="float" office:value="26.6608695652174">
            <text:p>26.6608695652174</text:p>
          </table:table-cell>
        </table:table-row>
        <table:table-row>
          <table:table-cell office:value-type="string">
            <text:p>03.08.2020</text:p>
          </table:table-cell>
          <table:table-cell office:value-type="float" office:value="93.0539855072457">
            <text:p>93.0539855072457</text:p>
          </table:table-cell>
          <table:table-cell office:value-type="float" office:value="31.7702898550725">
            <text:p>31.7702898550725</text:p>
          </table:table-cell>
          <table:table-cell office:value-type="float" office:value="26.6594202898551">
            <text:p>26.6594202898551</text:p>
          </table:table-cell>
        </table:table-row>
        <table:table-row>
          <table:table-cell office:value-type="string">
            <text:p>04.08.2020</text:p>
          </table:table-cell>
          <table:table-cell office:value-type="float" office:value="93.0514492753616">
            <text:p>93.0514492753616</text:p>
          </table:table-cell>
          <table:table-cell office:value-type="float" office:value="31.7710144927536">
            <text:p>31.7710144927536</text:p>
          </table:table-cell>
          <table:table-cell office:value-type="float" office:value="26.6579710144928">
            <text:p>26.6579710144928</text:p>
          </table:table-cell>
        </table:table-row>
        <table:table-row>
          <table:table-cell office:value-type="string">
            <text:p>05.08.2020</text:p>
          </table:table-cell>
          <table:table-cell office:value-type="float" office:value="93.0489130434776">
            <text:p>93.0489130434776</text:p>
          </table:table-cell>
          <table:table-cell office:value-type="float" office:value="31.7717391304348">
            <text:p>31.7717391304348</text:p>
          </table:table-cell>
          <table:table-cell office:value-type="float" office:value="26.6565217391304">
            <text:p>26.6565217391304</text:p>
          </table:table-cell>
        </table:table-row>
        <table:table-row>
          <table:table-cell office:value-type="string">
            <text:p>06.08.2020</text:p>
          </table:table-cell>
          <table:table-cell office:value-type="float" office:value="93.0463768115935">
            <text:p>93.0463768115935</text:p>
          </table:table-cell>
          <table:table-cell office:value-type="float" office:value="31.7724637681159">
            <text:p>31.7724637681159</text:p>
          </table:table-cell>
          <table:table-cell office:value-type="float" office:value="26.6550724637681">
            <text:p>26.6550724637681</text:p>
          </table:table-cell>
        </table:table-row>
        <table:table-row>
          <table:table-cell office:value-type="string">
            <text:p>07.08.2020</text:p>
          </table:table-cell>
          <table:table-cell office:value-type="float" office:value="93.0438405797094">
            <text:p>93.0438405797094</text:p>
          </table:table-cell>
          <table:table-cell office:value-type="float" office:value="31.7731884057971">
            <text:p>31.7731884057971</text:p>
          </table:table-cell>
          <table:table-cell office:value-type="float" office:value="26.6536231884058">
            <text:p>26.6536231884058</text:p>
          </table:table-cell>
        </table:table-row>
        <table:table-row>
          <table:table-cell office:value-type="string">
            <text:p>08.08.2020</text:p>
          </table:table-cell>
          <table:table-cell office:value-type="float" office:value="93.0413043478254">
            <text:p>93.0413043478254</text:p>
          </table:table-cell>
          <table:table-cell office:value-type="float" office:value="31.7739130434783">
            <text:p>31.7739130434783</text:p>
          </table:table-cell>
          <table:table-cell office:value-type="float" office:value="26.6521739130435">
            <text:p>26.6521739130435</text:p>
          </table:table-cell>
        </table:table-row>
        <table:table-row>
          <table:table-cell office:value-type="string">
            <text:p>09.08.2020</text:p>
          </table:table-cell>
          <table:table-cell office:value-type="float" office:value="93.0387681159413">
            <text:p>93.0387681159413</text:p>
          </table:table-cell>
          <table:table-cell office:value-type="float" office:value="31.7746376811594">
            <text:p>31.7746376811594</text:p>
          </table:table-cell>
          <table:table-cell office:value-type="float" office:value="26.6507246376812">
            <text:p>26.6507246376812</text:p>
          </table:table-cell>
        </table:table-row>
        <table:table-row>
          <table:table-cell office:value-type="string">
            <text:p>10.08.2020</text:p>
          </table:table-cell>
          <table:table-cell office:value-type="float" office:value="93.0362318840573">
            <text:p>93.0362318840573</text:p>
          </table:table-cell>
          <table:table-cell office:value-type="float" office:value="31.7753623188406">
            <text:p>31.7753623188406</text:p>
          </table:table-cell>
          <table:table-cell office:value-type="float" office:value="26.6492753623189">
            <text:p>26.6492753623189</text:p>
          </table:table-cell>
        </table:table-row>
        <table:table-row>
          <table:table-cell office:value-type="string">
            <text:p>11.08.2020</text:p>
          </table:table-cell>
          <table:table-cell office:value-type="float" office:value="93.0336956521732">
            <text:p>93.0336956521732</text:p>
          </table:table-cell>
          <table:table-cell office:value-type="float" office:value="31.7760869565217">
            <text:p>31.7760869565217</text:p>
          </table:table-cell>
          <table:table-cell office:value-type="float" office:value="26.6478260869565">
            <text:p>26.6478260869565</text:p>
          </table:table-cell>
        </table:table-row>
        <table:table-row>
          <table:table-cell office:value-type="string">
            <text:p>12.08.2020</text:p>
          </table:table-cell>
          <table:table-cell office:value-type="float" office:value="93.0311594202891">
            <text:p>93.0311594202891</text:p>
          </table:table-cell>
          <table:table-cell office:value-type="float" office:value="31.7768115942029">
            <text:p>31.7768115942029</text:p>
          </table:table-cell>
          <table:table-cell office:value-type="float" office:value="26.6463768115942">
            <text:p>26.6463768115942</text:p>
          </table:table-cell>
        </table:table-row>
        <table:table-row>
          <table:table-cell office:value-type="string">
            <text:p>13.08.2020</text:p>
          </table:table-cell>
          <table:table-cell office:value-type="float" office:value="93.0286231884051">
            <text:p>93.0286231884051</text:p>
          </table:table-cell>
          <table:table-cell office:value-type="float" office:value="31.7775362318841">
            <text:p>31.7775362318841</text:p>
          </table:table-cell>
          <table:table-cell office:value-type="float" office:value="26.6449275362319">
            <text:p>26.6449275362319</text:p>
          </table:table-cell>
        </table:table-row>
        <table:table-row>
          <table:table-cell office:value-type="string">
            <text:p>14.08.2020</text:p>
          </table:table-cell>
          <table:table-cell office:value-type="float" office:value="93.026086956521">
            <text:p>93.026086956521</text:p>
          </table:table-cell>
          <table:table-cell office:value-type="float" office:value="31.7782608695652">
            <text:p>31.7782608695652</text:p>
          </table:table-cell>
          <table:table-cell office:value-type="float" office:value="26.6434782608696">
            <text:p>26.6434782608696</text:p>
          </table:table-cell>
        </table:table-row>
        <table:table-row>
          <table:table-cell office:value-type="string">
            <text:p>15.08.2020</text:p>
          </table:table-cell>
          <table:table-cell office:value-type="float" office:value="93.0235507246369">
            <text:p>93.0235507246369</text:p>
          </table:table-cell>
          <table:table-cell office:value-type="float" office:value="31.7789855072464">
            <text:p>31.7789855072464</text:p>
          </table:table-cell>
          <table:table-cell office:value-type="float" office:value="26.6420289855073">
            <text:p>26.6420289855073</text:p>
          </table:table-cell>
        </table:table-row>
        <table:table-row>
          <table:table-cell office:value-type="string">
            <text:p>16.08.2020</text:p>
          </table:table-cell>
          <table:table-cell office:value-type="float" office:value="93.0210144927529">
            <text:p>93.0210144927529</text:p>
          </table:table-cell>
          <table:table-cell office:value-type="float" office:value="31.7797101449275">
            <text:p>31.7797101449275</text:p>
          </table:table-cell>
          <table:table-cell office:value-type="float" office:value="26.6405797101449">
            <text:p>26.6405797101449</text:p>
          </table:table-cell>
        </table:table-row>
        <table:table-row>
          <table:table-cell office:value-type="string">
            <text:p>17.08.2020</text:p>
          </table:table-cell>
          <table:table-cell office:value-type="float" office:value="93.0184782608688">
            <text:p>93.0184782608688</text:p>
          </table:table-cell>
          <table:table-cell office:value-type="float" office:value="31.7804347826087">
            <text:p>31.7804347826087</text:p>
          </table:table-cell>
          <table:table-cell office:value-type="float" office:value="26.6391304347826">
            <text:p>26.6391304347826</text:p>
          </table:table-cell>
        </table:table-row>
        <table:table-row>
          <table:table-cell office:value-type="string">
            <text:p>18.08.2020</text:p>
          </table:table-cell>
          <table:table-cell office:value-type="float" office:value="93.0159420289847">
            <text:p>93.0159420289847</text:p>
          </table:table-cell>
          <table:table-cell office:value-type="float" office:value="31.7811594202898">
            <text:p>31.7811594202898</text:p>
          </table:table-cell>
          <table:table-cell office:value-type="float" office:value="26.6376811594203">
            <text:p>26.6376811594203</text:p>
          </table:table-cell>
        </table:table-row>
        <table:table-row>
          <table:table-cell office:value-type="string">
            <text:p>19.08.2020</text:p>
          </table:table-cell>
          <table:table-cell office:value-type="float" office:value="93.0134057971007">
            <text:p>93.0134057971007</text:p>
          </table:table-cell>
          <table:table-cell office:value-type="float" office:value="31.781884057971">
            <text:p>31.781884057971</text:p>
          </table:table-cell>
          <table:table-cell office:value-type="float" office:value="26.636231884058">
            <text:p>26.636231884058</text:p>
          </table:table-cell>
        </table:table-row>
        <table:table-row>
          <table:table-cell office:value-type="string">
            <text:p>20.08.2020</text:p>
          </table:table-cell>
          <table:table-cell office:value-type="float" office:value="93.0108695652166">
            <text:p>93.0108695652166</text:p>
          </table:table-cell>
          <table:table-cell office:value-type="float" office:value="31.7826086956522">
            <text:p>31.7826086956522</text:p>
          </table:table-cell>
          <table:table-cell office:value-type="float" office:value="26.6347826086957">
            <text:p>26.6347826086957</text:p>
          </table:table-cell>
        </table:table-row>
        <table:table-row>
          <table:table-cell office:value-type="string">
            <text:p>21.08.2020</text:p>
          </table:table-cell>
          <table:table-cell office:value-type="float" office:value="93.0083333333325">
            <text:p>93.0083333333325</text:p>
          </table:table-cell>
          <table:table-cell office:value-type="float" office:value="31.7833333333333">
            <text:p>31.7833333333333</text:p>
          </table:table-cell>
          <table:table-cell office:value-type="float" office:value="26.6333333333333">
            <text:p>26.6333333333333</text:p>
          </table:table-cell>
        </table:table-row>
        <table:table-row>
          <table:table-cell office:value-type="string">
            <text:p>22.08.2020</text:p>
          </table:table-cell>
          <table:table-cell office:value-type="float" office:value="93.0057971014485">
            <text:p>93.0057971014485</text:p>
          </table:table-cell>
          <table:table-cell office:value-type="float" office:value="31.7840579710145">
            <text:p>31.7840579710145</text:p>
          </table:table-cell>
          <table:table-cell office:value-type="float" office:value="26.631884057971">
            <text:p>26.631884057971</text:p>
          </table:table-cell>
        </table:table-row>
        <table:table-row>
          <table:table-cell office:value-type="string">
            <text:p>23.08.2020</text:p>
          </table:table-cell>
          <table:table-cell office:value-type="float" office:value="93.0032608695644">
            <text:p>93.0032608695644</text:p>
          </table:table-cell>
          <table:table-cell office:value-type="float" office:value="31.7847826086956">
            <text:p>31.7847826086956</text:p>
          </table:table-cell>
          <table:table-cell office:value-type="float" office:value="26.6304347826087">
            <text:p>26.6304347826087</text:p>
          </table:table-cell>
        </table:table-row>
        <table:table-row>
          <table:table-cell office:value-type="string">
            <text:p>24.08.2020</text:p>
          </table:table-cell>
          <table:table-cell office:value-type="float" office:value="93.0007246376803">
            <text:p>93.0007246376803</text:p>
          </table:table-cell>
          <table:table-cell office:value-type="float" office:value="31.7855072463768">
            <text:p>31.7855072463768</text:p>
          </table:table-cell>
          <table:table-cell office:value-type="float" office:value="26.6289855072464">
            <text:p>26.6289855072464</text:p>
          </table:table-cell>
        </table:table-row>
        <table:table-row>
          <table:table-cell office:value-type="string">
            <text:p>25.08.2020</text:p>
          </table:table-cell>
          <table:table-cell office:value-type="float" office:value="92.9981884057963">
            <text:p>92.9981884057963</text:p>
          </table:table-cell>
          <table:table-cell office:value-type="float" office:value="31.786231884058">
            <text:p>31.786231884058</text:p>
          </table:table-cell>
          <table:table-cell office:value-type="float" office:value="26.6275362318841">
            <text:p>26.6275362318841</text:p>
          </table:table-cell>
        </table:table-row>
        <table:table-row>
          <table:table-cell office:value-type="string">
            <text:p>26.08.2020</text:p>
          </table:table-cell>
          <table:table-cell office:value-type="float" office:value="92.9956521739122">
            <text:p>92.9956521739122</text:p>
          </table:table-cell>
          <table:table-cell office:value-type="float" office:value="31.7869565217391">
            <text:p>31.7869565217391</text:p>
          </table:table-cell>
          <table:table-cell office:value-type="float" office:value="26.6260869565217">
            <text:p>26.6260869565217</text:p>
          </table:table-cell>
        </table:table-row>
        <table:table-row>
          <table:table-cell office:value-type="string">
            <text:p>27.08.2020</text:p>
          </table:table-cell>
          <table:table-cell office:value-type="float" office:value="92.9931159420281">
            <text:p>92.9931159420281</text:p>
          </table:table-cell>
          <table:table-cell office:value-type="float" office:value="31.7876811594203">
            <text:p>31.7876811594203</text:p>
          </table:table-cell>
          <table:table-cell office:value-type="float" office:value="26.6246376811594">
            <text:p>26.6246376811594</text:p>
          </table:table-cell>
        </table:table-row>
        <table:table-row>
          <table:table-cell office:value-type="string">
            <text:p>28.08.2020</text:p>
          </table:table-cell>
          <table:table-cell office:value-type="float" office:value="92.9905797101441">
            <text:p>92.9905797101441</text:p>
          </table:table-cell>
          <table:table-cell office:value-type="float" office:value="31.7884057971014">
            <text:p>31.7884057971014</text:p>
          </table:table-cell>
          <table:table-cell office:value-type="float" office:value="26.6231884057971">
            <text:p>26.6231884057971</text:p>
          </table:table-cell>
        </table:table-row>
        <table:table-row>
          <table:table-cell office:value-type="string">
            <text:p>29.08.2020</text:p>
          </table:table-cell>
          <table:table-cell office:value-type="float" office:value="92.98804347826">
            <text:p>92.98804347826</text:p>
          </table:table-cell>
          <table:table-cell office:value-type="float" office:value="31.7891304347826">
            <text:p>31.7891304347826</text:p>
          </table:table-cell>
          <table:table-cell office:value-type="float" office:value="26.6217391304348">
            <text:p>26.6217391304348</text:p>
          </table:table-cell>
        </table:table-row>
        <table:table-row>
          <table:table-cell office:value-type="string">
            <text:p>30.08.2020</text:p>
          </table:table-cell>
          <table:table-cell office:value-type="float" office:value="92.985507246376">
            <text:p>92.985507246376</text:p>
          </table:table-cell>
          <table:table-cell office:value-type="float" office:value="31.7898550724638">
            <text:p>31.7898550724638</text:p>
          </table:table-cell>
          <table:table-cell office:value-type="float" office:value="26.6202898550725">
            <text:p>26.6202898550725</text:p>
          </table:table-cell>
        </table:table-row>
        <table:table-row>
          <table:table-cell office:value-type="string">
            <text:p>31.08.2020</text:p>
          </table:table-cell>
          <table:table-cell office:value-type="float" office:value="92.9829710144919">
            <text:p>92.9829710144919</text:p>
          </table:table-cell>
          <table:table-cell office:value-type="float" office:value="31.7905797101449">
            <text:p>31.7905797101449</text:p>
          </table:table-cell>
          <table:table-cell office:value-type="float" office:value="26.6188405797102">
            <text:p>26.6188405797102</text:p>
          </table:table-cell>
        </table:table-row>
        <table:table-row>
          <table:table-cell office:value-type="string">
            <text:p>01.09.2020</text:p>
          </table:table-cell>
          <table:table-cell office:value-type="float" office:value="92.9804347826078">
            <text:p>92.9804347826078</text:p>
          </table:table-cell>
          <table:table-cell office:value-type="float" office:value="31.7913043478261">
            <text:p>31.7913043478261</text:p>
          </table:table-cell>
          <table:table-cell office:value-type="float" office:value="26.6173913043478">
            <text:p>26.6173913043478</text:p>
          </table:table-cell>
        </table:table-row>
        <table:table-row>
          <table:table-cell office:value-type="string">
            <text:p>02.09.2020</text:p>
          </table:table-cell>
          <table:table-cell office:value-type="float" office:value="92.9778985507238">
            <text:p>92.9778985507238</text:p>
          </table:table-cell>
          <table:table-cell office:value-type="float" office:value="31.7920289855072">
            <text:p>31.7920289855072</text:p>
          </table:table-cell>
          <table:table-cell office:value-type="float" office:value="26.6159420289855">
            <text:p>26.6159420289855</text:p>
          </table:table-cell>
        </table:table-row>
        <table:table-row>
          <table:table-cell office:value-type="string">
            <text:p>03.09.2020</text:p>
          </table:table-cell>
          <table:table-cell office:value-type="float" office:value="92.9753623188397">
            <text:p>92.9753623188397</text:p>
          </table:table-cell>
          <table:table-cell office:value-type="float" office:value="31.7927536231884">
            <text:p>31.7927536231884</text:p>
          </table:table-cell>
          <table:table-cell office:value-type="float" office:value="26.6144927536232">
            <text:p>26.6144927536232</text:p>
          </table:table-cell>
        </table:table-row>
        <table:table-row>
          <table:table-cell office:value-type="string">
            <text:p>04.09.2020</text:p>
          </table:table-cell>
          <table:table-cell office:value-type="float" office:value="92.9728260869556">
            <text:p>92.9728260869556</text:p>
          </table:table-cell>
          <table:table-cell office:value-type="float" office:value="31.7934782608696">
            <text:p>31.7934782608696</text:p>
          </table:table-cell>
          <table:table-cell office:value-type="float" office:value="26.6130434782609">
            <text:p>26.6130434782609</text:p>
          </table:table-cell>
        </table:table-row>
        <table:table-row>
          <table:table-cell office:value-type="string">
            <text:p>05.09.2020</text:p>
          </table:table-cell>
          <table:table-cell office:value-type="float" office:value="92.9702898550716">
            <text:p>92.9702898550716</text:p>
          </table:table-cell>
          <table:table-cell office:value-type="float" office:value="31.7942028985507">
            <text:p>31.7942028985507</text:p>
          </table:table-cell>
          <table:table-cell office:value-type="float" office:value="26.6115942028986">
            <text:p>26.6115942028986</text:p>
          </table:table-cell>
        </table:table-row>
        <table:table-row>
          <table:table-cell office:value-type="string">
            <text:p>06.09.2020</text:p>
          </table:table-cell>
          <table:table-cell office:value-type="float" office:value="92.9677536231875">
            <text:p>92.9677536231875</text:p>
          </table:table-cell>
          <table:table-cell office:value-type="float" office:value="31.7949275362319">
            <text:p>31.7949275362319</text:p>
          </table:table-cell>
          <table:table-cell office:value-type="float" office:value="26.6101449275362">
            <text:p>26.6101449275362</text:p>
          </table:table-cell>
        </table:table-row>
        <table:table-row>
          <table:table-cell office:value-type="string">
            <text:p>07.09.2020</text:p>
          </table:table-cell>
          <table:table-cell office:value-type="float" office:value="92.9652173913034">
            <text:p>92.9652173913034</text:p>
          </table:table-cell>
          <table:table-cell office:value-type="float" office:value="31.795652173913">
            <text:p>31.795652173913</text:p>
          </table:table-cell>
          <table:table-cell office:value-type="float" office:value="26.6086956521739">
            <text:p>26.6086956521739</text:p>
          </table:table-cell>
        </table:table-row>
        <table:table-row>
          <table:table-cell office:value-type="string">
            <text:p>08.09.2020</text:p>
          </table:table-cell>
          <table:table-cell office:value-type="float" office:value="92.9626811594194">
            <text:p>92.9626811594194</text:p>
          </table:table-cell>
          <table:table-cell office:value-type="float" office:value="31.7963768115942">
            <text:p>31.7963768115942</text:p>
          </table:table-cell>
          <table:table-cell office:value-type="float" office:value="26.6072463768116">
            <text:p>26.6072463768116</text:p>
          </table:table-cell>
        </table:table-row>
        <table:table-row>
          <table:table-cell office:value-type="string">
            <text:p>09.09.2020</text:p>
          </table:table-cell>
          <table:table-cell office:value-type="float" office:value="92.9601449275353">
            <text:p>92.9601449275353</text:p>
          </table:table-cell>
          <table:table-cell office:value-type="float" office:value="31.7971014492754">
            <text:p>31.7971014492754</text:p>
          </table:table-cell>
          <table:table-cell office:value-type="float" office:value="26.6057971014493">
            <text:p>26.6057971014493</text:p>
          </table:table-cell>
        </table:table-row>
        <table:table-row>
          <table:table-cell office:value-type="string">
            <text:p>10.09.2020</text:p>
          </table:table-cell>
          <table:table-cell office:value-type="float" office:value="92.9576086956512">
            <text:p>92.9576086956512</text:p>
          </table:table-cell>
          <table:table-cell office:value-type="float" office:value="31.7978260869565">
            <text:p>31.7978260869565</text:p>
          </table:table-cell>
          <table:table-cell office:value-type="float" office:value="26.604347826087">
            <text:p>26.604347826087</text:p>
          </table:table-cell>
        </table:table-row>
        <table:table-row>
          <table:table-cell office:value-type="string">
            <text:p>11.09.2020</text:p>
          </table:table-cell>
          <table:table-cell office:value-type="float" office:value="92.9550724637672">
            <text:p>92.9550724637672</text:p>
          </table:table-cell>
          <table:table-cell office:value-type="float" office:value="31.7985507246377">
            <text:p>31.7985507246377</text:p>
          </table:table-cell>
          <table:table-cell office:value-type="float" office:value="26.6028985507246">
            <text:p>26.6028985507246</text:p>
          </table:table-cell>
        </table:table-row>
        <table:table-row>
          <table:table-cell office:value-type="string">
            <text:p>12.09.2020</text:p>
          </table:table-cell>
          <table:table-cell office:value-type="float" office:value="92.9525362318831">
            <text:p>92.9525362318831</text:p>
          </table:table-cell>
          <table:table-cell office:value-type="float" office:value="31.7992753623188">
            <text:p>31.7992753623188</text:p>
          </table:table-cell>
          <table:table-cell office:value-type="float" office:value="26.6014492753623">
            <text:p>26.6014492753623</text:p>
          </table:table-cell>
        </table:table-row>
        <table:table-row>
          <table:table-cell office:value-type="string">
            <text:p>13.09.2020</text:p>
          </table:table-cell>
          <table:table-cell office:value-type="float" office:value="92.949999999999">
            <text:p>92.949999999999</text:p>
          </table:table-cell>
          <table:table-cell office:value-type="float" office:value="31.8">
            <text:p>31.8</text:p>
          </table:table-cell>
          <table:table-cell office:value-type="float" office:value="26.6">
            <text:p>26.6</text:p>
          </table:table-cell>
        </table:table-row>
        <table:table-row>
          <table:table-cell office:value-type="string">
            <text:p>14.09.2020</text:p>
          </table:table-cell>
          <table:table-cell office:value-type="float" office:value="92.947463768115">
            <text:p>92.947463768115</text:p>
          </table:table-cell>
          <table:table-cell office:value-type="float" office:value="31.8007246376812">
            <text:p>31.8007246376812</text:p>
          </table:table-cell>
          <table:table-cell office:value-type="float" office:value="26.5985507246377">
            <text:p>26.5985507246377</text:p>
          </table:table-cell>
        </table:table-row>
        <table:table-row>
          <table:table-cell office:value-type="string">
            <text:p>15.09.2020</text:p>
          </table:table-cell>
          <table:table-cell office:value-type="float" office:value="92.9449275362309">
            <text:p>92.9449275362309</text:p>
          </table:table-cell>
          <table:table-cell office:value-type="float" office:value="31.8014492753623">
            <text:p>31.8014492753623</text:p>
          </table:table-cell>
          <table:table-cell office:value-type="float" office:value="26.5971014492754">
            <text:p>26.5971014492754</text:p>
          </table:table-cell>
        </table:table-row>
        <table:table-row>
          <table:table-cell office:value-type="string">
            <text:p>16.09.2020</text:p>
          </table:table-cell>
          <table:table-cell office:value-type="float" office:value="92.9423913043468">
            <text:p>92.9423913043468</text:p>
          </table:table-cell>
          <table:table-cell office:value-type="float" office:value="31.8021739130435">
            <text:p>31.8021739130435</text:p>
          </table:table-cell>
          <table:table-cell office:value-type="float" office:value="26.5956521739131">
            <text:p>26.5956521739131</text:p>
          </table:table-cell>
        </table:table-row>
        <table:table-row>
          <table:table-cell office:value-type="string">
            <text:p>17.09.2020</text:p>
          </table:table-cell>
          <table:table-cell office:value-type="float" office:value="92.9398550724628">
            <text:p>92.9398550724628</text:p>
          </table:table-cell>
          <table:table-cell office:value-type="float" office:value="31.8028985507246">
            <text:p>31.8028985507246</text:p>
          </table:table-cell>
          <table:table-cell office:value-type="float" office:value="26.5942028985507">
            <text:p>26.5942028985507</text:p>
          </table:table-cell>
        </table:table-row>
        <table:table-row>
          <table:table-cell office:value-type="string">
            <text:p>18.09.2020</text:p>
          </table:table-cell>
          <table:table-cell office:value-type="float" office:value="92.9373188405787">
            <text:p>92.9373188405787</text:p>
          </table:table-cell>
          <table:table-cell office:value-type="float" office:value="31.8036231884058">
            <text:p>31.8036231884058</text:p>
          </table:table-cell>
          <table:table-cell office:value-type="float" office:value="26.5927536231884">
            <text:p>26.5927536231884</text:p>
          </table:table-cell>
        </table:table-row>
        <table:table-row>
          <table:table-cell office:value-type="string">
            <text:p>19.09.2020</text:p>
          </table:table-cell>
          <table:table-cell office:value-type="float" office:value="92.9347826086947">
            <text:p>92.9347826086947</text:p>
          </table:table-cell>
          <table:table-cell office:value-type="float" office:value="31.804347826087">
            <text:p>31.804347826087</text:p>
          </table:table-cell>
          <table:table-cell office:value-type="float" office:value="26.5913043478261">
            <text:p>26.5913043478261</text:p>
          </table:table-cell>
        </table:table-row>
        <table:table-row>
          <table:table-cell office:value-type="string">
            <text:p>20.09.2020</text:p>
          </table:table-cell>
          <table:table-cell office:value-type="float" office:value="92.9322463768106">
            <text:p>92.9322463768106</text:p>
          </table:table-cell>
          <table:table-cell office:value-type="float" office:value="31.8050724637681">
            <text:p>31.8050724637681</text:p>
          </table:table-cell>
          <table:table-cell office:value-type="float" office:value="26.5898550724638">
            <text:p>26.5898550724638</text:p>
          </table:table-cell>
        </table:table-row>
        <table:table-row>
          <table:table-cell office:value-type="string">
            <text:p>21.09.2020</text:p>
          </table:table-cell>
          <table:table-cell office:value-type="float" office:value="92.9297101449265">
            <text:p>92.9297101449265</text:p>
          </table:table-cell>
          <table:table-cell office:value-type="float" office:value="31.8057971014493">
            <text:p>31.8057971014493</text:p>
          </table:table-cell>
          <table:table-cell office:value-type="float" office:value="26.5884057971015">
            <text:p>26.5884057971015</text:p>
          </table:table-cell>
        </table:table-row>
        <table:table-row>
          <table:table-cell office:value-type="string">
            <text:p>22.09.2020</text:p>
          </table:table-cell>
          <table:table-cell office:value-type="float" office:value="92.9271739130425">
            <text:p>92.9271739130425</text:p>
          </table:table-cell>
          <table:table-cell office:value-type="float" office:value="31.8065217391304">
            <text:p>31.8065217391304</text:p>
          </table:table-cell>
          <table:table-cell office:value-type="float" office:value="26.5869565217391">
            <text:p>26.5869565217391</text:p>
          </table:table-cell>
        </table:table-row>
        <table:table-row>
          <table:table-cell office:value-type="string">
            <text:p>23.09.2020</text:p>
          </table:table-cell>
          <table:table-cell office:value-type="float" office:value="92.9246376811584">
            <text:p>92.9246376811584</text:p>
          </table:table-cell>
          <table:table-cell office:value-type="float" office:value="31.8072463768116">
            <text:p>31.8072463768116</text:p>
          </table:table-cell>
          <table:table-cell office:value-type="float" office:value="26.5855072463768">
            <text:p>26.5855072463768</text:p>
          </table:table-cell>
        </table:table-row>
        <table:table-row>
          <table:table-cell office:value-type="string">
            <text:p>24.09.2020</text:p>
          </table:table-cell>
          <table:table-cell office:value-type="float" office:value="92.9221014492743">
            <text:p>92.9221014492743</text:p>
          </table:table-cell>
          <table:table-cell office:value-type="float" office:value="31.8079710144927">
            <text:p>31.8079710144927</text:p>
          </table:table-cell>
          <table:table-cell office:value-type="float" office:value="26.5840579710145">
            <text:p>26.5840579710145</text:p>
          </table:table-cell>
        </table:table-row>
        <table:table-row>
          <table:table-cell office:value-type="string">
            <text:p>25.09.2020</text:p>
          </table:table-cell>
          <table:table-cell office:value-type="float" office:value="92.9195652173903">
            <text:p>92.9195652173903</text:p>
          </table:table-cell>
          <table:table-cell office:value-type="float" office:value="31.8086956521739">
            <text:p>31.8086956521739</text:p>
          </table:table-cell>
          <table:table-cell office:value-type="float" office:value="26.5826086956522">
            <text:p>26.5826086956522</text:p>
          </table:table-cell>
        </table:table-row>
        <table:table-row>
          <table:table-cell office:value-type="string">
            <text:p>26.09.2020</text:p>
          </table:table-cell>
          <table:table-cell office:value-type="float" office:value="92.9170289855062">
            <text:p>92.9170289855062</text:p>
          </table:table-cell>
          <table:table-cell office:value-type="float" office:value="31.8094202898551">
            <text:p>31.8094202898551</text:p>
          </table:table-cell>
          <table:table-cell office:value-type="float" office:value="26.5811594202899">
            <text:p>26.5811594202899</text:p>
          </table:table-cell>
        </table:table-row>
        <table:table-row>
          <table:table-cell office:value-type="string">
            <text:p>27.09.2020</text:p>
          </table:table-cell>
          <table:table-cell office:value-type="float" office:value="92.9144927536221">
            <text:p>92.9144927536221</text:p>
          </table:table-cell>
          <table:table-cell office:value-type="float" office:value="31.8101449275362">
            <text:p>31.8101449275362</text:p>
          </table:table-cell>
          <table:table-cell office:value-type="float" office:value="26.5797101449275">
            <text:p>26.5797101449275</text:p>
          </table:table-cell>
        </table:table-row>
        <table:table-row>
          <table:table-cell office:value-type="string">
            <text:p>28.09.2020</text:p>
          </table:table-cell>
          <table:table-cell office:value-type="float" office:value="92.9119565217381">
            <text:p>92.9119565217381</text:p>
          </table:table-cell>
          <table:table-cell office:value-type="float" office:value="31.8108695652174">
            <text:p>31.8108695652174</text:p>
          </table:table-cell>
          <table:table-cell office:value-type="float" office:value="26.5782608695652">
            <text:p>26.5782608695652</text:p>
          </table:table-cell>
        </table:table-row>
        <table:table-row>
          <table:table-cell office:value-type="string">
            <text:p>29.09.2020</text:p>
          </table:table-cell>
          <table:table-cell office:value-type="float" office:value="92.909420289854">
            <text:p>92.909420289854</text:p>
          </table:table-cell>
          <table:table-cell office:value-type="float" office:value="31.8115942028985">
            <text:p>31.8115942028985</text:p>
          </table:table-cell>
          <table:table-cell office:value-type="float" office:value="26.5768115942029">
            <text:p>26.5768115942029</text:p>
          </table:table-cell>
        </table:table-row>
        <table:table-row>
          <table:table-cell office:value-type="string">
            <text:p>30.09.2020</text:p>
          </table:table-cell>
          <table:table-cell office:value-type="float" office:value="92.9068840579699">
            <text:p>92.9068840579699</text:p>
          </table:table-cell>
          <table:table-cell office:value-type="float" office:value="31.8123188405797">
            <text:p>31.8123188405797</text:p>
          </table:table-cell>
          <table:table-cell office:value-type="float" office:value="26.5753623188406">
            <text:p>26.5753623188406</text:p>
          </table:table-cell>
        </table:table-row>
        <table:table-row>
          <table:table-cell office:value-type="string">
            <text:p>01.10.2020</text:p>
          </table:table-cell>
          <table:table-cell office:value-type="float" office:value="92.9043478260859">
            <text:p>92.9043478260859</text:p>
          </table:table-cell>
          <table:table-cell office:value-type="float" office:value="31.8130434782609">
            <text:p>31.8130434782609</text:p>
          </table:table-cell>
          <table:table-cell office:value-type="float" office:value="26.5739130434783">
            <text:p>26.5739130434783</text:p>
          </table:table-cell>
        </table:table-row>
        <table:table-row>
          <table:table-cell office:value-type="string">
            <text:p>02.10.2020</text:p>
          </table:table-cell>
          <table:table-cell office:value-type="float" office:value="92.9018115942018">
            <text:p>92.9018115942018</text:p>
          </table:table-cell>
          <table:table-cell office:value-type="float" office:value="31.813768115942">
            <text:p>31.813768115942</text:p>
          </table:table-cell>
          <table:table-cell office:value-type="float" office:value="26.572463768116">
            <text:p>26.572463768116</text:p>
          </table:table-cell>
        </table:table-row>
        <table:table-row>
          <table:table-cell office:value-type="string">
            <text:p>03.10.2020</text:p>
          </table:table-cell>
          <table:table-cell office:value-type="float" office:value="92.8992753623177">
            <text:p>92.8992753623177</text:p>
          </table:table-cell>
          <table:table-cell office:value-type="float" office:value="31.8144927536232">
            <text:p>31.8144927536232</text:p>
          </table:table-cell>
          <table:table-cell office:value-type="float" office:value="26.5710144927536">
            <text:p>26.5710144927536</text:p>
          </table:table-cell>
        </table:table-row>
        <table:table-row>
          <table:table-cell office:value-type="string">
            <text:p>04.10.2020</text:p>
          </table:table-cell>
          <table:table-cell office:value-type="float" office:value="92.8967391304337">
            <text:p>92.8967391304337</text:p>
          </table:table-cell>
          <table:table-cell office:value-type="float" office:value="31.8152173913043">
            <text:p>31.8152173913043</text:p>
          </table:table-cell>
          <table:table-cell office:value-type="float" office:value="26.5695652173913">
            <text:p>26.5695652173913</text:p>
          </table:table-cell>
        </table:table-row>
        <table:table-row>
          <table:table-cell office:value-type="string">
            <text:p>05.10.2020</text:p>
          </table:table-cell>
          <table:table-cell office:value-type="float" office:value="92.8942028985496">
            <text:p>92.8942028985496</text:p>
          </table:table-cell>
          <table:table-cell office:value-type="float" office:value="31.8159420289855">
            <text:p>31.8159420289855</text:p>
          </table:table-cell>
          <table:table-cell office:value-type="float" office:value="26.568115942029">
            <text:p>26.568115942029</text:p>
          </table:table-cell>
        </table:table-row>
        <table:table-row>
          <table:table-cell office:value-type="string">
            <text:p>06.10.2020</text:p>
          </table:table-cell>
          <table:table-cell office:value-type="float" office:value="92.8916666666655">
            <text:p>92.8916666666655</text:p>
          </table:table-cell>
          <table:table-cell office:value-type="float" office:value="31.8166666666667">
            <text:p>31.8166666666667</text:p>
          </table:table-cell>
          <table:table-cell office:value-type="float" office:value="26.5666666666667">
            <text:p>26.5666666666667</text:p>
          </table:table-cell>
        </table:table-row>
        <table:table-row>
          <table:table-cell office:value-type="string">
            <text:p>07.10.2020</text:p>
          </table:table-cell>
          <table:table-cell office:value-type="float" office:value="92.8891304347815">
            <text:p>92.8891304347815</text:p>
          </table:table-cell>
          <table:table-cell office:value-type="float" office:value="31.8173913043478">
            <text:p>31.8173913043478</text:p>
          </table:table-cell>
          <table:table-cell office:value-type="float" office:value="26.5652173913044">
            <text:p>26.5652173913044</text:p>
          </table:table-cell>
        </table:table-row>
        <table:table-row>
          <table:table-cell office:value-type="string">
            <text:p>08.10.2020</text:p>
          </table:table-cell>
          <table:table-cell office:value-type="float" office:value="92.8865942028974">
            <text:p>92.8865942028974</text:p>
          </table:table-cell>
          <table:table-cell office:value-type="float" office:value="31.818115942029">
            <text:p>31.818115942029</text:p>
          </table:table-cell>
          <table:table-cell office:value-type="float" office:value="26.563768115942">
            <text:p>26.563768115942</text:p>
          </table:table-cell>
        </table:table-row>
        <table:table-row>
          <table:table-cell office:value-type="string">
            <text:p>09.10.2020</text:p>
          </table:table-cell>
          <table:table-cell office:value-type="float" office:value="92.8840579710134">
            <text:p>92.8840579710134</text:p>
          </table:table-cell>
          <table:table-cell office:value-type="float" office:value="31.8188405797101">
            <text:p>31.8188405797101</text:p>
          </table:table-cell>
          <table:table-cell office:value-type="float" office:value="26.5623188405797">
            <text:p>26.5623188405797</text:p>
          </table:table-cell>
        </table:table-row>
        <table:table-row>
          <table:table-cell office:value-type="string">
            <text:p>10.10.2020</text:p>
          </table:table-cell>
          <table:table-cell office:value-type="float" office:value="92.8815217391293">
            <text:p>92.8815217391293</text:p>
          </table:table-cell>
          <table:table-cell office:value-type="float" office:value="31.8195652173913">
            <text:p>31.8195652173913</text:p>
          </table:table-cell>
          <table:table-cell office:value-type="float" office:value="26.5608695652174">
            <text:p>26.5608695652174</text:p>
          </table:table-cell>
        </table:table-row>
        <table:table-row>
          <table:table-cell office:value-type="string">
            <text:p>11.10.2020</text:p>
          </table:table-cell>
          <table:table-cell office:value-type="float" office:value="92.8789855072452">
            <text:p>92.8789855072452</text:p>
          </table:table-cell>
          <table:table-cell office:value-type="float" office:value="31.8202898550725">
            <text:p>31.8202898550725</text:p>
          </table:table-cell>
          <table:table-cell office:value-type="float" office:value="26.5594202898551">
            <text:p>26.5594202898551</text:p>
          </table:table-cell>
        </table:table-row>
        <table:table-row>
          <table:table-cell office:value-type="string">
            <text:p>12.10.2020</text:p>
          </table:table-cell>
          <table:table-cell office:value-type="float" office:value="92.8764492753612">
            <text:p>92.8764492753612</text:p>
          </table:table-cell>
          <table:table-cell office:value-type="float" office:value="31.8210144927536">
            <text:p>31.8210144927536</text:p>
          </table:table-cell>
          <table:table-cell office:value-type="float" office:value="26.5579710144928">
            <text:p>26.5579710144928</text:p>
          </table:table-cell>
        </table:table-row>
        <table:table-row>
          <table:table-cell office:value-type="string">
            <text:p>13.10.2020</text:p>
          </table:table-cell>
          <table:table-cell office:value-type="float" office:value="92.8739130434771">
            <text:p>92.8739130434771</text:p>
          </table:table-cell>
          <table:table-cell office:value-type="float" office:value="31.8217391304348">
            <text:p>31.8217391304348</text:p>
          </table:table-cell>
          <table:table-cell office:value-type="float" office:value="26.5565217391304">
            <text:p>26.5565217391304</text:p>
          </table:table-cell>
        </table:table-row>
        <table:table-row>
          <table:table-cell office:value-type="string">
            <text:p>14.10.2020</text:p>
          </table:table-cell>
          <table:table-cell office:value-type="float" office:value="92.871376811593">
            <text:p>92.871376811593</text:p>
          </table:table-cell>
          <table:table-cell office:value-type="float" office:value="31.8224637681159">
            <text:p>31.8224637681159</text:p>
          </table:table-cell>
          <table:table-cell office:value-type="float" office:value="26.5550724637681">
            <text:p>26.5550724637681</text:p>
          </table:table-cell>
        </table:table-row>
        <table:table-row>
          <table:table-cell office:value-type="string">
            <text:p>15.10.2020</text:p>
          </table:table-cell>
          <table:table-cell office:value-type="float" office:value="92.868840579709">
            <text:p>92.868840579709</text:p>
          </table:table-cell>
          <table:table-cell office:value-type="float" office:value="31.8231884057971">
            <text:p>31.8231884057971</text:p>
          </table:table-cell>
          <table:table-cell office:value-type="float" office:value="26.5536231884058">
            <text:p>26.5536231884058</text:p>
          </table:table-cell>
        </table:table-row>
        <table:table-row>
          <table:table-cell office:value-type="string">
            <text:p>16.10.2020</text:p>
          </table:table-cell>
          <table:table-cell office:value-type="float" office:value="92.8663043478249">
            <text:p>92.8663043478249</text:p>
          </table:table-cell>
          <table:table-cell office:value-type="float" office:value="31.8239130434783">
            <text:p>31.8239130434783</text:p>
          </table:table-cell>
          <table:table-cell office:value-type="float" office:value="26.5521739130435">
            <text:p>26.5521739130435</text:p>
          </table:table-cell>
        </table:table-row>
        <table:table-row>
          <table:table-cell office:value-type="string">
            <text:p>17.10.2020</text:p>
          </table:table-cell>
          <table:table-cell office:value-type="float" office:value="92.8637681159408">
            <text:p>92.8637681159408</text:p>
          </table:table-cell>
          <table:table-cell office:value-type="float" office:value="31.8246376811594">
            <text:p>31.8246376811594</text:p>
          </table:table-cell>
          <table:table-cell office:value-type="float" office:value="26.5507246376812">
            <text:p>26.5507246376812</text:p>
          </table:table-cell>
        </table:table-row>
        <table:table-row>
          <table:table-cell office:value-type="string">
            <text:p>18.10.2020</text:p>
          </table:table-cell>
          <table:table-cell office:value-type="float" office:value="92.8612318840568">
            <text:p>92.8612318840568</text:p>
          </table:table-cell>
          <table:table-cell office:value-type="float" office:value="31.8253623188406">
            <text:p>31.8253623188406</text:p>
          </table:table-cell>
          <table:table-cell office:value-type="float" office:value="26.5492753623189">
            <text:p>26.5492753623189</text:p>
          </table:table-cell>
        </table:table-row>
        <table:table-row>
          <table:table-cell office:value-type="string">
            <text:p>19.10.2020</text:p>
          </table:table-cell>
          <table:table-cell office:value-type="float" office:value="92.8586956521727">
            <text:p>92.8586956521727</text:p>
          </table:table-cell>
          <table:table-cell office:value-type="float" office:value="31.8260869565217">
            <text:p>31.8260869565217</text:p>
          </table:table-cell>
          <table:table-cell office:value-type="float" office:value="26.5478260869565">
            <text:p>26.5478260869565</text:p>
          </table:table-cell>
        </table:table-row>
        <table:table-row>
          <table:table-cell office:value-type="string">
            <text:p>20.10.2020</text:p>
          </table:table-cell>
          <table:table-cell office:value-type="float" office:value="92.8561594202886">
            <text:p>92.8561594202886</text:p>
          </table:table-cell>
          <table:table-cell office:value-type="float" office:value="31.8268115942029">
            <text:p>31.8268115942029</text:p>
          </table:table-cell>
          <table:table-cell office:value-type="float" office:value="26.5463768115942">
            <text:p>26.5463768115942</text:p>
          </table:table-cell>
        </table:table-row>
        <table:table-row>
          <table:table-cell office:value-type="string">
            <text:p>21.10.2020</text:p>
          </table:table-cell>
          <table:table-cell office:value-type="float" office:value="92.8536231884046">
            <text:p>92.8536231884046</text:p>
          </table:table-cell>
          <table:table-cell office:value-type="float" office:value="31.827536231884">
            <text:p>31.827536231884</text:p>
          </table:table-cell>
          <table:table-cell office:value-type="float" office:value="26.5449275362319">
            <text:p>26.5449275362319</text:p>
          </table:table-cell>
        </table:table-row>
        <table:table-row>
          <table:table-cell office:value-type="string">
            <text:p>22.10.2020</text:p>
          </table:table-cell>
          <table:table-cell office:value-type="float" office:value="92.8510869565205">
            <text:p>92.8510869565205</text:p>
          </table:table-cell>
          <table:table-cell office:value-type="float" office:value="31.8282608695652">
            <text:p>31.8282608695652</text:p>
          </table:table-cell>
          <table:table-cell office:value-type="float" office:value="26.5434782608696">
            <text:p>26.5434782608696</text:p>
          </table:table-cell>
        </table:table-row>
        <table:table-row>
          <table:table-cell office:value-type="string">
            <text:p>23.10.2020</text:p>
          </table:table-cell>
          <table:table-cell office:value-type="float" office:value="92.8485507246364">
            <text:p>92.8485507246364</text:p>
          </table:table-cell>
          <table:table-cell office:value-type="float" office:value="31.8289855072464">
            <text:p>31.8289855072464</text:p>
          </table:table-cell>
          <table:table-cell office:value-type="float" office:value="26.5420289855073">
            <text:p>26.5420289855073</text:p>
          </table:table-cell>
        </table:table-row>
        <table:table-row>
          <table:table-cell office:value-type="string">
            <text:p>24.10.2020</text:p>
          </table:table-cell>
          <table:table-cell office:value-type="float" office:value="92.8460144927524">
            <text:p>92.8460144927524</text:p>
          </table:table-cell>
          <table:table-cell office:value-type="float" office:value="31.8297101449275">
            <text:p>31.8297101449275</text:p>
          </table:table-cell>
          <table:table-cell office:value-type="float" office:value="26.5405797101449">
            <text:p>26.5405797101449</text:p>
          </table:table-cell>
        </table:table-row>
        <table:table-row>
          <table:table-cell office:value-type="string">
            <text:p>25.10.2020</text:p>
          </table:table-cell>
          <table:table-cell office:value-type="float" office:value="92.8434782608683">
            <text:p>92.8434782608683</text:p>
          </table:table-cell>
          <table:table-cell office:value-type="float" office:value="31.8304347826087">
            <text:p>31.8304347826087</text:p>
          </table:table-cell>
          <table:table-cell office:value-type="float" office:value="26.5391304347826">
            <text:p>26.5391304347826</text:p>
          </table:table-cell>
        </table:table-row>
        <table:table-row>
          <table:table-cell office:value-type="string">
            <text:p>26.10.2020</text:p>
          </table:table-cell>
          <table:table-cell office:value-type="float" office:value="92.8409420289843">
            <text:p>92.8409420289843</text:p>
          </table:table-cell>
          <table:table-cell office:value-type="float" office:value="31.8311594202898">
            <text:p>31.8311594202898</text:p>
          </table:table-cell>
          <table:table-cell office:value-type="float" office:value="26.5376811594203">
            <text:p>26.5376811594203</text:p>
          </table:table-cell>
        </table:table-row>
        <table:table-row>
          <table:table-cell office:value-type="string">
            <text:p>27.10.2020</text:p>
          </table:table-cell>
          <table:table-cell office:value-type="float" office:value="92.8384057971002">
            <text:p>92.8384057971002</text:p>
          </table:table-cell>
          <table:table-cell office:value-type="float" office:value="31.831884057971">
            <text:p>31.831884057971</text:p>
          </table:table-cell>
          <table:table-cell office:value-type="float" office:value="26.536231884058">
            <text:p>26.536231884058</text:p>
          </table:table-cell>
        </table:table-row>
        <table:table-row>
          <table:table-cell office:value-type="string">
            <text:p>28.10.2020</text:p>
          </table:table-cell>
          <table:table-cell office:value-type="float" office:value="92.8358695652161">
            <text:p>92.8358695652161</text:p>
          </table:table-cell>
          <table:table-cell office:value-type="float" office:value="31.8326086956522">
            <text:p>31.8326086956522</text:p>
          </table:table-cell>
          <table:table-cell office:value-type="float" office:value="26.5347826086957">
            <text:p>26.5347826086957</text:p>
          </table:table-cell>
        </table:table-row>
        <table:table-row>
          <table:table-cell office:value-type="string">
            <text:p>29.10.2020</text:p>
          </table:table-cell>
          <table:table-cell office:value-type="float" office:value="92.8333333333321">
            <text:p>92.8333333333321</text:p>
          </table:table-cell>
          <table:table-cell office:value-type="float" office:value="31.8333333333333">
            <text:p>31.8333333333333</text:p>
          </table:table-cell>
          <table:table-cell office:value-type="float" office:value="26.5333333333333">
            <text:p>26.5333333333333</text:p>
          </table:table-cell>
        </table:table-row>
        <table:table-row>
          <table:table-cell office:value-type="string">
            <text:p>30.10.2020</text:p>
          </table:table-cell>
          <table:table-cell office:value-type="float" office:value="92.830797101448">
            <text:p>92.830797101448</text:p>
          </table:table-cell>
          <table:table-cell office:value-type="float" office:value="31.8340579710145">
            <text:p>31.8340579710145</text:p>
          </table:table-cell>
          <table:table-cell office:value-type="float" office:value="26.531884057971">
            <text:p>26.531884057971</text:p>
          </table:table-cell>
        </table:table-row>
        <table:table-row>
          <table:table-cell office:value-type="string">
            <text:p>31.10.2020</text:p>
          </table:table-cell>
          <table:table-cell office:value-type="float" office:value="92.8282608695639">
            <text:p>92.8282608695639</text:p>
          </table:table-cell>
          <table:table-cell office:value-type="float" office:value="31.8347826086956">
            <text:p>31.8347826086956</text:p>
          </table:table-cell>
          <table:table-cell office:value-type="float" office:value="26.5304347826087">
            <text:p>26.5304347826087</text:p>
          </table:table-cell>
        </table:table-row>
        <table:table-row>
          <table:table-cell office:value-type="string">
            <text:p>01.11.2020</text:p>
          </table:table-cell>
          <table:table-cell office:value-type="float" office:value="92.8257246376799">
            <text:p>92.8257246376799</text:p>
          </table:table-cell>
          <table:table-cell office:value-type="float" office:value="31.8355072463768">
            <text:p>31.8355072463768</text:p>
          </table:table-cell>
          <table:table-cell office:value-type="float" office:value="26.5289855072464">
            <text:p>26.5289855072464</text:p>
          </table:table-cell>
        </table:table-row>
        <table:table-row>
          <table:table-cell office:value-type="string">
            <text:p>02.11.2020</text:p>
          </table:table-cell>
          <table:table-cell office:value-type="float" office:value="92.8231884057958">
            <text:p>92.8231884057958</text:p>
          </table:table-cell>
          <table:table-cell office:value-type="float" office:value="31.836231884058">
            <text:p>31.836231884058</text:p>
          </table:table-cell>
          <table:table-cell office:value-type="float" office:value="26.5275362318841">
            <text:p>26.5275362318841</text:p>
          </table:table-cell>
        </table:table-row>
        <table:table-row>
          <table:table-cell office:value-type="string">
            <text:p>03.11.2020</text:p>
          </table:table-cell>
          <table:table-cell office:value-type="float" office:value="92.8206521739117">
            <text:p>92.8206521739117</text:p>
          </table:table-cell>
          <table:table-cell office:value-type="float" office:value="31.8369565217391">
            <text:p>31.8369565217391</text:p>
          </table:table-cell>
          <table:table-cell office:value-type="float" office:value="26.5260869565218">
            <text:p>26.5260869565218</text:p>
          </table:table-cell>
        </table:table-row>
        <table:table-row>
          <table:table-cell office:value-type="string">
            <text:p>04.11.2020</text:p>
          </table:table-cell>
          <table:table-cell office:value-type="float" office:value="92.8181159420277">
            <text:p>92.8181159420277</text:p>
          </table:table-cell>
          <table:table-cell office:value-type="float" office:value="31.8376811594203">
            <text:p>31.8376811594203</text:p>
          </table:table-cell>
          <table:table-cell office:value-type="float" office:value="26.5246376811594">
            <text:p>26.5246376811594</text:p>
          </table:table-cell>
        </table:table-row>
        <table:table-row>
          <table:table-cell office:value-type="string">
            <text:p>05.11.2020</text:p>
          </table:table-cell>
          <table:table-cell office:value-type="float" office:value="92.8155797101436">
            <text:p>92.8155797101436</text:p>
          </table:table-cell>
          <table:table-cell office:value-type="float" office:value="31.8384057971014">
            <text:p>31.8384057971014</text:p>
          </table:table-cell>
          <table:table-cell office:value-type="float" office:value="26.5231884057971">
            <text:p>26.5231884057971</text:p>
          </table:table-cell>
        </table:table-row>
        <table:table-row>
          <table:table-cell office:value-type="string">
            <text:p>06.11.2020</text:p>
          </table:table-cell>
          <table:table-cell office:value-type="float" office:value="92.8130434782595">
            <text:p>92.8130434782595</text:p>
          </table:table-cell>
          <table:table-cell office:value-type="float" office:value="31.8391304347826">
            <text:p>31.8391304347826</text:p>
          </table:table-cell>
          <table:table-cell office:value-type="float" office:value="26.5217391304348">
            <text:p>26.5217391304348</text:p>
          </table:table-cell>
        </table:table-row>
        <table:table-row>
          <table:table-cell office:value-type="string">
            <text:p>07.11.2020</text:p>
          </table:table-cell>
          <table:table-cell office:value-type="float" office:value="92.8105072463755">
            <text:p>92.8105072463755</text:p>
          </table:table-cell>
          <table:table-cell office:value-type="float" office:value="31.8398550724638">
            <text:p>31.8398550724638</text:p>
          </table:table-cell>
          <table:table-cell office:value-type="float" office:value="26.5202898550725">
            <text:p>26.5202898550725</text:p>
          </table:table-cell>
        </table:table-row>
        <table:table-row>
          <table:table-cell office:value-type="string">
            <text:p>08.11.2020</text:p>
          </table:table-cell>
          <table:table-cell office:value-type="float" office:value="92.8079710144914">
            <text:p>92.8079710144914</text:p>
          </table:table-cell>
          <table:table-cell office:value-type="float" office:value="31.8405797101449">
            <text:p>31.8405797101449</text:p>
          </table:table-cell>
          <table:table-cell office:value-type="float" office:value="26.5188405797102">
            <text:p>26.5188405797102</text:p>
          </table:table-cell>
        </table:table-row>
        <table:table-row>
          <table:table-cell office:value-type="string">
            <text:p>09.11.2020</text:p>
          </table:table-cell>
          <table:table-cell office:value-type="float" office:value="92.8054347826073">
            <text:p>92.8054347826073</text:p>
          </table:table-cell>
          <table:table-cell office:value-type="float" office:value="31.8413043478261">
            <text:p>31.8413043478261</text:p>
          </table:table-cell>
          <table:table-cell office:value-type="float" office:value="26.5173913043478">
            <text:p>26.5173913043478</text:p>
          </table:table-cell>
        </table:table-row>
        <table:table-row>
          <table:table-cell office:value-type="string">
            <text:p>10.11.2020</text:p>
          </table:table-cell>
          <table:table-cell office:value-type="float" office:value="92.8028985507233">
            <text:p>92.8028985507233</text:p>
          </table:table-cell>
          <table:table-cell office:value-type="float" office:value="31.8420289855072">
            <text:p>31.8420289855072</text:p>
          </table:table-cell>
          <table:table-cell office:value-type="float" office:value="26.5159420289855">
            <text:p>26.5159420289855</text:p>
          </table:table-cell>
        </table:table-row>
        <table:table-row>
          <table:table-cell office:value-type="string">
            <text:p>11.11.2020</text:p>
          </table:table-cell>
          <table:table-cell office:value-type="float" office:value="92.8003623188392">
            <text:p>92.8003623188392</text:p>
          </table:table-cell>
          <table:table-cell office:value-type="float" office:value="31.8427536231884">
            <text:p>31.8427536231884</text:p>
          </table:table-cell>
          <table:table-cell office:value-type="float" office:value="26.5144927536232">
            <text:p>26.5144927536232</text:p>
          </table:table-cell>
        </table:table-row>
        <table:table-row>
          <table:table-cell office:value-type="string">
            <text:p>12.11.2020</text:p>
          </table:table-cell>
          <table:table-cell office:value-type="float" office:value="92.7978260869551">
            <text:p>92.7978260869551</text:p>
          </table:table-cell>
          <table:table-cell office:value-type="float" office:value="31.8434782608696">
            <text:p>31.8434782608696</text:p>
          </table:table-cell>
          <table:table-cell office:value-type="float" office:value="26.5130434782609">
            <text:p>26.5130434782609</text:p>
          </table:table-cell>
        </table:table-row>
        <table:table-row>
          <table:table-cell office:value-type="string">
            <text:p>13.11.2020</text:p>
          </table:table-cell>
          <table:table-cell office:value-type="float" office:value="92.7952898550711">
            <text:p>92.7952898550711</text:p>
          </table:table-cell>
          <table:table-cell office:value-type="float" office:value="31.8442028985507">
            <text:p>31.8442028985507</text:p>
          </table:table-cell>
          <table:table-cell office:value-type="float" office:value="26.5115942028986">
            <text:p>26.5115942028986</text:p>
          </table:table-cell>
        </table:table-row>
        <table:table-row>
          <table:table-cell office:value-type="string">
            <text:p>14.11.2020</text:p>
          </table:table-cell>
          <table:table-cell office:value-type="float" office:value="92.792753623187">
            <text:p>92.792753623187</text:p>
          </table:table-cell>
          <table:table-cell office:value-type="float" office:value="31.8449275362319">
            <text:p>31.8449275362319</text:p>
          </table:table-cell>
          <table:table-cell office:value-type="float" office:value="26.5101449275362">
            <text:p>26.5101449275362</text:p>
          </table:table-cell>
        </table:table-row>
        <table:table-row>
          <table:table-cell office:value-type="string">
            <text:p>15.11.2020</text:p>
          </table:table-cell>
          <table:table-cell office:value-type="float" office:value="92.790217391303">
            <text:p>92.790217391303</text:p>
          </table:table-cell>
          <table:table-cell office:value-type="float" office:value="31.845652173913">
            <text:p>31.845652173913</text:p>
          </table:table-cell>
          <table:table-cell office:value-type="float" office:value="26.5086956521739">
            <text:p>26.5086956521739</text:p>
          </table:table-cell>
        </table:table-row>
        <table:table-row>
          <table:table-cell office:value-type="string">
            <text:p>16.11.2020</text:p>
          </table:table-cell>
          <table:table-cell office:value-type="float" office:value="92.7876811594189">
            <text:p>92.7876811594189</text:p>
          </table:table-cell>
          <table:table-cell office:value-type="float" office:value="31.8463768115942">
            <text:p>31.8463768115942</text:p>
          </table:table-cell>
          <table:table-cell office:value-type="float" office:value="26.5072463768116">
            <text:p>26.5072463768116</text:p>
          </table:table-cell>
        </table:table-row>
        <table:table-row>
          <table:table-cell office:value-type="string">
            <text:p>17.11.2020</text:p>
          </table:table-cell>
          <table:table-cell office:value-type="float" office:value="92.7851449275348">
            <text:p>92.7851449275348</text:p>
          </table:table-cell>
          <table:table-cell office:value-type="float" office:value="31.8471014492754">
            <text:p>31.8471014492754</text:p>
          </table:table-cell>
          <table:table-cell office:value-type="float" office:value="26.5057971014493">
            <text:p>26.5057971014493</text:p>
          </table:table-cell>
        </table:table-row>
        <table:table-row>
          <table:table-cell office:value-type="string">
            <text:p>18.11.2020</text:p>
          </table:table-cell>
          <table:table-cell office:value-type="float" office:value="92.7826086956508">
            <text:p>92.7826086956508</text:p>
          </table:table-cell>
          <table:table-cell office:value-type="float" office:value="31.8478260869565">
            <text:p>31.8478260869565</text:p>
          </table:table-cell>
          <table:table-cell office:value-type="float" office:value="26.504347826087">
            <text:p>26.504347826087</text:p>
          </table:table-cell>
        </table:table-row>
        <table:table-row>
          <table:table-cell office:value-type="string">
            <text:p>19.11.2020</text:p>
          </table:table-cell>
          <table:table-cell office:value-type="float" office:value="92.7800724637667">
            <text:p>92.7800724637667</text:p>
          </table:table-cell>
          <table:table-cell office:value-type="float" office:value="31.8485507246377">
            <text:p>31.8485507246377</text:p>
          </table:table-cell>
          <table:table-cell office:value-type="float" office:value="26.5028985507247">
            <text:p>26.5028985507247</text:p>
          </table:table-cell>
        </table:table-row>
        <table:table-row>
          <table:table-cell office:value-type="string">
            <text:p>20.11.2020</text:p>
          </table:table-cell>
          <table:table-cell office:value-type="float" office:value="92.7775362318826">
            <text:p>92.7775362318826</text:p>
          </table:table-cell>
          <table:table-cell office:value-type="float" office:value="31.8492753623188">
            <text:p>31.8492753623188</text:p>
          </table:table-cell>
          <table:table-cell office:value-type="float" office:value="26.5014492753623">
            <text:p>26.5014492753623</text:p>
          </table:table-cell>
        </table:table-row>
        <table:table-row>
          <table:table-cell office:value-type="string">
            <text:p>21.11.2020</text:p>
          </table:table-cell>
          <table:table-cell office:value-type="float" office:value="92.7749999999986">
            <text:p>92.7749999999986</text:p>
          </table:table-cell>
          <table:table-cell office:value-type="float" office:value="31.85">
            <text:p>31.85</text:p>
          </table:table-cell>
          <table:table-cell office:value-type="float" office:value="26.5">
            <text:p>26.5</text:p>
          </table:table-cell>
        </table:table-row>
        <table:table-row>
          <table:table-cell office:value-type="string">
            <text:p>22.11.2020</text:p>
          </table:table-cell>
          <table:table-cell office:value-type="float" office:value="92.7724637681145">
            <text:p>92.7724637681145</text:p>
          </table:table-cell>
          <table:table-cell office:value-type="float" office:value="31.8507246376811">
            <text:p>31.8507246376811</text:p>
          </table:table-cell>
          <table:table-cell office:value-type="float" office:value="26.4985507246377">
            <text:p>26.4985507246377</text:p>
          </table:table-cell>
        </table:table-row>
        <table:table-row>
          <table:table-cell office:value-type="string">
            <text:p>23.11.2020</text:p>
          </table:table-cell>
          <table:table-cell office:value-type="float" office:value="92.7699275362304">
            <text:p>92.7699275362304</text:p>
          </table:table-cell>
          <table:table-cell office:value-type="float" office:value="31.8514492753623">
            <text:p>31.8514492753623</text:p>
          </table:table-cell>
          <table:table-cell office:value-type="float" office:value="26.4971014492754">
            <text:p>26.4971014492754</text:p>
          </table:table-cell>
        </table:table-row>
        <table:table-row>
          <table:table-cell office:value-type="string">
            <text:p>24.11.2020</text:p>
          </table:table-cell>
          <table:table-cell office:value-type="float" office:value="92.7673913043464">
            <text:p>92.7673913043464</text:p>
          </table:table-cell>
          <table:table-cell office:value-type="float" office:value="31.8521739130435">
            <text:p>31.8521739130435</text:p>
          </table:table-cell>
          <table:table-cell office:value-type="float" office:value="26.4956521739131">
            <text:p>26.4956521739131</text:p>
          </table:table-cell>
        </table:table-row>
        <table:table-row>
          <table:table-cell office:value-type="string">
            <text:p>25.11.2020</text:p>
          </table:table-cell>
          <table:table-cell office:value-type="float" office:value="92.7648550724623">
            <text:p>92.7648550724623</text:p>
          </table:table-cell>
          <table:table-cell office:value-type="float" office:value="31.8528985507246">
            <text:p>31.8528985507246</text:p>
          </table:table-cell>
          <table:table-cell office:value-type="float" office:value="26.4942028985507">
            <text:p>26.4942028985507</text:p>
          </table:table-cell>
        </table:table-row>
        <table:table-row>
          <table:table-cell office:value-type="string">
            <text:p>26.11.2020</text:p>
          </table:table-cell>
          <table:table-cell office:value-type="float" office:value="92.7623188405782">
            <text:p>92.7623188405782</text:p>
          </table:table-cell>
          <table:table-cell office:value-type="float" office:value="31.8536231884058">
            <text:p>31.8536231884058</text:p>
          </table:table-cell>
          <table:table-cell office:value-type="float" office:value="26.4927536231884">
            <text:p>26.4927536231884</text:p>
          </table:table-cell>
        </table:table-row>
        <table:table-row>
          <table:table-cell office:value-type="string">
            <text:p>27.11.2020</text:p>
          </table:table-cell>
          <table:table-cell office:value-type="float" office:value="92.7597826086942">
            <text:p>92.7597826086942</text:p>
          </table:table-cell>
          <table:table-cell office:value-type="float" office:value="31.8543478260869">
            <text:p>31.8543478260869</text:p>
          </table:table-cell>
          <table:table-cell office:value-type="float" office:value="26.4913043478261">
            <text:p>26.4913043478261</text:p>
          </table:table-cell>
        </table:table-row>
        <table:table-row>
          <table:table-cell office:value-type="string">
            <text:p>28.11.2020</text:p>
          </table:table-cell>
          <table:table-cell office:value-type="float" office:value="92.7572463768101">
            <text:p>92.7572463768101</text:p>
          </table:table-cell>
          <table:table-cell office:value-type="float" office:value="31.8550724637681">
            <text:p>31.8550724637681</text:p>
          </table:table-cell>
          <table:table-cell office:value-type="float" office:value="26.4898550724638">
            <text:p>26.4898550724638</text:p>
          </table:table-cell>
        </table:table-row>
        <table:table-row>
          <table:table-cell office:value-type="string">
            <text:p>29.11.2020</text:p>
          </table:table-cell>
          <table:table-cell office:value-type="float" office:value="92.754710144926">
            <text:p>92.754710144926</text:p>
          </table:table-cell>
          <table:table-cell office:value-type="float" office:value="31.8557971014493">
            <text:p>31.8557971014493</text:p>
          </table:table-cell>
          <table:table-cell office:value-type="float" office:value="26.4884057971015">
            <text:p>26.4884057971015</text:p>
          </table:table-cell>
        </table:table-row>
        <table:table-row>
          <table:table-cell office:value-type="string">
            <text:p>30.11.2020</text:p>
          </table:table-cell>
          <table:table-cell office:value-type="float" office:value="92.752173913042">
            <text:p>92.752173913042</text:p>
          </table:table-cell>
          <table:table-cell office:value-type="float" office:value="31.8565217391304">
            <text:p>31.8565217391304</text:p>
          </table:table-cell>
          <table:table-cell office:value-type="float" office:value="26.4869565217391">
            <text:p>26.4869565217391</text:p>
          </table:table-cell>
        </table:table-row>
        <table:table-row>
          <table:table-cell office:value-type="string">
            <text:p>01.12.2020</text:p>
          </table:table-cell>
          <table:table-cell office:value-type="float" office:value="92.7496376811579">
            <text:p>92.7496376811579</text:p>
          </table:table-cell>
          <table:table-cell office:value-type="float" office:value="31.8572463768116">
            <text:p>31.8572463768116</text:p>
          </table:table-cell>
          <table:table-cell office:value-type="float" office:value="26.4855072463768">
            <text:p>26.4855072463768</text:p>
          </table:table-cell>
        </table:table-row>
        <table:table-row>
          <table:table-cell office:value-type="string">
            <text:p>02.12.2020</text:p>
          </table:table-cell>
          <table:table-cell office:value-type="float" office:value="92.7471014492738">
            <text:p>92.7471014492738</text:p>
          </table:table-cell>
          <table:table-cell office:value-type="float" office:value="31.8579710144927">
            <text:p>31.8579710144927</text:p>
          </table:table-cell>
          <table:table-cell office:value-type="float" office:value="26.4840579710145">
            <text:p>26.4840579710145</text:p>
          </table:table-cell>
        </table:table-row>
        <table:table-row>
          <table:table-cell office:value-type="string">
            <text:p>03.12.2020</text:p>
          </table:table-cell>
          <table:table-cell office:value-type="float" office:value="92.7445652173898">
            <text:p>92.7445652173898</text:p>
          </table:table-cell>
          <table:table-cell office:value-type="float" office:value="31.8586956521739">
            <text:p>31.8586956521739</text:p>
          </table:table-cell>
          <table:table-cell office:value-type="float" office:value="26.4826086956522">
            <text:p>26.4826086956522</text:p>
          </table:table-cell>
        </table:table-row>
        <table:table-row>
          <table:table-cell office:value-type="string">
            <text:p>04.12.2020</text:p>
          </table:table-cell>
          <table:table-cell office:value-type="float" office:value="92.7420289855057">
            <text:p>92.7420289855057</text:p>
          </table:table-cell>
          <table:table-cell office:value-type="float" office:value="31.8594202898551">
            <text:p>31.8594202898551</text:p>
          </table:table-cell>
          <table:table-cell office:value-type="float" office:value="26.4811594202899">
            <text:p>26.4811594202899</text:p>
          </table:table-cell>
        </table:table-row>
        <table:table-row>
          <table:table-cell office:value-type="string">
            <text:p>05.12.2020</text:p>
          </table:table-cell>
          <table:table-cell office:value-type="float" office:value="92.7394927536217">
            <text:p>92.7394927536217</text:p>
          </table:table-cell>
          <table:table-cell office:value-type="float" office:value="31.8601449275362">
            <text:p>31.8601449275362</text:p>
          </table:table-cell>
          <table:table-cell office:value-type="float" office:value="26.4797101449276">
            <text:p>26.4797101449276</text:p>
          </table:table-cell>
        </table:table-row>
        <table:table-row>
          <table:table-cell office:value-type="string">
            <text:p>06.12.2020</text:p>
          </table:table-cell>
          <table:table-cell office:value-type="float" office:value="92.7369565217376">
            <text:p>92.7369565217376</text:p>
          </table:table-cell>
          <table:table-cell office:value-type="float" office:value="31.8608695652174">
            <text:p>31.8608695652174</text:p>
          </table:table-cell>
          <table:table-cell office:value-type="float" office:value="26.4782608695652">
            <text:p>26.4782608695652</text:p>
          </table:table-cell>
        </table:table-row>
        <table:table-row>
          <table:table-cell office:value-type="string">
            <text:p>07.12.2020</text:p>
          </table:table-cell>
          <table:table-cell office:value-type="float" office:value="92.7344202898535">
            <text:p>92.7344202898535</text:p>
          </table:table-cell>
          <table:table-cell office:value-type="float" office:value="31.8615942028985">
            <text:p>31.8615942028985</text:p>
          </table:table-cell>
          <table:table-cell office:value-type="float" office:value="26.4768115942029">
            <text:p>26.4768115942029</text:p>
          </table:table-cell>
        </table:table-row>
        <table:table-row>
          <table:table-cell office:value-type="string">
            <text:p>08.12.2020</text:p>
          </table:table-cell>
          <table:table-cell office:value-type="float" office:value="92.7318840579695">
            <text:p>92.7318840579695</text:p>
          </table:table-cell>
          <table:table-cell office:value-type="float" office:value="31.8623188405797">
            <text:p>31.8623188405797</text:p>
          </table:table-cell>
          <table:table-cell office:value-type="float" office:value="26.4753623188406">
            <text:p>26.4753623188406</text:p>
          </table:table-cell>
        </table:table-row>
        <table:table-row>
          <table:table-cell office:value-type="string">
            <text:p>09.12.2020</text:p>
          </table:table-cell>
          <table:table-cell office:value-type="float" office:value="92.7293478260854">
            <text:p>92.7293478260854</text:p>
          </table:table-cell>
          <table:table-cell office:value-type="float" office:value="31.8630434782609">
            <text:p>31.8630434782609</text:p>
          </table:table-cell>
          <table:table-cell office:value-type="float" office:value="26.4739130434783">
            <text:p>26.4739130434783</text:p>
          </table:table-cell>
        </table:table-row>
        <table:table-row>
          <table:table-cell office:value-type="string">
            <text:p>10.12.2020</text:p>
          </table:table-cell>
          <table:table-cell office:value-type="float" office:value="92.7268115942013">
            <text:p>92.7268115942013</text:p>
          </table:table-cell>
          <table:table-cell office:value-type="float" office:value="31.863768115942">
            <text:p>31.863768115942</text:p>
          </table:table-cell>
          <table:table-cell office:value-type="float" office:value="26.472463768116">
            <text:p>26.472463768116</text:p>
          </table:table-cell>
        </table:table-row>
        <table:table-row>
          <table:table-cell office:value-type="string">
            <text:p>11.12.2020</text:p>
          </table:table-cell>
          <table:table-cell office:value-type="float" office:value="92.7242753623173">
            <text:p>92.7242753623173</text:p>
          </table:table-cell>
          <table:table-cell office:value-type="float" office:value="31.8644927536232">
            <text:p>31.8644927536232</text:p>
          </table:table-cell>
          <table:table-cell office:value-type="float" office:value="26.4710144927536">
            <text:p>26.4710144927536</text:p>
          </table:table-cell>
        </table:table-row>
        <table:table-row>
          <table:table-cell office:value-type="string">
            <text:p>12.12.2020</text:p>
          </table:table-cell>
          <table:table-cell office:value-type="float" office:value="92.7217391304332">
            <text:p>92.7217391304332</text:p>
          </table:table-cell>
          <table:table-cell office:value-type="float" office:value="31.8652173913043">
            <text:p>31.8652173913043</text:p>
          </table:table-cell>
          <table:table-cell office:value-type="float" office:value="26.4695652173913">
            <text:p>26.4695652173913</text:p>
          </table:table-cell>
        </table:table-row>
        <table:table-row>
          <table:table-cell office:value-type="string">
            <text:p>13.12.2020</text:p>
          </table:table-cell>
          <table:table-cell office:value-type="float" office:value="92.7192028985491">
            <text:p>92.7192028985491</text:p>
          </table:table-cell>
          <table:table-cell office:value-type="float" office:value="31.8659420289855">
            <text:p>31.8659420289855</text:p>
          </table:table-cell>
          <table:table-cell office:value-type="float" office:value="26.468115942029">
            <text:p>26.468115942029</text:p>
          </table:table-cell>
        </table:table-row>
        <table:table-row>
          <table:table-cell office:value-type="string">
            <text:p>14.12.2020</text:p>
          </table:table-cell>
          <table:table-cell office:value-type="float" office:value="92.7166666666651">
            <text:p>92.7166666666651</text:p>
          </table:table-cell>
          <table:table-cell office:value-type="float" office:value="31.8666666666667">
            <text:p>31.8666666666667</text:p>
          </table:table-cell>
          <table:table-cell office:value-type="float" office:value="26.4666666666667">
            <text:p>26.4666666666667</text:p>
          </table:table-cell>
        </table:table-row>
        <table:table-row>
          <table:table-cell office:value-type="string">
            <text:p>15.12.2020</text:p>
          </table:table-cell>
          <table:table-cell office:value-type="float" office:value="92.714130434781">
            <text:p>92.714130434781</text:p>
          </table:table-cell>
          <table:table-cell office:value-type="float" office:value="31.8673913043478">
            <text:p>31.8673913043478</text:p>
          </table:table-cell>
          <table:table-cell office:value-type="float" office:value="26.4652173913044">
            <text:p>26.4652173913044</text:p>
          </table:table-cell>
        </table:table-row>
        <table:table-row>
          <table:table-cell office:value-type="string">
            <text:p>16.12.2020</text:p>
          </table:table-cell>
          <table:table-cell office:value-type="float" office:value="92.7115942028969">
            <text:p>92.7115942028969</text:p>
          </table:table-cell>
          <table:table-cell office:value-type="float" office:value="31.868115942029">
            <text:p>31.868115942029</text:p>
          </table:table-cell>
          <table:table-cell office:value-type="float" office:value="26.463768115942">
            <text:p>26.463768115942</text:p>
          </table:table-cell>
        </table:table-row>
        <table:table-row>
          <table:table-cell office:value-type="string">
            <text:p>17.12.2020</text:p>
          </table:table-cell>
          <table:table-cell office:value-type="float" office:value="92.7090579710129">
            <text:p>92.7090579710129</text:p>
          </table:table-cell>
          <table:table-cell office:value-type="float" office:value="31.8688405797101">
            <text:p>31.8688405797101</text:p>
          </table:table-cell>
          <table:table-cell office:value-type="float" office:value="26.4623188405797">
            <text:p>26.4623188405797</text:p>
          </table:table-cell>
        </table:table-row>
        <table:table-row>
          <table:table-cell office:value-type="string">
            <text:p>18.12.2020</text:p>
          </table:table-cell>
          <table:table-cell office:value-type="float" office:value="92.7065217391288">
            <text:p>92.7065217391288</text:p>
          </table:table-cell>
          <table:table-cell office:value-type="float" office:value="31.8695652173913">
            <text:p>31.8695652173913</text:p>
          </table:table-cell>
          <table:table-cell office:value-type="float" office:value="26.4608695652174">
            <text:p>26.4608695652174</text:p>
          </table:table-cell>
        </table:table-row>
        <table:table-row>
          <table:table-cell office:value-type="string">
            <text:p>19.12.2020</text:p>
          </table:table-cell>
          <table:table-cell office:value-type="float" office:value="92.7039855072447">
            <text:p>92.7039855072447</text:p>
          </table:table-cell>
          <table:table-cell office:value-type="float" office:value="31.8702898550725">
            <text:p>31.8702898550725</text:p>
          </table:table-cell>
          <table:table-cell office:value-type="float" office:value="26.4594202898551">
            <text:p>26.4594202898551</text:p>
          </table:table-cell>
        </table:table-row>
        <table:table-row>
          <table:table-cell office:value-type="string">
            <text:p>20.12.2020</text:p>
          </table:table-cell>
          <table:table-cell office:value-type="float" office:value="92.7014492753607">
            <text:p>92.7014492753607</text:p>
          </table:table-cell>
          <table:table-cell office:value-type="float" office:value="31.8710144927536">
            <text:p>31.8710144927536</text:p>
          </table:table-cell>
          <table:table-cell office:value-type="float" office:value="26.4579710144928">
            <text:p>26.4579710144928</text:p>
          </table:table-cell>
        </table:table-row>
        <table:table-row>
          <table:table-cell office:value-type="string">
            <text:p>21.12.2020</text:p>
          </table:table-cell>
          <table:table-cell office:value-type="float" office:value="92.6989130434766">
            <text:p>92.6989130434766</text:p>
          </table:table-cell>
          <table:table-cell office:value-type="float" office:value="31.8717391304348">
            <text:p>31.8717391304348</text:p>
          </table:table-cell>
          <table:table-cell office:value-type="float" office:value="26.4565217391305">
            <text:p>26.4565217391305</text:p>
          </table:table-cell>
        </table:table-row>
        <table:table-row>
          <table:table-cell office:value-type="string">
            <text:p>22.12.2020</text:p>
          </table:table-cell>
          <table:table-cell office:value-type="float" office:value="92.6963768115926">
            <text:p>92.6963768115926</text:p>
          </table:table-cell>
          <table:table-cell office:value-type="float" office:value="31.8724637681159">
            <text:p>31.8724637681159</text:p>
          </table:table-cell>
          <table:table-cell office:value-type="float" office:value="26.4550724637681">
            <text:p>26.4550724637681</text:p>
          </table:table-cell>
        </table:table-row>
        <table:table-row>
          <table:table-cell office:value-type="string">
            <text:p>23.12.2020</text:p>
          </table:table-cell>
          <table:table-cell office:value-type="float" office:value="92.6938405797085">
            <text:p>92.6938405797085</text:p>
          </table:table-cell>
          <table:table-cell office:value-type="float" office:value="31.8731884057971">
            <text:p>31.8731884057971</text:p>
          </table:table-cell>
          <table:table-cell office:value-type="float" office:value="26.4536231884058">
            <text:p>26.4536231884058</text:p>
          </table:table-cell>
        </table:table-row>
        <table:table-row>
          <table:table-cell office:value-type="string">
            <text:p>24.12.2020</text:p>
          </table:table-cell>
          <table:table-cell office:value-type="float" office:value="92.6913043478244">
            <text:p>92.6913043478244</text:p>
          </table:table-cell>
          <table:table-cell office:value-type="float" office:value="31.8739130434782">
            <text:p>31.8739130434782</text:p>
          </table:table-cell>
          <table:table-cell office:value-type="float" office:value="26.4521739130435">
            <text:p>26.4521739130435</text:p>
          </table:table-cell>
        </table:table-row>
        <table:table-row>
          <table:table-cell office:value-type="string">
            <text:p>25.12.2020</text:p>
          </table:table-cell>
          <table:table-cell office:value-type="float" office:value="92.6887681159404">
            <text:p>92.6887681159404</text:p>
          </table:table-cell>
          <table:table-cell office:value-type="float" office:value="31.8746376811594">
            <text:p>31.8746376811594</text:p>
          </table:table-cell>
          <table:table-cell office:value-type="float" office:value="26.4507246376812">
            <text:p>26.4507246376812</text:p>
          </table:table-cell>
        </table:table-row>
        <table:table-row>
          <table:table-cell office:value-type="string">
            <text:p>26.12.2020</text:p>
          </table:table-cell>
          <table:table-cell office:value-type="float" office:value="92.6862318840563">
            <text:p>92.6862318840563</text:p>
          </table:table-cell>
          <table:table-cell office:value-type="float" office:value="31.8753623188406">
            <text:p>31.8753623188406</text:p>
          </table:table-cell>
          <table:table-cell office:value-type="float" office:value="26.4492753623189">
            <text:p>26.4492753623189</text:p>
          </table:table-cell>
        </table:table-row>
        <table:table-row>
          <table:table-cell office:value-type="string">
            <text:p>27.12.2020</text:p>
          </table:table-cell>
          <table:table-cell office:value-type="float" office:value="92.6836956521722">
            <text:p>92.6836956521722</text:p>
          </table:table-cell>
          <table:table-cell office:value-type="float" office:value="31.8760869565217">
            <text:p>31.8760869565217</text:p>
          </table:table-cell>
          <table:table-cell office:value-type="float" office:value="26.4478260869565">
            <text:p>26.4478260869565</text:p>
          </table:table-cell>
        </table:table-row>
        <table:table-row>
          <table:table-cell office:value-type="string">
            <text:p>28.12.2020</text:p>
          </table:table-cell>
          <table:table-cell office:value-type="float" office:value="92.6811594202882">
            <text:p>92.6811594202882</text:p>
          </table:table-cell>
          <table:table-cell office:value-type="float" office:value="31.8768115942029">
            <text:p>31.8768115942029</text:p>
          </table:table-cell>
          <table:table-cell office:value-type="float" office:value="26.4463768115942">
            <text:p>26.4463768115942</text:p>
          </table:table-cell>
        </table:table-row>
        <table:table-row>
          <table:table-cell office:value-type="string">
            <text:p>29.12.2020</text:p>
          </table:table-cell>
          <table:table-cell office:value-type="float" office:value="92.6786231884041">
            <text:p>92.6786231884041</text:p>
          </table:table-cell>
          <table:table-cell office:value-type="float" office:value="31.877536231884">
            <text:p>31.877536231884</text:p>
          </table:table-cell>
          <table:table-cell office:value-type="float" office:value="26.4449275362319">
            <text:p>26.4449275362319</text:p>
          </table:table-cell>
        </table:table-row>
        <table:table-row>
          <table:table-cell office:value-type="string">
            <text:p>30.12.2020</text:p>
          </table:table-cell>
          <table:table-cell office:value-type="float" office:value="92.67608695652">
            <text:p>92.67608695652</text:p>
          </table:table-cell>
          <table:table-cell office:value-type="float" office:value="31.8782608695652">
            <text:p>31.8782608695652</text:p>
          </table:table-cell>
          <table:table-cell office:value-type="float" office:value="26.4434782608696">
            <text:p>26.4434782608696</text:p>
          </table:table-cell>
        </table:table-row>
        <table:table-row>
          <table:table-cell office:value-type="string">
            <text:p>31.12.2020</text:p>
          </table:table-cell>
          <table:table-cell office:value-type="float" office:value="92.673550724636">
            <text:p>92.673550724636</text:p>
          </table:table-cell>
          <table:table-cell office:value-type="float" office:value="31.8789855072464">
            <text:p>31.8789855072464</text:p>
          </table:table-cell>
          <table:table-cell office:value-type="float" office:value="26.4420289855073">
            <text:p>26.4420289855073</text:p>
          </table:table-cell>
        </table:table-row>
        <table:table-row>
          <table:table-cell office:value-type="string">
            <text:p>01.01.2021</text:p>
          </table:table-cell>
          <table:table-cell office:value-type="float" office:value="92.6710144927519">
            <text:p>92.6710144927519</text:p>
          </table:table-cell>
          <table:table-cell office:value-type="float" office:value="31.8797101449275">
            <text:p>31.8797101449275</text:p>
          </table:table-cell>
          <table:table-cell office:value-type="float" office:value="26.4405797101449">
            <text:p>26.4405797101449</text:p>
          </table:table-cell>
        </table:table-row>
        <table:table-row>
          <table:table-cell office:value-type="string">
            <text:p>02.01.2021</text:p>
          </table:table-cell>
          <table:table-cell office:value-type="float" office:value="92.6684782608678">
            <text:p>92.6684782608678</text:p>
          </table:table-cell>
          <table:table-cell office:value-type="float" office:value="31.8804347826087">
            <text:p>31.8804347826087</text:p>
          </table:table-cell>
          <table:table-cell office:value-type="float" office:value="26.4391304347826">
            <text:p>26.4391304347826</text:p>
          </table:table-cell>
        </table:table-row>
        <table:table-row>
          <table:table-cell office:value-type="string">
            <text:p>03.01.2021</text:p>
          </table:table-cell>
          <table:table-cell office:value-type="float" office:value="92.6659420289838">
            <text:p>92.6659420289838</text:p>
          </table:table-cell>
          <table:table-cell office:value-type="float" office:value="31.8811594202898">
            <text:p>31.8811594202898</text:p>
          </table:table-cell>
          <table:table-cell office:value-type="float" office:value="26.4376811594203">
            <text:p>26.4376811594203</text:p>
          </table:table-cell>
        </table:table-row>
        <table:table-row>
          <table:table-cell office:value-type="string">
            <text:p>04.01.2021</text:p>
          </table:table-cell>
          <table:table-cell office:value-type="float" office:value="92.6634057970997">
            <text:p>92.6634057970997</text:p>
          </table:table-cell>
          <table:table-cell office:value-type="float" office:value="31.881884057971">
            <text:p>31.881884057971</text:p>
          </table:table-cell>
          <table:table-cell office:value-type="float" office:value="26.436231884058">
            <text:p>26.436231884058</text:p>
          </table:table-cell>
        </table:table-row>
        <table:table-row>
          <table:table-cell office:value-type="string">
            <text:p>05.01.2021</text:p>
          </table:table-cell>
          <table:table-cell office:value-type="float" office:value="92.6608695652156">
            <text:p>92.6608695652156</text:p>
          </table:table-cell>
          <table:table-cell office:value-type="float" office:value="31.8826086956522">
            <text:p>31.8826086956522</text:p>
          </table:table-cell>
          <table:table-cell office:value-type="float" office:value="26.4347826086957">
            <text:p>26.4347826086957</text:p>
          </table:table-cell>
        </table:table-row>
        <table:table-row>
          <table:table-cell office:value-type="string">
            <text:p>06.01.2021</text:p>
          </table:table-cell>
          <table:table-cell office:value-type="float" office:value="92.6583333333316">
            <text:p>92.6583333333316</text:p>
          </table:table-cell>
          <table:table-cell office:value-type="float" office:value="31.8833333333333">
            <text:p>31.8833333333333</text:p>
          </table:table-cell>
          <table:table-cell office:value-type="float" office:value="26.4333333333334">
            <text:p>26.4333333333334</text:p>
          </table:table-cell>
        </table:table-row>
        <table:table-row>
          <table:table-cell office:value-type="string">
            <text:p>07.01.2021</text:p>
          </table:table-cell>
          <table:table-cell office:value-type="float" office:value="92.6557971014475">
            <text:p>92.6557971014475</text:p>
          </table:table-cell>
          <table:table-cell office:value-type="float" office:value="31.8840579710145">
            <text:p>31.8840579710145</text:p>
          </table:table-cell>
          <table:table-cell office:value-type="float" office:value="26.431884057971">
            <text:p>26.431884057971</text:p>
          </table:table-cell>
        </table:table-row>
        <table:table-row>
          <table:table-cell office:value-type="string">
            <text:p>08.01.2021</text:p>
          </table:table-cell>
          <table:table-cell office:value-type="float" office:value="92.6532608695634">
            <text:p>92.6532608695634</text:p>
          </table:table-cell>
          <table:table-cell office:value-type="float" office:value="31.8847826086956">
            <text:p>31.8847826086956</text:p>
          </table:table-cell>
          <table:table-cell office:value-type="float" office:value="26.4304347826087">
            <text:p>26.4304347826087</text:p>
          </table:table-cell>
        </table:table-row>
        <table:table-row>
          <table:table-cell office:value-type="string">
            <text:p>09.01.2021</text:p>
          </table:table-cell>
          <table:table-cell office:value-type="float" office:value="92.6507246376794">
            <text:p>92.6507246376794</text:p>
          </table:table-cell>
          <table:table-cell office:value-type="float" office:value="31.8855072463768">
            <text:p>31.8855072463768</text:p>
          </table:table-cell>
          <table:table-cell office:value-type="float" office:value="26.4289855072464">
            <text:p>26.4289855072464</text:p>
          </table:table-cell>
        </table:table-row>
        <table:table-row>
          <table:table-cell office:value-type="string">
            <text:p>10.01.2021</text:p>
          </table:table-cell>
          <table:table-cell office:value-type="float" office:value="92.6481884057953">
            <text:p>92.6481884057953</text:p>
          </table:table-cell>
          <table:table-cell office:value-type="float" office:value="31.886231884058">
            <text:p>31.886231884058</text:p>
          </table:table-cell>
          <table:table-cell office:value-type="float" office:value="26.4275362318841">
            <text:p>26.4275362318841</text:p>
          </table:table-cell>
        </table:table-row>
        <table:table-row>
          <table:table-cell office:value-type="string">
            <text:p>11.01.2021</text:p>
          </table:table-cell>
          <table:table-cell office:value-type="float" office:value="92.6456521739113">
            <text:p>92.6456521739113</text:p>
          </table:table-cell>
          <table:table-cell office:value-type="float" office:value="31.8869565217391">
            <text:p>31.8869565217391</text:p>
          </table:table-cell>
          <table:table-cell office:value-type="float" office:value="26.4260869565218">
            <text:p>26.4260869565218</text:p>
          </table:table-cell>
        </table:table-row>
        <table:table-row>
          <table:table-cell office:value-type="string">
            <text:p>12.01.2021</text:p>
          </table:table-cell>
          <table:table-cell office:value-type="float" office:value="92.6431159420272">
            <text:p>92.6431159420272</text:p>
          </table:table-cell>
          <table:table-cell office:value-type="float" office:value="31.8876811594203">
            <text:p>31.8876811594203</text:p>
          </table:table-cell>
          <table:table-cell office:value-type="float" office:value="26.4246376811594">
            <text:p>26.4246376811594</text:p>
          </table:table-cell>
        </table:table-row>
        <table:table-row>
          <table:table-cell office:value-type="string">
            <text:p>13.01.2021</text:p>
          </table:table-cell>
          <table:table-cell office:value-type="float" office:value="92.6405797101431">
            <text:p>92.6405797101431</text:p>
          </table:table-cell>
          <table:table-cell office:value-type="float" office:value="31.8884057971014">
            <text:p>31.8884057971014</text:p>
          </table:table-cell>
          <table:table-cell office:value-type="float" office:value="26.4231884057971">
            <text:p>26.4231884057971</text:p>
          </table:table-cell>
        </table:table-row>
        <table:table-row>
          <table:table-cell office:value-type="string">
            <text:p>14.01.2021</text:p>
          </table:table-cell>
          <table:table-cell office:value-type="float" office:value="92.6380434782591">
            <text:p>92.6380434782591</text:p>
          </table:table-cell>
          <table:table-cell office:value-type="float" office:value="31.8891304347826">
            <text:p>31.8891304347826</text:p>
          </table:table-cell>
          <table:table-cell office:value-type="float" office:value="26.4217391304348">
            <text:p>26.4217391304348</text:p>
          </table:table-cell>
        </table:table-row>
        <table:table-row>
          <table:table-cell office:value-type="string">
            <text:p>15.01.2021</text:p>
          </table:table-cell>
          <table:table-cell office:value-type="float" office:value="92.635507246375">
            <text:p>92.635507246375</text:p>
          </table:table-cell>
          <table:table-cell office:value-type="float" office:value="31.8898550724638">
            <text:p>31.8898550724638</text:p>
          </table:table-cell>
          <table:table-cell office:value-type="float" office:value="26.4202898550725">
            <text:p>26.4202898550725</text:p>
          </table:table-cell>
        </table:table-row>
        <table:table-row>
          <table:table-cell office:value-type="string">
            <text:p>16.01.2021</text:p>
          </table:table-cell>
          <table:table-cell office:value-type="float" office:value="92.6329710144909">
            <text:p>92.6329710144909</text:p>
          </table:table-cell>
          <table:table-cell office:value-type="float" office:value="31.8905797101449">
            <text:p>31.8905797101449</text:p>
          </table:table-cell>
          <table:table-cell office:value-type="float" office:value="26.4188405797102">
            <text:p>26.4188405797102</text:p>
          </table:table-cell>
        </table:table-row>
        <table:table-row>
          <table:table-cell office:value-type="string">
            <text:p>17.01.2021</text:p>
          </table:table-cell>
          <table:table-cell office:value-type="float" office:value="92.6304347826069">
            <text:p>92.6304347826069</text:p>
          </table:table-cell>
          <table:table-cell office:value-type="float" office:value="31.8913043478261">
            <text:p>31.8913043478261</text:p>
          </table:table-cell>
          <table:table-cell office:value-type="float" office:value="26.4173913043478">
            <text:p>26.4173913043478</text:p>
          </table:table-cell>
        </table:table-row>
        <table:table-row>
          <table:table-cell office:value-type="string">
            <text:p>18.01.2021</text:p>
          </table:table-cell>
          <table:table-cell office:value-type="float" office:value="92.6278985507228">
            <text:p>92.6278985507228</text:p>
          </table:table-cell>
          <table:table-cell office:value-type="float" office:value="31.8920289855072">
            <text:p>31.8920289855072</text:p>
          </table:table-cell>
          <table:table-cell office:value-type="float" office:value="26.4159420289855">
            <text:p>26.4159420289855</text:p>
          </table:table-cell>
        </table:table-row>
        <table:table-row>
          <table:table-cell office:value-type="string">
            <text:p>19.01.2021</text:p>
          </table:table-cell>
          <table:table-cell office:value-type="float" office:value="92.6253623188387">
            <text:p>92.6253623188387</text:p>
          </table:table-cell>
          <table:table-cell office:value-type="float" office:value="31.8927536231884">
            <text:p>31.8927536231884</text:p>
          </table:table-cell>
          <table:table-cell office:value-type="float" office:value="26.4144927536232">
            <text:p>26.4144927536232</text:p>
          </table:table-cell>
        </table:table-row>
        <table:table-row>
          <table:table-cell office:value-type="string">
            <text:p>20.01.2021</text:p>
          </table:table-cell>
          <table:table-cell office:value-type="float" office:value="92.6228260869547">
            <text:p>92.6228260869547</text:p>
          </table:table-cell>
          <table:table-cell office:value-type="float" office:value="31.8934782608696">
            <text:p>31.8934782608696</text:p>
          </table:table-cell>
          <table:table-cell office:value-type="float" office:value="26.4130434782609">
            <text:p>26.4130434782609</text:p>
          </table:table-cell>
        </table:table-row>
        <table:table-row>
          <table:table-cell office:value-type="string">
            <text:p>21.01.2021</text:p>
          </table:table-cell>
          <table:table-cell office:value-type="float" office:value="92.6202898550706">
            <text:p>92.6202898550706</text:p>
          </table:table-cell>
          <table:table-cell office:value-type="float" office:value="31.8942028985507">
            <text:p>31.8942028985507</text:p>
          </table:table-cell>
          <table:table-cell office:value-type="float" office:value="26.4115942028986">
            <text:p>26.4115942028986</text:p>
          </table:table-cell>
        </table:table-row>
        <table:table-row>
          <table:table-cell office:value-type="string">
            <text:p>22.01.2021</text:p>
          </table:table-cell>
          <table:table-cell office:value-type="float" office:value="92.6177536231865">
            <text:p>92.6177536231865</text:p>
          </table:table-cell>
          <table:table-cell office:value-type="float" office:value="31.8949275362319">
            <text:p>31.8949275362319</text:p>
          </table:table-cell>
          <table:table-cell office:value-type="float" office:value="26.4101449275363">
            <text:p>26.4101449275363</text:p>
          </table:table-cell>
        </table:table-row>
        <table:table-row>
          <table:table-cell office:value-type="string">
            <text:p>23.01.2021</text:p>
          </table:table-cell>
          <table:table-cell office:value-type="float" office:value="92.6152173913025">
            <text:p>92.6152173913025</text:p>
          </table:table-cell>
          <table:table-cell office:value-type="float" office:value="31.895652173913">
            <text:p>31.895652173913</text:p>
          </table:table-cell>
          <table:table-cell office:value-type="float" office:value="26.4086956521739">
            <text:p>26.4086956521739</text:p>
          </table:table-cell>
        </table:table-row>
        <table:table-row>
          <table:table-cell office:value-type="string">
            <text:p>24.01.2021</text:p>
          </table:table-cell>
          <table:table-cell office:value-type="float" office:value="92.6126811594184">
            <text:p>92.6126811594184</text:p>
          </table:table-cell>
          <table:table-cell office:value-type="float" office:value="31.8963768115942">
            <text:p>31.8963768115942</text:p>
          </table:table-cell>
          <table:table-cell office:value-type="float" office:value="26.4072463768116">
            <text:p>26.4072463768116</text:p>
          </table:table-cell>
        </table:table-row>
        <table:table-row>
          <table:table-cell office:value-type="string">
            <text:p>25.01.2021</text:p>
          </table:table-cell>
          <table:table-cell office:value-type="float" office:value="92.6101449275343">
            <text:p>92.6101449275343</text:p>
          </table:table-cell>
          <table:table-cell office:value-type="float" office:value="31.8971014492754">
            <text:p>31.8971014492754</text:p>
          </table:table-cell>
          <table:table-cell office:value-type="float" office:value="26.4057971014493">
            <text:p>26.4057971014493</text:p>
          </table:table-cell>
        </table:table-row>
        <table:table-row>
          <table:table-cell office:value-type="string">
            <text:p>26.01.2021</text:p>
          </table:table-cell>
          <table:table-cell office:value-type="float" office:value="92.6076086956503">
            <text:p>92.6076086956503</text:p>
          </table:table-cell>
          <table:table-cell office:value-type="float" office:value="31.8978260869565">
            <text:p>31.8978260869565</text:p>
          </table:table-cell>
          <table:table-cell office:value-type="float" office:value="26.404347826087">
            <text:p>26.404347826087</text:p>
          </table:table-cell>
        </table:table-row>
        <table:table-row>
          <table:table-cell office:value-type="string">
            <text:p>27.01.2021</text:p>
          </table:table-cell>
          <table:table-cell office:value-type="float" office:value="92.6050724637662">
            <text:p>92.6050724637662</text:p>
          </table:table-cell>
          <table:table-cell office:value-type="float" office:value="31.8985507246377">
            <text:p>31.8985507246377</text:p>
          </table:table-cell>
          <table:table-cell office:value-type="float" office:value="26.4028985507247">
            <text:p>26.4028985507247</text:p>
          </table:table-cell>
        </table:table-row>
        <table:table-row>
          <table:table-cell office:value-type="string">
            <text:p>28.01.2021</text:p>
          </table:table-cell>
          <table:table-cell office:value-type="float" office:value="92.6025362318821">
            <text:p>92.6025362318821</text:p>
          </table:table-cell>
          <table:table-cell office:value-type="float" office:value="31.8992753623188">
            <text:p>31.8992753623188</text:p>
          </table:table-cell>
          <table:table-cell office:value-type="float" office:value="26.4014492753623">
            <text:p>26.4014492753623</text:p>
          </table:table-cell>
        </table:table-row>
        <table:table-row>
          <table:table-cell office:value-type="string">
            <text:p>29.01.2021</text:p>
          </table:table-cell>
          <table:table-cell office:value-type="float" office:value="92.6">
            <text:p>92.6</text:p>
          </table:table-cell>
          <table:table-cell office:value-type="float" office:value="31.9">
            <text:p>31.9</text:p>
          </table:table-cell>
          <table:table-cell office:value-type="float" office:value="26.4">
            <text:p>26.4</text:p>
          </table:table-cell>
        </table:table-row>
        <table:table-row>
          <table:table-cell office:value-type="string">
            <text:p>30.01.2021</text:p>
          </table:table-cell>
          <table:table-cell office:value-type="float" office:value="92.8">
            <text:p>92.8</text:p>
          </table:table-cell>
          <table:table-cell office:value-type="float" office:value="32.03333333333333">
            <text:p>32.03333333333333</text:p>
          </table:table-cell>
          <table:table-cell office:value-type="float" office:value="26.333333333333332">
            <text:p>26.333333333333332</text:p>
          </table:table-cell>
        </table:table-row>
        <table:table-row>
          <table:table-cell office:value-type="string">
            <text:p>31.01.2021</text:p>
          </table:table-cell>
          <table:table-cell office:value-type="float" office:value="93.0">
            <text:p>93.0</text:p>
          </table:table-cell>
          <table:table-cell office:value-type="float" office:value="32.166666666666664">
            <text:p>32.166666666666664</text:p>
          </table:table-cell>
          <table:table-cell office:value-type="float" office:value="26.266666666666666">
            <text:p>26.266666666666666</text:p>
          </table:table-cell>
        </table:table-row>
        <table:table-row>
          <table:table-cell office:value-type="string">
            <text:p>01.02.2021</text:p>
          </table:table-cell>
          <table:table-cell office:value-type="float" office:value="93.2">
            <text:p>93.2</text:p>
          </table:table-cell>
          <table:table-cell office:value-type="float" office:value="32.3">
            <text:p>32.3</text:p>
          </table:table-cell>
          <table:table-cell office:value-type="float" office:value="26.2">
            <text:p>26.2</text:p>
          </table:table-cell>
        </table:table-row>
        <table:table-row>
          <table:table-cell office:value-type="string">
            <text:p>02.02.2021</text:p>
          </table:table-cell>
          <table:table-cell office:value-type="float" office:value="93.4">
            <text:p>93.4</text:p>
          </table:table-cell>
          <table:table-cell office:value-type="float" office:value="32.43333333333333">
            <text:p>32.43333333333333</text:p>
          </table:table-cell>
          <table:table-cell office:value-type="float" office:value="26.133333333333333">
            <text:p>26.133333333333333</text:p>
          </table:table-cell>
        </table:table-row>
        <table:table-row>
          <table:table-cell office:value-type="string">
            <text:p>03.02.2021</text:p>
          </table:table-cell>
          <table:table-cell office:value-type="float" office:value="93.60000000000001">
            <text:p>93.60000000000001</text:p>
          </table:table-cell>
          <table:table-cell office:value-type="float" office:value="32.56666666666666">
            <text:p>32.56666666666666</text:p>
          </table:table-cell>
          <table:table-cell office:value-type="float" office:value="26.066666666666666">
            <text:p>26.066666666666666</text:p>
          </table:table-cell>
        </table:table-row>
        <table:table-row>
          <table:table-cell office:value-type="string">
            <text:p>04.02.2021</text:p>
          </table:table-cell>
          <table:table-cell office:value-type="float" office:value="93.8">
            <text:p>93.8</text:p>
          </table:table-cell>
          <table:table-cell office:value-type="float" office:value="32.7">
            <text:p>32.7</text:p>
          </table:table-cell>
          <table:table-cell office:value-type="float" office:value="26.0">
            <text:p>26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